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3543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6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2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2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2"/>
    </style:style>
    <style:style style:name="ce35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fo:color="#ff0000" style:text-outline="false" style:text-line-through-style="none" style:text-line-through-typ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6" style:family="table-cell" style:parent-style-name="Default">
      <style:table-cell-properties fo:background-color="#81d41a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81d41a" style:text-align-source="fix" style:repeat-content="false" fo:border="non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81d41a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ackground-color="#bdbdbd" style:text-align-source="fix" style:repeat-content="false"/>
      <style:paragraph-properties fo:text-align="start" fo:margin-left="0in"/>
      <style:text-properties style:font-name="Arial2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fo:color="#ff0000" style:text-outline="false" style:text-line-through-style="none" style:text-line-through-typ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2" fo:font-weight="normal" style:font-weight-asian="normal" style:font-weight-complex="normal"/>
    </style:style>
    <style:style style:name="ce44" style:family="table-cell" style:parent-style-name="Default">
      <style:text-properties style:font-name="Arial2"/>
    </style:style>
    <style:style style:name="ce45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style:font-name="Arial2"/>
    </style:style>
    <style:style style:name="ce46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style:font-name="Arial2"/>
    </style:style>
    <style:style style:name="ce47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style:font-name="Arial2" fo:font-weight="bold" style:font-weight-asian="bold" style:font-weight-complex="bold"/>
    </style:style>
    <style:style style:name="ce48" style:family="table-cell" style:parent-style-name="Default">
      <style:table-cell-properties fo:background-color="#bdbdbd" style:text-align-source="fix" style:repeat-content="false"/>
      <style:paragraph-properties fo:text-align="start" fo:margin-left="0in"/>
      <style:text-properties style:font-name="Arial2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2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2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Arial2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2" fo:font-weight="bold" style:font-weight-asian="bold" style:font-weight-complex="bold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  <style:paragraph-properties fo:text-align="center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text-position="33% 58%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text-position="-8% 58%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="Arial1" style:font-name-complex="Arial3"/>
    </style:style>
    <style:style style:name="T6" style:family="text">
      <style:text-properties fo:font-size="10pt" style:font-size-asian="10pt" style:font-size-complex="10pt" style:text-position="0% 100%"/>
    </style:style>
    <style:style style:name="T7" style:family="text">
      <style:text-properties style:font-name="Arial1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1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Arial1"/>
    </style:style>
    <style:style style:name="T9" style:family="text">
      <style:text-properties style:font-name="Arial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Arial1" style:text-position="-8% 58%"/>
    </style:style>
    <style:style style:name="T10" style:family="text">
      <style:text-properties style:font-name="Arial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Arial1" style:text-position="0% 100%"/>
    </style:style>
    <style:style style:name="T1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1" fo:font-size="8pt" style:font-name-complex="Arial3" style:font-size-asian="8pt" style:font-size-complex="8pt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" fo:font-size="10pt" style:font-name-complex="Arial" style:font-size-asian="10pt" style:font-size-complex="10pt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" fo:font-size="10pt" style:font-name-complex="Arial" style:font-size-asian="10pt" style:font-size-complex="10pt" style:text-position="-8% 58%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text-position="-8% 58%" style:font-name="Arial1" fo:font-size="8pt" style:font-name-complex="Arial3" style:font-size-asian="8pt" style:font-size-complex="8pt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1" fo:font-size="8pt" style:font-size-asian="8pt" style:font-size-complex="8pt" style:font-name-complex="Arial1"/>
    </style:style>
    <style:style style:name="T17" style:family="text">
      <style:text-properties style:text-line-through-mode="continuous" fo:language="en" fo:country="US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 Bar 2" form:control-implementation="ooo:com.sun.star.form.component.ScrollBar" xml:id="control1" form:id="control1" form:orientation="vertical" form:value="21" form:linked-cell="Sheet1.B7" form:delay-for-repeat="PT0.050000000S" form:min-value="0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2" table:default-cell-style-name="ce29"/>
        <table:table-column table:style-name="co4" table:default-cell-style-name="ce29"/>
        <table:table-column table:style-name="co5" table:default-cell-style-name="ce34"/>
        <table:table-column table:style-name="co1" table:default-cell-style-name="ce29"/>
        <table:table-column table:style-name="co5" table:default-cell-style-name="ce29"/>
        <table:table-column table:style-name="co3" table:default-cell-style-name="ce29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29"/>
        <table:table-column table:style-name="co5" table:default-cell-style-name="ce29"/>
        <table:table-column table:style-name="co6" table:default-cell-style-name="ce29"/>
        <table:table-column table:style-name="co1" table:number-columns-repeated="1009" table:default-cell-style-name="ce29"/>
        <table:table-row table:style-name="ro1">
          <table:table-cell table:style-name="ce26" office:value-type="string" calcext:value-type="string">
            <text:p>Projectile motion with drag types: linear, quadratic, quadratic Lambert W, and none</text:p>
          </table:table-cell>
          <table:table-cell table:style-name="ce35" table:number-columns-repeated="4"/>
          <table:table-cell table:style-name="ce45"/>
          <table:table-cell table:style-name="ce48" table:number-columns-repeated="1018"/>
        </table:table-row>
        <table:table-row table:style-name="ro1">
          <table:table-cell table:style-name="ce27" office:value-type="string" calcext:value-type="string">
            <text:p>Michael Fowler, UVa</text:p>
          </table:table-cell>
          <table:table-cell/>
          <table:table-cell table:style-name="ce41" table:number-columns-repeated="3"/>
          <table:table-cell table:style-name="ce46"/>
          <table:table-cell table:style-name="ce49" table:number-columns-repeated="9"/>
          <table:table-cell table:style-name="ce49">
            <draw:frame draw:z-index="0" draw:name="Chart 1" draw:style-name="gr1" draw:text-style-name="P1" svg:width="10.2402in" svg:height="6.4937in" svg:x="0.2469in" svg:y="0.2177in">
              <draw:object draw:notify-on-update-of-ranges="Sheet1.E19:Sheet1.E218 Sheet1.B17:Sheet1.B17 Sheet1.F19:Sheet1.F218 Sheet1.N19:Sheet1.N218 Sheet1.N17:Sheet1.N17 Sheet1.O19:Sheet1.O218 Sheet1.K19:Sheet1.K218 Sheet1.H17:Sheet1.H17 Sheet1.L19:Sheet1.L2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9" table:number-columns-repeated="1008"/>
        </table:table-row>
        <table:table-row table:style-name="ro1">
          <table:table-cell table:style-name="ce28" office:value-type="string" calcext:value-type="string">
            <text:p>Projectile fired at speed v at angle theta degrees to horizontal</text:p>
          </table:table-cell>
          <table:table-cell/>
          <table:table-cell table:style-name="ce41" table:number-columns-repeated="3"/>
          <table:table-cell table:style-name="ce46"/>
          <table:table-cell table:style-name="ce49"/>
          <table:table-cell table:style-name="ce33" office:value-type="string" calcext:value-type="string">
            <text:p>Equations</text:p>
          </table:table-cell>
          <table:table-cell table:style-name="ce49"/>
          <table:table-cell table:style-name="ce33" office:value-type="string" calcext:value-type="string">
            <text:p>Description</text:p>
          </table:table-cell>
          <table:table-cell table:style-name="ce44"/>
          <table:table-cell table:style-name="ce49" table:number-columns-repeated="5"/>
          <table:table-cell table:style-name="ce44"/>
          <table:table-cell table:style-name="ce49" table:number-columns-repeated="1007"/>
        </table:table-row>
        <table:table-row table:style-name="ro2">
          <table:table-cell table:style-name="ce28" office:value-type="string" calcext:value-type="string">
            <text:p>Air resistance = bv^2.</text:p>
          </table:table-cell>
          <table:table-cell table:number-columns-repeated="3"/>
          <table:table-cell table:style-name="ce44"/>
          <table:table-cell table:number-columns-repeated="2"/>
          <table:table-cell table:style-name="ce51" office:value-type="string" calcext:value-type="string">
            <text:p><text:span text:style-name="T2">v</text:span><text:span text:style-name="T3">x-init</text:span><text:span text:style-name="T4"> = v</text:span><text:span text:style-name="T5">•</text:span><text:span text:style-name="T6">cos(θ)</text:span></text:p>
          </table:table-cell>
          <table:table-cell table:style-name="ce53"/>
          <table:table-cell table:style-name="ce43" office:value-type="string" calcext:value-type="string">
            <text:p>initial velocity in x direction</text:p>
          </table:table-cell>
          <table:table-cell table:style-name="ce44"/>
          <table:table-cell table:number-columns-repeated="5"/>
          <table:table-cell table:style-name="ce44"/>
          <table:table-cell table:number-columns-repeated="1007"/>
        </table:table-row>
        <table:table-row table:style-name="ro2">
          <table:table-cell/>
          <table:table-cell table:style-name="ce28" table:number-columns-repeated="2"/>
          <table:table-cell table:style-name="ce31" office:value-type="string" calcext:value-type="string">
            <text:p>theta</text:p>
            <draw:control draw:z-index="1" draw:name="Scroll Bar 2" draw:style-name="gr2" draw:text-style-name="P2" svg:width="0.1929in" svg:height="1.7752in" svg:x="0.113in" svg:y="0.1748in" draw:control="control1"/>
          </table:table-cell>
          <table:table-cell table:style-name="ce44"/>
          <table:table-cell table:style-name="ce28" table:number-columns-repeated="2"/>
          <table:table-cell table:style-name="ce51" office:value-type="string" calcext:value-type="string">
            <text:p><text:span text:style-name="T2">v</text:span><text:span text:style-name="T3">y-init</text:span><text:span text:style-name="T4"> = v</text:span><text:span text:style-name="T5">•sin</text:span><text:span text:style-name="T6">(θ)</text:span></text:p>
          </table:table-cell>
          <table:table-cell table:style-name="ce53"/>
          <table:table-cell table:style-name="ce43" office:value-type="string" calcext:value-type="string">
            <text:p>initial velocity in y direction</text:p>
          </table:table-cell>
          <table:table-cell table:style-name="ce44"/>
          <table:table-cell table:style-name="ce28" table:number-columns-repeated="5"/>
          <table:table-cell table:style-name="ce44"/>
          <table:table-cell table:style-name="ce28" table:number-columns-repeated="1007"/>
        </table:table-row>
        <table:table-row table:style-name="ro2">
          <table:table-cell table:style-name="ce30" office:value-type="string" calcext:value-type="string">
            <text:p>v</text:p>
          </table:table-cell>
          <table:table-cell table:style-name="ce36" office:value-type="float" office:value="5.81993349192519" calcext:value-type="float">
            <text:p>5.81993349192519</text:p>
          </table:table-cell>
          <table:table-cell table:style-name="ce42" office:value-type="string" calcext:value-type="string">
            <text:p>m/s</text:p>
          </table:table-cell>
          <table:table-cell table:style-name="ce28"/>
          <table:table-cell table:style-name="ce44"/>
          <table:table-cell/>
          <table:table-cell table:style-name="ce34"/>
          <table:table-cell table:style-name="ce51" office:value-type="string" calcext:value-type="string">
            <text:p><text:span text:style-name="T7">v = </text:span><text:span text:style-name="T8">√(v</text:span><text:span text:style-name="T9">x</text:span><text:span text:style-name="T10"> + v</text:span><text:span text:style-name="T9">y</text:span><text:span text:style-name="T10">)</text:span></text:p>
          </table:table-cell>
          <table:table-cell table:style-name="ce53"/>
          <table:table-cell table:style-name="ce43" office:value-type="string" calcext:value-type="string">
            <text:p>magnitude of the velocity </text:p>
          </table:table-cell>
          <table:table-cell table:style-name="ce44"/>
          <table:table-cell table:style-name="ce28" table:number-columns-repeated="5"/>
          <table:table-cell table:style-name="ce44"/>
          <table:table-cell table:style-name="ce28" table:number-columns-repeated="1007"/>
        </table:table-row>
        <table:table-row table:style-name="ro2">
          <table:table-cell table:style-name="ce31" office:value-type="string" calcext:value-type="string">
            <text:p>theta</text:p>
          </table:table-cell>
          <table:table-cell table:style-name="ce37" office:value-type="float" office:value="40" calcext:value-type="float">
            <text:p>40</text:p>
          </table:table-cell>
          <table:table-cell table:style-name="ce43" office:value-type="string" calcext:value-type="string">
            <text:p>deg</text:p>
          </table:table-cell>
          <table:table-cell/>
          <table:table-cell table:style-name="ce44"/>
          <table:table-cell/>
          <table:table-cell table:style-name="ce34"/>
          <table:table-cell table:style-name="ce52" office:value-type="string" calcext:value-type="string">
            <text:p><text:span text:style-name="T2">v</text:span><text:span text:style-name="T3">x</text:span><text:span text:style-name="T11"> = v</text:span><text:span text:style-name="T3">x0</text:span><text:span text:style-name="T11"> – b</text:span><text:span text:style-name="T12">•</text:span><text:span text:style-name="T13">v</text:span><text:span text:style-name="T14">x0</text:span><text:span text:style-name="T15">•</text:span><text:span text:style-name="T13">v</text:span><text:span text:style-name="T12">•</text:span><text:span text:style-name="T16">Δ</text:span>t</text:p>
          </table:table-cell>
          <table:table-cell table:style-name="ce53"/>
          <table:table-cell table:style-name="ce43" office:value-type="string" calcext:value-type="string">
            <text:p>velocity in x direction</text:p>
          </table:table-cell>
          <table:table-cell table:style-name="ce44"/>
          <table:table-cell table:number-columns-repeated="5"/>
          <table:table-cell table:style-name="ce44"/>
          <table:table-cell table:number-columns-repeated="1007"/>
        </table:table-row>
        <table:table-row table:style-name="ro2">
          <table:table-cell table:style-name="ce32" office:value-type="string" calcext:value-type="string">
            <text:p>height</text:p>
          </table:table-cell>
          <table:table-cell table:style-name="ce38" office:value-type="float" office:value="0.197344142475613" calcext:value-type="float">
            <text:p>0.197344142475613</text:p>
          </table:table-cell>
          <table:table-cell table:style-name="ce43" office:value-type="string" calcext:value-type="string">
            <text:p>m</text:p>
          </table:table-cell>
          <table:table-cell/>
          <table:table-cell table:style-name="ce44"/>
          <table:table-cell/>
          <table:table-cell table:style-name="ce34"/>
          <table:table-cell table:style-name="ce51" office:value-type="string" calcext:value-type="string">
            <text:p><text:span text:style-name="T2">v</text:span><text:span text:style-name="T3">y</text:span><text:span text:style-name="T11"> = v</text:span><text:span text:style-name="T3">y0</text:span><text:span text:style-name="T11"> – g</text:span><text:span text:style-name="T12">•</text:span><text:span text:style-name="T16">Δ</text:span><text:span text:style-name="T13">t – b</text:span><text:span text:style-name="T12">•</text:span><text:span text:style-name="T13">v</text:span><text:span text:style-name="T14">y0</text:span><text:span text:style-name="T15">•</text:span><text:span text:style-name="T13">v</text:span><text:span text:style-name="T12">•</text:span><text:span text:style-name="T16">Δ</text:span>t</text:p>
          </table:table-cell>
          <table:table-cell table:style-name="ce53"/>
          <table:table-cell table:style-name="ce43" office:value-type="string" calcext:value-type="string">
            <text:p>velocity in y direction</text:p>
          </table:table-cell>
          <table:table-cell table:style-name="ce44"/>
          <table:table-cell table:number-columns-repeated="5"/>
          <table:table-cell table:style-name="ce44"/>
          <table:table-cell table:number-columns-repeated="1007"/>
        </table:table-row>
        <table:table-row table:style-name="ro3">
          <table:table-cell table:style-name="ce30" office:value-type="string" calcext:value-type="string">
            <text:p>b</text:p>
          </table:table-cell>
          <table:table-cell table:style-name="ce38" office:value-type="float" office:value="0.04" calcext:value-type="float">
            <text:p>0.04</text:p>
          </table:table-cell>
          <table:table-cell table:style-name="ce43" office:value-type="string" calcext:value-type="string">
            <text:p>---</text:p>
          </table:table-cell>
          <table:table-cell/>
          <table:table-cell table:style-name="ce44"/>
          <table:table-cell table:style-name="ce29"/>
          <table:table-cell table:style-name="ce34"/>
          <table:table-cell table:style-name="ce51" office:value-type="string" calcext:value-type="string">
            <text:p><text:span text:style-name="T17">d = 0.5•(u + v)•</text:span>t</text:p>
          </table:table-cell>
          <table:table-cell table:style-name="ce53"/>
          <table:table-cell table:style-name="ce43" office:value-type="string" calcext:value-type="string">
            <text:p>Displacement from avg velocity where</text:p>
          </table:table-cell>
          <table:table-cell table:style-name="ce44"/>
          <table:table-cell table:number-columns-repeated="5"/>
          <table:table-cell table:style-name="ce44"/>
          <table:table-cell table:number-columns-repeated="1007"/>
        </table:table-row>
        <table:table-row table:style-name="ro3">
          <table:table-cell table:style-name="ce30" office:value-type="string" calcext:value-type="string">
            <text:p>delta_t</text:p>
          </table:table-cell>
          <table:table-cell table:style-name="ce38" office:value-type="float" office:value="0.01" calcext:value-type="float">
            <text:p>0.01</text:p>
          </table:table-cell>
          <table:table-cell table:style-name="ce43" office:value-type="string" calcext:value-type="string">
            <text:p>s</text:p>
          </table:table-cell>
          <table:table-cell/>
          <table:table-cell table:style-name="ce44"/>
          <table:table-cell table:style-name="ce29"/>
          <table:table-cell table:style-name="ce34"/>
          <table:table-cell table:style-name="ce43"/>
          <table:table-cell table:style-name="ce53"/>
          <table:table-cell table:style-name="ce43" office:value-type="string" calcext:value-type="string">
            <text:p>u = v(t), t=0</text:p>
          </table:table-cell>
          <table:table-cell table:style-name="ce44"/>
          <table:table-cell table:number-columns-repeated="1013"/>
        </table:table-row>
        <table:table-row table:style-name="ro3">
          <table:table-cell table:style-name="ce30" office:value-type="string" calcext:value-type="string">
            <text:p>v_x_init</text:p>
          </table:table-cell>
          <table:table-cell table:style-name="ce39" table:formula="of:=v*COS(theta*PI()/180)" office:value-type="float" office:value="4.45832771081132" calcext:value-type="float">
            <text:p>4.45832771081132</text:p>
          </table:table-cell>
          <table:table-cell table:style-name="ce42" office:value-type="string" calcext:value-type="string">
            <text:p>m/s</text:p>
          </table:table-cell>
          <table:table-cell/>
          <table:table-cell table:style-name="ce44"/>
          <table:table-cell table:style-name="ce29"/>
          <table:table-cell table:style-name="ce34"/>
          <table:table-cell table:style-name="ce43"/>
          <table:table-cell table:style-name="ce53"/>
          <table:table-cell table:style-name="ce43" office:value-type="string" calcext:value-type="string">
            <text:p>v = v(t)</text:p>
          </table:table-cell>
          <table:table-cell table:style-name="ce44"/>
          <table:table-cell table:number-columns-repeated="1013"/>
        </table:table-row>
        <table:table-row table:style-name="ro3">
          <table:table-cell table:style-name="ce30" office:value-type="string" calcext:value-type="string">
            <text:p>v_y_init</text:p>
          </table:table-cell>
          <table:table-cell table:style-name="ce39" table:formula="of:=v*SIN(theta*PI()/180)" office:value-type="float" office:value="3.74098113780923" calcext:value-type="float">
            <text:p>3.74098113780923</text:p>
          </table:table-cell>
          <table:table-cell table:style-name="ce42" office:value-type="string" calcext:value-type="string">
            <text:p>m/s</text:p>
          </table:table-cell>
          <table:table-cell/>
          <table:table-cell table:style-name="ce44"/>
          <table:table-cell table:style-name="ce29"/>
          <table:table-cell table:style-name="ce34"/>
          <table:table-cell table:style-name="ce52"/>
          <table:table-cell table:style-name="ce43" table:number-columns-repeated="2"/>
          <table:table-cell table:number-columns-repeated="6"/>
          <table:table-cell table:style-name="ce54"/>
          <table:table-cell table:number-columns-repeated="1007"/>
        </table:table-row>
        <table:table-row table:style-name="ro3">
          <table:table-cell table:style-name="ce30" office:value-type="string" calcext:value-type="string">
            <text:p>g</text:p>
          </table:table-cell>
          <table:table-cell table:style-name="ce39" office:value-type="float" office:value="9.80665" calcext:value-type="float">
            <text:p>9.80665</text:p>
          </table:table-cell>
          <table:table-cell table:style-name="ce43" office:value-type="string" calcext:value-type="string">
            <text:p>m/s<text:span text:style-name="T1">2</text:span></text:p>
          </table:table-cell>
          <table:table-cell/>
          <table:table-cell table:style-name="ce44"/>
          <table:table-cell table:style-name="ce29"/>
          <table:table-cell table:style-name="ce34"/>
          <table:table-cell table:style-name="ce43" table:number-columns-repeated="3"/>
          <table:table-cell table:number-columns-repeated="1014"/>
        </table:table-row>
        <table:table-row table:style-name="ro3">
          <table:table-cell table:style-name="Default" table:number-columns-repeated="3"/>
          <table:table-cell/>
          <table:table-cell table:style-name="ce44"/>
          <table:table-cell table:style-name="ce29"/>
          <table:table-cell table:style-name="ce34"/>
          <table:table-cell table:style-name="ce43" table:number-columns-repeated="3"/>
          <table:table-cell table:number-columns-repeated="6"/>
          <table:table-cell table:style-name="ce44"/>
          <table:table-cell table:number-columns-repeated="1007"/>
        </table:table-row>
        <table:table-row table:style-name="ro3">
          <table:table-cell table:style-name="Default" table:number-columns-repeated="3"/>
          <table:table-cell table:number-columns-repeated="4"/>
          <table:table-cell table:style-name="ce43" table:number-columns-repeated="3"/>
          <table:table-cell table:number-columns-repeated="1014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33"/>
          <table:table-cell table:style-name="ce40" office:value-type="string" calcext:value-type="string">
            <text:p>None</text:p>
          </table:table-cell>
          <table:table-cell table:style-name="ce40" table:number-columns-repeated="3"/>
          <table:table-cell table:style-name="ce47"/>
          <table:table-cell table:style-name="ce33"/>
          <table:table-cell table:style-name="ce40" office:value-type="string" calcext:value-type="string">
            <text:p>Quadratic</text:p>
          </table:table-cell>
          <table:table-cell table:style-name="ce40" table:number-columns-repeated="4"/>
          <table:table-cell table:style-name="ce54"/>
          <table:table-cell table:style-name="ce40" office:value-type="string" calcext:value-type="string">
            <text:p>Linear</text:p>
          </table:table-cell>
          <table:table-cell table:style-name="ce40"/>
          <table:table-cell table:style-name="ce54"/>
          <table:table-cell/>
          <table:table-cell table:style-name="ce54" table:number-columns-repeated="1007"/>
        </table:table-row>
        <table:table-row table:style-name="ro3"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v_x</text:p>
          </table:table-cell>
          <table:table-cell table:style-name="ce30" office:value-type="string" calcext:value-type="string">
            <text:p>v_y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/>
          <table:table-cell table:style-name="ce30" office:value-type="string" calcext:value-type="string">
            <text:p>v_x</text:p>
          </table:table-cell>
          <table:table-cell table:style-name="ce30" office:value-type="string" calcext:value-type="string">
            <text:p>v_y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/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number-columns-repeated="1009"/>
        </table:table-row>
        <table:table-row table:style-name="ro3">
          <table:table-cell table:style-name="ce34" office:value-type="float" office:value="0" calcext:value-type="float">
            <text:p>0</text:p>
          </table:table-cell>
          <table:table-cell table:style-name="ce34" table:formula="of:=v_x_init" office:value-type="float" office:value="4.45832771081132" calcext:value-type="float">
            <text:p>4.45832771081132</text:p>
          </table:table-cell>
          <table:table-cell table:style-name="ce34" table:formula="of:=v_y_init" office:value-type="float" office:value="3.74098113780923" calcext:value-type="float">
            <text:p>3.74098113780923</text:p>
          </table:table-cell>
          <table:table-cell table:style-name="ce34" table:formula="of:=SQRT([.B19]*[.B19]+[.C19]*[.C19])" office:value-type="float" office:value="5.81993349192519" calcext:value-type="float">
            <text:p>5.81993349192519</text:p>
          </table:table-cell>
          <table:table-cell table:style-name="ce34" office:value-type="float" office:value="0" calcext:value-type="float">
            <text:p>0</text:p>
          </table:table-cell>
          <table:table-cell table:formula="of:=height" office:value-type="float" office:value="0.197344142475613" calcext:value-type="float">
            <text:p>0.197344142475613</text:p>
          </table:table-cell>
          <table:table-cell/>
          <table:table-cell table:style-name="ce34" table:formula="of:=v_x_init" office:value-type="float" office:value="4.45832771081132" calcext:value-type="float">
            <text:p>4.45832771081132</text:p>
          </table:table-cell>
          <table:table-cell table:style-name="ce34" table:formula="of:=v_y_init" office:value-type="float" office:value="3.74098113780923" calcext:value-type="float">
            <text:p>3.74098113780923</text:p>
          </table:table-cell>
          <table:table-cell table:style-name="ce34" table:formula="of:=SQRT([.H19]^2+[.I19]^2)" office:value-type="float" office:value="5.81993349192519" calcext:value-type="float">
            <text:p>5.81993349192519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height" office:value-type="float" office:value="0.197344142475613" calcext:value-type="float">
            <text:p>0.197344142475613</text:p>
          </table:table-cell>
          <table:table-cell/>
          <table:table-cell office:value-type="float" office:value="0" calcext:value-type="float">
            <text:p>0</text:p>
          </table:table-cell>
          <table:table-cell table:formula="of:=height" office:value-type="float" office:value="0.197344142475613" calcext:value-type="float">
            <text:p>0.197344142475613</text:p>
          </table:table-cell>
          <table:table-cell table:number-columns-repeated="1009"/>
        </table:table-row>
        <table:table-row table:style-name="ro3">
          <table:table-cell table:style-name="ce34" table:formula="of:=[.A19]+delta_t" office:value-type="float" office:value="0.01" calcext:value-type="float">
            <text:p>0.01</text:p>
          </table:table-cell>
          <table:table-cell table:style-name="ce34" table:formula="of:=+[.B19]" office:value-type="float" office:value="4.45832771081132" calcext:value-type="float">
            <text:p>4.45832771081132</text:p>
          </table:table-cell>
          <table:table-cell table:style-name="ce34" table:formula="of:=[.C19]-g*delta_t" office:value-type="float" office:value="3.64291463780923" calcext:value-type="float">
            <text:p>3.64291463780923</text:p>
          </table:table-cell>
          <table:table-cell table:style-name="ce34" table:formula="of:=SQRT([.B20]*[.B20]+[.C20]*[.C20])" office:value-type="float" office:value="5.7573876919444" calcext:value-type="float">
            <text:p>5.7573876919444</text:p>
          </table:table-cell>
          <table:table-cell table:style-name="ce34" table:formula="of:=IF([.F19]&gt;0;[.E19]+0.5*([.B19]+[.B20])*delta_t;[.E19])" office:value-type="float" office:value="0.0445832771081132" calcext:value-type="float">
            <text:p>0.0445832771081132</text:p>
          </table:table-cell>
          <table:table-cell table:formula="of:=IF([.F19]&gt;0;[.F19]+0.5*([.C19]+[.C20])*delta_t;[.F19])" office:value-type="float" office:value="0.234263621353706" calcext:value-type="float">
            <text:p>0.234263621353706</text:p>
          </table:table-cell>
          <table:table-cell/>
          <table:table-cell table:style-name="ce34" table:formula="of:=[.H19]-b*[.H19]*[.J19]*delta_t" office:value-type="float" office:value="4.44794884250647" calcext:value-type="float">
            <text:p>4.44794884250647</text:p>
          </table:table-cell>
          <table:table-cell table:style-name="ce34" table:formula="of:=[.I19]-g*delta_t-b*[.I19]*[.J19]*delta_t" office:value-type="float" office:value="3.63420573324259" calcext:value-type="float">
            <text:p>3.63420573324259</text:p>
          </table:table-cell>
          <table:table-cell table:style-name="ce34" table:formula="of:=SQRT([.H20]^2+[.I20]^2)" office:value-type="float" office:value="5.74384019773252" calcext:value-type="float">
            <text:p>5.74384019773252</text:p>
          </table:table-cell>
          <table:table-cell table:style-name="ce34" table:formula="of:=IF([.L19]&gt;0; [.K19]+0.5*([.H19]+[.H20])*delta_t ;[.K19])" office:value-type="float" office:value="0.044531382766589" calcext:value-type="float">
            <text:p>0.044531382766589</text:p>
          </table:table-cell>
          <table:table-cell table:style-name="ce34" table:formula="of:=IF([.L19]&gt;0; [.L19]+0.5*([.I19]+[.I20])*delta_t ;[.L19])" office:value-type="float" office:value="0.234220076830872" calcext:value-type="float">
            <text:p>0.234220076830872</text:p>
          </table:table-cell>
          <table:table-cell/>
          <table:table-cell table:formula="of:= IF([.O19] &gt; 0;  (v*COS(theta*PI()/180)/b)*(1 - EXP(-b*[.A20])); [.N19])" office:value-type="float" office:value="0.0445743616414576" calcext:value-type="float">
            <text:p>0.0445743616414576</text:p>
          </table:table-cell>
          <table:table-cell table:formula="of:= IF([.O19]&gt;0;  height + (   (g/(b^2)) +  ( v*SIN(theta*PI()/180)) / b     )   *   ( 1 - EXP(-b*[.A20])    )     -   (   (g*[.A20]) / b   );[.O19])" office:value-type="float" office:value="0.234256205759914" calcext:value-type="float">
            <text:p>0.234256205759914</text:p>
          </table:table-cell>
          <table:table-cell/>
          <table:table-cell table:style-name="ce44"/>
          <table:table-cell table:number-columns-repeated="1007"/>
        </table:table-row>
        <table:table-row table:style-name="ro3">
          <table:table-cell table:style-name="ce34" table:formula="of:=[.A20]+delta_t" office:value-type="float" office:value="0.02" calcext:value-type="float">
            <text:p>0.02</text:p>
          </table:table-cell>
          <table:table-cell table:style-name="ce34" table:formula="of:=+[.B20]" office:value-type="float" office:value="4.45832771081132" calcext:value-type="float">
            <text:p>4.45832771081132</text:p>
          </table:table-cell>
          <table:table-cell table:style-name="ce34" table:formula="of:=[.C20]-g*delta_t" office:value-type="float" office:value="3.54484813780923" calcext:value-type="float">
            <text:p>3.54484813780923</text:p>
          </table:table-cell>
          <table:table-cell table:style-name="ce34" table:formula="of:=SQRT([.B21]*[.B21]+[.C21]*[.C21])" office:value-type="float" office:value="5.69584359837221" calcext:value-type="float">
            <text:p>5.69584359837221</text:p>
          </table:table-cell>
          <table:table-cell table:style-name="ce34" table:formula="of:=IF([.F20]&gt;0;[.E20]+0.5*([.B20]+[.B21])*delta_t;[.E20])" office:value-type="float" office:value="0.0891665542162265" calcext:value-type="float">
            <text:p>0.0891665542162265</text:p>
          </table:table-cell>
          <table:table-cell table:formula="of:=IF([.F20]&gt;0;[.F20]+0.5*([.C20]+[.C21])*delta_t;[.F20])" office:value-type="float" office:value="0.270202435231798" calcext:value-type="float">
            <text:p>0.270202435231798</text:p>
          </table:table-cell>
          <table:table-cell/>
          <table:table-cell table:style-name="ce34" table:formula="of:=[.H20]-b*[.H20]*[.J20]*delta_t" office:value-type="float" office:value="4.43772951956285" calcext:value-type="float">
            <text:p>4.43772951956285</text:p>
          </table:table-cell>
          <table:table-cell table:style-name="ce34" table:formula="of:=[.I20]-g*delta_t-b*[.I20]*[.J20]*delta_t" office:value-type="float" office:value="3.52778951445162" calcext:value-type="float">
            <text:p>3.52778951445162</text:p>
          </table:table-cell>
          <table:table-cell table:style-name="ce34" table:formula="of:=SQRT([.H21]^2+[.I21]^2)" office:value-type="float" office:value="5.66910417500634" calcext:value-type="float">
            <text:p>5.66910417500634</text:p>
          </table:table-cell>
          <table:table-cell table:style-name="ce34" table:formula="of:=IF([.L20]&gt;0; [.K20]+0.5*([.H20]+[.H21])*delta_t ;[.K20])" office:value-type="float" office:value="0.0889597745769356" calcext:value-type="float">
            <text:p>0.0889597745769356</text:p>
          </table:table-cell>
          <table:table-cell table:style-name="ce34" table:formula="of:=IF([.L20]&gt;0; [.L20]+0.5*([.I20]+[.I21])*delta_t ;[.L20])" office:value-type="float" office:value="0.270030053069343" calcext:value-type="float">
            <text:p>0.270030053069343</text:p>
          </table:table-cell>
          <table:table-cell/>
          <table:table-cell table:formula="of:= IF([.O20] &gt; 0;  (v*COS(theta*PI()/180)/b)*(1 - EXP(-b*[.A21])); [.N20])" office:value-type="float" office:value="0.0891308971037382" calcext:value-type="float">
            <text:p>0.0891308971037382</text:p>
          </table:table-cell>
          <table:table-cell table:formula="of:= IF([.O20]&gt;0;  height + (   (g/(b^2)) +  ( v*SIN(theta*PI()/180)) / b     )   *   ( 1 - EXP(-b*[.A21])    )     -   (   (g*[.A21]) / b   );[.O20])" office:value-type="float" office:value="0.270173038278663" calcext:value-type="float">
            <text:p>0.270173038278663</text:p>
          </table:table-cell>
          <table:table-cell table:number-columns-repeated="1009"/>
        </table:table-row>
        <table:table-row table:style-name="ro3">
          <table:table-cell table:style-name="ce34" table:formula="of:=[.A21]+delta_t" office:value-type="float" office:value="0.03" calcext:value-type="float">
            <text:p>0.03</text:p>
          </table:table-cell>
          <table:table-cell table:style-name="ce34" table:formula="of:=+[.B21]" office:value-type="float" office:value="4.45832771081132" calcext:value-type="float">
            <text:p>4.45832771081132</text:p>
          </table:table-cell>
          <table:table-cell table:style-name="ce34" table:formula="of:=[.C21]-g*delta_t" office:value-type="float" office:value="3.44678163780923" calcext:value-type="float">
            <text:p>3.44678163780923</text:p>
          </table:table-cell>
          <table:table-cell table:style-name="ce34" table:formula="of:=SQRT([.B22]*[.B22]+[.C22]*[.C22])" office:value-type="float" office:value="5.63533403053688" calcext:value-type="float">
            <text:p>5.63533403053688</text:p>
          </table:table-cell>
          <table:table-cell table:style-name="ce34" table:formula="of:=IF([.F21]&gt;0;[.E21]+0.5*([.B21]+[.B22])*delta_t;[.E21])" office:value-type="float" office:value="0.13374983132434" calcext:value-type="float">
            <text:p>0.13374983132434</text:p>
          </table:table-cell>
          <table:table-cell table:formula="of:=IF([.F21]&gt;0;[.F21]+0.5*([.C21]+[.C22])*delta_t;[.F21])" office:value-type="float" office:value="0.30516058410989" calcext:value-type="float">
            <text:p>0.30516058410989</text:p>
          </table:table-cell>
          <table:table-cell/>
          <table:table-cell table:style-name="ce34" table:formula="of:=[.H21]-b*[.H21]*[.J21]*delta_t" office:value-type="float" office:value="4.42766633918409" calcext:value-type="float">
            <text:p>4.42766633918409</text:p>
          </table:table-cell>
          <table:table-cell table:style-name="ce34" table:formula="of:=[.I21]-g*delta_t-b*[.I21]*[.J21]*delta_t" office:value-type="float" office:value="3.42172325194565" calcext:value-type="float">
            <text:p>3.42172325194565</text:p>
          </table:table-cell>
          <table:table-cell table:style-name="ce34" table:formula="of:=SQRT([.H22]^2+[.I22]^2)" office:value-type="float" office:value="5.59575010378853" calcext:value-type="float">
            <text:p>5.59575010378853</text:p>
          </table:table-cell>
          <table:table-cell table:style-name="ce34" table:formula="of:=IF([.L21]&gt;0; [.K21]+0.5*([.H21]+[.H22])*delta_t ;[.K21])" office:value-type="float" office:value="0.13328675387067" calcext:value-type="float">
            <text:p>0.13328675387067</text:p>
          </table:table-cell>
          <table:table-cell table:style-name="ce34" table:formula="of:=IF([.L21]&gt;0; [.L21]+0.5*([.I21]+[.I22])*delta_t ;[.L21])" office:value-type="float" office:value="0.30477761690133" calcext:value-type="float">
            <text:p>0.30477761690133</text:p>
          </table:table-cell>
          <table:table-cell/>
          <table:table-cell table:formula="of:= IF([.O21] &gt; 0;  (v*COS(theta*PI()/180)/b)*(1 - EXP(-b*[.A22])); [.N21])" office:value-type="float" office:value="0.133669613515875" calcext:value-type="float">
            <text:p>0.133669613515875</text:p>
          </table:table-cell>
          <table:table-cell table:formula="of:= IF([.O21]&gt;0;  height + (   (g/(b^2)) +  ( v*SIN(theta*PI()/180)) / b     )   *   ( 1 - EXP(-b*[.A22])    )     -   (   (g*[.A22]) / b   );[.O21])" office:value-type="float" office:value="0.305095038043875" calcext:value-type="float">
            <text:p>0.305095038043875</text:p>
          </table:table-cell>
          <table:table-cell table:number-columns-repeated="1009"/>
        </table:table-row>
        <table:table-row table:style-name="ro3">
          <table:table-cell table:style-name="ce34" table:formula="of:=[.A22]+delta_t" office:value-type="float" office:value="0.04" calcext:value-type="float">
            <text:p>0.04</text:p>
          </table:table-cell>
          <table:table-cell table:style-name="ce34" table:formula="of:=+[.B22]" office:value-type="float" office:value="4.45832771081132" calcext:value-type="float">
            <text:p>4.45832771081132</text:p>
          </table:table-cell>
          <table:table-cell table:style-name="ce34" table:formula="of:=[.C22]-g*delta_t" office:value-type="float" office:value="3.34871513780923" calcext:value-type="float">
            <text:p>3.34871513780923</text:p>
          </table:table-cell>
          <table:table-cell table:style-name="ce34" table:formula="of:=SQRT([.B23]*[.B23]+[.C23]*[.C23])" office:value-type="float" office:value="5.57589266854921" calcext:value-type="float">
            <text:p>5.57589266854921</text:p>
          </table:table-cell>
          <table:table-cell table:style-name="ce34" table:formula="of:=IF([.F22]&gt;0;[.E22]+0.5*([.B22]+[.B23])*delta_t;[.E22])" office:value-type="float" office:value="0.178333108432453" calcext:value-type="float">
            <text:p>0.178333108432453</text:p>
          </table:table-cell>
          <table:table-cell table:formula="of:=IF([.F22]&gt;0;[.F22]+0.5*([.C22]+[.C23])*delta_t;[.F22])" office:value-type="float" office:value="0.339138067987982" calcext:value-type="float">
            <text:p>0.339138067987982</text:p>
          </table:table-cell>
          <table:table-cell/>
          <table:table-cell table:style-name="ce34" table:formula="of:=[.H22]-b*[.H22]*[.J22]*delta_t" office:value-type="float" office:value="4.41775589343328" calcext:value-type="float">
            <text:p>4.41775589343328</text:p>
          </table:table-cell>
          <table:table-cell table:style-name="ce34" table:formula="of:=[.I22]-g*delta_t-b*[.I22]*[.J22]*delta_t" office:value-type="float" office:value="3.31599790864877" calcext:value-type="float">
            <text:p>3.31599790864877</text:p>
          </table:table-cell>
          <table:table-cell table:style-name="ce34" table:formula="of:=SQRT([.H23]^2+[.I23]^2)" office:value-type="float" office:value="5.52380387632721" calcext:value-type="float">
            <text:p>5.52380387632721</text:p>
          </table:table-cell>
          <table:table-cell table:style-name="ce34" table:formula="of:=IF([.L22]&gt;0; [.K22]+0.5*([.H22]+[.H23])*delta_t ;[.K22])" office:value-type="float" office:value="0.177513865033757" calcext:value-type="float">
            <text:p>0.177513865033757</text:p>
          </table:table-cell>
          <table:table-cell table:style-name="ce34" table:formula="of:=IF([.L22]&gt;0; [.L22]+0.5*([.I22]+[.I23])*delta_t ;[.L22])" office:value-type="float" office:value="0.338466222704302" calcext:value-type="float">
            <text:p>0.338466222704302</text:p>
          </table:table-cell>
          <table:table-cell/>
          <table:table-cell table:formula="of:= IF([.O22] &gt; 0;  (v*COS(theta*PI()/180)/b)*(1 - EXP(-b*[.A23])); [.N22])" office:value-type="float" office:value="0.178190518004069" calcext:value-type="float">
            <text:p>0.178190518004069</text:p>
          </table:table-cell>
          <table:table-cell table:formula="of:= IF([.O22]&gt;0;  height + (   (g/(b^2)) +  ( v*SIN(theta*PI()/180)) / b     )   *   ( 1 - EXP(-b*[.A23])    )     -   (   (g*[.A23]) / b   );[.O22])" office:value-type="float" office:value="0.339022602909354" calcext:value-type="float">
            <text:p>0.339022602909354</text:p>
          </table:table-cell>
          <table:table-cell table:number-columns-repeated="1009"/>
        </table:table-row>
        <table:table-row table:style-name="ro3">
          <table:table-cell table:style-name="ce34" table:formula="of:=[.A23]+delta_t" office:value-type="float" office:value="0.05" calcext:value-type="float">
            <text:p>0.05</text:p>
          </table:table-cell>
          <table:table-cell table:style-name="ce34" table:formula="of:=+[.B23]" office:value-type="float" office:value="4.45832771081132" calcext:value-type="float">
            <text:p>4.45832771081132</text:p>
          </table:table-cell>
          <table:table-cell table:style-name="ce34" table:formula="of:=[.C23]-g*delta_t" office:value-type="float" office:value="3.25064863780923" calcext:value-type="float">
            <text:p>3.25064863780923</text:p>
          </table:table-cell>
          <table:table-cell table:style-name="ce34" table:formula="of:=SQRT([.B24]*[.B24]+[.C24]*[.C24])" office:value-type="float" office:value="5.51755403629898" calcext:value-type="float">
            <text:p>5.51755403629898</text:p>
          </table:table-cell>
          <table:table-cell table:style-name="ce34" table:formula="of:=IF([.F23]&gt;0;[.E23]+0.5*([.B23]+[.B24])*delta_t;[.E23])" office:value-type="float" office:value="0.222916385540566" calcext:value-type="float">
            <text:p>0.222916385540566</text:p>
          </table:table-cell>
          <table:table-cell table:formula="of:=IF([.F23]&gt;0;[.F23]+0.5*([.C23]+[.C24])*delta_t;[.F23])" office:value-type="float" office:value="0.372134886866075" calcext:value-type="float">
            <text:p>0.372134886866075</text:p>
          </table:table-cell>
          <table:table-cell/>
          <table:table-cell table:style-name="ce34" table:formula="of:=[.H23]-b*[.H23]*[.J23]*delta_t" office:value-type="float" office:value="4.40799476658175" calcext:value-type="float">
            <text:p>4.40799476658175</text:p>
          </table:table-cell>
          <table:table-cell table:style-name="ce34" table:formula="of:=[.I23]-g*delta_t-b*[.I23]*[.J23]*delta_t" office:value-type="float" office:value="3.21060463980809" calcext:value-type="float">
            <text:p>3.21060463980809</text:p>
          </table:table-cell>
          <table:table-cell table:style-name="ce34" table:formula="of:=SQRT([.H24]^2+[.I24]^2)" office:value-type="float" office:value="5.45329258479401" calcext:value-type="float">
            <text:p>5.45329258479401</text:p>
          </table:table-cell>
          <table:table-cell table:style-name="ce34" table:formula="of:=IF([.L23]&gt;0; [.K23]+0.5*([.H23]+[.H24])*delta_t ;[.K23])" office:value-type="float" office:value="0.221642618333832" calcext:value-type="float">
            <text:p>0.221642618333832</text:p>
          </table:table-cell>
          <table:table-cell table:style-name="ce34" table:formula="of:=IF([.L23]&gt;0; [.L23]+0.5*([.I23]+[.I24])*delta_t ;[.L23])" office:value-type="float" office:value="0.371099235446586" calcext:value-type="float">
            <text:p>0.371099235446586</text:p>
          </table:table-cell>
          <table:table-cell/>
          <table:table-cell table:formula="of:= IF([.O23] &gt; 0;  (v*COS(theta*PI()/180)/b)*(1 - EXP(-b*[.A24])); [.N23])" office:value-type="float" office:value="0.222693617691672" calcext:value-type="float">
            <text:p>0.222693617691672</text:p>
          </table:table-cell>
          <table:table-cell table:formula="of:= IF([.O23]&gt;0;  height + (   (g/(b^2)) +  ( v*SIN(theta*PI()/180)) / b     )   *   ( 1 - EXP(-b*[.A24])    )     -   (   (g*[.A24]) / b   );[.O23])" office:value-type="float" office:value="0.371956130570014" calcext:value-type="float">
            <text:p>0.371956130570014</text:p>
          </table:table-cell>
          <table:table-cell table:number-columns-repeated="1009"/>
        </table:table-row>
        <table:table-row table:style-name="ro3">
          <table:table-cell table:style-name="ce34" table:formula="of:=[.A24]+delta_t" office:value-type="float" office:value="0.06" calcext:value-type="float">
            <text:p>0.06</text:p>
          </table:table-cell>
          <table:table-cell table:style-name="ce34" table:formula="of:=+[.B24]" office:value-type="float" office:value="4.45832771081132" calcext:value-type="float">
            <text:p>4.45832771081132</text:p>
          </table:table-cell>
          <table:table-cell table:style-name="ce34" table:formula="of:=[.C24]-g*delta_t" office:value-type="float" office:value="3.15258213780923" calcext:value-type="float">
            <text:p>3.15258213780923</text:p>
          </table:table-cell>
          <table:table-cell table:style-name="ce34" table:formula="of:=SQRT([.B25]*[.B25]+[.C25]*[.C25])" office:value-type="float" office:value="5.46035347872479" calcext:value-type="float">
            <text:p>5.46035347872479</text:p>
          </table:table-cell>
          <table:table-cell table:style-name="ce34" table:formula="of:=IF([.F24]&gt;0;[.E24]+0.5*([.B24]+[.B25])*delta_t;[.E24])" office:value-type="float" office:value="0.267499662648679" calcext:value-type="float">
            <text:p>0.267499662648679</text:p>
          </table:table-cell>
          <table:table-cell table:formula="of:=IF([.F24]&gt;0;[.F24]+0.5*([.C24]+[.C25])*delta_t;[.F24])" office:value-type="float" office:value="0.404151040744167" calcext:value-type="float">
            <text:p>0.404151040744167</text:p>
          </table:table-cell>
          <table:table-cell/>
          <table:table-cell table:style-name="ce34" table:formula="of:=[.H24]-b*[.H24]*[.J24]*delta_t" office:value-type="float" office:value="4.39837953251199" calcext:value-type="float">
            <text:p>4.39837953251199</text:p>
          </table:table-cell>
          <table:table-cell table:style-name="ce34" table:formula="of:=[.I24]-g*delta_t-b*[.I24]*[.J24]*delta_t" office:value-type="float" office:value="3.1055347932181" calcext:value-type="float">
            <text:p>3.1055347932181</text:p>
          </table:table-cell>
          <table:table-cell table:style-name="ce34" table:formula="of:=SQRT([.H25]^2+[.I25]^2)" office:value-type="float" office:value="5.3842445026121" calcext:value-type="float">
            <text:p>5.3842445026121</text:p>
          </table:table-cell>
          <table:table-cell table:style-name="ce34" table:formula="of:=IF([.L24]&gt;0; [.K24]+0.5*([.H24]+[.H25])*delta_t ;[.K24])" office:value-type="float" office:value="0.265674489829301" calcext:value-type="float">
            <text:p>0.265674489829301</text:p>
          </table:table-cell>
          <table:table-cell table:style-name="ce34" table:formula="of:=IF([.L24]&gt;0; [.L24]+0.5*([.I24]+[.I25])*delta_t ;[.L24])" office:value-type="float" office:value="0.402679932611717" calcext:value-type="float">
            <text:p>0.402679932611717</text:p>
          </table:table-cell>
          <table:table-cell/>
          <table:table-cell table:formula="of:= IF([.O24] &gt; 0;  (v*COS(theta*PI()/180)/b)*(1 - EXP(-b*[.A25])); [.N24])" office:value-type="float" office:value="0.267178919699168" calcext:value-type="float">
            <text:p>0.267178919699168</text:p>
          </table:table-cell>
          <table:table-cell table:formula="of:= IF([.O24]&gt;0;  height + (   (g/(b^2)) +  ( v*SIN(theta*PI()/180)) / b     )   *   ( 1 - EXP(-b*[.A25])    )     -   (   (g*[.A25]) / b   );[.O24])" office:value-type="float" office:value="0.403896018560488" calcext:value-type="float">
            <text:p>0.403896018560488</text:p>
          </table:table-cell>
          <table:table-cell/>
          <table:table-cell table:style-name="ce44"/>
          <table:table-cell table:number-columns-repeated="1007"/>
        </table:table-row>
        <table:table-row table:style-name="ro3">
          <table:table-cell table:style-name="ce34" table:formula="of:=[.A25]+delta_t" office:value-type="float" office:value="0.07" calcext:value-type="float">
            <text:p>0.07</text:p>
          </table:table-cell>
          <table:table-cell table:style-name="ce34" table:formula="of:=+[.B25]" office:value-type="float" office:value="4.45832771081132" calcext:value-type="float">
            <text:p>4.45832771081132</text:p>
          </table:table-cell>
          <table:table-cell table:style-name="ce34" table:formula="of:=[.C25]-g*delta_t" office:value-type="float" office:value="3.05451563780923" calcext:value-type="float">
            <text:p>3.05451563780923</text:p>
          </table:table-cell>
          <table:table-cell table:style-name="ce34" table:formula="of:=SQRT([.B26]*[.B26]+[.C26]*[.C26])" office:value-type="float" office:value="5.40432713282692" calcext:value-type="float">
            <text:p>5.40432713282692</text:p>
          </table:table-cell>
          <table:table-cell table:style-name="ce34" table:formula="of:=IF([.F25]&gt;0;[.E25]+0.5*([.B25]+[.B26])*delta_t;[.E25])" office:value-type="float" office:value="0.312082939756793" calcext:value-type="float">
            <text:p>0.312082939756793</text:p>
          </table:table-cell>
          <table:table-cell table:formula="of:=IF([.F25]&gt;0;[.F25]+0.5*([.C25]+[.C26])*delta_t;[.F25])" office:value-type="float" office:value="0.435186529622259" calcext:value-type="float">
            <text:p>0.435186529622259</text:p>
          </table:table-cell>
          <table:table-cell/>
          <table:table-cell table:style-name="ce34" table:formula="of:=[.H25]-b*[.H25]*[.J25]*delta_t" office:value-type="float" office:value="4.38890675218466" calcext:value-type="float">
            <text:p>4.38890675218466</text:p>
          </table:table-cell>
          <table:table-cell table:style-name="ce34" table:formula="of:=[.I25]-g*delta_t-b*[.I25]*[.J25]*delta_t" office:value-type="float" office:value="3.00077990976288" calcext:value-type="float">
            <text:p>3.00077990976288</text:p>
          </table:table-cell>
          <table:table-cell table:style-name="ce34" table:formula="of:=SQRT([.H26]^2+[.I26]^2)" office:value-type="float" office:value="5.31668905863495" calcext:value-type="float">
            <text:p>5.31668905863495</text:p>
          </table:table-cell>
          <table:table-cell table:style-name="ce34" table:formula="of:=IF([.L25]&gt;0; [.K25]+0.5*([.H25]+[.H26])*delta_t ;[.K25])" office:value-type="float" office:value="0.309610921252784" calcext:value-type="float">
            <text:p>0.309610921252784</text:p>
          </table:table-cell>
          <table:table-cell table:style-name="ce34" table:formula="of:=IF([.L25]&gt;0; [.L25]+0.5*([.I25]+[.I26])*delta_t ;[.L25])" office:value-type="float" office:value="0.433211506126622" calcext:value-type="float">
            <text:p>0.433211506126622</text:p>
          </table:table-cell>
          <table:table-cell/>
          <table:table-cell table:formula="of:= IF([.O25] &gt; 0;  (v*COS(theta*PI()/180)/b)*(1 - EXP(-b*[.A26])); [.N25])" office:value-type="float" office:value="0.311646431144219" calcext:value-type="float">
            <text:p>0.311646431144219</text:p>
          </table:table-cell>
          <table:table-cell table:formula="of:= IF([.O25]&gt;0;  height + (   (g/(b^2)) +  ( v*SIN(theta*PI()/180)) / b     )   *   ( 1 - EXP(-b*[.A26])    )     -   (   (g*[.A26]) / b   );[.O25])" office:value-type="float" office:value="0.434842664257893" calcext:value-type="float">
            <text:p>0.434842664257893</text:p>
          </table:table-cell>
          <table:table-cell table:number-columns-repeated="1009"/>
        </table:table-row>
        <table:table-row table:style-name="ro3">
          <table:table-cell table:style-name="ce34" table:formula="of:=[.A26]+delta_t" office:value-type="float" office:value="0.08" calcext:value-type="float">
            <text:p>0.08</text:p>
          </table:table-cell>
          <table:table-cell table:style-name="ce34" table:formula="of:=+[.B26]" office:value-type="float" office:value="4.45832771081132" calcext:value-type="float">
            <text:p>4.45832771081132</text:p>
          </table:table-cell>
          <table:table-cell table:style-name="ce34" table:formula="of:=[.C26]-g*delta_t" office:value-type="float" office:value="2.95644913780923" calcext:value-type="float">
            <text:p>2.95644913780923</text:p>
          </table:table-cell>
          <table:table-cell table:style-name="ce34" table:formula="of:=SQRT([.B27]*[.B27]+[.C27]*[.C27])" office:value-type="float" office:value="5.34951189188706" calcext:value-type="float">
            <text:p>5.34951189188706</text:p>
          </table:table-cell>
          <table:table-cell table:style-name="ce34" table:formula="of:=IF([.F26]&gt;0;[.E26]+0.5*([.B26]+[.B27])*delta_t;[.E26])" office:value-type="float" office:value="0.356666216864906" calcext:value-type="float">
            <text:p>0.356666216864906</text:p>
          </table:table-cell>
          <table:table-cell table:formula="of:=IF([.F26]&gt;0;[.F26]+0.5*([.C26]+[.C27])*delta_t;[.F26])" office:value-type="float" office:value="0.465241353500352" calcext:value-type="float">
            <text:p>0.465241353500352</text:p>
          </table:table-cell>
          <table:table-cell/>
          <table:table-cell table:style-name="ce34" table:formula="of:=[.H26]-b*[.H26]*[.J26]*delta_t" office:value-type="float" office:value="4.37957297118117" calcext:value-type="float">
            <text:p>4.37957297118117</text:p>
          </table:table-cell>
          <table:table-cell table:style-name="ce34" table:formula="of:=[.I26]-g*delta_t-b*[.I26]*[.J26]*delta_t" office:value-type="float" office:value="2.89633172427744" calcext:value-type="float">
            <text:p>2.89633172427744</text:p>
          </table:table-cell>
          <table:table-cell table:style-name="ce34" table:formula="of:=SQRT([.H27]^2+[.I27]^2)" office:value-type="float" office:value="5.25065680338723" calcext:value-type="float">
            <text:p>5.25065680338723</text:p>
          </table:table-cell>
          <table:table-cell table:style-name="ce34" table:formula="of:=IF([.L26]&gt;0; [.K26]+0.5*([.H26]+[.H27])*delta_t ;[.K26])" office:value-type="float" office:value="0.353453319869613" calcext:value-type="float">
            <text:p>0.353453319869613</text:p>
          </table:table-cell>
          <table:table-cell table:style-name="ce34" table:formula="of:=IF([.L26]&gt;0; [.L26]+0.5*([.I26]+[.I27])*delta_t ;[.L26])" office:value-type="float" office:value="0.462697064296824" calcext:value-type="float">
            <text:p>0.462697064296824</text:p>
          </table:table-cell>
          <table:table-cell/>
          <table:table-cell table:formula="of:= IF([.O26] &gt; 0;  (v*COS(theta*PI()/180)/b)*(1 - EXP(-b*[.A27])); [.N26])" office:value-type="float" office:value="0.356096159141614" calcext:value-type="float">
            <text:p>0.356096159141614</text:p>
          </table:table-cell>
          <table:table-cell table:formula="of:= IF([.O26]&gt;0;  height + (   (g/(b^2)) +  ( v*SIN(theta*PI()/180)) / b     )   *   ( 1 - EXP(-b*[.A27])    )     -   (   (g*[.A27]) / b   );[.O26])" office:value-type="float" office:value="0.464796464879065" calcext:value-type="float">
            <text:p>0.464796464879065</text:p>
          </table:table-cell>
          <table:table-cell table:number-columns-repeated="1009"/>
        </table:table-row>
        <table:table-row table:style-name="ro3">
          <table:table-cell table:style-name="ce34" table:formula="of:=[.A27]+delta_t" office:value-type="float" office:value="0.09" calcext:value-type="float">
            <text:p>0.09</text:p>
          </table:table-cell>
          <table:table-cell table:style-name="ce34" table:formula="of:=+[.B27]" office:value-type="float" office:value="4.45832771081132" calcext:value-type="float">
            <text:p>4.45832771081132</text:p>
          </table:table-cell>
          <table:table-cell table:style-name="ce34" table:formula="of:=[.C27]-g*delta_t" office:value-type="float" office:value="2.85838263780923" calcext:value-type="float">
            <text:p>2.85838263780923</text:p>
          </table:table-cell>
          <table:table-cell table:style-name="ce34" table:formula="of:=SQRT([.B28]*[.B28]+[.C28]*[.C28])" office:value-type="float" office:value="5.29594536236142" calcext:value-type="float">
            <text:p>5.29594536236142</text:p>
          </table:table-cell>
          <table:table-cell table:style-name="ce34" table:formula="of:=IF([.F27]&gt;0;[.E27]+0.5*([.B27]+[.B28])*delta_t;[.E27])" office:value-type="float" office:value="0.401249493973019" calcext:value-type="float">
            <text:p>0.401249493973019</text:p>
          </table:table-cell>
          <table:table-cell table:formula="of:=IF([.F27]&gt;0;[.F27]+0.5*([.C27]+[.C28])*delta_t;[.F27])" office:value-type="float" office:value="0.494315512378444" calcext:value-type="float">
            <text:p>0.494315512378444</text:p>
          </table:table-cell>
          <table:table-cell/>
          <table:table-cell table:style-name="ce34" table:formula="of:=[.H27]-b*[.H27]*[.J27]*delta_t" office:value-type="float" office:value="4.37037471733435" calcext:value-type="float">
            <text:p>4.37037471733435</text:p>
          </table:table-cell>
          <table:table-cell table:style-name="ce34" table:formula="of:=[.I27]-g*delta_t-b*[.I27]*[.J27]*delta_t" office:value-type="float" office:value="2.79218216672826" calcext:value-type="float">
            <text:p>2.79218216672826</text:p>
          </table:table-cell>
          <table:table-cell table:style-name="ce34" table:formula="of:=SQRT([.H28]^2+[.I28]^2)" office:value-type="float" office:value="5.18617936655787" calcext:value-type="float">
            <text:p>5.18617936655787</text:p>
          </table:table-cell>
          <table:table-cell table:style-name="ce34" table:formula="of:=IF([.L27]&gt;0; [.K27]+0.5*([.H27]+[.H28])*delta_t ;[.K27])" office:value-type="float" office:value="0.397203058312191" calcext:value-type="float">
            <text:p>0.397203058312191</text:p>
          </table:table-cell>
          <table:table-cell table:style-name="ce34" table:formula="of:=IF([.L27]&gt;0; [.L27]+0.5*([.I27]+[.I28])*delta_t ;[.L27])" office:value-type="float" office:value="0.491139633751852" calcext:value-type="float">
            <text:p>0.491139633751852</text:p>
          </table:table-cell>
          <table:table-cell/>
          <table:table-cell table:formula="of:= IF([.O27] &gt; 0;  (v*COS(theta*PI()/180)/b)*(1 - EXP(-b*[.A28])); [.N27])" office:value-type="float" office:value="0.400528110803311" calcext:value-type="float">
            <text:p>0.400528110803311</text:p>
          </table:table-cell>
          <table:table-cell table:formula="of:= IF([.O27]&gt;0;  height + (   (g/(b^2)) +  ( v*SIN(theta*PI()/180)) / b     )   *   ( 1 - EXP(-b*[.A28])    )     -   (   (g*[.A28]) / b   );[.O27])" office:value-type="float" office:value="0.493757817482631" calcext:value-type="float">
            <text:p>0.493757817482631</text:p>
          </table:table-cell>
          <table:table-cell table:number-columns-repeated="1009"/>
        </table:table-row>
        <table:table-row table:style-name="ro3">
          <table:table-cell table:style-name="ce34" table:formula="of:=[.A28]+delta_t" office:value-type="float" office:value="0.1" calcext:value-type="float">
            <text:p>0.1</text:p>
          </table:table-cell>
          <table:table-cell table:style-name="ce34" table:formula="of:=+[.B28]" office:value-type="float" office:value="4.45832771081132" calcext:value-type="float">
            <text:p>4.45832771081132</text:p>
          </table:table-cell>
          <table:table-cell table:style-name="ce34" table:formula="of:=[.C28]-g*delta_t" office:value-type="float" office:value="2.76031613780923" calcext:value-type="float">
            <text:p>2.76031613780923</text:p>
          </table:table-cell>
          <table:table-cell table:style-name="ce34" table:formula="of:=SQRT([.B29]*[.B29]+[.C29]*[.C29])" office:value-type="float" office:value="5.24366581292498" calcext:value-type="float">
            <text:p>5.24366581292498</text:p>
          </table:table-cell>
          <table:table-cell table:style-name="ce34" table:formula="of:=IF([.F28]&gt;0;[.E28]+0.5*([.B28]+[.B29])*delta_t;[.E28])" office:value-type="float" office:value="0.445832771081132" calcext:value-type="float">
            <text:p>0.445832771081132</text:p>
          </table:table-cell>
          <table:table-cell table:formula="of:=IF([.F28]&gt;0;[.F28]+0.5*([.C28]+[.C29])*delta_t;[.F28])" office:value-type="float" office:value="0.522409006256536" calcext:value-type="float">
            <text:p>0.522409006256536</text:p>
          </table:table-cell>
          <table:table-cell/>
          <table:table-cell table:style-name="ce34" table:formula="of:=[.H28]-b*[.H28]*[.J28]*delta_t" office:value-type="float" office:value="4.36130849846108" calcext:value-type="float">
            <text:p>4.36130849846108</text:p>
          </table:table-cell>
          <table:table-cell table:style-name="ce34" table:formula="of:=[.I28]-g*delta_t-b*[.I28]*[.J28]*delta_t" office:value-type="float" office:value="2.68832336371196" calcext:value-type="float">
            <text:p>2.68832336371196</text:p>
          </table:table-cell>
          <table:table-cell table:style-name="ce34" table:formula="of:=SQRT([.H29]^2+[.I29]^2)" office:value-type="float" office:value="5.12328940492614" calcext:value-type="float">
            <text:p>5.12328940492614</text:p>
          </table:table-cell>
          <table:table-cell table:style-name="ce34" table:formula="of:=IF([.L28]&gt;0; [.K28]+0.5*([.H28]+[.H29])*delta_t ;[.K28])" office:value-type="float" office:value="0.440861474391168" calcext:value-type="float">
            <text:p>0.440861474391168</text:p>
          </table:table-cell>
          <table:table-cell table:style-name="ce34" table:formula="of:=IF([.L28]&gt;0; [.L28]+0.5*([.I28]+[.I29])*delta_t ;[.L28])" office:value-type="float" office:value="0.518542161404053" calcext:value-type="float">
            <text:p>0.518542161404053</text:p>
          </table:table-cell>
          <table:table-cell/>
          <table:table-cell table:formula="of:= IF([.O28] &gt; 0;  (v*COS(theta*PI()/180)/b)*(1 - EXP(-b*[.A29])); [.N28])" office:value-type="float" office:value="0.444942293238421" calcext:value-type="float">
            <text:p>0.444942293238421</text:p>
          </table:table-cell>
          <table:table-cell table:formula="of:= IF([.O28]&gt;0;  height + (   (g/(b^2)) +  ( v*SIN(theta*PI()/180)) / b     )   *   ( 1 - EXP(-b*[.A29])    )     -   (   (g*[.A29]) / b   );[.O28])" office:value-type="float" office:value="0.521727118968336" calcext:value-type="float">
            <text:p>0.521727118968336</text:p>
          </table:table-cell>
          <table:table-cell table:number-columns-repeated="1009"/>
        </table:table-row>
        <table:table-row table:style-name="ro3">
          <table:table-cell table:style-name="ce34" table:formula="of:=[.A29]+delta_t" office:value-type="float" office:value="0.11" calcext:value-type="float">
            <text:p>0.11</text:p>
          </table:table-cell>
          <table:table-cell table:style-name="ce34" table:formula="of:=+[.B29]" office:value-type="float" office:value="4.45832771081132" calcext:value-type="float">
            <text:p>4.45832771081132</text:p>
          </table:table-cell>
          <table:table-cell table:style-name="ce34" table:formula="of:=[.C29]-g*delta_t" office:value-type="float" office:value="2.66224963780923" calcext:value-type="float">
            <text:p>2.66224963780923</text:p>
          </table:table-cell>
          <table:table-cell table:style-name="ce34" table:formula="of:=SQRT([.B30]*[.B30]+[.C30]*[.C30])" office:value-type="float" office:value="5.19271211516713" calcext:value-type="float">
            <text:p>5.19271211516713</text:p>
          </table:table-cell>
          <table:table-cell table:style-name="ce34" table:formula="of:=IF([.F29]&gt;0;[.E29]+0.5*([.B29]+[.B30])*delta_t;[.E29])" office:value-type="float" office:value="0.490416048189245" calcext:value-type="float">
            <text:p>0.490416048189245</text:p>
          </table:table-cell>
          <table:table-cell table:formula="of:=IF([.F29]&gt;0;[.F29]+0.5*([.C29]+[.C30])*delta_t;[.F29])" office:value-type="float" office:value="0.549521835134629" calcext:value-type="float">
            <text:p>0.549521835134629</text:p>
          </table:table-cell>
          <table:table-cell/>
          <table:table-cell table:style-name="ce34" table:formula="of:=[.H29]-b*[.H29]*[.J29]*delta_t" office:value-type="float" office:value="4.35237080021237" calcext:value-type="float">
            <text:p>4.35237080021237</text:p>
          </table:table-cell>
          <table:table-cell table:style-name="ce34" table:formula="of:=[.I29]-g*delta_t-b*[.I29]*[.J29]*delta_t" office:value-type="float" office:value="2.58474764026943" calcext:value-type="float">
            <text:p>2.58474764026943</text:p>
          </table:table-cell>
          <table:table-cell table:style-name="ce34" table:formula="of:=SQRT([.H30]^2+[.I30]^2)" office:value-type="float" office:value="5.06202053990496" calcext:value-type="float">
            <text:p>5.06202053990496</text:p>
          </table:table-cell>
          <table:table-cell table:style-name="ce34" table:formula="of:=IF([.L29]&gt;0; [.K29]+0.5*([.H29]+[.H30])*delta_t ;[.K29])" office:value-type="float" office:value="0.484429870884535" calcext:value-type="float">
            <text:p>0.484429870884535</text:p>
          </table:table-cell>
          <table:table-cell table:style-name="ce34" table:formula="of:=IF([.L29]&gt;0; [.L29]+0.5*([.I29]+[.I30])*delta_t ;[.L29])" office:value-type="float" office:value="0.54490751642396" calcext:value-type="float">
            <text:p>0.54490751642396</text:p>
          </table:table-cell>
          <table:table-cell/>
          <table:table-cell table:formula="of:= IF([.O29] &gt; 0;  (v*COS(theta*PI()/180)/b)*(1 - EXP(-b*[.A30])); [.N29])" office:value-type="float" office:value="0.489338713553221" calcext:value-type="float">
            <text:p>0.489338713553221</text:p>
          </table:table-cell>
          <table:table-cell table:formula="of:= IF([.O29]&gt;0;  height + (   (g/(b^2)) +  ( v*SIN(theta*PI()/180)) / b     )   *   ( 1 - EXP(-b*[.A30])    )     -   (   (g*[.A30]) / b   );[.O29])" office:value-type="float" office:value="0.548704766077712" calcext:value-type="float">
            <text:p>0.548704766077712</text:p>
          </table:table-cell>
          <table:table-cell/>
          <table:table-cell table:style-name="ce44"/>
          <table:table-cell table:number-columns-repeated="1007"/>
        </table:table-row>
        <table:table-row table:style-name="ro3">
          <table:table-cell table:style-name="ce34" table:formula="of:=[.A30]+delta_t" office:value-type="float" office:value="0.12" calcext:value-type="float">
            <text:p>0.12</text:p>
          </table:table-cell>
          <table:table-cell table:style-name="ce34" table:formula="of:=+[.B30]" office:value-type="float" office:value="4.45832771081132" calcext:value-type="float">
            <text:p>4.45832771081132</text:p>
          </table:table-cell>
          <table:table-cell table:style-name="ce34" table:formula="of:=[.C30]-g*delta_t" office:value-type="float" office:value="2.56418313780923" calcext:value-type="float">
            <text:p>2.56418313780923</text:p>
          </table:table-cell>
          <table:table-cell table:style-name="ce34" table:formula="of:=SQRT([.B31]*[.B31]+[.C31]*[.C31])" office:value-type="float" office:value="5.14312367547324" calcext:value-type="float">
            <text:p>5.14312367547324</text:p>
          </table:table-cell>
          <table:table-cell table:style-name="ce34" table:formula="of:=IF([.F30]&gt;0;[.E30]+0.5*([.B30]+[.B31])*delta_t;[.E30])" office:value-type="float" office:value="0.534999325297359" calcext:value-type="float">
            <text:p>0.534999325297359</text:p>
          </table:table-cell>
          <table:table-cell table:formula="of:=IF([.F30]&gt;0;[.F30]+0.5*([.C30]+[.C31])*delta_t;[.F30])" office:value-type="float" office:value="0.575653999012721" calcext:value-type="float">
            <text:p>0.575653999012721</text:p>
          </table:table-cell>
          <table:table-cell/>
          <table:table-cell table:style-name="ce34" table:formula="of:=[.H30]-b*[.H30]*[.J30]*delta_t" office:value-type="float" office:value="4.34355808405719" calcext:value-type="float">
            <text:p>4.34355808405719</text:p>
          </table:table-cell>
          <table:table-cell table:style-name="ce34" table:formula="of:=[.I30]-g*delta_t-b*[.I30]*[.J30]*delta_t" office:value-type="float" office:value="2.48144752201122" calcext:value-type="float">
            <text:p>2.48144752201122</text:p>
          </table:table-cell>
          <table:table-cell table:style-name="ce34" table:formula="of:=SQRT([.H31]^2+[.I31]^2)" office:value-type="float" office:value="5.00240728390584" calcext:value-type="float">
            <text:p>5.00240728390584</text:p>
          </table:table-cell>
          <table:table-cell table:style-name="ce34" table:formula="of:=IF([.L30]&gt;0; [.K30]+0.5*([.H30]+[.H31])*delta_t ;[.K30])" office:value-type="float" office:value="0.527909515305883" calcext:value-type="float">
            <text:p>0.527909515305883</text:p>
          </table:table-cell>
          <table:table-cell table:style-name="ce34" table:formula="of:=IF([.L30]&gt;0; [.L30]+0.5*([.I30]+[.I31])*delta_t ;[.L30])" office:value-type="float" office:value="0.570238492235364" calcext:value-type="float">
            <text:p>0.570238492235364</text:p>
          </table:table-cell>
          <table:table-cell/>
          <table:table-cell table:formula="of:= IF([.O30] &gt; 0;  (v*COS(theta*PI()/180)/b)*(1 - EXP(-b*[.A31])); [.N30])" office:value-type="float" office:value="0.533717378851141" calcext:value-type="float">
            <text:p>0.533717378851141</text:p>
          </table:table-cell>
          <table:table-cell table:formula="of:= IF([.O30]&gt;0;  height + (   (g/(b^2)) +  ( v*SIN(theta*PI()/180)) / b     )   *   ( 1 - EXP(-b*[.A31])    )     -   (   (g*[.A31]) / b   );[.O30])" office:value-type="float" office:value="0.574691155393371" calcext:value-type="float">
            <text:p>0.574691155393371</text:p>
          </table:table-cell>
          <table:table-cell/>
          <table:table-cell table:style-name="ce44"/>
          <table:table-cell table:number-columns-repeated="1007"/>
        </table:table-row>
        <table:table-row table:style-name="ro3">
          <table:table-cell table:style-name="ce34" table:formula="of:=[.A31]+delta_t" office:value-type="float" office:value="0.13" calcext:value-type="float">
            <text:p>0.13</text:p>
          </table:table-cell>
          <table:table-cell table:style-name="ce34" table:formula="of:=+[.B31]" office:value-type="float" office:value="4.45832771081132" calcext:value-type="float">
            <text:p>4.45832771081132</text:p>
          </table:table-cell>
          <table:table-cell table:style-name="ce34" table:formula="of:=[.C31]-g*delta_t" office:value-type="float" office:value="2.46611663780923" calcext:value-type="float">
            <text:p>2.46611663780923</text:p>
          </table:table-cell>
          <table:table-cell table:style-name="ce34" table:formula="of:=SQRT([.B32]*[.B32]+[.C32]*[.C32])" office:value-type="float" office:value="5.09494035767521" calcext:value-type="float">
            <text:p>5.09494035767521</text:p>
          </table:table-cell>
          <table:table-cell table:style-name="ce34" table:formula="of:=IF([.F31]&gt;0;[.E31]+0.5*([.B31]+[.B32])*delta_t;[.E31])" office:value-type="float" office:value="0.579582602405472" calcext:value-type="float">
            <text:p>0.579582602405472</text:p>
          </table:table-cell>
          <table:table-cell table:formula="of:=IF([.F31]&gt;0;[.F31]+0.5*([.C31]+[.C32])*delta_t;[.F31])" office:value-type="float" office:value="0.600805497890813" calcext:value-type="float">
            <text:p>0.600805497890813</text:p>
          </table:table-cell>
          <table:table-cell/>
          <table:table-cell table:style-name="ce34" table:formula="of:=[.H31]-b*[.H31]*[.J31]*delta_t" office:value-type="float" office:value="4.33486678541809" calcext:value-type="float">
            <text:p>4.33486678541809</text:p>
          </table:table-cell>
          <table:table-cell table:style-name="ce34" table:formula="of:=[.I31]-g*delta_t-b*[.I31]*[.J31]*delta_t" office:value-type="float" office:value="2.37841573754773" calcext:value-type="float">
            <text:p>2.37841573754773</text:p>
          </table:table-cell>
          <table:table-cell table:style-name="ce34" table:formula="of:=SQRT([.H32]^2+[.I32]^2)" office:value-type="float" office:value="4.94448495476886" calcext:value-type="float">
            <text:p>4.94448495476886</text:p>
          </table:table-cell>
          <table:table-cell table:style-name="ce34" table:formula="of:=IF([.L31]&gt;0; [.K31]+0.5*([.H31]+[.H32])*delta_t ;[.K31])" office:value-type="float" office:value="0.57130163965326" calcext:value-type="float">
            <text:p>0.57130163965326</text:p>
          </table:table-cell>
          <table:table-cell table:style-name="ce34" table:formula="of:=IF([.L31]&gt;0; [.L31]+0.5*([.I31]+[.I32])*delta_t ;[.L31])" office:value-type="float" office:value="0.594537808533158" calcext:value-type="float">
            <text:p>0.594537808533158</text:p>
          </table:table-cell>
          <table:table-cell/>
          <table:table-cell table:formula="of:= IF([.O31] &gt; 0;  (v*COS(theta*PI()/180)/b)*(1 - EXP(-b*[.A32])); [.N31])" office:value-type="float" office:value="0.578078296232755" calcext:value-type="float">
            <text:p>0.578078296232755</text:p>
          </table:table-cell>
          <table:table-cell table:formula="of:= IF([.O31]&gt;0;  height + (   (g/(b^2)) +  ( v*SIN(theta*PI()/180)) / b     )   *   ( 1 - EXP(-b*[.A32])    )     -   (   (g*[.A32]) / b   );[.O31])" office:value-type="float" office:value="0.599686683338376" calcext:value-type="float">
            <text:p>0.599686683338376</text:p>
          </table:table-cell>
          <table:table-cell/>
          <table:table-cell table:style-name="ce44"/>
          <table:table-cell table:number-columns-repeated="1007"/>
        </table:table-row>
        <table:table-row table:style-name="ro3">
          <table:table-cell table:style-name="ce34" table:formula="of:=[.A32]+delta_t" office:value-type="float" office:value="0.14" calcext:value-type="float">
            <text:p>0.14</text:p>
          </table:table-cell>
          <table:table-cell table:style-name="ce34" table:formula="of:=+[.B32]" office:value-type="float" office:value="4.45832771081132" calcext:value-type="float">
            <text:p>4.45832771081132</text:p>
          </table:table-cell>
          <table:table-cell table:style-name="ce34" table:formula="of:=[.C32]-g*delta_t" office:value-type="float" office:value="2.36805013780923" calcext:value-type="float">
            <text:p>2.36805013780923</text:p>
          </table:table-cell>
          <table:table-cell table:style-name="ce34" table:formula="of:=SQRT([.B33]*[.B33]+[.C33]*[.C33])" office:value-type="float" office:value="5.0482023961175" calcext:value-type="float">
            <text:p>5.0482023961175</text:p>
          </table:table-cell>
          <table:table-cell table:style-name="ce34" table:formula="of:=IF([.F32]&gt;0;[.E32]+0.5*([.B32]+[.B33])*delta_t;[.E32])" office:value-type="float" office:value="0.624165879513585" calcext:value-type="float">
            <text:p>0.624165879513585</text:p>
          </table:table-cell>
          <table:table-cell table:formula="of:=IF([.F32]&gt;0;[.F32]+0.5*([.C32]+[.C33])*delta_t;[.F32])" office:value-type="float" office:value="0.624976331768905" calcext:value-type="float">
            <text:p>0.624976331768905</text:p>
          </table:table-cell>
          <table:table-cell/>
          <table:table-cell table:style-name="ce34" table:formula="of:=[.H32]-b*[.H32]*[.J32]*delta_t" office:value-type="float" office:value="4.32629331197752" calcext:value-type="float">
            <text:p>4.32629331197752</text:p>
          </table:table-cell>
          <table:table-cell table:style-name="ce34" table:formula="of:=[.I32]-g*delta_t-b*[.I32]*[.J32]*delta_t" office:value-type="float" office:value="2.27564522121553" calcext:value-type="float">
            <text:p>2.27564522121553</text:p>
          </table:table-cell>
          <table:table-cell table:style-name="ce34" table:formula="of:=SQRT([.H33]^2+[.I33]^2)" office:value-type="float" office:value="4.88828957756212" calcext:value-type="float">
            <text:p>4.88828957756212</text:p>
          </table:table-cell>
          <table:table-cell table:style-name="ce34" table:formula="of:=IF([.L32]&gt;0; [.K32]+0.5*([.H32]+[.H33])*delta_t ;[.K32])" office:value-type="float" office:value="0.614607440140238" calcext:value-type="float">
            <text:p>0.614607440140238</text:p>
          </table:table-cell>
          <table:table-cell table:style-name="ce34" table:formula="of:=IF([.L32]&gt;0; [.L32]+0.5*([.I32]+[.I33])*delta_t ;[.L32])" office:value-type="float" office:value="0.617808113326975" calcext:value-type="float">
            <text:p>0.617808113326975</text:p>
          </table:table-cell>
          <table:table-cell/>
          <table:table-cell table:formula="of:= IF([.O32] &gt; 0;  (v*COS(theta*PI()/180)/b)*(1 - EXP(-b*[.A33])); [.N32])" office:value-type="float" office:value="0.622421472795825" calcext:value-type="float">
            <text:p>0.622421472795825</text:p>
          </table:table-cell>
          <table:table-cell table:formula="of:= IF([.O32]&gt;0;  height + (   (g/(b^2)) +  ( v*SIN(theta*PI()/180)) / b     )   *   ( 1 - EXP(-b*[.A33])    )     -   (   (g*[.A33]) / b   );[.O32])" office:value-type="float" office:value="0.623691746178942" calcext:value-type="float">
            <text:p>0.623691746178942</text:p>
          </table:table-cell>
          <table:table-cell/>
          <table:table-cell table:style-name="ce44"/>
          <table:table-cell table:number-columns-repeated="1007"/>
        </table:table-row>
        <table:table-row table:style-name="ro3">
          <table:table-cell table:style-name="ce34" table:formula="of:=[.A33]+delta_t" office:value-type="float" office:value="0.15" calcext:value-type="float">
            <text:p>0.15</text:p>
          </table:table-cell>
          <table:table-cell table:style-name="ce34" table:formula="of:=+[.B33]" office:value-type="float" office:value="4.45832771081132" calcext:value-type="float">
            <text:p>4.45832771081132</text:p>
          </table:table-cell>
          <table:table-cell table:style-name="ce34" table:formula="of:=[.C33]-g*delta_t" office:value-type="float" office:value="2.26998363780923" calcext:value-type="float">
            <text:p>2.26998363780923</text:p>
          </table:table-cell>
          <table:table-cell table:style-name="ce34" table:formula="of:=SQRT([.B34]*[.B34]+[.C34]*[.C34])" office:value-type="float" office:value="5.00295029886464" calcext:value-type="float">
            <text:p>5.00295029886464</text:p>
          </table:table-cell>
          <table:table-cell table:style-name="ce34" table:formula="of:=IF([.F33]&gt;0;[.E33]+0.5*([.B33]+[.B34])*delta_t;[.E33])" office:value-type="float" office:value="0.668749156621699" calcext:value-type="float">
            <text:p>0.668749156621699</text:p>
          </table:table-cell>
          <table:table-cell table:formula="of:=IF([.F33]&gt;0;[.F33]+0.5*([.C33]+[.C34])*delta_t;[.F33])" office:value-type="float" office:value="0.648166500646998" calcext:value-type="float">
            <text:p>0.648166500646998</text:p>
          </table:table-cell>
          <table:table-cell/>
          <table:table-cell table:style-name="ce34" table:formula="of:=[.H33]-b*[.H33]*[.J33]*delta_t" office:value-type="float" office:value="4.31783404217495" calcext:value-type="float">
            <text:p>4.31783404217495</text:p>
          </table:table-cell>
          <table:table-cell table:style-name="ce34" table:formula="of:=[.I33]-g*delta_t-b*[.I33]*[.J33]*delta_t" office:value-type="float" office:value="2.17312911608869" calcext:value-type="float">
            <text:p>2.17312911608869</text:p>
          </table:table-cell>
          <table:table-cell table:style-name="ce34" table:formula="of:=SQRT([.H34]^2+[.I34]^2)" office:value-type="float" office:value="4.83385777314117" calcext:value-type="float">
            <text:p>4.83385777314117</text:p>
          </table:table-cell>
          <table:table-cell table:style-name="ce34" table:formula="of:=IF([.L33]&gt;0; [.K33]+0.5*([.H33]+[.H34])*delta_t ;[.K33])" office:value-type="float" office:value="0.657828076911" calcext:value-type="float">
            <text:p>0.657828076911</text:p>
          </table:table-cell>
          <table:table-cell table:style-name="ce34" table:formula="of:=IF([.L33]&gt;0; [.L33]+0.5*([.I33]+[.I34])*delta_t ;[.L33])" office:value-type="float" office:value="0.640051985013496" calcext:value-type="float">
            <text:p>0.640051985013496</text:p>
          </table:table-cell>
          <table:table-cell/>
          <table:table-cell table:formula="of:= IF([.O33] &gt; 0;  (v*COS(theta*PI()/180)/b)*(1 - EXP(-b*[.A34])); [.N33])" office:value-type="float" office:value="0.666746915635245" calcext:value-type="float">
            <text:p>0.666746915635245</text:p>
          </table:table-cell>
          <table:table-cell table:formula="of:= IF([.O33]&gt;0;  height + (   (g/(b^2)) +  ( v*SIN(theta*PI()/180)) / b     )   *   ( 1 - EXP(-b*[.A34])    )     -   (   (g*[.A34]) / b   );[.O33])" office:value-type="float" office:value="0.646706740020989" calcext:value-type="float">
            <text:p>0.646706740020989</text:p>
          </table:table-cell>
          <table:table-cell/>
          <table:table-cell table:style-name="ce44"/>
          <table:table-cell table:number-columns-repeated="1007"/>
        </table:table-row>
        <table:table-row table:style-name="ro3">
          <table:table-cell table:style-name="ce34" table:formula="of:=[.A34]+delta_t" office:value-type="float" office:value="0.16" calcext:value-type="float">
            <text:p>0.16</text:p>
          </table:table-cell>
          <table:table-cell table:style-name="ce34" table:formula="of:=+[.B34]" office:value-type="float" office:value="4.45832771081132" calcext:value-type="float">
            <text:p>4.45832771081132</text:p>
          </table:table-cell>
          <table:table-cell table:style-name="ce34" table:formula="of:=[.C34]-g*delta_t" office:value-type="float" office:value="2.17191713780923" calcext:value-type="float">
            <text:p>2.17191713780923</text:p>
          </table:table-cell>
          <table:table-cell table:style-name="ce34" table:formula="of:=SQRT([.B35]*[.B35]+[.C35]*[.C35])" office:value-type="float" office:value="4.95922474087408" calcext:value-type="float">
            <text:p>4.95922474087408</text:p>
          </table:table-cell>
          <table:table-cell table:style-name="ce34" table:formula="of:=IF([.F34]&gt;0;[.E34]+0.5*([.B34]+[.B35])*delta_t;[.E34])" office:value-type="float" office:value="0.713332433729812" calcext:value-type="float">
            <text:p>0.713332433729812</text:p>
          </table:table-cell>
          <table:table-cell table:formula="of:=IF([.F34]&gt;0;[.F34]+0.5*([.C34]+[.C35])*delta_t;[.F34])" office:value-type="float" office:value="0.67037600452509" calcext:value-type="float">
            <text:p>0.67037600452509</text:p>
          </table:table-cell>
          <table:table-cell/>
          <table:table-cell table:style-name="ce34" table:formula="of:=[.H34]-b*[.H34]*[.J34]*delta_t" office:value-type="float" office:value="4.30948532391579" calcext:value-type="float">
            <text:p>4.30948532391579</text:p>
          </table:table-cell>
          <table:table-cell table:style-name="ce34" table:formula="of:=[.I34]-g*delta_t-b*[.I34]*[.J34]*delta_t" office:value-type="float" office:value="2.07086077726076" calcext:value-type="float">
            <text:p>2.07086077726076</text:p>
          </table:table-cell>
          <table:table-cell table:style-name="ce34" table:formula="of:=SQRT([.H35]^2+[.I35]^2)" office:value-type="float" office:value="4.78122663297219" calcext:value-type="float">
            <text:p>4.78122663297219</text:p>
          </table:table-cell>
          <table:table-cell table:style-name="ce34" table:formula="of:=IF([.L34]&gt;0; [.K34]+0.5*([.H34]+[.H35])*delta_t ;[.K34])" office:value-type="float" office:value="0.700964673741454" calcext:value-type="float">
            <text:p>0.700964673741454</text:p>
          </table:table-cell>
          <table:table-cell table:style-name="ce34" table:formula="of:=IF([.L34]&gt;0; [.L34]+0.5*([.I34]+[.I35])*delta_t ;[.L34])" office:value-type="float" office:value="0.661271934480243" calcext:value-type="float">
            <text:p>0.661271934480243</text:p>
          </table:table-cell>
          <table:table-cell/>
          <table:table-cell table:formula="of:= IF([.O34] &gt; 0;  (v*COS(theta*PI()/180)/b)*(1 - EXP(-b*[.A35])); [.N34])" office:value-type="float" office:value="0.711054631843097" calcext:value-type="float">
            <text:p>0.711054631843097</text:p>
          </table:table-cell>
          <table:table-cell table:formula="of:= IF([.O34]&gt;0;  height + (   (g/(b^2)) +  ( v*SIN(theta*PI()/180)) / b     )   *   ( 1 - EXP(-b*[.A35])    )     -   (   (g*[.A35]) / b   );[.O34])" office:value-type="float" office:value="0.668732060813674" calcext:value-type="float">
            <text:p>0.668732060813674</text:p>
          </table:table-cell>
          <table:table-cell table:number-columns-repeated="1009"/>
        </table:table-row>
        <table:table-row table:style-name="ro3">
          <table:table-cell table:style-name="ce34" table:formula="of:=[.A35]+delta_t" office:value-type="float" office:value="0.17" calcext:value-type="float">
            <text:p>0.17</text:p>
          </table:table-cell>
          <table:table-cell table:style-name="ce34" table:formula="of:=+[.B35]" office:value-type="float" office:value="4.45832771081132" calcext:value-type="float">
            <text:p>4.45832771081132</text:p>
          </table:table-cell>
          <table:table-cell table:style-name="ce34" table:formula="of:=[.C35]-g*delta_t" office:value-type="float" office:value="2.07385063780923" calcext:value-type="float">
            <text:p>2.07385063780923</text:p>
          </table:table-cell>
          <table:table-cell table:style-name="ce34" table:formula="of:=SQRT([.B36]*[.B36]+[.C36]*[.C36])" office:value-type="float" office:value="4.91706644707288" calcext:value-type="float">
            <text:p>4.91706644707288</text:p>
          </table:table-cell>
          <table:table-cell table:style-name="ce34" table:formula="of:=IF([.F35]&gt;0;[.E35]+0.5*([.B35]+[.B36])*delta_t;[.E35])" office:value-type="float" office:value="0.757915710837925" calcext:value-type="float">
            <text:p>0.757915710837925</text:p>
          </table:table-cell>
          <table:table-cell table:formula="of:=IF([.F35]&gt;0;[.F35]+0.5*([.C35]+[.C36])*delta_t;[.F35])" office:value-type="float" office:value="0.691604843403182" calcext:value-type="float">
            <text:p>0.691604843403182</text:p>
          </table:table-cell>
          <table:table-cell/>
          <table:table-cell table:style-name="ce34" table:formula="of:=[.H35]-b*[.H35]*[.J35]*delta_t" office:value-type="float" office:value="4.30124347351375" calcext:value-type="float">
            <text:p>4.30124347351375</text:p>
          </table:table-cell>
          <table:table-cell table:style-name="ce34" table:formula="of:=[.I35]-g*delta_t-b*[.I35]*[.J35]*delta_t" office:value-type="float" office:value="1.96883377538019" calcext:value-type="float">
            <text:p>1.96883377538019</text:p>
          </table:table-cell>
          <table:table-cell table:style-name="ce34" table:formula="of:=SQRT([.H36]^2+[.I36]^2)" office:value-type="float" office:value="4.73043357986585" calcext:value-type="float">
            <text:p>4.73043357986585</text:p>
          </table:table-cell>
          <table:table-cell table:style-name="ce34" table:formula="of:=IF([.L35]&gt;0; [.K35]+0.5*([.H35]+[.H36])*delta_t ;[.K35])" office:value-type="float" office:value="0.744018317728601" calcext:value-type="float">
            <text:p>0.744018317728601</text:p>
          </table:table-cell>
          <table:table-cell table:style-name="ce34" table:formula="of:=IF([.L35]&gt;0; [.L35]+0.5*([.I35]+[.I36])*delta_t ;[.L35])" office:value-type="float" office:value="0.681470407243448" calcext:value-type="float">
            <text:p>0.681470407243448</text:p>
          </table:table-cell>
          <table:table-cell/>
          <table:table-cell table:formula="of:= IF([.O35] &gt; 0;  (v*COS(theta*PI()/180)/b)*(1 - EXP(-b*[.A36])); [.N35])" office:value-type="float" office:value="0.755344628508609" calcext:value-type="float">
            <text:p>0.755344628508609</text:p>
          </table:table-cell>
          <table:table-cell table:formula="of:= IF([.O35]&gt;0;  height + (   (g/(b^2)) +  ( v*SIN(theta*PI()/180)) / b     )   *   ( 1 - EXP(-b*[.A36])    )     -   (   (g*[.A36]) / b   );[.O35])" office:value-type="float" office:value="0.689768104346491" calcext:value-type="float">
            <text:p>0.689768104346491</text:p>
          </table:table-cell>
          <table:table-cell table:number-columns-repeated="1009"/>
        </table:table-row>
        <table:table-row table:style-name="ro3">
          <table:table-cell table:style-name="ce34" table:formula="of:=[.A36]+delta_t" office:value-type="float" office:value="0.18" calcext:value-type="float">
            <text:p>0.18</text:p>
          </table:table-cell>
          <table:table-cell table:style-name="ce34" table:formula="of:=+[.B36]" office:value-type="float" office:value="4.45832771081132" calcext:value-type="float">
            <text:p>4.45832771081132</text:p>
          </table:table-cell>
          <table:table-cell table:style-name="ce34" table:formula="of:=[.C36]-g*delta_t" office:value-type="float" office:value="1.97578413780923" calcext:value-type="float">
            <text:p>1.97578413780923</text:p>
          </table:table-cell>
          <table:table-cell table:style-name="ce34" table:formula="of:=SQRT([.B37]*[.B37]+[.C37]*[.C37])" office:value-type="float" office:value="4.8765160654105" calcext:value-type="float">
            <text:p>4.8765160654105</text:p>
          </table:table-cell>
          <table:table-cell table:style-name="ce34" table:formula="of:=IF([.F36]&gt;0;[.E36]+0.5*([.B36]+[.B37])*delta_t;[.E36])" office:value-type="float" office:value="0.802498987946038" calcext:value-type="float">
            <text:p>0.802498987946038</text:p>
          </table:table-cell>
          <table:table-cell table:formula="of:=IF([.F36]&gt;0;[.F36]+0.5*([.C36]+[.C37])*delta_t;[.F36])" office:value-type="float" office:value="0.711853017281275" calcext:value-type="float">
            <text:p>0.711853017281275</text:p>
          </table:table-cell>
          <table:table-cell/>
          <table:table-cell table:style-name="ce34" table:formula="of:=[.H36]-b*[.H36]*[.J36]*delta_t" office:value-type="float" office:value="4.29310477488883" calcext:value-type="float">
            <text:p>4.29310477488883</text:p>
          </table:table-cell>
          <table:table-cell table:style-name="ce34" table:formula="of:=[.I36]-g*delta_t-b*[.I36]*[.J36]*delta_t" office:value-type="float" office:value="1.8670419004185" calcext:value-type="float">
            <text:p>1.8670419004185</text:p>
          </table:table-cell>
          <table:table-cell table:style-name="ce34" table:formula="of:=SQRT([.H37]^2+[.I37]^2)" office:value-type="float" office:value="4.68151621444288" calcext:value-type="float">
            <text:p>4.68151621444288</text:p>
          </table:table-cell>
          <table:table-cell table:style-name="ce34" table:formula="of:=IF([.L36]&gt;0; [.K36]+0.5*([.H36]+[.H37])*delta_t ;[.K36])" office:value-type="float" office:value="0.786990058970614" calcext:value-type="float">
            <text:p>0.786990058970614</text:p>
          </table:table-cell>
          <table:table-cell table:style-name="ce34" table:formula="of:=IF([.L36]&gt;0; [.L36]+0.5*([.I36]+[.I37])*delta_t ;[.L36])" office:value-type="float" office:value="0.700649785622441" calcext:value-type="float">
            <text:p>0.700649785622441</text:p>
          </table:table-cell>
          <table:table-cell/>
          <table:table-cell table:formula="of:= IF([.O36] &gt; 0;  (v*COS(theta*PI()/180)/b)*(1 - EXP(-b*[.A37])); [.N36])" office:value-type="float" office:value="0.79961691271817" calcext:value-type="float">
            <text:p>0.79961691271817</text:p>
          </table:table-cell>
          <table:table-cell table:formula="of:= IF([.O36]&gt;0;  height + (   (g/(b^2)) +  ( v*SIN(theta*PI()/180)) / b     )   *   ( 1 - EXP(-b*[.A37])    )     -   (   (g*[.A37]) / b   );[.O36])" office:value-type="float" office:value="0.709815266250793" calcext:value-type="float">
            <text:p>0.709815266250793</text:p>
          </table:table-cell>
          <table:table-cell table:number-columns-repeated="1009"/>
        </table:table-row>
        <table:table-row table:style-name="ro3">
          <table:table-cell table:style-name="ce34" table:formula="of:=[.A37]+delta_t" office:value-type="float" office:value="0.19" calcext:value-type="float">
            <text:p>0.19</text:p>
          </table:table-cell>
          <table:table-cell table:style-name="ce34" table:formula="of:=+[.B37]" office:value-type="float" office:value="4.45832771081132" calcext:value-type="float">
            <text:p>4.45832771081132</text:p>
          </table:table-cell>
          <table:table-cell table:style-name="ce34" table:formula="of:=[.C37]-g*delta_t" office:value-type="float" office:value="1.87771763780923" calcext:value-type="float">
            <text:p>1.87771763780923</text:p>
          </table:table-cell>
          <table:table-cell table:style-name="ce34" table:formula="of:=SQRT([.B38]*[.B38]+[.C38]*[.C38])" office:value-type="float" office:value="4.83761403011113" calcext:value-type="float">
            <text:p>4.83761403011113</text:p>
          </table:table-cell>
          <table:table-cell table:style-name="ce34" table:formula="of:=IF([.F37]&gt;0;[.E37]+0.5*([.B37]+[.B38])*delta_t;[.E37])" office:value-type="float" office:value="0.847082265054152" calcext:value-type="float">
            <text:p>0.847082265054152</text:p>
          </table:table-cell>
          <table:table-cell table:formula="of:=IF([.F37]&gt;0;[.F37]+0.5*([.C37]+[.C38])*delta_t;[.F37])" office:value-type="float" office:value="0.731120526159367" calcext:value-type="float">
            <text:p>0.731120526159367</text:p>
          </table:table-cell>
          <table:table-cell/>
          <table:table-cell table:style-name="ce34" table:formula="of:=[.H37]-b*[.H37]*[.J37]*delta_t" office:value-type="float" office:value="4.28506547904325" calcext:value-type="float">
            <text:p>4.28506547904325</text:p>
          </table:table-cell>
          <table:table-cell table:style-name="ce34" table:formula="of:=[.I37]-g*delta_t-b*[.I37]*[.J37]*delta_t" office:value-type="float" office:value="1.76547916564656" calcext:value-type="float">
            <text:p>1.76547916564656</text:p>
          </table:table-cell>
          <table:table-cell table:style-name="ce34" table:formula="of:=SQRT([.H38]^2+[.I38]^2)" office:value-type="float" office:value="4.63451214735923" calcext:value-type="float">
            <text:p>4.63451214735923</text:p>
          </table:table-cell>
          <table:table-cell table:style-name="ce34" table:formula="of:=IF([.L37]&gt;0; [.K37]+0.5*([.H37]+[.H38])*delta_t ;[.K37])" office:value-type="float" office:value="0.829880910240274" calcext:value-type="float">
            <text:p>0.829880910240274</text:p>
          </table:table-cell>
          <table:table-cell table:style-name="ce34" table:formula="of:=IF([.L37]&gt;0; [.L37]+0.5*([.I37]+[.I38])*delta_t ;[.L37])" office:value-type="float" office:value="0.718812390952766" calcext:value-type="float">
            <text:p>0.718812390952766</text:p>
          </table:table-cell>
          <table:table-cell/>
          <table:table-cell table:formula="of:= IF([.O37] &gt; 0;  (v*COS(theta*PI()/180)/b)*(1 - EXP(-b*[.A38])); [.N37])" office:value-type="float" office:value="0.843871491555376" calcext:value-type="float">
            <text:p>0.843871491555376</text:p>
          </table:table-cell>
          <table:table-cell table:formula="of:= IF([.O37]&gt;0;  height + (   (g/(b^2)) +  ( v*SIN(theta*PI()/180)) / b     )   *   ( 1 - EXP(-b*[.A38])    )     -   (   (g*[.A38]) / b   );[.O37])" office:value-type="float" office:value="0.728873942001741" calcext:value-type="float">
            <text:p>0.728873942001741</text:p>
          </table:table-cell>
          <table:table-cell table:number-columns-repeated="1009"/>
        </table:table-row>
        <table:table-row table:style-name="ro3">
          <table:table-cell table:style-name="ce34" table:formula="of:=[.A38]+delta_t" office:value-type="float" office:value="0.2" calcext:value-type="float">
            <text:p>0.2</text:p>
          </table:table-cell>
          <table:table-cell table:style-name="ce34" table:formula="of:=+[.B38]" office:value-type="float" office:value="4.45832771081132" calcext:value-type="float">
            <text:p>4.45832771081132</text:p>
          </table:table-cell>
          <table:table-cell table:style-name="ce34" table:formula="of:=[.C38]-g*delta_t" office:value-type="float" office:value="1.77965113780923" calcext:value-type="float">
            <text:p>1.77965113780923</text:p>
          </table:table-cell>
          <table:table-cell table:style-name="ce34" table:formula="of:=SQRT([.B39]*[.B39]+[.C39]*[.C39])" office:value-type="float" office:value="4.8004004155168" calcext:value-type="float">
            <text:p>4.8004004155168</text:p>
          </table:table-cell>
          <table:table-cell table:style-name="ce34" table:formula="of:=IF([.F38]&gt;0;[.E38]+0.5*([.B38]+[.B39])*delta_t;[.E38])" office:value-type="float" office:value="0.891665542162265" calcext:value-type="float">
            <text:p>0.891665542162265</text:p>
          </table:table-cell>
          <table:table-cell table:formula="of:=IF([.F38]&gt;0;[.F38]+0.5*([.C38]+[.C39])*delta_t;[.F38])" office:value-type="float" office:value="0.749407370037459" calcext:value-type="float">
            <text:p>0.749407370037459</text:p>
          </table:table-cell>
          <table:table-cell/>
          <table:table-cell table:style-name="ce34" table:formula="of:=[.H38]-b*[.H38]*[.J38]*delta_t" office:value-type="float" office:value="4.27712180383731" calcext:value-type="float">
            <text:p>4.27712180383731</text:p>
          </table:table-cell>
          <table:table-cell table:style-name="ce34" table:formula="of:=[.I38]-g*delta_t-b*[.I38]*[.J38]*delta_t" office:value-type="float" office:value="1.66413981179092" calcext:value-type="float">
            <text:p>1.66413981179092</text:p>
          </table:table-cell>
          <table:table-cell table:style-name="ce34" table:formula="of:=SQRT([.H39]^2+[.I39]^2)" office:value-type="float" office:value="4.5894588175566" calcext:value-type="float">
            <text:p>4.5894588175566</text:p>
          </table:table-cell>
          <table:table-cell table:style-name="ce34" table:formula="of:=IF([.L38]&gt;0; [.K38]+0.5*([.H38]+[.H39])*delta_t ;[.K38])" office:value-type="float" office:value="0.872691846654677" calcext:value-type="float">
            <text:p>0.872691846654677</text:p>
          </table:table-cell>
          <table:table-cell table:style-name="ce34" table:formula="of:=IF([.L38]&gt;0; [.L38]+0.5*([.I38]+[.I39])*delta_t ;[.L38])" office:value-type="float" office:value="0.735960485839954" calcext:value-type="float">
            <text:p>0.735960485839954</text:p>
          </table:table-cell>
          <table:table-cell/>
          <table:table-cell table:formula="of:= IF([.O38] &gt; 0;  (v*COS(theta*PI()/180)/b)*(1 - EXP(-b*[.A39])); [.N38])" office:value-type="float" office:value="0.888108372100926" calcext:value-type="float">
            <text:p>0.888108372100926</text:p>
          </table:table-cell>
          <table:table-cell table:formula="of:= IF([.O38]&gt;0;  height + (   (g/(b^2)) +  ( v*SIN(theta*PI()/180)) / b     )   *   ( 1 - EXP(-b*[.A39])    )     -   (   (g*[.A39]) / b   );[.O38])" office:value-type="float" office:value="0.746944526912884" calcext:value-type="float">
            <text:p>0.746944526912884</text:p>
          </table:table-cell>
          <table:table-cell table:number-columns-repeated="1009"/>
        </table:table-row>
        <table:table-row table:style-name="ro3">
          <table:table-cell table:style-name="ce34" table:formula="of:=[.A39]+delta_t" office:value-type="float" office:value="0.21" calcext:value-type="float">
            <text:p>0.21</text:p>
          </table:table-cell>
          <table:table-cell table:style-name="ce34" table:formula="of:=+[.B39]" office:value-type="float" office:value="4.45832771081132" calcext:value-type="float">
            <text:p>4.45832771081132</text:p>
          </table:table-cell>
          <table:table-cell table:style-name="ce34" table:formula="of:=[.C39]-g*delta_t" office:value-type="float" office:value="1.68158463780923" calcext:value-type="float">
            <text:p>1.68158463780923</text:p>
          </table:table-cell>
          <table:table-cell table:style-name="ce34" table:formula="of:=SQRT([.B40]*[.B40]+[.C40]*[.C40])" office:value-type="float" office:value="4.76491478109568" calcext:value-type="float">
            <text:p>4.76491478109568</text:p>
          </table:table-cell>
          <table:table-cell table:style-name="ce34" table:formula="of:=IF([.F39]&gt;0;[.E39]+0.5*([.B39]+[.B40])*delta_t;[.E39])" office:value-type="float" office:value="0.936248819270378" calcext:value-type="float">
            <text:p>0.936248819270378</text:p>
          </table:table-cell>
          <table:table-cell table:formula="of:=IF([.F39]&gt;0;[.F39]+0.5*([.C39]+[.C40])*delta_t;[.F39])" office:value-type="float" office:value="0.766713548915551" calcext:value-type="float">
            <text:p>0.766713548915551</text:p>
          </table:table-cell>
          <table:table-cell/>
          <table:table-cell table:style-name="ce34" table:formula="of:=[.H39]-b*[.H39]*[.J39]*delta_t" office:value-type="float" office:value="4.26926993408676" calcext:value-type="float">
            <text:p>4.26926993408676</text:p>
          </table:table-cell>
          <table:table-cell table:style-name="ce34" table:formula="of:=[.I39]-g*delta_t-b*[.I39]*[.J39]*delta_t" office:value-type="float" office:value="1.56301831133777" calcext:value-type="float">
            <text:p>1.56301831133777</text:p>
          </table:table-cell>
          <table:table-cell table:style-name="ce34" table:formula="of:=SQRT([.H40]^2+[.I40]^2)" office:value-type="float" office:value="4.54639329707344" calcext:value-type="float">
            <text:p>4.54639329707344</text:p>
          </table:table-cell>
          <table:table-cell table:style-name="ce34" table:formula="of:=IF([.L39]&gt;0; [.K39]+0.5*([.H39]+[.H40])*delta_t ;[.K39])" office:value-type="float" office:value="0.915423805344298" calcext:value-type="float">
            <text:p>0.915423805344298</text:p>
          </table:table-cell>
          <table:table-cell table:style-name="ce34" table:formula="of:=IF([.L39]&gt;0; [.L39]+0.5*([.I39]+[.I40])*delta_t ;[.L39])" office:value-type="float" office:value="0.752096276455597" calcext:value-type="float">
            <text:p>0.752096276455597</text:p>
          </table:table-cell>
          <table:table-cell/>
          <table:table-cell table:formula="of:= IF([.O39] &gt; 0;  (v*COS(theta*PI()/180)/b)*(1 - EXP(-b*[.A40])); [.N39])" office:value-type="float" office:value="0.932327561432747" calcext:value-type="float">
            <text:p>0.932327561432747</text:p>
          </table:table-cell>
          <table:table-cell table:formula="of:= IF([.O39]&gt;0;  height + (   (g/(b^2)) +  ( v*SIN(theta*PI()/180)) / b     )   *   ( 1 - EXP(-b*[.A40])    )     -   (   (g*[.A40]) / b   );[.O39])" office:value-type="float" office:value="0.764027416142973" calcext:value-type="float">
            <text:p>0.764027416142973</text:p>
          </table:table-cell>
          <table:table-cell table:number-columns-repeated="1009"/>
        </table:table-row>
        <table:table-row table:style-name="ro3">
          <table:table-cell table:style-name="ce34" table:formula="of:=[.A40]+delta_t" office:value-type="float" office:value="0.22" calcext:value-type="float">
            <text:p>0.22</text:p>
          </table:table-cell>
          <table:table-cell table:style-name="ce34" table:formula="of:=+[.B40]" office:value-type="float" office:value="4.45832771081132" calcext:value-type="float">
            <text:p>4.45832771081132</text:p>
          </table:table-cell>
          <table:table-cell table:style-name="ce34" table:formula="of:=[.C40]-g*delta_t" office:value-type="float" office:value="1.58351813780923" calcext:value-type="float">
            <text:p>1.58351813780923</text:p>
          </table:table-cell>
          <table:table-cell table:style-name="ce34" table:formula="of:=SQRT([.B41]*[.B41]+[.C41]*[.C41])" office:value-type="float" office:value="4.73119600838508" calcext:value-type="float">
            <text:p>4.73119600838508</text:p>
          </table:table-cell>
          <table:table-cell table:style-name="ce34" table:formula="of:=IF([.F40]&gt;0;[.E40]+0.5*([.B40]+[.B41])*delta_t;[.E40])" office:value-type="float" office:value="0.980832096378491" calcext:value-type="float">
            <text:p>0.980832096378491</text:p>
          </table:table-cell>
          <table:table-cell table:formula="of:=IF([.F40]&gt;0;[.F40]+0.5*([.C40]+[.C41])*delta_t;[.F40])" office:value-type="float" office:value="0.783039062793644" calcext:value-type="float">
            <text:p>0.783039062793644</text:p>
          </table:table-cell>
          <table:table-cell/>
          <table:table-cell table:style-name="ce34" table:formula="of:=[.H40]-b*[.H40]*[.J40]*delta_t" office:value-type="float" office:value="4.26150602200207" calcext:value-type="float">
            <text:p>4.26150602200207</text:p>
          </table:table-cell>
          <table:table-cell table:style-name="ce34" table:formula="of:=[.I40]-g*delta_t-b*[.I40]*[.J40]*delta_t" office:value-type="float" office:value="1.46210937294822" calcext:value-type="float">
            <text:p>1.46210937294822</text:p>
          </table:table-cell>
          <table:table-cell table:style-name="ce34" table:formula="of:=SQRT([.H41]^2+[.I41]^2)" office:value-type="float" office:value="4.50535208324753" calcext:value-type="float">
            <text:p>4.50535208324753</text:p>
          </table:table-cell>
          <table:table-cell table:style-name="ce34" table:formula="of:=IF([.L40]&gt;0; [.K40]+0.5*([.H40]+[.H41])*delta_t ;[.K40])" office:value-type="float" office:value="0.958077685124742" calcext:value-type="float">
            <text:p>0.958077685124742</text:p>
          </table:table-cell>
          <table:table-cell table:style-name="ce34" table:formula="of:=IF([.L40]&gt;0; [.L40]+0.5*([.I40]+[.I41])*delta_t ;[.L40])" office:value-type="float" office:value="0.767221914877027" calcext:value-type="float">
            <text:p>0.767221914877027</text:p>
          </table:table-cell>
          <table:table-cell/>
          <table:table-cell table:formula="of:= IF([.O40] &gt; 0;  (v*COS(theta*PI()/180)/b)*(1 - EXP(-b*[.A41])); [.N40])" office:value-type="float" office:value="0.976529066625897" calcext:value-type="float">
            <text:p>0.976529066625897</text:p>
          </table:table-cell>
          <table:table-cell table:formula="of:= IF([.O40]&gt;0;  height + (   (g/(b^2)) +  ( v*SIN(theta*PI()/180)) / b     )   *   ( 1 - EXP(-b*[.A41])    )     -   (   (g*[.A41]) / b   );[.O40])" office:value-type="float" office:value="0.780123004690552" calcext:value-type="float">
            <text:p>0.780123004690552</text:p>
          </table:table-cell>
          <table:table-cell table:number-columns-repeated="1009"/>
        </table:table-row>
        <table:table-row table:style-name="ro3">
          <table:table-cell table:style-name="ce34" table:formula="of:=[.A41]+delta_t" office:value-type="float" office:value="0.23" calcext:value-type="float">
            <text:p>0.23</text:p>
          </table:table-cell>
          <table:table-cell table:style-name="ce34" table:formula="of:=+[.B41]" office:value-type="float" office:value="4.45832771081132" calcext:value-type="float">
            <text:p>4.45832771081132</text:p>
          </table:table-cell>
          <table:table-cell table:style-name="ce34" table:formula="of:=[.C41]-g*delta_t" office:value-type="float" office:value="1.48545163780923" calcext:value-type="float">
            <text:p>1.48545163780923</text:p>
          </table:table-cell>
          <table:table-cell table:style-name="ce34" table:formula="of:=SQRT([.B42]*[.B42]+[.C42]*[.C42])" office:value-type="float" office:value="4.69928213084278" calcext:value-type="float">
            <text:p>4.69928213084278</text:p>
          </table:table-cell>
          <table:table-cell table:style-name="ce34" table:formula="of:=IF([.F41]&gt;0;[.E41]+0.5*([.B41]+[.B42])*delta_t;[.E41])" office:value-type="float" office:value="1.0254153734866" calcext:value-type="float">
            <text:p>1.0254153734866</text:p>
          </table:table-cell>
          <table:table-cell table:formula="of:=IF([.F41]&gt;0;[.F41]+0.5*([.C41]+[.C42])*delta_t;[.F41])" office:value-type="float" office:value="0.798383911671736" calcext:value-type="float">
            <text:p>0.798383911671736</text:p>
          </table:table-cell>
          <table:table-cell/>
          <table:table-cell table:style-name="ce34" table:formula="of:=[.H41]-b*[.H41]*[.J41]*delta_t" office:value-type="float" office:value="4.25382618798847" calcext:value-type="float">
            <text:p>4.25382618798847</text:p>
          </table:table-cell>
          <table:table-cell table:style-name="ce34" table:formula="of:=[.I41]-g*delta_t-b*[.I41]*[.J41]*delta_t" office:value-type="float" office:value="1.36140794594448" calcext:value-type="float">
            <text:p>1.36140794594448</text:p>
          </table:table-cell>
          <table:table-cell table:style-name="ce34" table:formula="of:=SQRT([.H42]^2+[.I42]^2)" office:value-type="float" office:value="4.466370879461" calcext:value-type="float">
            <text:p>4.466370879461</text:p>
          </table:table-cell>
          <table:table-cell table:style-name="ce34" table:formula="of:=IF([.L41]&gt;0; [.K41]+0.5*([.H41]+[.H42])*delta_t ;[.K41])" office:value-type="float" office:value="1.00065434617469" calcext:value-type="float">
            <text:p>1.00065434617469</text:p>
          </table:table-cell>
          <table:table-cell table:style-name="ce34" table:formula="of:=IF([.L41]&gt;0; [.L41]+0.5*([.I41]+[.I42])*delta_t ;[.L41])" office:value-type="float" office:value="0.78133950147149" calcext:value-type="float">
            <text:p>0.78133950147149</text:p>
          </table:table-cell>
          <table:table-cell/>
          <table:table-cell table:formula="of:= IF([.O41] &gt; 0;  (v*COS(theta*PI()/180)/b)*(1 - EXP(-b*[.A42])); [.N41])" office:value-type="float" office:value="1.02071289475261" calcext:value-type="float">
            <text:p>1.02071289475261</text:p>
          </table:table-cell>
          <table:table-cell table:formula="of:= IF([.O41]&gt;0;  height + (   (g/(b^2)) +  ( v*SIN(theta*PI()/180)) / b     )   *   ( 1 - EXP(-b*[.A42])    )     -   (   (g*[.A42]) / b   );[.O41])" office:value-type="float" office:value="0.795231687396552" calcext:value-type="float">
            <text:p>0.795231687396552</text:p>
          </table:table-cell>
          <table:table-cell table:number-columns-repeated="1009"/>
        </table:table-row>
        <table:table-row table:style-name="ro3">
          <table:table-cell table:style-name="ce34" table:formula="of:=[.A42]+delta_t" office:value-type="float" office:value="0.24" calcext:value-type="float">
            <text:p>0.24</text:p>
          </table:table-cell>
          <table:table-cell table:style-name="ce34" table:formula="of:=+[.B42]" office:value-type="float" office:value="4.45832771081132" calcext:value-type="float">
            <text:p>4.45832771081132</text:p>
          </table:table-cell>
          <table:table-cell table:style-name="ce34" table:formula="of:=[.C42]-g*delta_t" office:value-type="float" office:value="1.38738513780923" calcext:value-type="float">
            <text:p>1.38738513780923</text:p>
          </table:table-cell>
          <table:table-cell table:style-name="ce34" table:formula="of:=SQRT([.B43]*[.B43]+[.C43]*[.C43])" office:value-type="float" office:value="4.66921015778922" calcext:value-type="float">
            <text:p>4.66921015778922</text:p>
          </table:table-cell>
          <table:table-cell table:style-name="ce34" table:formula="of:=IF([.F42]&gt;0;[.E42]+0.5*([.B42]+[.B43])*delta_t;[.E42])" office:value-type="float" office:value="1.06999865059472" calcext:value-type="float">
            <text:p>1.06999865059472</text:p>
          </table:table-cell>
          <table:table-cell table:formula="of:=IF([.F42]&gt;0;[.F42]+0.5*([.C42]+[.C43])*delta_t;[.F42])" office:value-type="float" office:value="0.812748095549828" calcext:value-type="float">
            <text:p>0.812748095549828</text:p>
          </table:table-cell>
          <table:table-cell/>
          <table:table-cell table:style-name="ce34" table:formula="of:=[.H42]-b*[.H42]*[.J42]*delta_t" office:value-type="float" office:value="4.24622652182354" calcext:value-type="float">
            <text:p>4.24622652182354</text:p>
          </table:table-cell>
          <table:table-cell table:style-name="ce34" table:formula="of:=[.I42]-g*delta_t-b*[.I42]*[.J42]*delta_t" office:value-type="float" office:value="1.26090922482255" calcext:value-type="float">
            <text:p>1.26090922482255</text:p>
          </table:table-cell>
          <table:table-cell table:style-name="ce34" table:formula="of:=SQRT([.H43]^2+[.I43]^2)" office:value-type="float" office:value="4.42948436591441" calcext:value-type="float">
            <text:p>4.42948436591441</text:p>
          </table:table-cell>
          <table:table-cell table:style-name="ce34" table:formula="of:=IF([.L42]&gt;0; [.K42]+0.5*([.H42]+[.H43])*delta_t ;[.K42])" office:value-type="float" office:value="1.04315460972375" calcext:value-type="float">
            <text:p>1.04315460972375</text:p>
          </table:table-cell>
          <table:table-cell table:style-name="ce34" table:formula="of:=IF([.L42]&gt;0; [.L42]+0.5*([.I42]+[.I43])*delta_t ;[.L42])" office:value-type="float" office:value="0.794451087325326" calcext:value-type="float">
            <text:p>0.794451087325326</text:p>
          </table:table-cell>
          <table:table-cell/>
          <table:table-cell table:formula="of:= IF([.O42] &gt; 0;  (v*COS(theta*PI()/180)/b)*(1 - EXP(-b*[.A43])); [.N42])" office:value-type="float" office:value="1.06487905288231" calcext:value-type="float">
            <text:p>1.06487905288231</text:p>
          </table:table-cell>
          <table:table-cell table:formula="of:= IF([.O42]&gt;0;  height + (   (g/(b^2)) +  ( v*SIN(theta*PI()/180)) / b     )   *   ( 1 - EXP(-b*[.A43])    )     -   (   (g*[.A43]) / b   );[.O42])" office:value-type="float" office:value="0.80935385894518" calcext:value-type="float">
            <text:p>0.80935385894518</text:p>
          </table:table-cell>
          <table:table-cell table:number-columns-repeated="1009"/>
        </table:table-row>
        <table:table-row table:style-name="ro3">
          <table:table-cell table:style-name="ce34" table:formula="of:=[.A43]+delta_t" office:value-type="float" office:value="0.25" calcext:value-type="float">
            <text:p>0.25</text:p>
          </table:table-cell>
          <table:table-cell table:style-name="ce34" table:formula="of:=+[.B43]" office:value-type="float" office:value="4.45832771081132" calcext:value-type="float">
            <text:p>4.45832771081132</text:p>
          </table:table-cell>
          <table:table-cell table:style-name="ce34" table:formula="of:=[.C43]-g*delta_t" office:value-type="float" office:value="1.28931863780923" calcext:value-type="float">
            <text:p>1.28931863780923</text:p>
          </table:table-cell>
          <table:table-cell table:style-name="ce34" table:formula="of:=SQRT([.B44]*[.B44]+[.C44]*[.C44])" office:value-type="float" office:value="4.64101589383083" calcext:value-type="float">
            <text:p>4.64101589383083</text:p>
          </table:table-cell>
          <table:table-cell table:style-name="ce34" table:formula="of:=IF([.F43]&gt;0;[.E43]+0.5*([.B43]+[.B44])*delta_t;[.E43])" office:value-type="float" office:value="1.11458192770283" calcext:value-type="float">
            <text:p>1.11458192770283</text:p>
          </table:table-cell>
          <table:table-cell table:formula="of:=IF([.F43]&gt;0;[.F43]+0.5*([.C43]+[.C44])*delta_t;[.F43])" office:value-type="float" office:value="0.826131614427921" calcext:value-type="float">
            <text:p>0.826131614427921</text:p>
          </table:table-cell>
          <table:table-cell/>
          <table:table-cell table:style-name="ce34" table:formula="of:=[.H43]-b*[.H43]*[.J43]*delta_t" office:value-type="float" office:value="4.23870308422652" calcext:value-type="float">
            <text:p>4.23870308422652</text:p>
          </table:table-cell>
          <table:table-cell table:style-name="ce34" table:formula="of:=[.I43]-g*delta_t-b*[.I43]*[.J43]*delta_t" office:value-type="float" office:value="1.16060865374327" calcext:value-type="float">
            <text:p>1.16060865374327</text:p>
          </table:table-cell>
          <table:table-cell table:style-name="ce34" table:formula="of:=SQRT([.H44]^2+[.I44]^2)" office:value-type="float" office:value="4.39472596226149" calcext:value-type="float">
            <text:p>4.39472596226149</text:p>
          </table:table-cell>
          <table:table-cell table:style-name="ce34" table:formula="of:=IF([.L43]&gt;0; [.K43]+0.5*([.H43]+[.H44])*delta_t ;[.K43])" office:value-type="float" office:value="1.085579257754" calcext:value-type="float">
            <text:p>1.085579257754</text:p>
          </table:table-cell>
          <table:table-cell table:style-name="ce34" table:formula="of:=IF([.L43]&gt;0; [.L43]+0.5*([.I43]+[.I44])*delta_t ;[.L43])" office:value-type="float" office:value="0.806558676718155" calcext:value-type="float">
            <text:p>0.806558676718155</text:p>
          </table:table-cell>
          <table:table-cell/>
          <table:table-cell table:formula="of:= IF([.O43] &gt; 0;  (v*COS(theta*PI()/180)/b)*(1 - EXP(-b*[.A44])); [.N43])" office:value-type="float" office:value="1.10902754808159" calcext:value-type="float">
            <text:p>1.10902754808159</text:p>
          </table:table-cell>
          <table:table-cell table:formula="of:= IF([.O43]&gt;0;  height + (   (g/(b^2)) +  ( v*SIN(theta*PI()/180)) / b     )   *   ( 1 - EXP(-b*[.A44])    )     -   (   (g*[.A44]) / b   );[.O43])" office:value-type="float" office:value="0.822489913861666" calcext:value-type="float">
            <text:p>0.822489913861666</text:p>
          </table:table-cell>
          <table:table-cell table:number-columns-repeated="1009"/>
        </table:table-row>
        <table:table-row table:style-name="ro3">
          <table:table-cell table:style-name="ce34" table:formula="of:=[.A44]+delta_t" office:value-type="float" office:value="0.26" calcext:value-type="float">
            <text:p>0.26</text:p>
          </table:table-cell>
          <table:table-cell table:style-name="ce34" table:formula="of:=+[.B44]" office:value-type="float" office:value="4.45832771081132" calcext:value-type="float">
            <text:p>4.45832771081132</text:p>
          </table:table-cell>
          <table:table-cell table:style-name="ce34" table:formula="of:=[.C44]-g*delta_t" office:value-type="float" office:value="1.19125213780923" calcext:value-type="float">
            <text:p>1.19125213780923</text:p>
          </table:table-cell>
          <table:table-cell table:style-name="ce34" table:formula="of:=SQRT([.B45]*[.B45]+[.C45]*[.C45])" office:value-type="float" office:value="4.61473375535612" calcext:value-type="float">
            <text:p>4.61473375535612</text:p>
          </table:table-cell>
          <table:table-cell table:style-name="ce34" table:formula="of:=IF([.F44]&gt;0;[.E44]+0.5*([.B44]+[.B45])*delta_t;[.E44])" office:value-type="float" office:value="1.15916520481094" calcext:value-type="float">
            <text:p>1.15916520481094</text:p>
          </table:table-cell>
          <table:table-cell table:formula="of:=IF([.F44]&gt;0;[.F44]+0.5*([.C44]+[.C45])*delta_t;[.F44])" office:value-type="float" office:value="0.838534468306013" calcext:value-type="float">
            <text:p>0.838534468306013</text:p>
          </table:table-cell>
          <table:table-cell/>
          <table:table-cell table:style-name="ce34" table:formula="of:=[.H44]-b*[.H44]*[.J44]*delta_t" office:value-type="float" office:value="4.23125190883029" calcext:value-type="float">
            <text:p>4.23125190883029</text:p>
          </table:table-cell>
          <table:table-cell table:style-name="ce34" table:formula="of:=[.I44]-g*delta_t-b*[.I44]*[.J44]*delta_t" office:value-type="float" office:value="1.06050193095022" calcext:value-type="float">
            <text:p>1.06050193095022</text:p>
          </table:table-cell>
          <table:table-cell table:style-name="ce34" table:formula="of:=SQRT([.H45]^2+[.I45]^2)" office:value-type="float" office:value="4.36212758427916" calcext:value-type="float">
            <text:p>4.36212758427916</text:p>
          </table:table-cell>
          <table:table-cell table:style-name="ce34" table:formula="of:=IF([.L44]&gt;0; [.K44]+0.5*([.H44]+[.H45])*delta_t ;[.K44])" office:value-type="float" office:value="1.12792903271929" calcext:value-type="float">
            <text:p>1.12792903271929</text:p>
          </table:table-cell>
          <table:table-cell table:style-name="ce34" table:formula="of:=IF([.L44]&gt;0; [.L44]+0.5*([.I44]+[.I45])*delta_t ;[.L44])" office:value-type="float" office:value="0.817664229641622" calcext:value-type="float">
            <text:p>0.817664229641622</text:p>
          </table:table-cell>
          <table:table-cell/>
          <table:table-cell table:formula="of:= IF([.O44] &gt; 0;  (v*COS(theta*PI()/180)/b)*(1 - EXP(-b*[.A45])); [.N44])" office:value-type="float" office:value="1.1531583874142" calcext:value-type="float">
            <text:p>1.1531583874142</text:p>
          </table:table-cell>
          <table:table-cell table:formula="of:= IF([.O44]&gt;0;  height + (   (g/(b^2)) +  ( v*SIN(theta*PI()/180)) / b     )   *   ( 1 - EXP(-b*[.A45])    )     -   (   (g*[.A45]) / b   );[.O44])" office:value-type="float" office:value="0.834640246514446" calcext:value-type="float">
            <text:p>0.834640246514446</text:p>
          </table:table-cell>
          <table:table-cell table:number-columns-repeated="1009"/>
        </table:table-row>
        <table:table-row table:style-name="ro3">
          <table:table-cell table:style-name="ce34" table:formula="of:=[.A45]+delta_t" office:value-type="float" office:value="0.27" calcext:value-type="float">
            <text:p>0.27</text:p>
          </table:table-cell>
          <table:table-cell table:style-name="ce34" table:formula="of:=+[.B45]" office:value-type="float" office:value="4.45832771081132" calcext:value-type="float">
            <text:p>4.45832771081132</text:p>
          </table:table-cell>
          <table:table-cell table:style-name="ce34" table:formula="of:=[.C45]-g*delta_t" office:value-type="float" office:value="1.09318563780923" calcext:value-type="float">
            <text:p>1.09318563780923</text:p>
          </table:table-cell>
          <table:table-cell table:style-name="ce34" table:formula="of:=SQRT([.B46]*[.B46]+[.C46]*[.C46])" office:value-type="float" office:value="4.59039658588455" calcext:value-type="float">
            <text:p>4.59039658588455</text:p>
          </table:table-cell>
          <table:table-cell table:style-name="ce34" table:formula="of:=IF([.F45]&gt;0;[.E45]+0.5*([.B45]+[.B46])*delta_t;[.E45])" office:value-type="float" office:value="1.20374848191906" calcext:value-type="float">
            <text:p>1.20374848191906</text:p>
          </table:table-cell>
          <table:table-cell table:formula="of:=IF([.F45]&gt;0;[.F45]+0.5*([.C45]+[.C46])*delta_t;[.F45])" office:value-type="float" office:value="0.849956657184105" calcext:value-type="float">
            <text:p>0.849956657184105</text:p>
          </table:table-cell>
          <table:table-cell/>
          <table:table-cell table:style-name="ce34" table:formula="of:=[.H45]-b*[.H45]*[.J45]*delta_t" office:value-type="float" office:value="4.22386900456327" calcext:value-type="float">
            <text:p>4.22386900456327</text:p>
          </table:table-cell>
          <table:table-cell table:style-name="ce34" table:formula="of:=[.I45]-g*delta_t-b*[.I45]*[.J45]*delta_t" office:value-type="float" office:value="0.960585013059748" calcext:value-type="float">
            <text:p>0.960585013059748</text:p>
          </table:table-cell>
          <table:table-cell table:style-name="ce34" table:formula="of:=SQRT([.H46]^2+[.I46]^2)" office:value-type="float" office:value="4.33171939707841" calcext:value-type="float">
            <text:p>4.33171939707841</text:p>
          </table:table-cell>
          <table:table-cell table:style-name="ce34" table:formula="of:=IF([.L45]&gt;0; [.K45]+0.5*([.H45]+[.H46])*delta_t ;[.K45])" office:value-type="float" office:value="1.17020463728626" calcext:value-type="float">
            <text:p>1.17020463728626</text:p>
          </table:table-cell>
          <table:table-cell table:style-name="ce34" table:formula="of:=IF([.L45]&gt;0; [.L45]+0.5*([.I45]+[.I46])*delta_t ;[.L45])" office:value-type="float" office:value="0.827769664361672" calcext:value-type="float">
            <text:p>0.827769664361672</text:p>
          </table:table-cell>
          <table:table-cell/>
          <table:table-cell table:formula="of:= IF([.O45] &gt; 0;  (v*COS(theta*PI()/180)/b)*(1 - EXP(-b*[.A46])); [.N45])" office:value-type="float" office:value="1.19727157794106" calcext:value-type="float">
            <text:p>1.19727157794106</text:p>
          </table:table-cell>
          <table:table-cell table:formula="of:= IF([.O45]&gt;0;  height + (   (g/(b^2)) +  ( v*SIN(theta*PI()/180)) / b     )   *   ( 1 - EXP(-b*[.A46])    )     -   (   (g*[.A46]) / b   );[.O45])" office:value-type="float" office:value="0.845805251111699" calcext:value-type="float">
            <text:p>0.845805251111699</text:p>
          </table:table-cell>
          <table:table-cell table:number-columns-repeated="1009"/>
        </table:table-row>
        <table:table-row table:style-name="ro3">
          <table:table-cell table:style-name="ce34" table:formula="of:=[.A46]+delta_t" office:value-type="float" office:value="0.28" calcext:value-type="float">
            <text:p>0.28</text:p>
          </table:table-cell>
          <table:table-cell table:style-name="ce34" table:formula="of:=+[.B46]" office:value-type="float" office:value="4.45832771081132" calcext:value-type="float">
            <text:p>4.45832771081132</text:p>
          </table:table-cell>
          <table:table-cell table:style-name="ce34" table:formula="of:=[.C46]-g*delta_t" office:value-type="float" office:value="0.99511913780923" calcext:value-type="float">
            <text:p>0.99511913780923</text:p>
          </table:table-cell>
          <table:table-cell table:style-name="ce34" table:formula="of:=SQRT([.B47]*[.B47]+[.C47]*[.C47])" office:value-type="float" office:value="4.56803547221585" calcext:value-type="float">
            <text:p>4.56803547221585</text:p>
          </table:table-cell>
          <table:table-cell table:style-name="ce34" table:formula="of:=IF([.F46]&gt;0;[.E46]+0.5*([.B46]+[.B47])*delta_t;[.E46])" office:value-type="float" office:value="1.24833175902717" calcext:value-type="float">
            <text:p>1.24833175902717</text:p>
          </table:table-cell>
          <table:table-cell table:formula="of:=IF([.F46]&gt;0;[.F46]+0.5*([.C46]+[.C47])*delta_t;[.F46])" office:value-type="float" office:value="0.860398181062198" calcext:value-type="float">
            <text:p>0.860398181062198</text:p>
          </table:table-cell>
          <table:table-cell/>
          <table:table-cell table:style-name="ce34" table:formula="of:=[.H46]-b*[.H46]*[.J46]*delta_t" office:value-type="float" office:value="4.21655035844416" calcext:value-type="float">
            <text:p>4.21655035844416</text:p>
          </table:table-cell>
          <table:table-cell table:style-name="ce34" table:formula="of:=[.I46]-g*delta_t-b*[.I46]*[.J46]*delta_t" office:value-type="float" office:value="0.860854119166303" calcext:value-type="float">
            <text:p>0.860854119166303</text:p>
          </table:table-cell>
          <table:table-cell table:style-name="ce34" table:formula="of:=SQRT([.H47]^2+[.I47]^2)" office:value-type="float" office:value="4.30352956766666" calcext:value-type="float">
            <text:p>4.30352956766666</text:p>
          </table:table-cell>
          <table:table-cell table:style-name="ce34" table:formula="of:=IF([.L46]&gt;0; [.K46]+0.5*([.H46]+[.H47])*delta_t ;[.K46])" office:value-type="float" office:value="1.21240673410129" calcext:value-type="float">
            <text:p>1.21240673410129</text:p>
          </table:table-cell>
          <table:table-cell table:style-name="ce34" table:formula="of:=IF([.L46]&gt;0; [.L46]+0.5*([.I46]+[.I47])*delta_t ;[.L46])" office:value-type="float" office:value="0.836876860022802" calcext:value-type="float">
            <text:p>0.836876860022802</text:p>
          </table:table-cell>
          <table:table-cell/>
          <table:table-cell table:formula="of:= IF([.O46] &gt; 0;  (v*COS(theta*PI()/180)/b)*(1 - EXP(-b*[.A47])); [.N46])" office:value-type="float" office:value="1.24136712672031" calcext:value-type="float">
            <text:p>1.24136712672031</text:p>
          </table:table-cell>
          <table:table-cell table:formula="of:= IF([.O46]&gt;0;  height + (   (g/(b^2)) +  ( v*SIN(theta*PI()/180)) / b     )   *   ( 1 - EXP(-b*[.A47])    )     -   (   (g*[.A47]) / b   );[.O46])" office:value-type="float" office:value="0.855985321708189" calcext:value-type="float">
            <text:p>0.855985321708189</text:p>
          </table:table-cell>
          <table:table-cell table:number-columns-repeated="1009"/>
        </table:table-row>
        <table:table-row table:style-name="ro3">
          <table:table-cell table:style-name="ce34" table:formula="of:=[.A47]+delta_t" office:value-type="float" office:value="0.29" calcext:value-type="float">
            <text:p>0.29</text:p>
          </table:table-cell>
          <table:table-cell table:style-name="ce34" table:formula="of:=+[.B47]" office:value-type="float" office:value="4.45832771081132" calcext:value-type="float">
            <text:p>4.45832771081132</text:p>
          </table:table-cell>
          <table:table-cell table:style-name="ce34" table:formula="of:=[.C47]-g*delta_t" office:value-type="float" office:value="0.89705263780923" calcext:value-type="float">
            <text:p>0.89705263780923</text:p>
          </table:table-cell>
          <table:table-cell table:style-name="ce34" table:formula="of:=SQRT([.B48]*[.B48]+[.C48]*[.C48])" office:value-type="float" office:value="4.54767956346845" calcext:value-type="float">
            <text:p>4.54767956346845</text:p>
          </table:table-cell>
          <table:table-cell table:style-name="ce34" table:formula="of:=IF([.F47]&gt;0;[.E47]+0.5*([.B47]+[.B48])*delta_t;[.E47])" office:value-type="float" office:value="1.29291503613528" calcext:value-type="float">
            <text:p>1.29291503613528</text:p>
          </table:table-cell>
          <table:table-cell table:formula="of:=IF([.F47]&gt;0;[.F47]+0.5*([.C47]+[.C48])*delta_t;[.F47])" office:value-type="float" office:value="0.86985903994029" calcext:value-type="float">
            <text:p>0.86985903994029</text:p>
          </table:table-cell>
          <table:table-cell/>
          <table:table-cell table:style-name="ce34" table:formula="of:=[.H47]-b*[.H47]*[.J47]*delta_t" office:value-type="float" office:value="4.20929193878771" calcext:value-type="float">
            <text:p>4.20929193878771</text:p>
          </table:table-cell>
          <table:table-cell table:style-name="ce34" table:formula="of:=[.I47]-g*delta_t-b*[.I47]*[.J47]*delta_t" office:value-type="float" office:value="0.761305734704191" calcext:value-type="float">
            <text:p>0.761305734704191</text:p>
          </table:table-cell>
          <table:table-cell table:style-name="ce34" table:formula="of:=SQRT([.H48]^2+[.I48]^2)" office:value-type="float" office:value="4.27758401993891" calcext:value-type="float">
            <text:p>4.27758401993891</text:p>
          </table:table-cell>
          <table:table-cell table:style-name="ce34" table:formula="of:=IF([.L47]&gt;0; [.K47]+0.5*([.H47]+[.H48])*delta_t ;[.K47])" office:value-type="float" office:value="1.25453594558745" calcext:value-type="float">
            <text:p>1.25453594558745</text:p>
          </table:table-cell>
          <table:table-cell table:style-name="ce34" table:formula="of:=IF([.L47]&gt;0; [.L47]+0.5*([.I47]+[.I48])*delta_t ;[.L47])" office:value-type="float" office:value="0.844987659292155" calcext:value-type="float">
            <text:p>0.844987659292155</text:p>
          </table:table-cell>
          <table:table-cell/>
          <table:table-cell table:formula="of:= IF([.O47] &gt; 0;  (v*COS(theta*PI()/180)/b)*(1 - EXP(-b*[.A48])); [.N47])" office:value-type="float" office:value="1.28544504080721" calcext:value-type="float">
            <text:p>1.28544504080721</text:p>
          </table:table-cell>
          <table:table-cell table:formula="of:= IF([.O47]&gt;0;  height + (   (g/(b^2)) +  ( v*SIN(theta*PI()/180)) / b     )   *   ( 1 - EXP(-b*[.A48])    )     -   (   (g*[.A48]) / b   );[.O47])" office:value-type="float" office:value="0.865180852197071" calcext:value-type="float">
            <text:p>0.865180852197071</text:p>
          </table:table-cell>
          <table:table-cell table:number-columns-repeated="1009"/>
        </table:table-row>
        <table:table-row table:style-name="ro3">
          <table:table-cell table:style-name="ce34" table:formula="of:=[.A48]+delta_t" office:value-type="float" office:value="0.3" calcext:value-type="float">
            <text:p>0.3</text:p>
          </table:table-cell>
          <table:table-cell table:style-name="ce34" table:formula="of:=+[.B48]" office:value-type="float" office:value="4.45832771081132" calcext:value-type="float">
            <text:p>4.45832771081132</text:p>
          </table:table-cell>
          <table:table-cell table:style-name="ce34" table:formula="of:=[.C48]-g*delta_t" office:value-type="float" office:value="0.79898613780923" calcext:value-type="float">
            <text:p>0.79898613780923</text:p>
          </table:table-cell>
          <table:table-cell table:style-name="ce34" table:formula="of:=SQRT([.B49]*[.B49]+[.C49]*[.C49])" office:value-type="float" office:value="4.52935589520182" calcext:value-type="float">
            <text:p>4.52935589520182</text:p>
          </table:table-cell>
          <table:table-cell table:style-name="ce34" table:formula="of:=IF([.F48]&gt;0;[.E48]+0.5*([.B48]+[.B49])*delta_t;[.E48])" office:value-type="float" office:value="1.3374983132434" calcext:value-type="float">
            <text:p>1.3374983132434</text:p>
          </table:table-cell>
          <table:table-cell table:formula="of:=IF([.F48]&gt;0;[.F48]+0.5*([.C48]+[.C49])*delta_t;[.F48])" office:value-type="float" office:value="0.878339233818382" calcext:value-type="float">
            <text:p>0.878339233818382</text:p>
          </table:table-cell>
          <table:table-cell/>
          <table:table-cell table:style-name="ce34" table:formula="of:=[.H48]-b*[.H48]*[.J48]*delta_t" office:value-type="float" office:value="4.20208969881467" calcext:value-type="float">
            <text:p>4.20208969881467</text:p>
          </table:table-cell>
          <table:table-cell table:style-name="ce34" table:formula="of:=[.I48]-g*delta_t-b*[.I48]*[.J48]*delta_t" office:value-type="float" office:value="0.661936615006167" calcext:value-type="float">
            <text:p>0.661936615006167</text:p>
          </table:table-cell>
          <table:table-cell table:style-name="ce34" table:formula="of:=SQRT([.H49]^2+[.I49]^2)" office:value-type="float" office:value="4.25390619538914" calcext:value-type="float">
            <text:p>4.25390619538914</text:p>
          </table:table-cell>
          <table:table-cell table:style-name="ce34" table:formula="of:=IF([.L48]&gt;0; [.K48]+0.5*([.H48]+[.H49])*delta_t ;[.K48])" office:value-type="float" office:value="1.29659285377547" calcext:value-type="float">
            <text:p>1.29659285377547</text:p>
          </table:table-cell>
          <table:table-cell table:style-name="ce34" table:formula="of:=IF([.L48]&gt;0; [.L48]+0.5*([.I48]+[.I49])*delta_t ;[.L48])" office:value-type="float" office:value="0.852103871040706" calcext:value-type="float">
            <text:p>0.852103871040706</text:p>
          </table:table-cell>
          <table:table-cell/>
          <table:table-cell table:formula="of:= IF([.O48] &gt; 0;  (v*COS(theta*PI()/180)/b)*(1 - EXP(-b*[.A49])); [.N48])" office:value-type="float" office:value="1.32950532725424" calcext:value-type="float">
            <text:p>1.32950532725424</text:p>
          </table:table-cell>
          <table:table-cell table:formula="of:= IF([.O48]&gt;0;  height + (   (g/(b^2)) +  ( v*SIN(theta*PI()/180)) / b     )   *   ( 1 - EXP(-b*[.A49])    )     -   (   (g*[.A49]) / b   );[.O48])" office:value-type="float" office:value="0.873392236316022" calcext:value-type="float">
            <text:p>0.873392236316022</text:p>
          </table:table-cell>
          <table:table-cell table:number-columns-repeated="1009"/>
        </table:table-row>
        <table:table-row table:style-name="ro3">
          <table:table-cell table:style-name="ce34" table:formula="of:=[.A49]+delta_t" office:value-type="float" office:value="0.31" calcext:value-type="float">
            <text:p>0.31</text:p>
          </table:table-cell>
          <table:table-cell table:style-name="ce34" table:formula="of:=+[.B49]" office:value-type="float" office:value="4.45832771081132" calcext:value-type="float">
            <text:p>4.45832771081132</text:p>
          </table:table-cell>
          <table:table-cell table:style-name="ce34" table:formula="of:=[.C49]-g*delta_t" office:value-type="float" office:value="0.70091963780923" calcext:value-type="float">
            <text:p>0.70091963780923</text:p>
          </table:table-cell>
          <table:table-cell table:style-name="ce34" table:formula="of:=SQRT([.B50]*[.B50]+[.C50]*[.C50])" office:value-type="float" office:value="4.51308922088349" calcext:value-type="float">
            <text:p>4.51308922088349</text:p>
          </table:table-cell>
          <table:table-cell table:style-name="ce34" table:formula="of:=IF([.F49]&gt;0;[.E49]+0.5*([.B49]+[.B50])*delta_t;[.E49])" office:value-type="float" office:value="1.38208159035151" calcext:value-type="float">
            <text:p>1.38208159035151</text:p>
          </table:table-cell>
          <table:table-cell table:formula="of:=IF([.F49]&gt;0;[.F49]+0.5*([.C49]+[.C50])*delta_t;[.F49])" office:value-type="float" office:value="0.885838762696475" calcext:value-type="float">
            <text:p>0.885838762696475</text:p>
          </table:table-cell>
          <table:table-cell/>
          <table:table-cell table:style-name="ce34" table:formula="of:=[.H49]-b*[.H49]*[.J49]*delta_t" office:value-type="float" office:value="4.19493958065332" calcext:value-type="float">
            <text:p>4.19493958065332</text:p>
          </table:table-cell>
          <table:table-cell table:style-name="ce34" table:formula="of:=[.I49]-g*delta_t-b*[.I49]*[.J49]*delta_t" office:value-type="float" office:value="0.562743788499156" calcext:value-type="float">
            <text:p>0.562743788499156</text:p>
          </table:table-cell>
          <table:table-cell table:style-name="ce34" table:formula="of:=SQRT([.H50]^2+[.I50]^2)" office:value-type="float" office:value="4.23251682298207" calcext:value-type="float">
            <text:p>4.23251682298207</text:p>
          </table:table-cell>
          <table:table-cell table:style-name="ce34" table:formula="of:=IF([.L49]&gt;0; [.K49]+0.5*([.H49]+[.H50])*delta_t ;[.K49])" office:value-type="float" office:value="1.33857800017281" calcext:value-type="float">
            <text:p>1.33857800017281</text:p>
          </table:table-cell>
          <table:table-cell table:style-name="ce34" table:formula="of:=IF([.L49]&gt;0; [.L49]+0.5*([.I49]+[.I50])*delta_t ;[.L49])" office:value-type="float" office:value="0.858227273058233" calcext:value-type="float">
            <text:p>0.858227273058233</text:p>
          </table:table-cell>
          <table:table-cell/>
          <table:table-cell table:formula="of:= IF([.O49] &gt; 0;  (v*COS(theta*PI()/180)/b)*(1 - EXP(-b*[.A50])); [.N49])" office:value-type="float" office:value="1.37354799311104" calcext:value-type="float">
            <text:p>1.37354799311104</text:p>
          </table:table-cell>
          <table:table-cell table:formula="of:= IF([.O49]&gt;0;  height + (   (g/(b^2)) +  ( v*SIN(theta*PI()/180)) / b     )   *   ( 1 - EXP(-b*[.A50])    )     -   (   (g*[.A50]) / b   );[.O49])" office:value-type="float" office:value="0.880619867645194" calcext:value-type="float">
            <text:p>0.880619867645194</text:p>
          </table:table-cell>
          <table:table-cell table:number-columns-repeated="1009"/>
        </table:table-row>
        <table:table-row table:style-name="ro3">
          <table:table-cell table:style-name="ce34" table:formula="of:=[.A50]+delta_t" office:value-type="float" office:value="0.32" calcext:value-type="float">
            <text:p>0.32</text:p>
          </table:table-cell>
          <table:table-cell table:style-name="ce34" table:formula="of:=+[.B50]" office:value-type="float" office:value="4.45832771081132" calcext:value-type="float">
            <text:p>4.45832771081132</text:p>
          </table:table-cell>
          <table:table-cell table:style-name="ce34" table:formula="of:=[.C50]-g*delta_t" office:value-type="float" office:value="0.60285313780923" calcext:value-type="float">
            <text:p>0.60285313780923</text:p>
          </table:table-cell>
          <table:table-cell table:style-name="ce34" table:formula="of:=SQRT([.B51]*[.B51]+[.C51]*[.C51])" office:value-type="float" office:value="4.49890185298086" calcext:value-type="float">
            <text:p>4.49890185298086</text:p>
          </table:table-cell>
          <table:table-cell table:style-name="ce34" table:formula="of:=IF([.F50]&gt;0;[.E50]+0.5*([.B50]+[.B51])*delta_t;[.E50])" office:value-type="float" office:value="1.42666486745962" calcext:value-type="float">
            <text:p>1.42666486745962</text:p>
          </table:table-cell>
          <table:table-cell table:formula="of:=IF([.F50]&gt;0;[.F50]+0.5*([.C50]+[.C51])*delta_t;[.F50])" office:value-type="float" office:value="0.892357626574567" calcext:value-type="float">
            <text:p>0.892357626574567</text:p>
          </table:table-cell>
          <table:table-cell/>
          <table:table-cell table:style-name="ce34" table:formula="of:=[.H50]-b*[.H50]*[.J50]*delta_t" office:value-type="float" office:value="4.18783751971472" calcext:value-type="float">
            <text:p>4.18783751971472</text:p>
          </table:table-cell>
          <table:table-cell table:style-name="ce34" table:formula="of:=[.I50]-g*delta_t-b*[.I50]*[.J50]*delta_t" office:value-type="float" office:value="0.463724559478415" calcext:value-type="float">
            <text:p>0.463724559478415</text:p>
          </table:table-cell>
          <table:table-cell table:style-name="ce34" table:formula="of:=SQRT([.H51]^2+[.I51]^2)" office:value-type="float" office:value="4.21343370169672" calcext:value-type="float">
            <text:p>4.21343370169672</text:p>
          </table:table-cell>
          <table:table-cell table:style-name="ce34" table:formula="of:=IF([.L50]&gt;0; [.K50]+0.5*([.H50]+[.H51])*delta_t ;[.K50])" office:value-type="float" office:value="1.38049188567465" calcext:value-type="float">
            <text:p>1.38049188567465</text:p>
          </table:table-cell>
          <table:table-cell table:style-name="ce34" table:formula="of:=IF([.L50]&gt;0; [.L50]+0.5*([.I50]+[.I51])*delta_t ;[.L50])" office:value-type="float" office:value="0.863359614798121" calcext:value-type="float">
            <text:p>0.863359614798121</text:p>
          </table:table-cell>
          <table:table-cell/>
          <table:table-cell table:formula="of:= IF([.O50] &gt; 0;  (v*COS(theta*PI()/180)/b)*(1 - EXP(-b*[.A51])); [.N50])" office:value-type="float" office:value="1.41757304542445" calcext:value-type="float">
            <text:p>1.41757304542445</text:p>
          </table:table-cell>
          <table:table-cell table:formula="of:= IF([.O50]&gt;0;  height + (   (g/(b^2)) +  ( v*SIN(theta*PI()/180)) / b     )   *   ( 1 - EXP(-b*[.A51])    )     -   (   (g*[.A51]) / b   );[.O50])" office:value-type="float" office:value="0.886864139606573" calcext:value-type="float">
            <text:p>0.886864139606573</text:p>
          </table:table-cell>
          <table:table-cell table:number-columns-repeated="1009"/>
        </table:table-row>
        <table:table-row table:style-name="ro3">
          <table:table-cell table:style-name="ce34" table:formula="of:=[.A51]+delta_t" office:value-type="float" office:value="0.33" calcext:value-type="float">
            <text:p>0.33</text:p>
          </table:table-cell>
          <table:table-cell table:style-name="ce34" table:formula="of:=+[.B51]" office:value-type="float" office:value="4.45832771081132" calcext:value-type="float">
            <text:p>4.45832771081132</text:p>
          </table:table-cell>
          <table:table-cell table:style-name="ce34" table:formula="of:=[.C51]-g*delta_t" office:value-type="float" office:value="0.50478663780923" calcext:value-type="float">
            <text:p>0.50478663780923</text:p>
          </table:table-cell>
          <table:table-cell table:style-name="ce34" table:formula="of:=SQRT([.B52]*[.B52]+[.C52]*[.C52])" office:value-type="float" office:value="4.4868135159263" calcext:value-type="float">
            <text:p>4.4868135159263</text:p>
          </table:table-cell>
          <table:table-cell table:style-name="ce34" table:formula="of:=IF([.F51]&gt;0;[.E51]+0.5*([.B51]+[.B52])*delta_t;[.E51])" office:value-type="float" office:value="1.47124814456774" calcext:value-type="float">
            <text:p>1.47124814456774</text:p>
          </table:table-cell>
          <table:table-cell table:formula="of:=IF([.F51]&gt;0;[.F51]+0.5*([.C51]+[.C52])*delta_t;[.F51])" office:value-type="float" office:value="0.897895825452659" calcext:value-type="float">
            <text:p>0.897895825452659</text:p>
          </table:table-cell>
          <table:table-cell/>
          <table:table-cell table:style-name="ce34" table:formula="of:=[.H51]-b*[.H51]*[.J51]*delta_t" office:value-type="float" office:value="4.1807794494176" calcext:value-type="float">
            <text:p>4.1807794494176</text:p>
          </table:table-cell>
          <table:table-cell table:style-name="ce34" table:formula="of:=[.I51]-g*delta_t-b*[.I51]*[.J51]*delta_t" office:value-type="float" office:value="0.364876510403531" calcext:value-type="float">
            <text:p>0.364876510403531</text:p>
          </table:table-cell>
          <table:table-cell table:style-name="ce34" table:formula="of:=SQRT([.H52]^2+[.I52]^2)" office:value-type="float" office:value="4.19667149923803" calcext:value-type="float">
            <text:p>4.19667149923803</text:p>
          </table:table-cell>
          <table:table-cell table:style-name="ce34" table:formula="of:=IF([.L51]&gt;0; [.K51]+0.5*([.H51]+[.H52])*delta_t ;[.K51])" office:value-type="float" office:value="1.42233497052031" calcext:value-type="float">
            <text:p>1.42233497052031</text:p>
          </table:table-cell>
          <table:table-cell table:style-name="ce34" table:formula="of:=IF([.L51]&gt;0; [.L51]+0.5*([.I51]+[.I52])*delta_t ;[.L51])" office:value-type="float" office:value="0.867502620147531" calcext:value-type="float">
            <text:p>0.867502620147531</text:p>
          </table:table-cell>
          <table:table-cell/>
          <table:table-cell table:formula="of:= IF([.O51] &gt; 0;  (v*COS(theta*PI()/180)/b)*(1 - EXP(-b*[.A52])); [.N51])" office:value-type="float" office:value="1.46158049123845" calcext:value-type="float">
            <text:p>1.46158049123845</text:p>
          </table:table-cell>
          <table:table-cell table:formula="of:= IF([.O51]&gt;0;  height + (   (g/(b^2)) +  ( v*SIN(theta*PI()/180)) / b     )   *   ( 1 - EXP(-b*[.A52])    )     -   (   (g*[.A52]) / b   );[.O51])" office:value-type="float" office:value="0.892125445465297" calcext:value-type="float">
            <text:p>0.892125445465297</text:p>
          </table:table-cell>
          <table:table-cell table:number-columns-repeated="1009"/>
        </table:table-row>
        <table:table-row table:style-name="ro3">
          <table:table-cell table:style-name="ce34" table:formula="of:=[.A52]+delta_t" office:value-type="float" office:value="0.34" calcext:value-type="float">
            <text:p>0.34</text:p>
          </table:table-cell>
          <table:table-cell table:style-name="ce34" table:formula="of:=+[.B52]" office:value-type="float" office:value="4.45832771081132" calcext:value-type="float">
            <text:p>4.45832771081132</text:p>
          </table:table-cell>
          <table:table-cell table:style-name="ce34" table:formula="of:=[.C52]-g*delta_t" office:value-type="float" office:value="0.40672013780923" calcext:value-type="float">
            <text:p>0.40672013780923</text:p>
          </table:table-cell>
          <table:table-cell table:style-name="ce34" table:formula="of:=SQRT([.B53]*[.B53]+[.C53]*[.C53])" office:value-type="float" office:value="4.47684121311977" calcext:value-type="float">
            <text:p>4.47684121311977</text:p>
          </table:table-cell>
          <table:table-cell table:style-name="ce34" table:formula="of:=IF([.F52]&gt;0;[.E52]+0.5*([.B52]+[.B53])*delta_t;[.E52])" office:value-type="float" office:value="1.51583142167585" calcext:value-type="float">
            <text:p>1.51583142167585</text:p>
          </table:table-cell>
          <table:table-cell table:formula="of:=IF([.F52]&gt;0;[.F52]+0.5*([.C52]+[.C53])*delta_t;[.F52])" office:value-type="float" office:value="0.902453359330751" calcext:value-type="float">
            <text:p>0.902453359330751</text:p>
          </table:table-cell>
          <table:table-cell/>
          <table:table-cell table:style-name="ce34" table:formula="of:=[.H52]-b*[.H52]*[.J52]*delta_t" office:value-type="float" office:value="4.17376130623361" calcext:value-type="float">
            <text:p>4.17376130623361</text:p>
          </table:table-cell>
          <table:table-cell table:style-name="ce34" table:formula="of:=[.I52]-g*delta_t-b*[.I52]*[.J52]*delta_t" office:value-type="float" office:value="0.26619750366275" calcext:value-type="float">
            <text:p>0.26619750366275</text:p>
          </table:table-cell>
          <table:table-cell table:style-name="ce34" table:formula="of:=SQRT([.H53]^2+[.I53]^2)" office:value-type="float" office:value="4.18224157030284" calcext:value-type="float">
            <text:p>4.18224157030284</text:p>
          </table:table-cell>
          <table:table-cell table:style-name="ce34" table:formula="of:=IF([.L52]&gt;0; [.K52]+0.5*([.H52]+[.H53])*delta_t ;[.K52])" office:value-type="float" office:value="1.46410767429856" calcext:value-type="float">
            <text:p>1.46410767429856</text:p>
          </table:table-cell>
          <table:table-cell table:style-name="ce34" table:formula="of:=IF([.L52]&gt;0; [.L52]+0.5*([.I52]+[.I53])*delta_t ;[.L52])" office:value-type="float" office:value="0.870657990217862" calcext:value-type="float">
            <text:p>0.870657990217862</text:p>
          </table:table-cell>
          <table:table-cell/>
          <table:table-cell table:formula="of:= IF([.O52] &gt; 0;  (v*COS(theta*PI()/180)/b)*(1 - EXP(-b*[.A53])); [.N52])" office:value-type="float" office:value="1.50557033759428" calcext:value-type="float">
            <text:p>1.50557033759428</text:p>
          </table:table-cell>
          <table:table-cell table:formula="of:= IF([.O52]&gt;0;  height + (   (g/(b^2)) +  ( v*SIN(theta*PI()/180)) / b     )   *   ( 1 - EXP(-b*[.A53])    )     -   (   (g*[.A53]) / b   );[.O52])" office:value-type="float" office:value="0.896404178330371" calcext:value-type="float">
            <text:p>0.896404178330371</text:p>
          </table:table-cell>
          <table:table-cell table:number-columns-repeated="1009"/>
        </table:table-row>
        <table:table-row table:style-name="ro3">
          <table:table-cell table:style-name="ce34" table:formula="of:=[.A53]+delta_t" office:value-type="float" office:value="0.35" calcext:value-type="float">
            <text:p>0.35</text:p>
          </table:table-cell>
          <table:table-cell table:style-name="ce34" table:formula="of:=+[.B53]" office:value-type="float" office:value="4.45832771081132" calcext:value-type="float">
            <text:p>4.45832771081132</text:p>
          </table:table-cell>
          <table:table-cell table:style-name="ce34" table:formula="of:=[.C53]-g*delta_t" office:value-type="float" office:value="0.30865363780923" calcext:value-type="float">
            <text:p>0.30865363780923</text:p>
          </table:table-cell>
          <table:table-cell table:style-name="ce34" table:formula="of:=SQRT([.B54]*[.B54]+[.C54]*[.C54])" office:value-type="float" office:value="4.46899910999331" calcext:value-type="float">
            <text:p>4.46899910999331</text:p>
          </table:table-cell>
          <table:table-cell table:style-name="ce34" table:formula="of:=IF([.F53]&gt;0;[.E53]+0.5*([.B53]+[.B54])*delta_t;[.E53])" office:value-type="float" office:value="1.56041469878396" calcext:value-type="float">
            <text:p>1.56041469878396</text:p>
          </table:table-cell>
          <table:table-cell table:formula="of:=IF([.F53]&gt;0;[.F53]+0.5*([.C53]+[.C54])*delta_t;[.F53])" office:value-type="float" office:value="0.906030228208844" calcext:value-type="float">
            <text:p>0.906030228208844</text:p>
          </table:table-cell>
          <table:table-cell/>
          <table:table-cell table:style-name="ce34" table:formula="of:=[.H53]-b*[.H53]*[.J53]*delta_t" office:value-type="float" office:value="4.16677903501783" calcext:value-type="float">
            <text:p>4.16677903501783</text:p>
          </table:table-cell>
          <table:table-cell table:style-name="ce34" table:formula="of:=[.I53]-g*delta_t-b*[.I53]*[.J53]*delta_t" office:value-type="float" office:value="0.167685682756458" calcext:value-type="float">
            <text:p>0.167685682756458</text:p>
          </table:table-cell>
          <table:table-cell table:style-name="ce34" table:formula="of:=SQRT([.H54]^2+[.I54]^2)" office:value-type="float" office:value="4.17015179758071" calcext:value-type="float">
            <text:p>4.17015179758071</text:p>
          </table:table-cell>
          <table:table-cell table:style-name="ce34" table:formula="of:=IF([.L53]&gt;0; [.K53]+0.5*([.H53]+[.H54])*delta_t ;[.K53])" office:value-type="float" office:value="1.50581037600482" calcext:value-type="float">
            <text:p>1.50581037600482</text:p>
          </table:table-cell>
          <table:table-cell table:style-name="ce34" table:formula="of:=IF([.L53]&gt;0; [.L53]+0.5*([.I53]+[.I54])*delta_t ;[.L53])" office:value-type="float" office:value="0.872827406149958" calcext:value-type="float">
            <text:p>0.872827406149958</text:p>
          </table:table-cell>
          <table:table-cell/>
          <table:table-cell table:formula="of:= IF([.O53] &gt; 0;  (v*COS(theta*PI()/180)/b)*(1 - EXP(-b*[.A54])); [.N53])" office:value-type="float" office:value="1.54954259153027" calcext:value-type="float">
            <text:p>1.54954259153027</text:p>
          </table:table-cell>
          <table:table-cell table:formula="of:= IF([.O53]&gt;0;  height + (   (g/(b^2)) +  ( v*SIN(theta*PI()/180)) / b     )   *   ( 1 - EXP(-b*[.A54])    )     -   (   (g*[.A54]) / b   );[.O53])" office:value-type="float" office:value="0.899700731150489" calcext:value-type="float">
            <text:p>0.899700731150489</text:p>
          </table:table-cell>
          <table:table-cell table:number-columns-repeated="1009"/>
        </table:table-row>
        <table:table-row table:style-name="ro3">
          <table:table-cell table:style-name="ce34" table:formula="of:=[.A54]+delta_t" office:value-type="float" office:value="0.36" calcext:value-type="float">
            <text:p>0.36</text:p>
          </table:table-cell>
          <table:table-cell table:style-name="ce34" table:formula="of:=+[.B54]" office:value-type="float" office:value="4.45832771081132" calcext:value-type="float">
            <text:p>4.45832771081132</text:p>
          </table:table-cell>
          <table:table-cell table:style-name="ce34" table:formula="of:=[.C54]-g*delta_t" office:value-type="float" office:value="0.21058713780923" calcext:value-type="float">
            <text:p>0.21058713780923</text:p>
          </table:table-cell>
          <table:table-cell table:style-name="ce34" table:formula="of:=SQRT([.B55]*[.B55]+[.C55]*[.C55])" office:value-type="float" office:value="4.46329843496924" calcext:value-type="float">
            <text:p>4.46329843496924</text:p>
          </table:table-cell>
          <table:table-cell table:style-name="ce34" table:formula="of:=IF([.F54]&gt;0;[.E54]+0.5*([.B54]+[.B55])*delta_t;[.E54])" office:value-type="float" office:value="1.60499797589208" calcext:value-type="float">
            <text:p>1.60499797589208</text:p>
          </table:table-cell>
          <table:table-cell table:formula="of:=IF([.F54]&gt;0;[.F54]+0.5*([.C54]+[.C55])*delta_t;[.F54])" office:value-type="float" office:value="0.908626432086936" calcext:value-type="float">
            <text:p>0.908626432086936</text:p>
          </table:table-cell>
          <table:table-cell/>
          <table:table-cell table:style-name="ce34" table:formula="of:=[.H54]-b*[.H54]*[.J54]*delta_t" office:value-type="float" office:value="4.15982859458463" calcext:value-type="float">
            <text:p>4.15982859458463</text:p>
          </table:table-cell>
          <table:table-cell table:style-name="ce34" table:formula="of:=[.I54]-g*delta_t-b*[.I54]*[.J54]*delta_t" office:value-type="float" office:value="0.069339472855908" calcext:value-type="float">
            <text:p>0.069339472855908</text:p>
          </table:table-cell>
          <table:table-cell table:style-name="ce34" table:formula="of:=SQRT([.H55]^2+[.I55]^2)" office:value-type="float" office:value="4.16040645836676" calcext:value-type="float">
            <text:p>4.16040645836676</text:p>
          </table:table-cell>
          <table:table-cell table:style-name="ce34" table:formula="of:=IF([.L54]&gt;0; [.K54]+0.5*([.H54]+[.H55])*delta_t ;[.K54])" office:value-type="float" office:value="1.54744341415283" calcext:value-type="float">
            <text:p>1.54744341415283</text:p>
          </table:table-cell>
          <table:table-cell table:style-name="ce34" table:formula="of:=IF([.L54]&gt;0; [.L54]+0.5*([.I54]+[.I55])*delta_t ;[.L54])" office:value-type="float" office:value="0.87401253192802" calcext:value-type="float">
            <text:p>0.87401253192802</text:p>
          </table:table-cell>
          <table:table-cell/>
          <table:table-cell table:formula="of:= IF([.O54] &gt; 0;  (v*COS(theta*PI()/180)/b)*(1 - EXP(-b*[.A55])); [.N54])" office:value-type="float" office:value="1.593497260082" calcext:value-type="float">
            <text:p>1.593497260082</text:p>
          </table:table-cell>
          <table:table-cell table:formula="of:= IF([.O54]&gt;0;  height + (   (g/(b^2)) +  ( v*SIN(theta*PI()/180)) / b     )   *   ( 1 - EXP(-b*[.A55])    )     -   (   (g*[.A55]) / b   );[.O54])" office:value-type="float" office:value="0.902015496720381" calcext:value-type="float">
            <text:p>0.902015496720381</text:p>
          </table:table-cell>
          <table:table-cell table:number-columns-repeated="1009"/>
        </table:table-row>
        <table:table-row table:style-name="ro3">
          <table:table-cell table:style-name="ce34" table:formula="of:=[.A55]+delta_t" office:value-type="float" office:value="0.37" calcext:value-type="float">
            <text:p>0.37</text:p>
          </table:table-cell>
          <table:table-cell table:style-name="ce34" table:formula="of:=+[.B55]" office:value-type="float" office:value="4.45832771081132" calcext:value-type="float">
            <text:p>4.45832771081132</text:p>
          </table:table-cell>
          <table:table-cell table:style-name="ce34" table:formula="of:=[.C55]-g*delta_t" office:value-type="float" office:value="0.11252063780923" calcext:value-type="float">
            <text:p>0.11252063780923</text:p>
          </table:table-cell>
          <table:table-cell table:style-name="ce34" table:formula="of:=SQRT([.B56]*[.B56]+[.C56]*[.C56])" office:value-type="float" office:value="4.45974739990071" calcext:value-type="float">
            <text:p>4.45974739990071</text:p>
          </table:table-cell>
          <table:table-cell table:style-name="ce34" table:formula="of:=IF([.F55]&gt;0;[.E55]+0.5*([.B55]+[.B56])*delta_t;[.E55])" office:value-type="float" office:value="1.64958125300019" calcext:value-type="float">
            <text:p>1.64958125300019</text:p>
          </table:table-cell>
          <table:table-cell table:formula="of:=IF([.F55]&gt;0;[.F55]+0.5*([.C55]+[.C56])*delta_t;[.F55])" office:value-type="float" office:value="0.910241970965028" calcext:value-type="float">
            <text:p>0.910241970965028</text:p>
          </table:table-cell>
          <table:table-cell/>
          <table:table-cell table:style-name="ce34" table:formula="of:=[.H55]-b*[.H55]*[.J55]*delta_t" office:value-type="float" office:value="4.15290596348438" calcext:value-type="float">
            <text:p>4.15290596348438</text:p>
          </table:table-cell>
          <table:table-cell table:style-name="ce34" table:formula="of:=[.I55]-g*delta_t-b*[.I55]*[.J55]*delta_t" office:value-type="float" office:value="-0.0288424193003678" calcext:value-type="float">
            <text:p>-0.0288424193003678</text:p>
          </table:table-cell>
          <table:table-cell table:style-name="ce34" table:formula="of:=SQRT([.H56]^2+[.I56]^2)" office:value-type="float" office:value="4.15300611927014" calcext:value-type="float">
            <text:p>4.15300611927014</text:p>
          </table:table-cell>
          <table:table-cell table:style-name="ce34" table:formula="of:=IF([.L55]&gt;0; [.K55]+0.5*([.H55]+[.H56])*delta_t ;[.K55])" office:value-type="float" office:value="1.58900708694318" calcext:value-type="float">
            <text:p>1.58900708694318</text:p>
          </table:table-cell>
          <table:table-cell table:style-name="ce34" table:formula="of:=IF([.L55]&gt;0; [.L55]+0.5*([.I55]+[.I56])*delta_t ;[.L55])" office:value-type="float" office:value="0.874215017195798" calcext:value-type="float">
            <text:p>0.874215017195798</text:p>
          </table:table-cell>
          <table:table-cell/>
          <table:table-cell table:formula="of:= IF([.O55] &gt; 0;  (v*COS(theta*PI()/180)/b)*(1 - EXP(-b*[.A56])); [.N55])" office:value-type="float" office:value="1.63743435028221" calcext:value-type="float">
            <text:p>1.63743435028221</text:p>
          </table:table-cell>
          <table:table-cell table:formula="of:= IF([.O55]&gt;0;  height + (   (g/(b^2)) +  ( v*SIN(theta*PI()/180)) / b     )   *   ( 1 - EXP(-b*[.A56])    )     -   (   (g*[.A56]) / b   );[.O55])" office:value-type="float" office:value="0.90334886767576" calcext:value-type="float">
            <text:p>0.90334886767576</text:p>
          </table:table-cell>
          <table:table-cell table:number-columns-repeated="1009"/>
        </table:table-row>
        <table:table-row table:style-name="ro3">
          <table:table-cell table:style-name="ce34" table:formula="of:=[.A56]+delta_t" office:value-type="float" office:value="0.38" calcext:value-type="float">
            <text:p>0.38</text:p>
          </table:table-cell>
          <table:table-cell table:style-name="ce34" table:formula="of:=+[.B56]" office:value-type="float" office:value="4.45832771081132" calcext:value-type="float">
            <text:p>4.45832771081132</text:p>
          </table:table-cell>
          <table:table-cell table:style-name="ce34" table:formula="of:=[.C56]-g*delta_t" office:value-type="float" office:value="0.0144541378092301" calcext:value-type="float">
            <text:p>0.0144541378092301</text:p>
          </table:table-cell>
          <table:table-cell table:style-name="ce34" table:formula="of:=SQRT([.B57]*[.B57]+[.C57]*[.C57])" office:value-type="float" office:value="4.45835114129517" calcext:value-type="float">
            <text:p>4.45835114129517</text:p>
          </table:table-cell>
          <table:table-cell table:style-name="ce34" table:formula="of:=IF([.F56]&gt;0;[.E56]+0.5*([.B56]+[.B57])*delta_t;[.E56])" office:value-type="float" office:value="1.6941645301083" calcext:value-type="float">
            <text:p>1.6941645301083</text:p>
          </table:table-cell>
          <table:table-cell table:formula="of:=IF([.F56]&gt;0;[.F56]+0.5*([.C56]+[.C57])*delta_t;[.F56])" office:value-type="float" office:value="0.91087684484312" calcext:value-type="float">
            <text:p>0.91087684484312</text:p>
          </table:table-cell>
          <table:table-cell/>
          <table:table-cell table:style-name="ce34" table:formula="of:=[.H56]-b*[.H56]*[.J56]*delta_t" office:value-type="float" office:value="4.14600714593274" calcext:value-type="float">
            <text:p>4.14600714593274</text:p>
          </table:table-cell>
          <table:table-cell table:style-name="ce34" table:formula="of:=[.I56]-g*delta_t-b*[.I56]*[.J56]*delta_t" office:value-type="float" office:value="-0.126861006202828" calcext:value-type="float">
            <text:p>-0.126861006202828</text:p>
          </table:table-cell>
          <table:table-cell table:style-name="ce34" table:formula="of:=SQRT([.H57]^2+[.I57]^2)" office:value-type="float" office:value="4.14794756102583" calcext:value-type="float">
            <text:p>4.14794756102583</text:p>
          </table:table-cell>
          <table:table-cell table:style-name="ce34" table:formula="of:=IF([.L56]&gt;0; [.K56]+0.5*([.H56]+[.H57])*delta_t ;[.K56])" office:value-type="float" office:value="1.63050165249026" calcext:value-type="float">
            <text:p>1.63050165249026</text:p>
          </table:table-cell>
          <table:table-cell table:style-name="ce34" table:formula="of:=IF([.L56]&gt;0; [.L56]+0.5*([.I56]+[.I57])*delta_t ;[.L56])" office:value-type="float" office:value="0.873436500068282" calcext:value-type="float">
            <text:p>0.873436500068282</text:p>
          </table:table-cell>
          <table:table-cell/>
          <table:table-cell table:formula="of:= IF([.O56] &gt; 0;  (v*COS(theta*PI()/180)/b)*(1 - EXP(-b*[.A57])); [.N56])" office:value-type="float" office:value="1.68135386916083" calcext:value-type="float">
            <text:p>1.68135386916083</text:p>
          </table:table-cell>
          <table:table-cell table:formula="of:= IF([.O56]&gt;0;  height + (   (g/(b^2)) +  ( v*SIN(theta*PI()/180)) / b     )   *   ( 1 - EXP(-b*[.A57])    )     -   (   (g*[.A57]) / b   );[.O56])" office:value-type="float" office:value="0.903701236496303" calcext:value-type="float">
            <text:p>0.903701236496303</text:p>
          </table:table-cell>
          <table:table-cell table:number-columns-repeated="1009"/>
        </table:table-row>
        <table:table-row table:style-name="ro3">
          <table:table-cell table:style-name="ce34" table:formula="of:=[.A57]+delta_t" office:value-type="float" office:value="0.39" calcext:value-type="float">
            <text:p>0.39</text:p>
          </table:table-cell>
          <table:table-cell table:style-name="ce34" table:formula="of:=+[.B57]" office:value-type="float" office:value="4.45832771081132" calcext:value-type="float">
            <text:p>4.45832771081132</text:p>
          </table:table-cell>
          <table:table-cell table:style-name="ce34" table:formula="of:=[.C57]-g*delta_t" office:value-type="float" office:value="-0.0836123621907699" calcext:value-type="float">
            <text:p>-0.0836123621907699</text:p>
          </table:table-cell>
          <table:table-cell table:style-name="ce34" table:formula="of:=SQRT([.B58]*[.B58]+[.C58]*[.C58])" office:value-type="float" office:value="4.45911168329514" calcext:value-type="float">
            <text:p>4.45911168329514</text:p>
          </table:table-cell>
          <table:table-cell table:style-name="ce34" table:formula="of:=IF([.F57]&gt;0;[.E57]+0.5*([.B57]+[.B58])*delta_t;[.E57])" office:value-type="float" office:value="1.73874780721642" calcext:value-type="float">
            <text:p>1.73874780721642</text:p>
          </table:table-cell>
          <table:table-cell table:formula="of:=IF([.F57]&gt;0;[.F57]+0.5*([.C57]+[.C58])*delta_t;[.F57])" office:value-type="float" office:value="0.910531053721213" calcext:value-type="float">
            <text:p>0.910531053721213</text:p>
          </table:table-cell>
          <table:table-cell/>
          <table:table-cell table:style-name="ce34" table:formula="of:=[.H57]-b*[.H57]*[.J57]*delta_t" office:value-type="float" office:value="4.13912817784115" calcext:value-type="float">
            <text:p>4.13912817784115</text:p>
          </table:table-cell>
          <table:table-cell table:style-name="ce34" table:formula="of:=[.I57]-g*delta_t-b*[.I57]*[.J57]*delta_t" office:value-type="float" office:value="-0.224717021082321" calcext:value-type="float">
            <text:p>-0.224717021082321</text:p>
          </table:table-cell>
          <table:table-cell table:style-name="ce34" table:formula="of:=SQRT([.H58]^2+[.I58]^2)" office:value-type="float" office:value="4.145223734874" calcext:value-type="float">
            <text:p>4.145223734874</text:p>
          </table:table-cell>
          <table:table-cell table:style-name="ce34" table:formula="of:=IF([.L57]&gt;0; [.K57]+0.5*([.H57]+[.H58])*delta_t ;[.K57])" office:value-type="float" office:value="1.67192732910913" calcext:value-type="float">
            <text:p>1.67192732910913</text:p>
          </table:table-cell>
          <table:table-cell table:style-name="ce34" table:formula="of:=IF([.L57]&gt;0; [.L57]+0.5*([.I57]+[.I58])*delta_t ;[.L57])" office:value-type="float" office:value="0.871678609931856" calcext:value-type="float">
            <text:p>0.871678609931856</text:p>
          </table:table-cell>
          <table:table-cell/>
          <table:table-cell table:formula="of:= IF([.O57] &gt; 0;  (v*COS(theta*PI()/180)/b)*(1 - EXP(-b*[.A58])); [.N57])" office:value-type="float" office:value="1.72525582374501" calcext:value-type="float">
            <text:p>1.72525582374501</text:p>
          </table:table-cell>
          <table:table-cell table:formula="of:= IF([.O57]&gt;0;  height + (   (g/(b^2)) +  ( v*SIN(theta*PI()/180)) / b     )   *   ( 1 - EXP(-b*[.A58])    )     -   (   (g*[.A58]) / b   );[.O57])" office:value-type="float" office:value="0.903072995504786" calcext:value-type="float">
            <text:p>0.903072995504786</text:p>
          </table:table-cell>
          <table:table-cell table:number-columns-repeated="1009"/>
        </table:table-row>
        <table:table-row table:style-name="ro3">
          <table:table-cell table:style-name="ce34" table:formula="of:=[.A58]+delta_t" office:value-type="float" office:value="0.4" calcext:value-type="float">
            <text:p>0.4</text:p>
          </table:table-cell>
          <table:table-cell table:style-name="ce34" table:formula="of:=+[.B58]" office:value-type="float" office:value="4.45832771081132" calcext:value-type="float">
            <text:p>4.45832771081132</text:p>
          </table:table-cell>
          <table:table-cell table:style-name="ce34" table:formula="of:=[.C58]-g*delta_t" office:value-type="float" office:value="-0.18167886219077" calcext:value-type="float">
            <text:p>-0.18167886219077</text:p>
          </table:table-cell>
          <table:table-cell table:style-name="ce34" table:formula="of:=SQRT([.B59]*[.B59]+[.C59]*[.C59])" office:value-type="float" office:value="4.46202792303624" calcext:value-type="float">
            <text:p>4.46202792303624</text:p>
          </table:table-cell>
          <table:table-cell table:style-name="ce34" table:formula="of:=IF([.F58]&gt;0;[.E58]+0.5*([.B58]+[.B59])*delta_t;[.E58])" office:value-type="float" office:value="1.78333108432453" calcext:value-type="float">
            <text:p>1.78333108432453</text:p>
          </table:table-cell>
          <table:table-cell table:formula="of:=IF([.F58]&gt;0;[.F58]+0.5*([.C58]+[.C59])*delta_t;[.F58])" office:value-type="float" office:value="0.909204597599305" calcext:value-type="float">
            <text:p>0.909204597599305</text:p>
          </table:table-cell>
          <table:table-cell/>
          <table:table-cell table:style-name="ce34" table:formula="of:=[.H58]-b*[.H58]*[.J58]*delta_t" office:value-type="float" office:value="4.13226513289537" calcext:value-type="float">
            <text:p>4.13226513289537</text:p>
          </table:table-cell>
          <table:table-cell table:style-name="ce34" table:formula="of:=[.I58]-g*delta_t-b*[.I58]*[.J58]*delta_t" office:value-type="float" office:value="-0.322410920150553" calcext:value-type="float">
            <text:p>-0.322410920150553</text:p>
          </table:table-cell>
          <table:table-cell table:style-name="ce34" table:formula="of:=SQRT([.H59]^2+[.I59]^2)" office:value-type="float" office:value="4.14482375137654" calcext:value-type="float">
            <text:p>4.14482375137654</text:p>
          </table:table-cell>
          <table:table-cell table:style-name="ce34" table:formula="of:=IF([.L58]&gt;0; [.K58]+0.5*([.H58]+[.H59])*delta_t ;[.K58])" office:value-type="float" office:value="1.71328429566282" calcext:value-type="float">
            <text:p>1.71328429566282</text:p>
          </table:table-cell>
          <table:table-cell table:style-name="ce34" table:formula="of:=IF([.L58]&gt;0; [.L58]+0.5*([.I58]+[.I59])*delta_t ;[.L58])" office:value-type="float" office:value="0.868942970225691" calcext:value-type="float">
            <text:p>0.868942970225691</text:p>
          </table:table-cell>
          <table:table-cell/>
          <table:table-cell table:formula="of:= IF([.O58] &gt; 0;  (v*COS(theta*PI()/180)/b)*(1 - EXP(-b*[.A59])); [.N58])" office:value-type="float" office:value="1.76914022105904" calcext:value-type="float">
            <text:p>1.76914022105904</text:p>
          </table:table-cell>
          <table:table-cell table:formula="of:= IF([.O58]&gt;0;  height + (   (g/(b^2)) +  ( v*SIN(theta*PI()/180)) / b     )   *   ( 1 - EXP(-b*[.A59])    )     -   (   (g*[.A59]) / b   );[.O58])" office:value-type="float" office:value="0.901464536865831" calcext:value-type="float">
            <text:p>0.901464536865831</text:p>
          </table:table-cell>
          <table:table-cell table:number-columns-repeated="1009"/>
        </table:table-row>
        <table:table-row table:style-name="ro3">
          <table:table-cell table:style-name="ce34" table:formula="of:=[.A59]+delta_t" office:value-type="float" office:value="0.41" calcext:value-type="float">
            <text:p>0.41</text:p>
          </table:table-cell>
          <table:table-cell table:style-name="ce34" table:formula="of:=+[.B59]" office:value-type="float" office:value="4.45832771081132" calcext:value-type="float">
            <text:p>4.45832771081132</text:p>
          </table:table-cell>
          <table:table-cell table:style-name="ce34" table:formula="of:=[.C59]-g*delta_t" office:value-type="float" office:value="-0.27974536219077" calcext:value-type="float">
            <text:p>-0.27974536219077</text:p>
          </table:table-cell>
          <table:table-cell table:style-name="ce34" table:formula="of:=SQRT([.B60]*[.B60]+[.C60]*[.C60])" office:value-type="float" office:value="4.46709563862868" calcext:value-type="float">
            <text:p>4.46709563862868</text:p>
          </table:table-cell>
          <table:table-cell table:style-name="ce34" table:formula="of:=IF([.F59]&gt;0;[.E59]+0.5*([.B59]+[.B60])*delta_t;[.E59])" office:value-type="float" office:value="1.82791436143264" calcext:value-type="float">
            <text:p>1.82791436143264</text:p>
          </table:table-cell>
          <table:table-cell table:formula="of:=IF([.F59]&gt;0;[.F59]+0.5*([.C59]+[.C60])*delta_t;[.F59])" office:value-type="float" office:value="0.906897476477398" calcext:value-type="float">
            <text:p>0.906897476477398</text:p>
          </table:table-cell>
          <table:table-cell/>
          <table:table-cell table:style-name="ce34" table:formula="of:=[.H59]-b*[.H59]*[.J59]*delta_t" office:value-type="float" office:value="4.12541412862744" calcext:value-type="float">
            <text:p>4.12541412862744</text:p>
          </table:table-cell>
          <table:table-cell table:style-name="ce34" table:formula="of:=[.I59]-g*delta_t-b*[.I59]*[.J59]*delta_t" office:value-type="float" office:value="-0.419942885574735" calcext:value-type="float">
            <text:p>-0.419942885574735</text:p>
          </table:table-cell>
          <table:table-cell table:style-name="ce34" table:formula="of:=SQRT([.H60]^2+[.I60]^2)" office:value-type="float" office:value="4.14673290191492" calcext:value-type="float">
            <text:p>4.14673290191492</text:p>
          </table:table-cell>
          <table:table-cell table:style-name="ce34" table:formula="of:=IF([.L59]&gt;0; [.K59]+0.5*([.H59]+[.H60])*delta_t ;[.K59])" office:value-type="float" office:value="1.75457269197043" calcext:value-type="float">
            <text:p>1.75457269197043</text:p>
          </table:table-cell>
          <table:table-cell table:style-name="ce34" table:formula="of:=IF([.L59]&gt;0; [.L59]+0.5*([.I59]+[.I60])*delta_t ;[.L59])" office:value-type="float" office:value="0.865231201197065" calcext:value-type="float">
            <text:p>0.865231201197065</text:p>
          </table:table-cell>
          <table:table-cell/>
          <table:table-cell table:formula="of:= IF([.O59] &gt; 0;  (v*COS(theta*PI()/180)/b)*(1 - EXP(-b*[.A60])); [.N59])" office:value-type="float" office:value="1.81300706812442" calcext:value-type="float">
            <text:p>1.81300706812442</text:p>
          </table:table-cell>
          <table:table-cell table:formula="of:= IF([.O59]&gt;0;  height + (   (g/(b^2)) +  ( v*SIN(theta*PI()/180)) / b     )   *   ( 1 - EXP(-b*[.A60])    )     -   (   (g*[.A60]) / b   );[.O59])" office:value-type="float" office:value="0.898876252588607" calcext:value-type="float">
            <text:p>0.898876252588607</text:p>
          </table:table-cell>
          <table:table-cell table:number-columns-repeated="1009"/>
        </table:table-row>
        <table:table-row table:style-name="ro3">
          <table:table-cell table:style-name="ce34" table:formula="of:=[.A60]+delta_t" office:value-type="float" office:value="0.42" calcext:value-type="float">
            <text:p>0.42</text:p>
          </table:table-cell>
          <table:table-cell table:style-name="ce34" table:formula="of:=+[.B60]" office:value-type="float" office:value="4.45832771081132" calcext:value-type="float">
            <text:p>4.45832771081132</text:p>
          </table:table-cell>
          <table:table-cell table:style-name="ce34" table:formula="of:=[.C60]-g*delta_t" office:value-type="float" office:value="-0.37781186219077" calcext:value-type="float">
            <text:p>-0.37781186219077</text:p>
          </table:table-cell>
          <table:table-cell table:style-name="ce34" table:formula="of:=SQRT([.B61]*[.B61]+[.C61]*[.C61])" office:value-type="float" office:value="4.47430751962806" calcext:value-type="float">
            <text:p>4.47430751962806</text:p>
          </table:table-cell>
          <table:table-cell table:style-name="ce34" table:formula="of:=IF([.F60]&gt;0;[.E60]+0.5*([.B60]+[.B61])*delta_t;[.E60])" office:value-type="float" office:value="1.87249763854075" calcext:value-type="float">
            <text:p>1.87249763854075</text:p>
          </table:table-cell>
          <table:table-cell table:formula="of:=IF([.F60]&gt;0;[.F60]+0.5*([.C60]+[.C61])*delta_t;[.F60])" office:value-type="float" office:value="0.90360969035549" calcext:value-type="float">
            <text:p>0.90360969035549</text:p>
          </table:table-cell>
          <table:table-cell/>
          <table:table-cell table:style-name="ce34" table:formula="of:=[.H60]-b*[.H60]*[.J60]*delta_t" office:value-type="float" office:value="4.11857133242696" calcext:value-type="float">
            <text:p>4.11857133242696</text:p>
          </table:table-cell>
          <table:table-cell table:style-name="ce34" table:formula="of:=[.I60]-g*delta_t-b*[.I60]*[.J60]*delta_t" office:value-type="float" office:value="-0.51731282918252" calcext:value-type="float">
            <text:p>-0.51731282918252</text:p>
          </table:table-cell>
          <table:table-cell table:style-name="ce34" table:formula="of:=SQRT([.H61]^2+[.I61]^2)" office:value-type="float" office:value="4.15093271247873" calcext:value-type="float">
            <text:p>4.15093271247873</text:p>
          </table:table-cell>
          <table:table-cell table:style-name="ce34" table:formula="of:=IF([.L60]&gt;0; [.K60]+0.5*([.H60]+[.H61])*delta_t ;[.K60])" office:value-type="float" office:value="1.7957926192757" calcext:value-type="float">
            <text:p>1.7957926192757</text:p>
          </table:table-cell>
          <table:table-cell table:style-name="ce34" table:formula="of:=IF([.L60]&gt;0; [.L60]+0.5*([.I60]+[.I61])*delta_t ;[.L60])" office:value-type="float" office:value="0.860544922623279" calcext:value-type="float">
            <text:p>0.860544922623279</text:p>
          </table:table-cell>
          <table:table-cell/>
          <table:table-cell table:formula="of:= IF([.O60] &gt; 0;  (v*COS(theta*PI()/180)/b)*(1 - EXP(-b*[.A61])); [.N60])" office:value-type="float" office:value="1.85685637195987" calcext:value-type="float">
            <text:p>1.85685637195987</text:p>
          </table:table-cell>
          <table:table-cell table:formula="of:= IF([.O60]&gt;0;  height + (   (g/(b^2)) +  ( v*SIN(theta*PI()/180)) / b     )   *   ( 1 - EXP(-b*[.A61])    )     -   (   (g*[.A61]) / b   );[.O60])" office:value-type="float" office:value="0.895308534525455" calcext:value-type="float">
            <text:p>0.895308534525455</text:p>
          </table:table-cell>
          <table:table-cell table:number-columns-repeated="1009"/>
        </table:table-row>
        <table:table-row table:style-name="ro3">
          <table:table-cell table:style-name="ce34" table:formula="of:=[.A61]+delta_t" office:value-type="float" office:value="0.43" calcext:value-type="float">
            <text:p>0.43</text:p>
          </table:table-cell>
          <table:table-cell table:style-name="ce34" table:formula="of:=+[.B61]" office:value-type="float" office:value="4.45832771081132" calcext:value-type="float">
            <text:p>4.45832771081132</text:p>
          </table:table-cell>
          <table:table-cell table:style-name="ce34" table:formula="of:=[.C61]-g*delta_t" office:value-type="float" office:value="-0.47587836219077" calcext:value-type="float">
            <text:p>-0.47587836219077</text:p>
          </table:table-cell>
          <table:table-cell table:style-name="ce34" table:formula="of:=SQRT([.B62]*[.B62]+[.C62]*[.C62])" office:value-type="float" office:value="4.48365321948403" calcext:value-type="float">
            <text:p>4.48365321948403</text:p>
          </table:table-cell>
          <table:table-cell table:style-name="ce34" table:formula="of:=IF([.F61]&gt;0;[.E61]+0.5*([.B61]+[.B62])*delta_t;[.E61])" office:value-type="float" office:value="1.91708091564887" calcext:value-type="float">
            <text:p>1.91708091564887</text:p>
          </table:table-cell>
          <table:table-cell table:formula="of:=IF([.F61]&gt;0;[.F61]+0.5*([.C61]+[.C62])*delta_t;[.F61])" office:value-type="float" office:value="0.899341239233582" calcext:value-type="float">
            <text:p>0.899341239233582</text:p>
          </table:table-cell>
          <table:table-cell/>
          <table:table-cell table:style-name="ce34" table:formula="of:=[.H61]-b*[.H61]*[.J61]*delta_t" office:value-type="float" office:value="4.11173296743798" calcext:value-type="float">
            <text:p>4.11173296743798</text:p>
          </table:table-cell>
          <table:table-cell table:style-name="ce34" table:formula="of:=[.I61]-g*delta_t-b*[.I61]*[.J61]*delta_t" office:value-type="float" office:value="-0.614520396884425" calcext:value-type="float">
            <text:p>-0.614520396884425</text:p>
          </table:table-cell>
          <table:table-cell table:style-name="ce34" table:formula="of:=SQRT([.H62]^2+[.I62]^2)" office:value-type="float" office:value="4.15740102873217" calcext:value-type="float">
            <text:p>4.15740102873217</text:p>
          </table:table-cell>
          <table:table-cell table:style-name="ce34" table:formula="of:=IF([.L61]&gt;0; [.K61]+0.5*([.H61]+[.H62])*delta_t ;[.K61])" office:value-type="float" office:value="1.83694414077503" calcext:value-type="float">
            <text:p>1.83694414077503</text:p>
          </table:table-cell>
          <table:table-cell table:style-name="ce34" table:formula="of:=IF([.L61]&gt;0; [.L61]+0.5*([.I61]+[.I62])*delta_t ;[.L61])" office:value-type="float" office:value="0.854885756492944" calcext:value-type="float">
            <text:p>0.854885756492944</text:p>
          </table:table-cell>
          <table:table-cell/>
          <table:table-cell table:formula="of:= IF([.O61] &gt; 0;  (v*COS(theta*PI()/180)/b)*(1 - EXP(-b*[.A62])); [.N61])" office:value-type="float" office:value="1.90068813958125" calcext:value-type="float">
            <text:p>1.90068813958125</text:p>
          </table:table-cell>
          <table:table-cell table:formula="of:= IF([.O61]&gt;0;  height + (   (g/(b^2)) +  ( v*SIN(theta*PI()/180)) / b     )   *   ( 1 - EXP(-b*[.A62])    )     -   (   (g*[.A62]) / b   );[.O61])" office:value-type="float" office:value="0.890761774370503" calcext:value-type="float">
            <text:p>0.890761774370503</text:p>
          </table:table-cell>
          <table:table-cell table:number-columns-repeated="1009"/>
        </table:table-row>
        <table:table-row table:style-name="ro3">
          <table:table-cell table:style-name="ce34" table:formula="of:=[.A62]+delta_t" office:value-type="float" office:value="0.44" calcext:value-type="float">
            <text:p>0.44</text:p>
          </table:table-cell>
          <table:table-cell table:style-name="ce34" table:formula="of:=+[.B62]" office:value-type="float" office:value="4.45832771081132" calcext:value-type="float">
            <text:p>4.45832771081132</text:p>
          </table:table-cell>
          <table:table-cell table:style-name="ce34" table:formula="of:=[.C62]-g*delta_t" office:value-type="float" office:value="-0.57394486219077" calcext:value-type="float">
            <text:p>-0.57394486219077</text:p>
          </table:table-cell>
          <table:table-cell table:style-name="ce34" table:formula="of:=SQRT([.B63]*[.B63]+[.C63]*[.C63])" office:value-type="float" office:value="4.49511942909455" calcext:value-type="float">
            <text:p>4.49511942909455</text:p>
          </table:table-cell>
          <table:table-cell table:style-name="ce34" table:formula="of:=IF([.F62]&gt;0;[.E62]+0.5*([.B62]+[.B63])*delta_t;[.E62])" office:value-type="float" office:value="1.96166419275698" calcext:value-type="float">
            <text:p>1.96166419275698</text:p>
          </table:table-cell>
          <table:table-cell table:formula="of:=IF([.F62]&gt;0;[.F62]+0.5*([.C62]+[.C63])*delta_t;[.F62])" office:value-type="float" office:value="0.894092123111674" calcext:value-type="float">
            <text:p>0.894092123111674</text:p>
          </table:table-cell>
          <table:table-cell/>
          <table:table-cell table:style-name="ce34" table:formula="of:=[.H62]-b*[.H62]*[.J62]*delta_t" office:value-type="float" office:value="4.1048953182905" calcext:value-type="float">
            <text:p>4.1048953182905</text:p>
          </table:table-cell>
          <table:table-cell table:style-name="ce34" table:formula="of:=[.I62]-g*delta_t-b*[.I62]*[.J62]*delta_t" office:value-type="float" office:value="-0.711564973792351" calcext:value-type="float">
            <text:p>-0.711564973792351</text:p>
          </table:table-cell>
          <table:table-cell table:style-name="ce34" table:formula="of:=SQRT([.H63]^2+[.I63]^2)" office:value-type="float" office:value="4.16611213075829" calcext:value-type="float">
            <text:p>4.16611213075829</text:p>
          </table:table-cell>
          <table:table-cell table:style-name="ce34" table:formula="of:=IF([.L62]&gt;0; [.K62]+0.5*([.H62]+[.H63])*delta_t ;[.K62])" office:value-type="float" office:value="1.87802728220367" calcext:value-type="float">
            <text:p>1.87802728220367</text:p>
          </table:table-cell>
          <table:table-cell table:style-name="ce34" table:formula="of:=IF([.L62]&gt;0; [.L62]+0.5*([.I62]+[.I63])*delta_t ;[.L62])" office:value-type="float" office:value="0.84825532963956" calcext:value-type="float">
            <text:p>0.84825532963956</text:p>
          </table:table-cell>
          <table:table-cell/>
          <table:table-cell table:formula="of:= IF([.O62] &gt; 0;  (v*COS(theta*PI()/180)/b)*(1 - EXP(-b*[.A63])); [.N62])" office:value-type="float" office:value="1.94450237800165" calcext:value-type="float">
            <text:p>1.94450237800165</text:p>
          </table:table-cell>
          <table:table-cell table:formula="of:= IF([.O62]&gt;0;  height + (   (g/(b^2)) +  ( v*SIN(theta*PI()/180)) / b     )   *   ( 1 - EXP(-b*[.A63])    )     -   (   (g*[.A63]) / b   );[.O62])" office:value-type="float" office:value="0.885236363662443" calcext:value-type="float">
            <text:p>0.885236363662443</text:p>
          </table:table-cell>
          <table:table-cell table:number-columns-repeated="1009"/>
        </table:table-row>
        <table:table-row table:style-name="ro3">
          <table:table-cell table:style-name="ce34" table:formula="of:=[.A63]+delta_t" office:value-type="float" office:value="0.45" calcext:value-type="float">
            <text:p>0.45</text:p>
          </table:table-cell>
          <table:table-cell table:style-name="ce34" table:formula="of:=+[.B63]" office:value-type="float" office:value="4.45832771081132" calcext:value-type="float">
            <text:p>4.45832771081132</text:p>
          </table:table-cell>
          <table:table-cell table:style-name="ce34" table:formula="of:=[.C63]-g*delta_t" office:value-type="float" office:value="-0.67201136219077" calcext:value-type="float">
            <text:p>-0.67201136219077</text:p>
          </table:table-cell>
          <table:table-cell table:style-name="ce34" table:formula="of:=SQRT([.B64]*[.B64]+[.C64]*[.C64])" office:value-type="float" office:value="4.50868997025762" calcext:value-type="float">
            <text:p>4.50868997025762</text:p>
          </table:table-cell>
          <table:table-cell table:style-name="ce34" table:formula="of:=IF([.F63]&gt;0;[.E63]+0.5*([.B63]+[.B64])*delta_t;[.E63])" office:value-type="float" office:value="2.00624746986509" calcext:value-type="float">
            <text:p>2.00624746986509</text:p>
          </table:table-cell>
          <table:table-cell table:formula="of:=IF([.F63]&gt;0;[.F63]+0.5*([.C63]+[.C64])*delta_t;[.F63])" office:value-type="float" office:value="0.887862341989767" calcext:value-type="float">
            <text:p>0.887862341989767</text:p>
          </table:table-cell>
          <table:table-cell/>
          <table:table-cell table:style-name="ce34" table:formula="of:=[.H63]-b*[.H63]*[.J63]*delta_t" office:value-type="float" office:value="4.09805473661809" calcext:value-type="float">
            <text:p>4.09805473661809</text:p>
          </table:table-cell>
          <table:table-cell table:style-name="ce34" table:formula="of:=[.I63]-g*delta_t-b*[.I63]*[.J63]*delta_t" office:value-type="float" office:value="-0.808445690004695" calcext:value-type="float">
            <text:p>-0.808445690004695</text:p>
          </table:table-cell>
          <table:table-cell table:style-name="ce34" table:formula="of:=SQRT([.H64]^2+[.I64]^2)" office:value-type="float" office:value="4.17703687534658" calcext:value-type="float">
            <text:p>4.17703687534658</text:p>
          </table:table-cell>
          <table:table-cell table:style-name="ce34" table:formula="of:=IF([.L63]&gt;0; [.K63]+0.5*([.H63]+[.H64])*delta_t ;[.K63])" office:value-type="float" office:value="1.91904203247821" calcext:value-type="float">
            <text:p>1.91904203247821</text:p>
          </table:table-cell>
          <table:table-cell table:style-name="ce34" table:formula="of:=IF([.L63]&gt;0; [.L63]+0.5*([.I63]+[.I64])*delta_t ;[.L63])" office:value-type="float" office:value="0.840655276320575" calcext:value-type="float">
            <text:p>0.840655276320575</text:p>
          </table:table-cell>
          <table:table-cell/>
          <table:table-cell table:formula="of:= IF([.O63] &gt; 0;  (v*COS(theta*PI()/180)/b)*(1 - EXP(-b*[.A64])); [.N63])" office:value-type="float" office:value="1.98829909423137" calcext:value-type="float">
            <text:p>1.98829909423137</text:p>
          </table:table-cell>
          <table:table-cell table:formula="of:= IF([.O63]&gt;0;  height + (   (g/(b^2)) +  ( v*SIN(theta*PI()/180)) / b     )   *   ( 1 - EXP(-b*[.A64])    )     -   (   (g*[.A64]) / b   );[.O63])" office:value-type="float" office:value="0.8787326937845" calcext:value-type="float">
            <text:p>0.8787326937845</text:p>
          </table:table-cell>
          <table:table-cell table:number-columns-repeated="1009"/>
        </table:table-row>
        <table:table-row table:style-name="ro3">
          <table:table-cell table:style-name="ce34" table:formula="of:=[.A64]+delta_t" office:value-type="float" office:value="0.46" calcext:value-type="float">
            <text:p>0.46</text:p>
          </table:table-cell>
          <table:table-cell table:style-name="ce34" table:formula="of:=+[.B64]" office:value-type="float" office:value="4.45832771081132" calcext:value-type="float">
            <text:p>4.45832771081132</text:p>
          </table:table-cell>
          <table:table-cell table:style-name="ce34" table:formula="of:=[.C64]-g*delta_t" office:value-type="float" office:value="-0.77007786219077" calcext:value-type="float">
            <text:p>-0.77007786219077</text:p>
          </table:table-cell>
          <table:table-cell table:style-name="ce34" table:formula="of:=SQRT([.B65]*[.B65]+[.C65]*[.C65])" office:value-type="float" office:value="4.52434590751243" calcext:value-type="float">
            <text:p>4.52434590751243</text:p>
          </table:table-cell>
          <table:table-cell table:style-name="ce34" table:formula="of:=IF([.F64]&gt;0;[.E64]+0.5*([.B64]+[.B65])*delta_t;[.E64])" office:value-type="float" office:value="2.05083074697321" calcext:value-type="float">
            <text:p>2.05083074697321</text:p>
          </table:table-cell>
          <table:table-cell table:formula="of:=IF([.F64]&gt;0;[.F64]+0.5*([.C64]+[.C65])*delta_t;[.F64])" office:value-type="float" office:value="0.880651895867859" calcext:value-type="float">
            <text:p>0.880651895867859</text:p>
          </table:table-cell>
          <table:table-cell/>
          <table:table-cell table:style-name="ce34" table:formula="of:=[.H64]-b*[.H64]*[.J64]*delta_t" office:value-type="float" office:value="4.09120764631727" calcext:value-type="float">
            <text:p>4.09120764631727</text:p>
          </table:table-cell>
          <table:table-cell table:style-name="ce34" table:formula="of:=[.I64]-g*delta_t-b*[.I64]*[.J64]*delta_t" office:value-type="float" office:value="-0.90516142702115" calcext:value-type="float">
            <text:p>-0.90516142702115</text:p>
          </table:table-cell>
          <table:table-cell table:style-name="ce34" table:formula="of:=SQRT([.H65]^2+[.I65]^2)" office:value-type="float" office:value="4.19014286322697" calcext:value-type="float">
            <text:p>4.19014286322697</text:p>
          </table:table-cell>
          <table:table-cell table:style-name="ce34" table:formula="of:=IF([.L64]&gt;0; [.K64]+0.5*([.H64]+[.H65])*delta_t ;[.K64])" office:value-type="float" office:value="1.95998834439289" calcext:value-type="float">
            <text:p>1.95998834439289</text:p>
          </table:table-cell>
          <table:table-cell table:style-name="ce34" table:formula="of:=IF([.L64]&gt;0; [.L64]+0.5*([.I64]+[.I65])*delta_t ;[.L64])" office:value-type="float" office:value="0.832087240735446" calcext:value-type="float">
            <text:p>0.832087240735446</text:p>
          </table:table-cell>
          <table:table-cell/>
          <table:table-cell table:formula="of:= IF([.O64] &gt; 0;  (v*COS(theta*PI()/180)/b)*(1 - EXP(-b*[.A65])); [.N64])" office:value-type="float" office:value="2.03207829527785" calcext:value-type="float">
            <text:p>2.03207829527785</text:p>
          </table:table-cell>
          <table:table-cell table:formula="of:= IF([.O64]&gt;0;  height + (   (g/(b^2)) +  ( v*SIN(theta*PI()/180)) / b     )   *   ( 1 - EXP(-b*[.A65])    )     -   (   (g*[.A65]) / b   );[.O64])" office:value-type="float" office:value="0.871251155960351" calcext:value-type="float">
            <text:p>0.871251155960351</text:p>
          </table:table-cell>
          <table:table-cell table:number-columns-repeated="1009"/>
        </table:table-row>
        <table:table-row table:style-name="ro3">
          <table:table-cell table:style-name="ce34" table:formula="of:=[.A65]+delta_t" office:value-type="float" office:value="0.47" calcext:value-type="float">
            <text:p>0.47</text:p>
          </table:table-cell>
          <table:table-cell table:style-name="ce34" table:formula="of:=+[.B65]" office:value-type="float" office:value="4.45832771081132" calcext:value-type="float">
            <text:p>4.45832771081132</text:p>
          </table:table-cell>
          <table:table-cell table:style-name="ce34" table:formula="of:=[.C65]-g*delta_t" office:value-type="float" office:value="-0.86814436219077" calcext:value-type="float">
            <text:p>-0.86814436219077</text:p>
          </table:table-cell>
          <table:table-cell table:style-name="ce34" table:formula="of:=SQRT([.B66]*[.B66]+[.C66]*[.C66])" office:value-type="float" office:value="4.54206567660484" calcext:value-type="float">
            <text:p>4.54206567660484</text:p>
          </table:table-cell>
          <table:table-cell table:style-name="ce34" table:formula="of:=IF([.F65]&gt;0;[.E65]+0.5*([.B65]+[.B66])*delta_t;[.E65])" office:value-type="float" office:value="2.09541402408132" calcext:value-type="float">
            <text:p>2.09541402408132</text:p>
          </table:table-cell>
          <table:table-cell table:formula="of:=IF([.F65]&gt;0;[.F65]+0.5*([.C65]+[.C66])*delta_t;[.F65])" office:value-type="float" office:value="0.872460784745951" calcext:value-type="float">
            <text:p>0.872460784745951</text:p>
          </table:table-cell>
          <table:table-cell/>
          <table:table-cell table:style-name="ce34" table:formula="of:=[.H65]-b*[.H65]*[.J65]*delta_t" office:value-type="float" office:value="4.0843505485088" calcext:value-type="float">
            <text:p>4.0843505485088</text:p>
          </table:table-cell>
          <table:table-cell table:style-name="ce34" table:formula="of:=[.I65]-g*delta_t-b*[.I65]*[.J65]*delta_t" office:value-type="float" office:value="-1.00171082474375" calcext:value-type="float">
            <text:p>-1.00171082474375</text:p>
          </table:table-cell>
          <table:table-cell table:style-name="ce34" table:formula="of:=SQRT([.H66]^2+[.I66]^2)" office:value-type="float" office:value="4.20539462827365" calcext:value-type="float">
            <text:p>4.20539462827365</text:p>
          </table:table-cell>
          <table:table-cell table:style-name="ce34" table:formula="of:=IF([.L65]&gt;0; [.K65]+0.5*([.H65]+[.H66])*delta_t ;[.K65])" office:value-type="float" office:value="2.00086613536702" calcext:value-type="float">
            <text:p>2.00086613536702</text:p>
          </table:table-cell>
          <table:table-cell table:style-name="ce34" table:formula="of:=IF([.L65]&gt;0; [.L65]+0.5*([.I65]+[.I66])*delta_t ;[.L65])" office:value-type="float" office:value="0.822552879476621" calcext:value-type="float">
            <text:p>0.822552879476621</text:p>
          </table:table-cell>
          <table:table-cell/>
          <table:table-cell table:formula="of:= IF([.O65] &gt; 0;  (v*COS(theta*PI()/180)/b)*(1 - EXP(-b*[.A66])); [.N65])" office:value-type="float" office:value="2.07583998814579" calcext:value-type="float">
            <text:p>2.07583998814579</text:p>
          </table:table-cell>
          <table:table-cell table:formula="of:= IF([.O65]&gt;0;  height + (   (g/(b^2)) +  ( v*SIN(theta*PI()/180)) / b     )   *   ( 1 - EXP(-b*[.A66])    )     -   (   (g*[.A66]) / b   );[.O65])" office:value-type="float" office:value="0.862792141259604" calcext:value-type="float">
            <text:p>0.862792141259604</text:p>
          </table:table-cell>
          <table:table-cell table:number-columns-repeated="1009"/>
        </table:table-row>
        <table:table-row table:style-name="ro3">
          <table:table-cell table:style-name="ce34" table:formula="of:=[.A66]+delta_t" office:value-type="float" office:value="0.48" calcext:value-type="float">
            <text:p>0.48</text:p>
          </table:table-cell>
          <table:table-cell table:style-name="ce34" table:formula="of:=+[.B66]" office:value-type="float" office:value="4.45832771081132" calcext:value-type="float">
            <text:p>4.45832771081132</text:p>
          </table:table-cell>
          <table:table-cell table:style-name="ce34" table:formula="of:=[.C66]-g*delta_t" office:value-type="float" office:value="-0.96621086219077" calcext:value-type="float">
            <text:p>-0.96621086219077</text:p>
          </table:table-cell>
          <table:table-cell table:style-name="ce34" table:formula="of:=SQRT([.B67]*[.B67]+[.C67]*[.C67])" office:value-type="float" office:value="4.56182522760392" calcext:value-type="float">
            <text:p>4.56182522760392</text:p>
          </table:table-cell>
          <table:table-cell table:style-name="ce34" table:formula="of:=IF([.F66]&gt;0;[.E66]+0.5*([.B66]+[.B67])*delta_t;[.E66])" office:value-type="float" office:value="2.13999730118943" calcext:value-type="float">
            <text:p>2.13999730118943</text:p>
          </table:table-cell>
          <table:table-cell table:formula="of:=IF([.F66]&gt;0;[.F66]+0.5*([.C66]+[.C67])*delta_t;[.F66])" office:value-type="float" office:value="0.863289008624044" calcext:value-type="float">
            <text:p>0.863289008624044</text:p>
          </table:table-cell>
          <table:table-cell/>
          <table:table-cell table:style-name="ce34" table:formula="of:=[.H66]-b*[.H66]*[.J66]*delta_t" office:value-type="float" office:value="4.07748002616612" calcext:value-type="float">
            <text:p>4.07748002616612</text:p>
          </table:table-cell>
          <table:table-cell table:style-name="ce34" table:formula="of:=[.I66]-g*delta_t-b*[.I66]*[.J66]*delta_t" office:value-type="float" office:value="-1.09809228901517" calcext:value-type="float">
            <text:p>-1.09809228901517</text:p>
          </table:table-cell>
          <table:table-cell table:style-name="ce34" table:formula="of:=SQRT([.H67]^2+[.I67]^2)" office:value-type="float" office:value="4.22275384541631" calcext:value-type="float">
            <text:p>4.22275384541631</text:p>
          </table:table-cell>
          <table:table-cell table:style-name="ce34" table:formula="of:=IF([.L66]&gt;0; [.K66]+0.5*([.H66]+[.H67])*delta_t ;[.K66])" office:value-type="float" office:value="2.04167528824039" calcext:value-type="float">
            <text:p>2.04167528824039</text:p>
          </table:table-cell>
          <table:table-cell table:style-name="ce34" table:formula="of:=IF([.L66]&gt;0; [.L66]+0.5*([.I66]+[.I67])*delta_t ;[.L66])" office:value-type="float" office:value="0.812053863907827" calcext:value-type="float">
            <text:p>0.812053863907827</text:p>
          </table:table-cell>
          <table:table-cell/>
          <table:table-cell table:formula="of:= IF([.O66] &gt; 0;  (v*COS(theta*PI()/180)/b)*(1 - EXP(-b*[.A67])); [.N66])" office:value-type="float" office:value="2.11958417983705" calcext:value-type="float">
            <text:p>2.11958417983705</text:p>
          </table:table-cell>
          <table:table-cell table:formula="of:= IF([.O66]&gt;0;  height + (   (g/(b^2)) +  ( v*SIN(theta*PI()/180)) / b     )   *   ( 1 - EXP(-b*[.A67])    )     -   (   (g*[.A67]) / b   );[.O66])" office:value-type="float" office:value="0.853356040595685" calcext:value-type="float">
            <text:p>0.853356040595685</text:p>
          </table:table-cell>
          <table:table-cell table:number-columns-repeated="1009"/>
        </table:table-row>
        <table:table-row table:style-name="ro3">
          <table:table-cell table:style-name="ce34" table:formula="of:=[.A67]+delta_t" office:value-type="float" office:value="0.49" calcext:value-type="float">
            <text:p>0.49</text:p>
          </table:table-cell>
          <table:table-cell table:style-name="ce34" table:formula="of:=+[.B67]" office:value-type="float" office:value="4.45832771081132" calcext:value-type="float">
            <text:p>4.45832771081132</text:p>
          </table:table-cell>
          <table:table-cell table:style-name="ce34" table:formula="of:=[.C67]-g*delta_t" office:value-type="float" office:value="-1.06427736219077" calcext:value-type="float">
            <text:p>-1.06427736219077</text:p>
          </table:table-cell>
          <table:table-cell table:style-name="ce34" table:formula="of:=SQRT([.B68]*[.B68]+[.C68]*[.C68])" office:value-type="float" office:value="4.58359818054112" calcext:value-type="float">
            <text:p>4.58359818054112</text:p>
          </table:table-cell>
          <table:table-cell table:style-name="ce34" table:formula="of:=IF([.F67]&gt;0;[.E67]+0.5*([.B67]+[.B68])*delta_t;[.E67])" office:value-type="float" office:value="2.18458057829755" calcext:value-type="float">
            <text:p>2.18458057829755</text:p>
          </table:table-cell>
          <table:table-cell table:formula="of:=IF([.F67]&gt;0;[.F67]+0.5*([.C67]+[.C68])*delta_t;[.F67])" office:value-type="float" office:value="0.853136567502136" calcext:value-type="float">
            <text:p>0.853136567502136</text:p>
          </table:table-cell>
          <table:table-cell/>
          <table:table-cell table:style-name="ce34" table:formula="of:=[.H67]-b*[.H67]*[.J67]*delta_t" office:value-type="float" office:value="4.07059274838208" calcext:value-type="float">
            <text:p>4.07059274838208</text:p>
          </table:table-cell>
          <table:table-cell table:style-name="ce34" table:formula="of:=[.I67]-g*delta_t-b*[.I67]*[.J67]*delta_t" office:value-type="float" office:value="-1.19430399964074" calcext:value-type="float">
            <text:p>-1.19430399964074</text:p>
          </table:table-cell>
          <table:table-cell table:style-name="ce34" table:formula="of:=SQRT([.H68]^2+[.I68]^2)" office:value-type="float" office:value="4.24217955380706" calcext:value-type="float">
            <text:p>4.24217955380706</text:p>
          </table:table-cell>
          <table:table-cell table:style-name="ce34" table:formula="of:=IF([.L67]&gt;0; [.K67]+0.5*([.H67]+[.H68])*delta_t ;[.K67])" office:value-type="float" office:value="2.08241565211313" calcext:value-type="float">
            <text:p>2.08241565211313</text:p>
          </table:table-cell>
          <table:table-cell table:style-name="ce34" table:formula="of:=IF([.L67]&gt;0; [.L67]+0.5*([.I67]+[.I68])*delta_t ;[.L67])" office:value-type="float" office:value="0.800591882464547" calcext:value-type="float">
            <text:p>0.800591882464547</text:p>
          </table:table-cell>
          <table:table-cell/>
          <table:table-cell table:formula="of:= IF([.O67] &gt; 0;  (v*COS(theta*PI()/180)/b)*(1 - EXP(-b*[.A68])); [.N67])" office:value-type="float" office:value="2.1633108773507" calcext:value-type="float">
            <text:p>2.1633108773507</text:p>
          </table:table-cell>
          <table:table-cell table:formula="of:= IF([.O67]&gt;0;  height + (   (g/(b^2)) +  ( v*SIN(theta*PI()/180)) / b     )   *   ( 1 - EXP(-b*[.A68])    )     -   (   (g*[.A68]) / b   );[.O67])" office:value-type="float" office:value="0.842943244723244" calcext:value-type="float">
            <text:p>0.842943244723244</text:p>
          </table:table-cell>
          <table:table-cell table:number-columns-repeated="1009"/>
        </table:table-row>
        <table:table-row table:style-name="ro3">
          <table:table-cell table:style-name="ce34" table:formula="of:=[.A68]+delta_t" office:value-type="float" office:value="0.5" calcext:value-type="float">
            <text:p>0.5</text:p>
          </table:table-cell>
          <table:table-cell table:style-name="ce34" table:formula="of:=+[.B68]" office:value-type="float" office:value="4.45832771081132" calcext:value-type="float">
            <text:p>4.45832771081132</text:p>
          </table:table-cell>
          <table:table-cell table:style-name="ce34" table:formula="of:=[.C68]-g*delta_t" office:value-type="float" office:value="-1.16234386219077" calcext:value-type="float">
            <text:p>-1.16234386219077</text:p>
          </table:table-cell>
          <table:table-cell table:style-name="ce34" table:formula="of:=SQRT([.B69]*[.B69]+[.C69]*[.C69])" office:value-type="float" office:value="4.60735599134262" calcext:value-type="float">
            <text:p>4.60735599134262</text:p>
          </table:table-cell>
          <table:table-cell table:style-name="ce34" table:formula="of:=IF([.F68]&gt;0;[.E68]+0.5*([.B68]+[.B69])*delta_t;[.E68])" office:value-type="float" office:value="2.22916385540566" calcext:value-type="float">
            <text:p>2.22916385540566</text:p>
          </table:table-cell>
          <table:table-cell table:formula="of:=IF([.F68]&gt;0;[.F68]+0.5*([.C68]+[.C69])*delta_t;[.F68])" office:value-type="float" office:value="0.842003461380228" calcext:value-type="float">
            <text:p>0.842003461380228</text:p>
          </table:table-cell>
          <table:table-cell/>
          <table:table-cell table:style-name="ce34" table:formula="of:=[.H68]-b*[.H68]*[.J68]*delta_t" office:value-type="float" office:value="4.06368547425046" calcext:value-type="float">
            <text:p>4.06368547425046</text:p>
          </table:table-cell>
          <table:table-cell table:style-name="ce34" table:formula="of:=[.I68]-g*delta_t-b*[.I68]*[.J68]*delta_t" office:value-type="float" office:value="-1.29034391883742" calcext:value-type="float">
            <text:p>-1.29034391883742</text:p>
          </table:table-cell>
          <table:table-cell table:style-name="ce34" table:formula="of:=SQRT([.H69]^2+[.I69]^2)" office:value-type="float" office:value="4.26362839170053" calcext:value-type="float">
            <text:p>4.26362839170053</text:p>
          </table:table-cell>
          <table:table-cell table:style-name="ce34" table:formula="of:=IF([.L68]&gt;0; [.K68]+0.5*([.H68]+[.H69])*delta_t ;[.K68])" office:value-type="float" office:value="2.1230870432263" calcext:value-type="float">
            <text:p>2.1230870432263</text:p>
          </table:table-cell>
          <table:table-cell table:style-name="ce34" table:formula="of:=IF([.L68]&gt;0; [.L68]+0.5*([.I68]+[.I69])*delta_t ;[.L68])" office:value-type="float" office:value="0.788168642872156" calcext:value-type="float">
            <text:p>0.788168642872156</text:p>
          </table:table-cell>
          <table:table-cell/>
          <table:table-cell table:formula="of:= IF([.O68] &gt; 0;  (v*COS(theta*PI()/180)/b)*(1 - EXP(-b*[.A69])); [.N68])" office:value-type="float" office:value="2.20702008768302" calcext:value-type="float">
            <text:p>2.20702008768302</text:p>
          </table:table-cell>
          <table:table-cell table:formula="of:= IF([.O68]&gt;0;  height + (   (g/(b^2)) +  ( v*SIN(theta*PI()/180)) / b     )   *   ( 1 - EXP(-b*[.A69])    )     -   (   (g*[.A69]) / b   );[.O68])" office:value-type="float" office:value="0.831554144244095" calcext:value-type="float">
            <text:p>0.831554144244095</text:p>
          </table:table-cell>
          <table:table-cell table:number-columns-repeated="1009"/>
        </table:table-row>
        <table:table-row table:style-name="ro3">
          <table:table-cell table:style-name="ce34" table:formula="of:=[.A69]+delta_t" office:value-type="float" office:value="0.51" calcext:value-type="float">
            <text:p>0.51</text:p>
          </table:table-cell>
          <table:table-cell table:style-name="ce34" table:formula="of:=+[.B69]" office:value-type="float" office:value="4.45832771081132" calcext:value-type="float">
            <text:p>4.45832771081132</text:p>
          </table:table-cell>
          <table:table-cell table:style-name="ce34" table:formula="of:=[.C69]-g*delta_t" office:value-type="float" office:value="-1.26041036219077" calcext:value-type="float">
            <text:p>-1.26041036219077</text:p>
          </table:table-cell>
          <table:table-cell table:style-name="ce34" table:formula="of:=SQRT([.B70]*[.B70]+[.C70]*[.C70])" office:value-type="float" office:value="4.63306812577864" calcext:value-type="float">
            <text:p>4.63306812577864</text:p>
          </table:table-cell>
          <table:table-cell table:style-name="ce34" table:formula="of:=IF([.F69]&gt;0;[.E69]+0.5*([.B69]+[.B70])*delta_t;[.E69])" office:value-type="float" office:value="2.27374713251377" calcext:value-type="float">
            <text:p>2.27374713251377</text:p>
          </table:table-cell>
          <table:table-cell table:formula="of:=IF([.F69]&gt;0;[.F69]+0.5*([.C69]+[.C70])*delta_t;[.F69])" office:value-type="float" office:value="0.82988969025832" calcext:value-type="float">
            <text:p>0.82988969025832</text:p>
          </table:table-cell>
          <table:table-cell/>
          <table:table-cell table:style-name="ce34" table:formula="of:=[.H69]-b*[.H69]*[.J69]*delta_t" office:value-type="float" office:value="4.05675505634527" calcext:value-type="float">
            <text:p>4.05675505634527</text:p>
          </table:table-cell>
          <table:table-cell table:style-name="ce34" table:formula="of:=[.I69]-g*delta_t-b*[.I69]*[.J69]*delta_t" office:value-type="float" office:value="-1.38620980005045" calcext:value-type="float">
            <text:p>-1.38620980005045</text:p>
          </table:table-cell>
          <table:table-cell table:style-name="ce34" table:formula="of:=SQRT([.H70]^2+[.I70]^2)" office:value-type="float" office:value="4.28705483950682" calcext:value-type="float">
            <text:p>4.28705483950682</text:p>
          </table:table-cell>
          <table:table-cell table:style-name="ce34" table:formula="of:=IF([.L69]&gt;0; [.K69]+0.5*([.H69]+[.H70])*delta_t ;[.K69])" office:value-type="float" office:value="2.16368924587928" calcext:value-type="float">
            <text:p>2.16368924587928</text:p>
          </table:table-cell>
          <table:table-cell table:style-name="ce34" table:formula="of:=IF([.L69]&gt;0; [.L69]+0.5*([.I69]+[.I70])*delta_t ;[.L69])" office:value-type="float" office:value="0.774785874277717" calcext:value-type="float">
            <text:p>0.774785874277717</text:p>
          </table:table-cell>
          <table:table-cell/>
          <table:table-cell table:formula="of:= IF([.O69] &gt; 0;  (v*COS(theta*PI()/180)/b)*(1 - EXP(-b*[.A70])); [.N69])" office:value-type="float" office:value="2.25071181782747" calcext:value-type="float">
            <text:p>2.25071181782747</text:p>
          </table:table-cell>
          <table:table-cell table:formula="of:= IF([.O69]&gt;0;  height + (   (g/(b^2)) +  ( v*SIN(theta*PI()/180)) / b     )   *   ( 1 - EXP(-b*[.A70])    )     -   (   (g*[.A70]) / b   );[.O69])" office:value-type="float" office:value="0.819189129599863" calcext:value-type="float">
            <text:p>0.819189129599863</text:p>
          </table:table-cell>
          <table:table-cell table:number-columns-repeated="1009"/>
        </table:table-row>
        <table:table-row table:style-name="ro3">
          <table:table-cell table:style-name="ce34" table:formula="of:=[.A70]+delta_t" office:value-type="float" office:value="0.52" calcext:value-type="float">
            <text:p>0.52</text:p>
          </table:table-cell>
          <table:table-cell table:style-name="ce34" table:formula="of:=+[.B70]" office:value-type="float" office:value="4.45832771081132" calcext:value-type="float">
            <text:p>4.45832771081132</text:p>
          </table:table-cell>
          <table:table-cell table:style-name="ce34" table:formula="of:=[.C70]-g*delta_t" office:value-type="float" office:value="-1.35847686219077" calcext:value-type="float">
            <text:p>-1.35847686219077</text:p>
          </table:table-cell>
          <table:table-cell table:style-name="ce34" table:formula="of:=SQRT([.B71]*[.B71]+[.C71]*[.C71])" office:value-type="float" office:value="4.66070223915837" calcext:value-type="float">
            <text:p>4.66070223915837</text:p>
          </table:table-cell>
          <table:table-cell table:style-name="ce34" table:formula="of:=IF([.F70]&gt;0;[.E70]+0.5*([.B70]+[.B71])*delta_t;[.E70])" office:value-type="float" office:value="2.31833040962189" calcext:value-type="float">
            <text:p>2.31833040962189</text:p>
          </table:table-cell>
          <table:table-cell table:formula="of:=IF([.F70]&gt;0;[.F70]+0.5*([.C70]+[.C71])*delta_t;[.F70])" office:value-type="float" office:value="0.816795254136413" calcext:value-type="float">
            <text:p>0.816795254136413</text:p>
          </table:table-cell>
          <table:table-cell/>
          <table:table-cell table:style-name="ce34" table:formula="of:=[.H70]-b*[.H70]*[.J70]*delta_t" office:value-type="float" office:value="4.04979844378647" calcext:value-type="float">
            <text:p>4.04979844378647</text:p>
          </table:table-cell>
          <table:table-cell table:style-name="ce34" table:formula="of:=[.I70]-g*delta_t-b*[.I70]*[.J70]*delta_t" office:value-type="float" office:value="-1.4818991970777" calcext:value-type="float">
            <text:p>-1.4818991970777</text:p>
          </table:table-cell>
          <table:table-cell table:style-name="ce34" table:formula="of:=SQRT([.H71]^2+[.I71]^2)" office:value-type="float" office:value="4.31241146756602" calcext:value-type="float">
            <text:p>4.31241146756602</text:p>
          </table:table-cell>
          <table:table-cell table:style-name="ce34" table:formula="of:=IF([.L70]&gt;0; [.K70]+0.5*([.H70]+[.H71])*delta_t ;[.K70])" office:value-type="float" office:value="2.20422201337993" calcext:value-type="float">
            <text:p>2.20422201337993</text:p>
          </table:table-cell>
          <table:table-cell table:style-name="ce34" table:formula="of:=IF([.L70]&gt;0; [.L70]+0.5*([.I70]+[.I71])*delta_t ;[.L70])" office:value-type="float" office:value="0.760445329292076" calcext:value-type="float">
            <text:p>0.760445329292076</text:p>
          </table:table-cell>
          <table:table-cell/>
          <table:table-cell table:formula="of:= IF([.O70] &gt; 0;  (v*COS(theta*PI()/180)/b)*(1 - EXP(-b*[.A71])); [.N70])" office:value-type="float" office:value="2.29438607477474" calcext:value-type="float">
            <text:p>2.29438607477474</text:p>
          </table:table-cell>
          <table:table-cell table:formula="of:= IF([.O70]&gt;0;  height + (   (g/(b^2)) +  ( v*SIN(theta*PI()/180)) / b     )   *   ( 1 - EXP(-b*[.A71])    )     -   (   (g*[.A71]) / b   );[.O70])" office:value-type="float" office:value="0.805848591080149" calcext:value-type="float">
            <text:p>0.805848591080149</text:p>
          </table:table-cell>
          <table:table-cell table:number-columns-repeated="1009"/>
        </table:table-row>
        <table:table-row table:style-name="ro3">
          <table:table-cell table:style-name="ce34" table:formula="of:=[.A71]+delta_t" office:value-type="float" office:value="0.53" calcext:value-type="float">
            <text:p>0.53</text:p>
          </table:table-cell>
          <table:table-cell table:style-name="ce34" table:formula="of:=+[.B71]" office:value-type="float" office:value="4.45832771081132" calcext:value-type="float">
            <text:p>4.45832771081132</text:p>
          </table:table-cell>
          <table:table-cell table:style-name="ce34" table:formula="of:=[.C71]-g*delta_t" office:value-type="float" office:value="-1.45654336219077" calcext:value-type="float">
            <text:p>-1.45654336219077</text:p>
          </table:table-cell>
          <table:table-cell table:style-name="ce34" table:formula="of:=SQRT([.B72]*[.B72]+[.C72]*[.C72])" office:value-type="float" office:value="4.69022435955148" calcext:value-type="float">
            <text:p>4.69022435955148</text:p>
          </table:table-cell>
          <table:table-cell table:style-name="ce34" table:formula="of:=IF([.F71]&gt;0;[.E71]+0.5*([.B71]+[.B72])*delta_t;[.E71])" office:value-type="float" office:value="2.36291368673" calcext:value-type="float">
            <text:p>2.36291368673</text:p>
          </table:table-cell>
          <table:table-cell table:formula="of:=IF([.F71]&gt;0;[.F71]+0.5*([.C71]+[.C72])*delta_t;[.F71])" office:value-type="float" office:value="0.802720153014505" calcext:value-type="float">
            <text:p>0.802720153014505</text:p>
          </table:table-cell>
          <table:table-cell/>
          <table:table-cell table:style-name="ce34" table:formula="of:=[.H71]-b*[.H71]*[.J71]*delta_t" office:value-type="float" office:value="4.04281268488635" calcext:value-type="float">
            <text:p>4.04281268488635</text:p>
          </table:table-cell>
          <table:table-cell table:style-name="ce34" table:formula="of:=[.I71]-g*delta_t-b*[.I71]*[.J71]*delta_t" office:value-type="float" office:value="-1.5774094734412" calcext:value-type="float">
            <text:p>-1.5774094734412</text:p>
          </table:table-cell>
          <table:table-cell table:style-name="ce34" table:formula="of:=SQRT([.H72]^2+[.I72]^2)" office:value-type="float" office:value="4.33964918535819" calcext:value-type="float">
            <text:p>4.33964918535819</text:p>
          </table:table-cell>
          <table:table-cell table:style-name="ce34" table:formula="of:=IF([.L71]&gt;0; [.K71]+0.5*([.H71]+[.H72])*delta_t ;[.K71])" office:value-type="float" office:value="2.2446850690233" calcext:value-type="float">
            <text:p>2.2446850690233</text:p>
          </table:table-cell>
          <table:table-cell table:style-name="ce34" table:formula="of:=IF([.L71]&gt;0; [.L71]+0.5*([.I71]+[.I72])*delta_t ;[.L71])" office:value-type="float" office:value="0.745148785939482" calcext:value-type="float">
            <text:p>0.745148785939482</text:p>
          </table:table-cell>
          <table:table-cell/>
          <table:table-cell table:formula="of:= IF([.O71] &gt; 0;  (v*COS(theta*PI()/180)/b)*(1 - EXP(-b*[.A72])); [.N71])" office:value-type="float" office:value="2.33804286551271" calcext:value-type="float">
            <text:p>2.33804286551271</text:p>
          </table:table-cell>
          <table:table-cell table:formula="of:= IF([.O71]&gt;0;  height + (   (g/(b^2)) +  ( v*SIN(theta*PI()/180)) / b     )   *   ( 1 - EXP(-b*[.A72])    )     -   (   (g*[.A72]) / b   );[.O71])" office:value-type="float" office:value="0.791532918815051" calcext:value-type="float">
            <text:p>0.791532918815051</text:p>
          </table:table-cell>
          <table:table-cell table:number-columns-repeated="1009"/>
        </table:table-row>
        <table:table-row table:style-name="ro3">
          <table:table-cell table:style-name="ce34" table:formula="of:=[.A72]+delta_t" office:value-type="float" office:value="0.54" calcext:value-type="float">
            <text:p>0.54</text:p>
          </table:table-cell>
          <table:table-cell table:style-name="ce34" table:formula="of:=+[.B72]" office:value-type="float" office:value="4.45832771081132" calcext:value-type="float">
            <text:p>4.45832771081132</text:p>
          </table:table-cell>
          <table:table-cell table:style-name="ce34" table:formula="of:=[.C72]-g*delta_t" office:value-type="float" office:value="-1.55460986219077" calcext:value-type="float">
            <text:p>-1.55460986219077</text:p>
          </table:table-cell>
          <table:table-cell table:style-name="ce34" table:formula="of:=SQRT([.B73]*[.B73]+[.C73]*[.C73])" office:value-type="float" office:value="4.72159907241275" calcext:value-type="float">
            <text:p>4.72159907241275</text:p>
          </table:table-cell>
          <table:table-cell table:style-name="ce34" table:formula="of:=IF([.F72]&gt;0;[.E72]+0.5*([.B72]+[.B73])*delta_t;[.E72])" office:value-type="float" office:value="2.40749696383811" calcext:value-type="float">
            <text:p>2.40749696383811</text:p>
          </table:table-cell>
          <table:table-cell table:formula="of:=IF([.F72]&gt;0;[.F72]+0.5*([.C72]+[.C73])*delta_t;[.F72])" office:value-type="float" office:value="0.787664386892597" calcext:value-type="float">
            <text:p>0.787664386892597</text:p>
          </table:table-cell>
          <table:table-cell/>
          <table:table-cell table:style-name="ce34" table:formula="of:=[.H72]-b*[.H72]*[.J72]*delta_t" office:value-type="float" office:value="4.03579492937654" calcext:value-type="float">
            <text:p>4.03579492937654</text:p>
          </table:table-cell>
          <table:table-cell table:style-name="ce34" table:formula="of:=[.I72]-g*delta_t-b*[.I72]*[.J72]*delta_t" office:value-type="float" office:value="-1.67273781194664" calcext:value-type="float">
            <text:p>-1.67273781194664</text:p>
          </table:table-cell>
          <table:table-cell table:style-name="ce34" table:formula="of:=SQRT([.H73]^2+[.I73]^2)" office:value-type="float" office:value="4.3687174890919" calcext:value-type="float">
            <text:p>4.3687174890919</text:p>
          </table:table-cell>
          <table:table-cell table:style-name="ce34" table:formula="of:=IF([.L72]&gt;0; [.K72]+0.5*([.H72]+[.H73])*delta_t ;[.K72])" office:value-type="float" office:value="2.28507810709461" calcext:value-type="float">
            <text:p>2.28507810709461</text:p>
          </table:table-cell>
          <table:table-cell table:style-name="ce34" table:formula="of:=IF([.L72]&gt;0; [.L72]+0.5*([.I72]+[.I73])*delta_t ;[.L72])" office:value-type="float" office:value="0.728898049512543" calcext:value-type="float">
            <text:p>0.728898049512543</text:p>
          </table:table-cell>
          <table:table-cell/>
          <table:table-cell table:formula="of:= IF([.O72] &gt; 0;  (v*COS(theta*PI()/180)/b)*(1 - EXP(-b*[.A73])); [.N72])" office:value-type="float" office:value="2.38168219702646" calcext:value-type="float">
            <text:p>2.38168219702646</text:p>
          </table:table-cell>
          <table:table-cell table:formula="of:= IF([.O72]&gt;0;  height + (   (g/(b^2)) +  ( v*SIN(theta*PI()/180)) / b     )   *   ( 1 - EXP(-b*[.A73])    )     -   (   (g*[.A73]) / b   );[.O72])" office:value-type="float" office:value="0.776242502781173" calcext:value-type="float">
            <text:p>0.776242502781173</text:p>
          </table:table-cell>
          <table:table-cell table:number-columns-repeated="1009"/>
        </table:table-row>
        <table:table-row table:style-name="ro3">
          <table:table-cell table:style-name="ce34" table:formula="of:=[.A73]+delta_t" office:value-type="float" office:value="0.55" calcext:value-type="float">
            <text:p>0.55</text:p>
          </table:table-cell>
          <table:table-cell table:style-name="ce34" table:formula="of:=+[.B73]" office:value-type="float" office:value="4.45832771081132" calcext:value-type="float">
            <text:p>4.45832771081132</text:p>
          </table:table-cell>
          <table:table-cell table:style-name="ce34" table:formula="of:=[.C73]-g*delta_t" office:value-type="float" office:value="-1.65267636219077" calcext:value-type="float">
            <text:p>-1.65267636219077</text:p>
          </table:table-cell>
          <table:table-cell table:style-name="ce34" table:formula="of:=SQRT([.B74]*[.B74]+[.C74]*[.C74])" office:value-type="float" office:value="4.75478970461705" calcext:value-type="float">
            <text:p>4.75478970461705</text:p>
          </table:table-cell>
          <table:table-cell table:style-name="ce34" table:formula="of:=IF([.F73]&gt;0;[.E73]+0.5*([.B73]+[.B74])*delta_t;[.E73])" office:value-type="float" office:value="2.45208024094623" calcext:value-type="float">
            <text:p>2.45208024094623</text:p>
          </table:table-cell>
          <table:table-cell table:formula="of:=IF([.F73]&gt;0;[.F73]+0.5*([.C73]+[.C74])*delta_t;[.F73])" office:value-type="float" office:value="0.77162795577069" calcext:value-type="float">
            <text:p>0.77162795577069</text:p>
          </table:table-cell>
          <table:table-cell/>
          <table:table-cell table:style-name="ce34" table:formula="of:=[.H73]-b*[.H73]*[.J73]*delta_t" office:value-type="float" office:value="4.0287424302204" calcext:value-type="float">
            <text:p>4.0287424302204</text:p>
          </table:table-cell>
          <table:table-cell table:style-name="ce34" table:formula="of:=[.I73]-g*delta_t-b*[.I73]*[.J73]*delta_t" office:value-type="float" office:value="-1.76788122437316" calcext:value-type="float">
            <text:p>-1.76788122437316</text:p>
          </table:table-cell>
          <table:table-cell table:style-name="ce34" table:formula="of:=SQRT([.H74]^2+[.I74]^2)" office:value-type="float" office:value="4.39956470489403" calcext:value-type="float">
            <text:p>4.39956470489403</text:p>
          </table:table-cell>
          <table:table-cell table:style-name="ce34" table:formula="of:=IF([.L73]&gt;0; [.K73]+0.5*([.H73]+[.H74])*delta_t ;[.K73])" office:value-type="float" office:value="2.3254007938926" calcext:value-type="float">
            <text:p>2.3254007938926</text:p>
          </table:table-cell>
          <table:table-cell table:style-name="ce34" table:formula="of:=IF([.L73]&gt;0; [.L73]+0.5*([.I73]+[.I74])*delta_t ;[.L73])" office:value-type="float" office:value="0.711694954330944" calcext:value-type="float">
            <text:p>0.711694954330944</text:p>
          </table:table-cell>
          <table:table-cell/>
          <table:table-cell table:formula="of:= IF([.O73] &gt; 0;  (v*COS(theta*PI()/180)/b)*(1 - EXP(-b*[.A74])); [.N73])" office:value-type="float" office:value="2.42530407629828" calcext:value-type="float">
            <text:p>2.42530407629828</text:p>
          </table:table-cell>
          <table:table-cell table:formula="of:= IF([.O73]&gt;0;  height + (   (g/(b^2)) +  ( v*SIN(theta*PI()/180)) / b     )   *   ( 1 - EXP(-b*[.A74])    )     -   (   (g*[.A74]) / b   );[.O73])" office:value-type="float" office:value="0.759977732796983" calcext:value-type="float">
            <text:p>0.759977732796983</text:p>
          </table:table-cell>
          <table:table-cell table:number-columns-repeated="1009"/>
        </table:table-row>
        <table:table-row table:style-name="ro3">
          <table:table-cell table:style-name="ce34" table:formula="of:=[.A74]+delta_t" office:value-type="float" office:value="0.56" calcext:value-type="float">
            <text:p>0.56</text:p>
          </table:table-cell>
          <table:table-cell table:style-name="ce34" table:formula="of:=+[.B74]" office:value-type="float" office:value="4.45832771081132" calcext:value-type="float">
            <text:p>4.45832771081132</text:p>
          </table:table-cell>
          <table:table-cell table:style-name="ce34" table:formula="of:=[.C74]-g*delta_t" office:value-type="float" office:value="-1.75074286219077" calcext:value-type="float">
            <text:p>-1.75074286219077</text:p>
          </table:table-cell>
          <table:table-cell table:style-name="ce34" table:formula="of:=SQRT([.B75]*[.B75]+[.C75]*[.C75])" office:value-type="float" office:value="4.78975850607315" calcext:value-type="float">
            <text:p>4.78975850607315</text:p>
          </table:table-cell>
          <table:table-cell table:style-name="ce34" table:formula="of:=IF([.F74]&gt;0;[.E74]+0.5*([.B74]+[.B75])*delta_t;[.E74])" office:value-type="float" office:value="2.49666351805434" calcext:value-type="float">
            <text:p>2.49666351805434</text:p>
          </table:table-cell>
          <table:table-cell table:formula="of:=IF([.F74]&gt;0;[.F74]+0.5*([.C74]+[.C75])*delta_t;[.F74])" office:value-type="float" office:value="0.754610859648782" calcext:value-type="float">
            <text:p>0.754610859648782</text:p>
          </table:table-cell>
          <table:table-cell/>
          <table:table-cell table:style-name="ce34" table:formula="of:=[.H74]-b*[.H74]*[.J74]*delta_t" office:value-type="float" office:value="4.02165254501996" calcext:value-type="float">
            <text:p>4.02165254501996</text:p>
          </table:table-cell>
          <table:table-cell table:style-name="ce34" table:formula="of:=[.I74]-g*delta_t-b*[.I74]*[.J74]*delta_t" office:value-type="float" office:value="-1.86283656123828" calcext:value-type="float">
            <text:p>-1.86283656123828</text:p>
          </table:table-cell>
          <table:table-cell table:style-name="ce34" table:formula="of:=SQRT([.H75]^2+[.I75]^2)" office:value-type="float" office:value="4.43213822514049" calcext:value-type="float">
            <text:p>4.43213822514049</text:p>
          </table:table-cell>
          <table:table-cell table:style-name="ce34" table:formula="of:=IF([.L74]&gt;0; [.K74]+0.5*([.H74]+[.H75])*delta_t ;[.K74])" office:value-type="float" office:value="2.3656527687688" calcext:value-type="float">
            <text:p>2.3656527687688</text:p>
          </table:table-cell>
          <table:table-cell table:style-name="ce34" table:formula="of:=IF([.L74]&gt;0; [.L74]+0.5*([.I74]+[.I75])*delta_t ;[.L74])" office:value-type="float" office:value="0.693541365402886" calcext:value-type="float">
            <text:p>0.693541365402886</text:p>
          </table:table-cell>
          <table:table-cell/>
          <table:table-cell table:formula="of:= IF([.O74] &gt; 0;  (v*COS(theta*PI()/180)/b)*(1 - EXP(-b*[.A75])); [.N74])" office:value-type="float" office:value="2.46890851030768" calcext:value-type="float">
            <text:p>2.46890851030768</text:p>
          </table:table-cell>
          <table:table-cell table:formula="of:= IF([.O74]&gt;0;  height + (   (g/(b^2)) +  ( v*SIN(theta*PI()/180)) / b     )   *   ( 1 - EXP(-b*[.A75])    )     -   (   (g*[.A75]) / b   );[.O74])" office:value-type="float" office:value="0.742738998526932" calcext:value-type="float">
            <text:p>0.742738998526932</text:p>
          </table:table-cell>
          <table:table-cell table:number-columns-repeated="1009"/>
        </table:table-row>
        <table:table-row table:style-name="ro3">
          <table:table-cell table:style-name="ce34" table:formula="of:=[.A75]+delta_t" office:value-type="float" office:value="0.57" calcext:value-type="float">
            <text:p>0.57</text:p>
          </table:table-cell>
          <table:table-cell table:style-name="ce34" table:formula="of:=+[.B75]" office:value-type="float" office:value="4.45832771081132" calcext:value-type="float">
            <text:p>4.45832771081132</text:p>
          </table:table-cell>
          <table:table-cell table:style-name="ce34" table:formula="of:=[.C75]-g*delta_t" office:value-type="float" office:value="-1.84880936219077" calcext:value-type="float">
            <text:p>-1.84880936219077</text:p>
          </table:table-cell>
          <table:table-cell table:style-name="ce34" table:formula="of:=SQRT([.B76]*[.B76]+[.C76]*[.C76])" office:value-type="float" office:value="4.82646682726737" calcext:value-type="float">
            <text:p>4.82646682726737</text:p>
          </table:table-cell>
          <table:table-cell table:style-name="ce34" table:formula="of:=IF([.F75]&gt;0;[.E75]+0.5*([.B75]+[.B76])*delta_t;[.E75])" office:value-type="float" office:value="2.54124679516245" calcext:value-type="float">
            <text:p>2.54124679516245</text:p>
          </table:table-cell>
          <table:table-cell table:formula="of:=IF([.F75]&gt;0;[.F75]+0.5*([.C75]+[.C76])*delta_t;[.F75])" office:value-type="float" office:value="0.736613098526874" calcext:value-type="float">
            <text:p>0.736613098526874</text:p>
          </table:table-cell>
          <table:table-cell/>
          <table:table-cell table:style-name="ce34" table:formula="of:=[.H75]-b*[.H75]*[.J75]*delta_t" office:value-type="float" office:value="4.01452273703075" calcext:value-type="float">
            <text:p>4.01452273703075</text:p>
          </table:table-cell>
          <table:table-cell table:style-name="ce34" table:formula="of:=[.I75]-g*delta_t-b*[.I75]*[.J75]*delta_t" office:value-type="float" office:value="-1.95760052158618" calcext:value-type="float">
            <text:p>-1.95760052158618</text:p>
          </table:table-cell>
          <table:table-cell table:style-name="ce34" table:formula="of:=SQRT([.H76]^2+[.I76]^2)" office:value-type="float" office:value="4.46638473580717" calcext:value-type="float">
            <text:p>4.46638473580717</text:p>
          </table:table-cell>
          <table:table-cell table:style-name="ce34" table:formula="of:=IF([.L75]&gt;0; [.K75]+0.5*([.H75]+[.H76])*delta_t ;[.K75])" office:value-type="float" office:value="2.40583364517905" calcext:value-type="float">
            <text:p>2.40583364517905</text:p>
          </table:table-cell>
          <table:table-cell table:style-name="ce34" table:formula="of:=IF([.L75]&gt;0; [.L75]+0.5*([.I75]+[.I76])*delta_t ;[.L75])" office:value-type="float" office:value="0.674439179988764" calcext:value-type="float">
            <text:p>0.674439179988764</text:p>
          </table:table-cell>
          <table:table-cell/>
          <table:table-cell table:formula="of:= IF([.O75] &gt; 0;  (v*COS(theta*PI()/180)/b)*(1 - EXP(-b*[.A76])); [.N75])" office:value-type="float" office:value="2.51249550603137" calcext:value-type="float">
            <text:p>2.51249550603137</text:p>
          </table:table-cell>
          <table:table-cell table:formula="of:= IF([.O75]&gt;0;  height + (   (g/(b^2)) +  ( v*SIN(theta*PI()/180)) / b     )   *   ( 1 - EXP(-b*[.A76])    )     -   (   (g*[.A76]) / b   );[.O75])" office:value-type="float" office:value="0.724526689478552" calcext:value-type="float">
            <text:p>0.724526689478552</text:p>
          </table:table-cell>
          <table:table-cell table:number-columns-repeated="1009"/>
        </table:table-row>
        <table:table-row table:style-name="ro3">
          <table:table-cell table:style-name="ce34" table:formula="of:=[.A76]+delta_t" office:value-type="float" office:value="0.58" calcext:value-type="float">
            <text:p>0.58</text:p>
          </table:table-cell>
          <table:table-cell table:style-name="ce34" table:formula="of:=+[.B76]" office:value-type="float" office:value="4.45832771081132" calcext:value-type="float">
            <text:p>4.45832771081132</text:p>
          </table:table-cell>
          <table:table-cell table:style-name="ce34" table:formula="of:=[.C76]-g*delta_t" office:value-type="float" office:value="-1.94687586219077" calcext:value-type="float">
            <text:p>-1.94687586219077</text:p>
          </table:table-cell>
          <table:table-cell table:style-name="ce34" table:formula="of:=SQRT([.B77]*[.B77]+[.C77]*[.C77])" office:value-type="float" office:value="4.86487529128643" calcext:value-type="float">
            <text:p>4.86487529128643</text:p>
          </table:table-cell>
          <table:table-cell table:style-name="ce34" table:formula="of:=IF([.F76]&gt;0;[.E76]+0.5*([.B76]+[.B77])*delta_t;[.E76])" office:value-type="float" office:value="2.58583007227057" calcext:value-type="float">
            <text:p>2.58583007227057</text:p>
          </table:table-cell>
          <table:table-cell table:formula="of:=IF([.F76]&gt;0;[.F76]+0.5*([.C76]+[.C77])*delta_t;[.F76])" office:value-type="float" office:value="0.717634672404967" calcext:value-type="float">
            <text:p>0.717634672404967</text:p>
          </table:table-cell>
          <table:table-cell/>
          <table:table-cell table:style-name="ce34" table:formula="of:=[.H76]-b*[.H76]*[.J76]*delta_t" office:value-type="float" office:value="4.00735057580106" calcext:value-type="float">
            <text:p>4.00735057580106</text:p>
          </table:table-cell>
          <table:table-cell table:style-name="ce34" table:formula="of:=[.I76]-g*delta_t-b*[.I76]*[.J76]*delta_t" office:value-type="float" office:value="-2.05216966275081" calcext:value-type="float">
            <text:p>-2.05216966275081</text:p>
          </table:table-cell>
          <table:table-cell table:style-name="ce34" table:formula="of:=SQRT([.H77]^2+[.I77]^2)" office:value-type="float" office:value="4.50225043307098" calcext:value-type="float">
            <text:p>4.50225043307098</text:p>
          </table:table-cell>
          <table:table-cell table:style-name="ce34" table:formula="of:=IF([.L76]&gt;0; [.K76]+0.5*([.H76]+[.H77])*delta_t ;[.K76])" office:value-type="float" office:value="2.44594301174321" calcext:value-type="float">
            <text:p>2.44594301174321</text:p>
          </table:table-cell>
          <table:table-cell table:style-name="ce34" table:formula="of:=IF([.L76]&gt;0; [.L76]+0.5*([.I76]+[.I77])*delta_t ;[.L76])" office:value-type="float" office:value="0.654390329067079" calcext:value-type="float">
            <text:p>0.654390329067079</text:p>
          </table:table-cell>
          <table:table-cell/>
          <table:table-cell table:formula="of:= IF([.O76] &gt; 0;  (v*COS(theta*PI()/180)/b)*(1 - EXP(-b*[.A77])); [.N76])" office:value-type="float" office:value="2.55606507044325" calcext:value-type="float">
            <text:p>2.55606507044325</text:p>
          </table:table-cell>
          <table:table-cell table:formula="of:= IF([.O76]&gt;0;  height + (   (g/(b^2)) +  ( v*SIN(theta*PI()/180)) / b     )   *   ( 1 - EXP(-b*[.A77])    )     -   (   (g*[.A77]) / b   );[.O76])" office:value-type="float" office:value="0.705341195003228" calcext:value-type="float">
            <text:p>0.705341195003228</text:p>
          </table:table-cell>
          <table:table-cell table:number-columns-repeated="1009"/>
        </table:table-row>
        <table:table-row table:style-name="ro3">
          <table:table-cell table:style-name="ce34" table:formula="of:=[.A77]+delta_t" office:value-type="float" office:value="0.59" calcext:value-type="float">
            <text:p>0.59</text:p>
          </table:table-cell>
          <table:table-cell table:style-name="ce34" table:formula="of:=+[.B77]" office:value-type="float" office:value="4.45832771081132" calcext:value-type="float">
            <text:p>4.45832771081132</text:p>
          </table:table-cell>
          <table:table-cell table:style-name="ce34" table:formula="of:=[.C77]-g*delta_t" office:value-type="float" office:value="-2.04494236219077" calcext:value-type="float">
            <text:p>-2.04494236219077</text:p>
          </table:table-cell>
          <table:table-cell table:style-name="ce34" table:formula="of:=SQRT([.B78]*[.B78]+[.C78]*[.C78])" office:value-type="float" office:value="4.90494395907543" calcext:value-type="float">
            <text:p>4.90494395907543</text:p>
          </table:table-cell>
          <table:table-cell table:style-name="ce34" table:formula="of:=IF([.F77]&gt;0;[.E77]+0.5*([.B77]+[.B78])*delta_t;[.E77])" office:value-type="float" office:value="2.63041334937868" calcext:value-type="float">
            <text:p>2.63041334937868</text:p>
          </table:table-cell>
          <table:table-cell table:formula="of:=IF([.F77]&gt;0;[.F77]+0.5*([.C77]+[.C78])*delta_t;[.F77])" office:value-type="float" office:value="0.697675581283059" calcext:value-type="float">
            <text:p>0.697675581283059</text:p>
          </table:table-cell>
          <table:table-cell/>
          <table:table-cell table:style-name="ce34" table:formula="of:=[.H77]-b*[.H77]*[.J77]*delta_t" office:value-type="float" office:value="4.00013373745491" calcext:value-type="float">
            <text:p>4.00013373745491</text:p>
          </table:table-cell>
          <table:table-cell table:style-name="ce34" table:formula="of:=[.I77]-g*delta_t-b*[.I77]*[.J77]*delta_t" office:value-type="float" office:value="-2.14654041004966" calcext:value-type="float">
            <text:p>-2.14654041004966</text:p>
          </table:table-cell>
          <table:table-cell table:style-name="ce34" table:formula="of:=SQRT([.H78]^2+[.I78]^2)" office:value-type="float" office:value="4.53968122774069" calcext:value-type="float">
            <text:p>4.53968122774069</text:p>
          </table:table-cell>
          <table:table-cell table:style-name="ce34" table:formula="of:=IF([.L77]&gt;0; [.K77]+0.5*([.H77]+[.H78])*delta_t ;[.K77])" office:value-type="float" office:value="2.48598043330949" calcext:value-type="float">
            <text:p>2.48598043330949</text:p>
          </table:table-cell>
          <table:table-cell table:style-name="ce34" table:formula="of:=IF([.L77]&gt;0; [.L77]+0.5*([.I77]+[.I78])*delta_t ;[.L77])" office:value-type="float" office:value="0.633396778703077" calcext:value-type="float">
            <text:p>0.633396778703077</text:p>
          </table:table-cell>
          <table:table-cell/>
          <table:table-cell table:formula="of:= IF([.O77] &gt; 0;  (v*COS(theta*PI()/180)/b)*(1 - EXP(-b*[.A78])); [.N77])" office:value-type="float" office:value="2.59961721051448" calcext:value-type="float">
            <text:p>2.59961721051448</text:p>
          </table:table-cell>
          <table:table-cell table:formula="of:= IF([.O77]&gt;0;  height + (   (g/(b^2)) +  ( v*SIN(theta*PI()/180)) / b     )   *   ( 1 - EXP(-b*[.A78])    )     -   (   (g*[.A78]) / b   );[.O77])" office:value-type="float" office:value="0.685182904298415" calcext:value-type="float">
            <text:p>0.685182904298415</text:p>
          </table:table-cell>
          <table:table-cell table:number-columns-repeated="1009"/>
        </table:table-row>
        <table:table-row table:style-name="ro3">
          <table:table-cell table:style-name="ce34" table:formula="of:=[.A78]+delta_t" office:value-type="float" office:value="0.6" calcext:value-type="float">
            <text:p>0.6</text:p>
          </table:table-cell>
          <table:table-cell table:style-name="ce34" table:formula="of:=+[.B78]" office:value-type="float" office:value="4.45832771081132" calcext:value-type="float">
            <text:p>4.45832771081132</text:p>
          </table:table-cell>
          <table:table-cell table:style-name="ce34" table:formula="of:=[.C78]-g*delta_t" office:value-type="float" office:value="-2.14300886219077" calcext:value-type="float">
            <text:p>-2.14300886219077</text:p>
          </table:table-cell>
          <table:table-cell table:style-name="ce34" table:formula="of:=SQRT([.B79]*[.B79]+[.C79]*[.C79])" office:value-type="float" office:value="4.94663248689614" calcext:value-type="float">
            <text:p>4.94663248689614</text:p>
          </table:table-cell>
          <table:table-cell table:style-name="ce34" table:formula="of:=IF([.F78]&gt;0;[.E78]+0.5*([.B78]+[.B79])*delta_t;[.E78])" office:value-type="float" office:value="2.67499662648679" calcext:value-type="float">
            <text:p>2.67499662648679</text:p>
          </table:table-cell>
          <table:table-cell table:formula="of:=IF([.F78]&gt;0;[.F78]+0.5*([.C78]+[.C79])*delta_t;[.F78])" office:value-type="float" office:value="0.676735825161151" calcext:value-type="float">
            <text:p>0.676735825161151</text:p>
          </table:table-cell>
          <table:table-cell/>
          <table:table-cell table:style-name="ce34" table:formula="of:=[.H78]-b*[.H78]*[.J78]*delta_t" office:value-type="float" office:value="3.99287000464036" calcext:value-type="float">
            <text:p>3.99287000464036</text:p>
          </table:table-cell>
          <table:table-cell table:style-name="ce34" table:formula="of:=[.I78]-g*delta_t-b*[.I78]*[.J78]*delta_t" office:value-type="float" office:value="-2.24070906636803" calcext:value-type="float">
            <text:p>-2.24070906636803</text:p>
          </table:table-cell>
          <table:table-cell table:style-name="ce34" table:formula="of:=SQRT([.H79]^2+[.I79]^2)" office:value-type="float" office:value="4.5786229364363" calcext:value-type="float">
            <text:p>4.5786229364363</text:p>
          </table:table-cell>
          <table:table-cell table:style-name="ce34" table:formula="of:=IF([.L78]&gt;0; [.K78]+0.5*([.H78]+[.H79])*delta_t ;[.K78])" office:value-type="float" office:value="2.52594545201997" calcext:value-type="float">
            <text:p>2.52594545201997</text:p>
          </table:table-cell>
          <table:table-cell table:style-name="ce34" table:formula="of:=IF([.L78]&gt;0; [.L78]+0.5*([.I78]+[.I79])*delta_t ;[.L78])" office:value-type="float" office:value="0.611460531320988" calcext:value-type="float">
            <text:p>0.611460531320988</text:p>
          </table:table-cell>
          <table:table-cell/>
          <table:table-cell table:formula="of:= IF([.O78] &gt; 0;  (v*COS(theta*PI()/180)/b)*(1 - EXP(-b*[.A79])); [.N78])" office:value-type="float" office:value="2.64315193321339" calcext:value-type="float">
            <text:p>2.64315193321339</text:p>
          </table:table-cell>
          <table:table-cell table:formula="of:= IF([.O78]&gt;0;  height + (   (g/(b^2)) +  ( v*SIN(theta*PI()/180)) / b     )   *   ( 1 - EXP(-b*[.A79])    )     -   (   (g*[.A79]) / b   );[.O78])" office:value-type="float" office:value="0.664052206404648" calcext:value-type="float">
            <text:p>0.664052206404648</text:p>
          </table:table-cell>
          <table:table-cell table:number-columns-repeated="1009"/>
        </table:table-row>
        <table:table-row table:style-name="ro3">
          <table:table-cell table:style-name="ce34" table:formula="of:=[.A79]+delta_t" office:value-type="float" office:value="0.61" calcext:value-type="float">
            <text:p>0.61</text:p>
          </table:table-cell>
          <table:table-cell table:style-name="ce34" table:formula="of:=+[.B79]" office:value-type="float" office:value="4.45832771081132" calcext:value-type="float">
            <text:p>4.45832771081132</text:p>
          </table:table-cell>
          <table:table-cell table:style-name="ce34" table:formula="of:=[.C79]-g*delta_t" office:value-type="float" office:value="-2.24107536219077" calcext:value-type="float">
            <text:p>-2.24107536219077</text:p>
          </table:table-cell>
          <table:table-cell table:style-name="ce34" table:formula="of:=SQRT([.B80]*[.B80]+[.C80]*[.C80])" office:value-type="float" office:value="4.98990027515647" calcext:value-type="float">
            <text:p>4.98990027515647</text:p>
          </table:table-cell>
          <table:table-cell table:style-name="ce34" table:formula="of:=IF([.F79]&gt;0;[.E79]+0.5*([.B79]+[.B80])*delta_t;[.E79])" office:value-type="float" office:value="2.7195799035949" calcext:value-type="float">
            <text:p>2.7195799035949</text:p>
          </table:table-cell>
          <table:table-cell table:formula="of:=IF([.F79]&gt;0;[.F79]+0.5*([.C79]+[.C80])*delta_t;[.F79])" office:value-type="float" office:value="0.654815404039243" calcext:value-type="float">
            <text:p>0.654815404039243</text:p>
          </table:table-cell>
          <table:table-cell/>
          <table:table-cell table:style-name="ce34" table:formula="of:=[.H79]-b*[.H79]*[.J79]*delta_t" office:value-type="float" office:value="3.98555726616618" calcext:value-type="float">
            <text:p>3.98555726616618</text:p>
          </table:table-cell>
          <table:table-cell table:style-name="ce34" table:formula="of:=[.I79]-g*delta_t-b*[.I79]*[.J79]*delta_t" office:value-type="float" office:value="-2.33467182159797" calcext:value-type="float">
            <text:p>-2.33467182159797</text:p>
          </table:table-cell>
          <table:table-cell table:style-name="ce34" table:formula="of:=SQRT([.H80]^2+[.I80]^2)" office:value-type="float" office:value="4.61902145875656" calcext:value-type="float">
            <text:p>4.61902145875656</text:p>
          </table:table-cell>
          <table:table-cell table:style-name="ce34" table:formula="of:=IF([.L79]&gt;0; [.K79]+0.5*([.H79]+[.H80])*delta_t ;[.K79])" office:value-type="float" office:value="2.565837588374" calcext:value-type="float">
            <text:p>2.565837588374</text:p>
          </table:table-cell>
          <table:table-cell table:style-name="ce34" table:formula="of:=IF([.L79]&gt;0; [.L79]+0.5*([.I79]+[.I80])*delta_t ;[.L79])" office:value-type="float" office:value="0.588583626881158" calcext:value-type="float">
            <text:p>0.588583626881158</text:p>
          </table:table-cell>
          <table:table-cell/>
          <table:table-cell table:formula="of:= IF([.O79] &gt; 0;  (v*COS(theta*PI()/180)/b)*(1 - EXP(-b*[.A80])); [.N79])" office:value-type="float" office:value="2.68666924550553" calcext:value-type="float">
            <text:p>2.68666924550553</text:p>
          </table:table-cell>
          <table:table-cell table:formula="of:= IF([.O79]&gt;0;  height + (   (g/(b^2)) +  ( v*SIN(theta*PI()/180)) / b     )   *   ( 1 - EXP(-b*[.A80])    )     -   (   (g*[.A80]) / b   );[.O79])" office:value-type="float" office:value="0.641949490206315" calcext:value-type="float">
            <text:p>0.641949490206315</text:p>
          </table:table-cell>
          <table:table-cell table:number-columns-repeated="1009"/>
        </table:table-row>
        <table:table-row table:style-name="ro3">
          <table:table-cell table:style-name="ce34" table:formula="of:=[.A80]+delta_t" office:value-type="float" office:value="0.62" calcext:value-type="float">
            <text:p>0.62</text:p>
          </table:table-cell>
          <table:table-cell table:style-name="ce34" table:formula="of:=+[.B80]" office:value-type="float" office:value="4.45832771081132" calcext:value-type="float">
            <text:p>4.45832771081132</text:p>
          </table:table-cell>
          <table:table-cell table:style-name="ce34" table:formula="of:=[.C80]-g*delta_t" office:value-type="float" office:value="-2.33914186219077" calcext:value-type="float">
            <text:p>-2.33914186219077</text:p>
          </table:table-cell>
          <table:table-cell table:style-name="ce34" table:formula="of:=SQRT([.B81]*[.B81]+[.C81]*[.C81])" office:value-type="float" office:value="5.03470660798039" calcext:value-type="float">
            <text:p>5.03470660798039</text:p>
          </table:table-cell>
          <table:table-cell table:style-name="ce34" table:formula="of:=IF([.F80]&gt;0;[.E80]+0.5*([.B80]+[.B81])*delta_t;[.E80])" office:value-type="float" office:value="2.76416318070302" calcext:value-type="float">
            <text:p>2.76416318070302</text:p>
          </table:table-cell>
          <table:table-cell table:formula="of:=IF([.F80]&gt;0;[.F80]+0.5*([.C80]+[.C81])*delta_t;[.F80])" office:value-type="float" office:value="0.631914317917336" calcext:value-type="float">
            <text:p>0.631914317917336</text:p>
          </table:table-cell>
          <table:table-cell/>
          <table:table-cell table:style-name="ce34" table:formula="of:=[.H80]-b*[.H80]*[.J80]*delta_t" office:value-type="float" office:value="3.97819351635117" calcext:value-type="float">
            <text:p>3.97819351635117</text:p>
          </table:table-cell>
          <table:table-cell table:style-name="ce34" table:formula="of:=[.I80]-g*delta_t-b*[.I80]*[.J80]*delta_t" office:value-type="float" office:value="-2.42842476190072" calcext:value-type="float">
            <text:p>-2.42842476190072</text:p>
          </table:table-cell>
          <table:table-cell table:style-name="ce34" table:formula="of:=SQRT([.H81]^2+[.I81]^2)" office:value-type="float" office:value="4.66082293997005" calcext:value-type="float">
            <text:p>4.66082293997005</text:p>
          </table:table-cell>
          <table:table-cell table:style-name="ce34" table:formula="of:=IF([.L80]&gt;0; [.K80]+0.5*([.H80]+[.H81])*delta_t ;[.K80])" office:value-type="float" office:value="2.60565634228659" calcext:value-type="float">
            <text:p>2.60565634228659</text:p>
          </table:table-cell>
          <table:table-cell table:style-name="ce34" table:formula="of:=IF([.L80]&gt;0; [.L80]+0.5*([.I80]+[.I81])*delta_t ;[.L80])" office:value-type="float" office:value="0.564768143963665" calcext:value-type="float">
            <text:p>0.564768143963665</text:p>
          </table:table-cell>
          <table:table-cell/>
          <table:table-cell table:formula="of:= IF([.O80] &gt; 0;  (v*COS(theta*PI()/180)/b)*(1 - EXP(-b*[.A81])); [.N80])" office:value-type="float" office:value="2.73016915435367" calcext:value-type="float">
            <text:p>2.73016915435367</text:p>
          </table:table-cell>
          <table:table-cell table:formula="of:= IF([.O80]&gt;0;  height + (   (g/(b^2)) +  ( v*SIN(theta*PI()/180)) / b     )   *   ( 1 - EXP(-b*[.A81])    )     -   (   (g*[.A81]) / b   );[.O80])" office:value-type="float" office:value="0.618875144433133" calcext:value-type="float">
            <text:p>0.618875144433133</text:p>
          </table:table-cell>
          <table:table-cell table:number-columns-repeated="1009"/>
        </table:table-row>
        <table:table-row table:style-name="ro3">
          <table:table-cell table:style-name="ce34" table:formula="of:=[.A81]+delta_t" office:value-type="float" office:value="0.63" calcext:value-type="float">
            <text:p>0.63</text:p>
          </table:table-cell>
          <table:table-cell table:style-name="ce34" table:formula="of:=+[.B81]" office:value-type="float" office:value="4.45832771081132" calcext:value-type="float">
            <text:p>4.45832771081132</text:p>
          </table:table-cell>
          <table:table-cell table:style-name="ce34" table:formula="of:=[.C81]-g*delta_t" office:value-type="float" office:value="-2.43720836219077" calcext:value-type="float">
            <text:p>-2.43720836219077</text:p>
          </table:table-cell>
          <table:table-cell table:style-name="ce34" table:formula="of:=SQRT([.B82]*[.B82]+[.C82]*[.C82])" office:value-type="float" office:value="5.08101078307464" calcext:value-type="float">
            <text:p>5.08101078307464</text:p>
          </table:table-cell>
          <table:table-cell table:style-name="ce34" table:formula="of:=IF([.F81]&gt;0;[.E81]+0.5*([.B81]+[.B82])*delta_t;[.E81])" office:value-type="float" office:value="2.80874645781113" calcext:value-type="float">
            <text:p>2.80874645781113</text:p>
          </table:table-cell>
          <table:table-cell table:formula="of:=IF([.F81]&gt;0;[.F81]+0.5*([.C81]+[.C82])*delta_t;[.F81])" office:value-type="float" office:value="0.608032566795428" calcext:value-type="float">
            <text:p>0.608032566795428</text:p>
          </table:table-cell>
          <table:table-cell/>
          <table:table-cell table:style-name="ce34" table:formula="of:=[.H81]-b*[.H81]*[.J81]*delta_t" office:value-type="float" office:value="3.97077685411091" calcext:value-type="float">
            <text:p>3.97077685411091</text:p>
          </table:table-cell>
          <table:table-cell table:style-name="ce34" table:formula="of:=[.I81]-g*delta_t-b*[.I81]*[.J81]*delta_t" office:value-type="float" office:value="-2.52196387876542" calcext:value-type="float">
            <text:p>-2.52196387876542</text:p>
          </table:table-cell>
          <table:table-cell table:style-name="ce34" table:formula="of:=SQRT([.H82]^2+[.I82]^2)" office:value-type="float" office:value="4.70397391903276" calcext:value-type="float">
            <text:p>4.70397391903276</text:p>
          </table:table-cell>
          <table:table-cell table:style-name="ce34" table:formula="of:=IF([.L81]&gt;0; [.K81]+0.5*([.H81]+[.H82])*delta_t ;[.K81])" office:value-type="float" office:value="2.6454011941389" calcext:value-type="float">
            <text:p>2.6454011941389</text:p>
          </table:table-cell>
          <table:table-cell table:style-name="ce34" table:formula="of:=IF([.L81]&gt;0; [.L81]+0.5*([.I81]+[.I82])*delta_t ;[.L81])" office:value-type="float" office:value="0.540016200760334" calcext:value-type="float">
            <text:p>0.540016200760334</text:p>
          </table:table-cell>
          <table:table-cell/>
          <table:table-cell table:formula="of:= IF([.O81] &gt; 0;  (v*COS(theta*PI()/180)/b)*(1 - EXP(-b*[.A82])); [.N81])" office:value-type="float" office:value="2.77365166671781" calcext:value-type="float">
            <text:p>2.77365166671781</text:p>
          </table:table-cell>
          <table:table-cell table:formula="of:= IF([.O81]&gt;0;  height + (   (g/(b^2)) +  ( v*SIN(theta*PI()/180)) / b     )   *   ( 1 - EXP(-b*[.A82])    )     -   (   (g*[.A82]) / b   );[.O81])" office:value-type="float" office:value="0.594829557659978" calcext:value-type="float">
            <text:p>0.594829557659978</text:p>
          </table:table-cell>
          <table:table-cell table:number-columns-repeated="1009"/>
        </table:table-row>
        <table:table-row table:style-name="ro3">
          <table:table-cell table:style-name="ce34" table:formula="of:=[.A82]+delta_t" office:value-type="float" office:value="0.64" calcext:value-type="float">
            <text:p>0.64</text:p>
          </table:table-cell>
          <table:table-cell table:style-name="ce34" table:formula="of:=+[.B82]" office:value-type="float" office:value="4.45832771081132" calcext:value-type="float">
            <text:p>4.45832771081132</text:p>
          </table:table-cell>
          <table:table-cell table:style-name="ce34" table:formula="of:=[.C82]-g*delta_t" office:value-type="float" office:value="-2.53527486219077" calcext:value-type="float">
            <text:p>-2.53527486219077</text:p>
          </table:table-cell>
          <table:table-cell table:style-name="ce34" table:formula="of:=SQRT([.B83]*[.B83]+[.C83]*[.C83])" office:value-type="float" office:value="5.1287722316208" calcext:value-type="float">
            <text:p>5.1287722316208</text:p>
          </table:table-cell>
          <table:table-cell table:style-name="ce34" table:formula="of:=IF([.F82]&gt;0;[.E82]+0.5*([.B82]+[.B83])*delta_t;[.E82])" office:value-type="float" office:value="2.85332973491924" calcext:value-type="float">
            <text:p>2.85332973491924</text:p>
          </table:table-cell>
          <table:table-cell table:formula="of:=IF([.F82]&gt;0;[.F82]+0.5*([.C82]+[.C83])*delta_t;[.F82])" office:value-type="float" office:value="0.58317015067352" calcext:value-type="float">
            <text:p>0.58317015067352</text:p>
          </table:table-cell>
          <table:table-cell/>
          <table:table-cell table:style-name="ce34" table:formula="of:=[.H82]-b*[.H82]*[.J82]*delta_t" office:value-type="float" office:value="3.96330548180689" calcext:value-type="float">
            <text:p>3.96330548180689</text:p>
          </table:table-cell>
          <table:table-cell table:style-name="ce34" table:formula="of:=[.I82]-g*delta_t-b*[.I82]*[.J82]*delta_t" office:value-type="float" office:value="-2.61528507784124" calcext:value-type="float">
            <text:p>-2.61528507784124</text:p>
          </table:table-cell>
          <table:table-cell table:style-name="ce34" table:formula="of:=SQRT([.H83]^2+[.I83]^2)" office:value-type="float" office:value="4.74842146197024" calcext:value-type="float">
            <text:p>4.74842146197024</text:p>
          </table:table-cell>
          <table:table-cell table:style-name="ce34" table:formula="of:=IF([.L82]&gt;0; [.K82]+0.5*([.H82]+[.H83])*delta_t ;[.K82])" office:value-type="float" office:value="2.68507160581849" calcext:value-type="float">
            <text:p>2.68507160581849</text:p>
          </table:table-cell>
          <table:table-cell table:style-name="ce34" table:formula="of:=IF([.L82]&gt;0; [.L82]+0.5*([.I82]+[.I83])*delta_t ;[.L82])" office:value-type="float" office:value="0.514329955977301" calcext:value-type="float">
            <text:p>0.514329955977301</text:p>
          </table:table-cell>
          <table:table-cell/>
          <table:table-cell table:formula="of:= IF([.O82] &gt; 0;  (v*COS(theta*PI()/180)/b)*(1 - EXP(-b*[.A83])); [.N82])" office:value-type="float" office:value="2.81711678955513" calcext:value-type="float">
            <text:p>2.81711678955513</text:p>
          </table:table-cell>
          <table:table-cell table:formula="of:= IF([.O82]&gt;0;  height + (   (g/(b^2)) +  ( v*SIN(theta*PI()/180)) / b     )   *   ( 1 - EXP(-b*[.A83])    )     -   (   (g*[.A83]) / b   );[.O82])" office:value-type="float" office:value="0.569813118304268" calcext:value-type="float">
            <text:p>0.569813118304268</text:p>
          </table:table-cell>
          <table:table-cell table:number-columns-repeated="1009"/>
        </table:table-row>
        <table:table-row table:style-name="ro3">
          <table:table-cell table:style-name="ce34" table:formula="of:=[.A83]+delta_t" office:value-type="float" office:value="0.65" calcext:value-type="float">
            <text:p>0.65</text:p>
          </table:table-cell>
          <table:table-cell table:style-name="ce34" table:formula="of:=+[.B83]" office:value-type="float" office:value="4.45832771081132" calcext:value-type="float">
            <text:p>4.45832771081132</text:p>
          </table:table-cell>
          <table:table-cell table:style-name="ce34" table:formula="of:=[.C83]-g*delta_t" office:value-type="float" office:value="-2.63334136219077" calcext:value-type="float">
            <text:p>-2.63334136219077</text:p>
          </table:table-cell>
          <table:table-cell table:style-name="ce34" table:formula="of:=SQRT([.B84]*[.B84]+[.C84]*[.C84])" office:value-type="float" office:value="5.17795062807795" calcext:value-type="float">
            <text:p>5.17795062807795</text:p>
          </table:table-cell>
          <table:table-cell table:style-name="ce34" table:formula="of:=IF([.F83]&gt;0;[.E83]+0.5*([.B83]+[.B84])*delta_t;[.E83])" office:value-type="float" office:value="2.89791301202736" calcext:value-type="float">
            <text:p>2.89791301202736</text:p>
          </table:table-cell>
          <table:table-cell table:formula="of:=IF([.F83]&gt;0;[.F83]+0.5*([.C83]+[.C84])*delta_t;[.F83])" office:value-type="float" office:value="0.557327069551613" calcext:value-type="float">
            <text:p>0.557327069551613</text:p>
          </table:table-cell>
          <table:table-cell/>
          <table:table-cell table:style-name="ce34" table:formula="of:=[.H83]-b*[.H83]*[.J83]*delta_t" office:value-type="float" office:value="3.95577770388283" calcext:value-type="float">
            <text:p>3.95577770388283</text:p>
          </table:table-cell>
          <table:table-cell table:style-name="ce34" table:formula="of:=[.I83]-g*delta_t-b*[.I83]*[.J83]*delta_t" office:value-type="float" office:value="-2.70838418752412" calcext:value-type="float">
            <text:p>-2.70838418752412</text:p>
          </table:table-cell>
          <table:table-cell table:style-name="ce34" table:formula="of:=SQRT([.H84]^2+[.I84]^2)" office:value-type="float" office:value="4.79411328086511" calcext:value-type="float">
            <text:p>4.79411328086511</text:p>
          </table:table-cell>
          <table:table-cell table:style-name="ce34" table:formula="of:=IF([.L83]&gt;0; [.K83]+0.5*([.H83]+[.H84])*delta_t ;[.K83])" office:value-type="float" office:value="2.72466702174694" calcext:value-type="float">
            <text:p>2.72466702174694</text:p>
          </table:table-cell>
          <table:table-cell table:style-name="ce34" table:formula="of:=IF([.L83]&gt;0; [.L83]+0.5*([.I83]+[.I84])*delta_t ;[.L83])" office:value-type="float" office:value="0.487711609650474" calcext:value-type="float">
            <text:p>0.487711609650474</text:p>
          </table:table-cell>
          <table:table-cell/>
          <table:table-cell table:formula="of:= IF([.O83] &gt; 0;  (v*COS(theta*PI()/180)/b)*(1 - EXP(-b*[.A84])); [.N83])" office:value-type="float" office:value="2.86056452982007" calcext:value-type="float">
            <text:p>2.86056452982007</text:p>
          </table:table-cell>
          <table:table-cell table:formula="of:= IF([.O83]&gt;0;  height + (   (g/(b^2)) +  ( v*SIN(theta*PI()/180)) / b     )   *   ( 1 - EXP(-b*[.A84])    )     -   (   (g*[.A84]) / b   );[.O83])" office:value-type="float" office:value="0.543826214630741" calcext:value-type="float">
            <text:p>0.543826214630741</text:p>
          </table:table-cell>
          <table:table-cell table:number-columns-repeated="1009"/>
        </table:table-row>
        <table:table-row table:style-name="ro3">
          <table:table-cell table:style-name="ce34" table:formula="of:=[.A84]+delta_t" office:value-type="float" office:value="0.66" calcext:value-type="float">
            <text:p>0.66</text:p>
          </table:table-cell>
          <table:table-cell table:style-name="ce34" table:formula="of:=+[.B84]" office:value-type="float" office:value="4.45832771081132" calcext:value-type="float">
            <text:p>4.45832771081132</text:p>
          </table:table-cell>
          <table:table-cell table:style-name="ce34" table:formula="of:=[.C84]-g*delta_t" office:value-type="float" office:value="-2.73140786219077" calcext:value-type="float">
            <text:p>-2.73140786219077</text:p>
          </table:table-cell>
          <table:table-cell table:style-name="ce34" table:formula="of:=SQRT([.B85]*[.B85]+[.C85]*[.C85])" office:value-type="float" office:value="5.22850598991965" calcext:value-type="float">
            <text:p>5.22850598991965</text:p>
          </table:table-cell>
          <table:table-cell table:style-name="ce34" table:formula="of:=IF([.F84]&gt;0;[.E84]+0.5*([.B84]+[.B85])*delta_t;[.E84])" office:value-type="float" office:value="2.94249628913547" calcext:value-type="float">
            <text:p>2.94249628913547</text:p>
          </table:table-cell>
          <table:table-cell table:formula="of:=IF([.F84]&gt;0;[.F84]+0.5*([.C84]+[.C85])*delta_t;[.F84])" office:value-type="float" office:value="0.530503323429705" calcext:value-type="float">
            <text:p>0.530503323429705</text:p>
          </table:table-cell>
          <table:table-cell/>
          <table:table-cell table:style-name="ce34" table:formula="of:=[.H84]-b*[.H84]*[.J84]*delta_t" office:value-type="float" office:value="3.9481919253123" calcext:value-type="float">
            <text:p>3.9481919253123</text:p>
          </table:table-cell>
          <table:table-cell table:style-name="ce34" table:formula="of:=[.I84]-g*delta_t-b*[.I84]*[.J84]*delta_t" office:value-type="float" office:value="-2.80125696728288" calcext:value-type="float">
            <text:p>-2.80125696728288</text:p>
          </table:table-cell>
          <table:table-cell table:style-name="ce34" table:formula="of:=SQRT([.H85]^2+[.I85]^2)" office:value-type="float" office:value="4.84099783886051" calcext:value-type="float">
            <text:p>4.84099783886051</text:p>
          </table:table-cell>
          <table:table-cell table:style-name="ce34" table:formula="of:=IF([.L84]&gt;0; [.K84]+0.5*([.H84]+[.H85])*delta_t ;[.K84])" office:value-type="float" office:value="2.76418686989291" calcext:value-type="float">
            <text:p>2.76418686989291</text:p>
          </table:table-cell>
          <table:table-cell table:style-name="ce34" table:formula="of:=IF([.L84]&gt;0; [.L84]+0.5*([.I84]+[.I85])*delta_t ;[.L84])" office:value-type="float" office:value="0.460163403876439" calcext:value-type="float">
            <text:p>0.460163403876439</text:p>
          </table:table-cell>
          <table:table-cell/>
          <table:table-cell table:formula="of:= IF([.O84] &gt; 0;  (v*COS(theta*PI()/180)/b)*(1 - EXP(-b*[.A85])); [.N84])" office:value-type="float" office:value="2.90399489446424" calcext:value-type="float">
            <text:p>2.90399489446424</text:p>
          </table:table-cell>
          <table:table-cell table:formula="of:= IF([.O84]&gt;0;  height + (   (g/(b^2)) +  ( v*SIN(theta*PI()/180)) / b     )   *   ( 1 - EXP(-b*[.A85])    )     -   (   (g*[.A85]) / b   );[.O84])" office:value-type="float" office:value="0.516869234745883" calcext:value-type="float">
            <text:p>0.516869234745883</text:p>
          </table:table-cell>
          <table:table-cell table:number-columns-repeated="1009"/>
        </table:table-row>
        <table:table-row table:style-name="ro3">
          <table:table-cell table:style-name="ce34" table:formula="of:=[.A85]+delta_t" office:value-type="float" office:value="0.67" calcext:value-type="float">
            <text:p>0.67</text:p>
          </table:table-cell>
          <table:table-cell table:style-name="ce34" table:formula="of:=+[.B85]" office:value-type="float" office:value="4.45832771081132" calcext:value-type="float">
            <text:p>4.45832771081132</text:p>
          </table:table-cell>
          <table:table-cell table:style-name="ce34" table:formula="of:=[.C85]-g*delta_t" office:value-type="float" office:value="-2.82947436219077" calcext:value-type="float">
            <text:p>-2.82947436219077</text:p>
          </table:table-cell>
          <table:table-cell table:style-name="ce34" table:formula="of:=SQRT([.B86]*[.B86]+[.C86]*[.C86])" office:value-type="float" office:value="5.28039876744958" calcext:value-type="float">
            <text:p>5.28039876744958</text:p>
          </table:table-cell>
          <table:table-cell table:style-name="ce34" table:formula="of:=IF([.F85]&gt;0;[.E85]+0.5*([.B85]+[.B86])*delta_t;[.E85])" office:value-type="float" office:value="2.98707956624358" calcext:value-type="float">
            <text:p>2.98707956624358</text:p>
          </table:table-cell>
          <table:table-cell table:formula="of:=IF([.F85]&gt;0;[.F85]+0.5*([.C85]+[.C86])*delta_t;[.F85])" office:value-type="float" office:value="0.502698912307797" calcext:value-type="float">
            <text:p>0.502698912307797</text:p>
          </table:table-cell>
          <table:table-cell/>
          <table:table-cell table:style-name="ce34" table:formula="of:=[.H85]-b*[.H85]*[.J85]*delta_t" office:value-type="float" office:value="3.94054664988116" calcext:value-type="float">
            <text:p>3.94054664988116</text:p>
          </table:table-cell>
          <table:table-cell table:style-name="ce34" table:formula="of:=[.I85]-g*delta_t-b*[.I85]*[.J85]*delta_t" office:value-type="float" office:value="-2.893899115713" calcext:value-type="float">
            <text:p>-2.893899115713</text:p>
          </table:table-cell>
          <table:table-cell table:style-name="ce34" table:formula="of:=SQRT([.H86]^2+[.I86]^2)" office:value-type="float" office:value="4.88902444172803" calcext:value-type="float">
            <text:p>4.88902444172803</text:p>
          </table:table-cell>
          <table:table-cell table:style-name="ce34" table:formula="of:=IF([.L85]&gt;0; [.K85]+0.5*([.H85]+[.H86])*delta_t ;[.K85])" office:value-type="float" office:value="2.80363056276888" calcext:value-type="float">
            <text:p>2.80363056276888</text:p>
          </table:table-cell>
          <table:table-cell table:style-name="ce34" table:formula="of:=IF([.L85]&gt;0; [.L85]+0.5*([.I85]+[.I86])*delta_t ;[.L85])" office:value-type="float" office:value="0.43168762346146" calcext:value-type="float">
            <text:p>0.43168762346146</text:p>
          </table:table-cell>
          <table:table-cell/>
          <table:table-cell table:formula="of:= IF([.O85] &gt; 0;  (v*COS(theta*PI()/180)/b)*(1 - EXP(-b*[.A86])); [.N85])" office:value-type="float" office:value="2.94740789043653" calcext:value-type="float">
            <text:p>2.94740789043653</text:p>
          </table:table-cell>
          <table:table-cell table:formula="of:= IF([.O85]&gt;0;  height + (   (g/(b^2)) +  ( v*SIN(theta*PI()/180)) / b     )   *   ( 1 - EXP(-b*[.A86])    )     -   (   (g*[.A86]) / b   );[.O85])" office:value-type="float" office:value="0.488942566604209" calcext:value-type="float">
            <text:p>0.488942566604209</text:p>
          </table:table-cell>
          <table:table-cell table:number-columns-repeated="1009"/>
        </table:table-row>
        <table:table-row table:style-name="ro3">
          <table:table-cell table:style-name="ce34" table:formula="of:=[.A86]+delta_t" office:value-type="float" office:value="0.68" calcext:value-type="float">
            <text:p>0.68</text:p>
          </table:table-cell>
          <table:table-cell table:style-name="ce34" table:formula="of:=+[.B86]" office:value-type="float" office:value="4.45832771081132" calcext:value-type="float">
            <text:p>4.45832771081132</text:p>
          </table:table-cell>
          <table:table-cell table:style-name="ce34" table:formula="of:=[.C86]-g*delta_t" office:value-type="float" office:value="-2.92754086219077" calcext:value-type="float">
            <text:p>-2.92754086219077</text:p>
          </table:table-cell>
          <table:table-cell table:style-name="ce34" table:formula="of:=SQRT([.B87]*[.B87]+[.C87]*[.C87])" office:value-type="float" office:value="5.33358992394286" calcext:value-type="float">
            <text:p>5.33358992394286</text:p>
          </table:table-cell>
          <table:table-cell table:style-name="ce34" table:formula="of:=IF([.F86]&gt;0;[.E86]+0.5*([.B86]+[.B87])*delta_t;[.E86])" office:value-type="float" office:value="3.0316628433517" calcext:value-type="float">
            <text:p>3.0316628433517</text:p>
          </table:table-cell>
          <table:table-cell table:formula="of:=IF([.F86]&gt;0;[.F86]+0.5*([.C86]+[.C87])*delta_t;[.F86])" office:value-type="float" office:value="0.47391383618589" calcext:value-type="float">
            <text:p>0.47391383618589</text:p>
          </table:table-cell>
          <table:table-cell/>
          <table:table-cell table:style-name="ce34" table:formula="of:=[.H86]-b*[.H86]*[.J86]*delta_t" office:value-type="float" office:value="3.93284047832715" calcext:value-type="float">
            <text:p>3.93284047832715</text:p>
          </table:table-cell>
          <table:table-cell table:style-name="ce34" table:formula="of:=[.I86]-g*delta_t-b*[.I86]*[.J86]*delta_t" office:value-type="float" office:value="-2.98630627830955" calcext:value-type="float">
            <text:p>-2.98630627830955</text:p>
          </table:table-cell>
          <table:table-cell table:style-name="ce34" table:formula="of:=SQRT([.H87]^2+[.I87]^2)" office:value-type="float" office:value="4.93814331665653" calcext:value-type="float">
            <text:p>4.93814331665653</text:p>
          </table:table-cell>
          <table:table-cell table:style-name="ce34" table:formula="of:=IF([.L86]&gt;0; [.K86]+0.5*([.H86]+[.H87])*delta_t ;[.K86])" office:value-type="float" office:value="2.84299749840992" calcext:value-type="float">
            <text:p>2.84299749840992</text:p>
          </table:table-cell>
          <table:table-cell table:style-name="ce34" table:formula="of:=IF([.L86]&gt;0; [.L86]+0.5*([.I86]+[.I87])*delta_t ;[.L86])" office:value-type="float" office:value="0.402286596491347" calcext:value-type="float">
            <text:p>0.402286596491347</text:p>
          </table:table-cell>
          <table:table-cell/>
          <table:table-cell table:formula="of:= IF([.O86] &gt; 0;  (v*COS(theta*PI()/180)/b)*(1 - EXP(-b*[.A87])); [.N86])" office:value-type="float" office:value="2.99080352468302" calcext:value-type="float">
            <text:p>2.99080352468302</text:p>
          </table:table-cell>
          <table:table-cell table:formula="of:= IF([.O86]&gt;0;  height + (   (g/(b^2)) +  ( v*SIN(theta*PI()/180)) / b     )   *   ( 1 - EXP(-b*[.A87])    )     -   (   (g*[.A87]) / b   );[.O86])" office:value-type="float" office:value="0.460046598003487" calcext:value-type="float">
            <text:p>0.460046598003487</text:p>
          </table:table-cell>
          <table:table-cell table:number-columns-repeated="1009"/>
        </table:table-row>
        <table:table-row table:style-name="ro3">
          <table:table-cell table:style-name="ce34" table:formula="of:=[.A87]+delta_t" office:value-type="float" office:value="0.69" calcext:value-type="float">
            <text:p>0.69</text:p>
          </table:table-cell>
          <table:table-cell table:style-name="ce34" table:formula="of:=+[.B87]" office:value-type="float" office:value="4.45832771081132" calcext:value-type="float">
            <text:p>4.45832771081132</text:p>
          </table:table-cell>
          <table:table-cell table:style-name="ce34" table:formula="of:=[.C87]-g*delta_t" office:value-type="float" office:value="-3.02560736219077" calcext:value-type="float">
            <text:p>-3.02560736219077</text:p>
          </table:table-cell>
          <table:table-cell table:style-name="ce34" table:formula="of:=SQRT([.B88]*[.B88]+[.C88]*[.C88])" office:value-type="float" office:value="5.38804100644484" calcext:value-type="float">
            <text:p>5.38804100644484</text:p>
          </table:table-cell>
          <table:table-cell table:style-name="ce34" table:formula="of:=IF([.F87]&gt;0;[.E87]+0.5*([.B87]+[.B88])*delta_t;[.E87])" office:value-type="float" office:value="3.07624612045981" calcext:value-type="float">
            <text:p>3.07624612045981</text:p>
          </table:table-cell>
          <table:table-cell table:formula="of:=IF([.F87]&gt;0;[.F87]+0.5*([.C87]+[.C88])*delta_t;[.F87])" office:value-type="float" office:value="0.444148095063982" calcext:value-type="float">
            <text:p>0.444148095063982</text:p>
          </table:table-cell>
          <table:table-cell/>
          <table:table-cell table:style-name="ce34" table:formula="of:=[.H87]-b*[.H87]*[.J87]*delta_t" office:value-type="float" office:value="3.92507210635773" calcext:value-type="float">
            <text:p>3.92507210635773</text:p>
          </table:table-cell>
          <table:table-cell table:style-name="ce34" table:formula="of:=[.I87]-g*delta_t-b*[.I87]*[.J87]*delta_t" office:value-type="float" office:value="-3.07847405495366" calcext:value-type="float">
            <text:p>-3.07847405495366</text:p>
          </table:table-cell>
          <table:table-cell table:style-name="ce34" table:formula="of:=SQRT([.H88]^2+[.I88]^2)" office:value-type="float" office:value="4.98830567899867" calcext:value-type="float">
            <text:p>4.98830567899867</text:p>
          </table:table-cell>
          <table:table-cell table:style-name="ce34" table:formula="of:=IF([.L87]&gt;0; [.K87]+0.5*([.H87]+[.H88])*delta_t ;[.K87])" office:value-type="float" office:value="2.88228706133334" calcext:value-type="float">
            <text:p>2.88228706133334</text:p>
          </table:table-cell>
          <table:table-cell table:style-name="ce34" table:formula="of:=IF([.L87]&gt;0; [.L87]+0.5*([.I87]+[.I88])*delta_t ;[.L87])" office:value-type="float" office:value="0.371962694825031" calcext:value-type="float">
            <text:p>0.371962694825031</text:p>
          </table:table-cell>
          <table:table-cell/>
          <table:table-cell table:formula="of:= IF([.O87] &gt; 0;  (v*COS(theta*PI()/180)/b)*(1 - EXP(-b*[.A88])); [.N87])" office:value-type="float" office:value="3.03418180414699" calcext:value-type="float">
            <text:p>3.03418180414699</text:p>
          </table:table-cell>
          <table:table-cell table:formula="of:= IF([.O87]&gt;0;  height + (   (g/(b^2)) +  ( v*SIN(theta*PI()/180)) / b     )   *   ( 1 - EXP(-b*[.A88])    )     -   (   (g*[.A88]) / b   );[.O87])" office:value-type="float" office:value="0.430181716584485" calcext:value-type="float">
            <text:p>0.430181716584485</text:p>
          </table:table-cell>
          <table:table-cell table:number-columns-repeated="1009"/>
        </table:table-row>
        <table:table-row table:style-name="ro3">
          <table:table-cell table:style-name="ce34" table:formula="of:=[.A88]+delta_t" office:value-type="float" office:value="0.7" calcext:value-type="float">
            <text:p>0.7</text:p>
          </table:table-cell>
          <table:table-cell table:style-name="ce34" table:formula="of:=+[.B88]" office:value-type="float" office:value="4.45832771081132" calcext:value-type="float">
            <text:p>4.45832771081132</text:p>
          </table:table-cell>
          <table:table-cell table:style-name="ce34" table:formula="of:=[.C88]-g*delta_t" office:value-type="float" office:value="-3.12367386219077" calcext:value-type="float">
            <text:p>-3.12367386219077</text:p>
          </table:table-cell>
          <table:table-cell table:style-name="ce34" table:formula="of:=SQRT([.B89]*[.B89]+[.C89]*[.C89])" office:value-type="float" office:value="5.44371420762717" calcext:value-type="float">
            <text:p>5.44371420762717</text:p>
          </table:table-cell>
          <table:table-cell table:style-name="ce34" table:formula="of:=IF([.F88]&gt;0;[.E88]+0.5*([.B88]+[.B89])*delta_t;[.E88])" office:value-type="float" office:value="3.12082939756792" calcext:value-type="float">
            <text:p>3.12082939756792</text:p>
          </table:table-cell>
          <table:table-cell table:formula="of:=IF([.F88]&gt;0;[.F88]+0.5*([.C88]+[.C89])*delta_t;[.F88])" office:value-type="float" office:value="0.413401688942074" calcext:value-type="float">
            <text:p>0.413401688942074</text:p>
          </table:table-cell>
          <table:table-cell/>
          <table:table-cell table:style-name="ce34" table:formula="of:=[.H88]-b*[.H88]*[.J88]*delta_t" office:value-type="float" office:value="3.91724032256629" calcext:value-type="float">
            <text:p>3.91724032256629</text:p>
          </table:table-cell>
          <table:table-cell table:style-name="ce34" table:formula="of:=[.I88]-g*delta_t-b*[.I88]*[.J88]*delta_t" office:value-type="float" office:value="-3.17039800710927" calcext:value-type="float">
            <text:p>-3.17039800710927</text:p>
          </table:table-cell>
          <table:table-cell table:style-name="ce34" table:formula="of:=SQRT([.H89]^2+[.I89]^2)" office:value-type="float" office:value="5.03946378776767" calcext:value-type="float">
            <text:p>5.03946378776767</text:p>
          </table:table-cell>
          <table:table-cell table:style-name="ce34" table:formula="of:=IF([.L88]&gt;0; [.K88]+0.5*([.H88]+[.H89])*delta_t ;[.K88])" office:value-type="float" office:value="2.92149862347796" calcext:value-type="float">
            <text:p>2.92149862347796</text:p>
          </table:table-cell>
          <table:table-cell table:style-name="ce34" table:formula="of:=IF([.L88]&gt;0; [.L88]+0.5*([.I88]+[.I89])*delta_t ;[.L88])" office:value-type="float" office:value="0.340718334514716" calcext:value-type="float">
            <text:p>0.340718334514716</text:p>
          </table:table-cell>
          <table:table-cell/>
          <table:table-cell table:formula="of:= IF([.O88] &gt; 0;  (v*COS(theta*PI()/180)/b)*(1 - EXP(-b*[.A89])); [.N88])" office:value-type="float" office:value="3.07754273576898" calcext:value-type="float">
            <text:p>3.07754273576898</text:p>
          </table:table-cell>
          <table:table-cell table:formula="of:= IF([.O88]&gt;0;  height + (   (g/(b^2)) +  ( v*SIN(theta*PI()/180)) / b     )   *   ( 1 - EXP(-b*[.A89])    )     -   (   (g*[.A89]) / b   );[.O88])" office:value-type="float" office:value="0.39934830983691" calcext:value-type="float">
            <text:p>0.39934830983691</text:p>
          </table:table-cell>
          <table:table-cell table:number-columns-repeated="1009"/>
        </table:table-row>
        <table:table-row table:style-name="ro3">
          <table:table-cell table:style-name="ce34" table:formula="of:=[.A89]+delta_t" office:value-type="float" office:value="0.71" calcext:value-type="float">
            <text:p>0.71</text:p>
          </table:table-cell>
          <table:table-cell table:style-name="ce34" table:formula="of:=+[.B89]" office:value-type="float" office:value="4.45832771081132" calcext:value-type="float">
            <text:p>4.45832771081132</text:p>
          </table:table-cell>
          <table:table-cell table:style-name="ce34" table:formula="of:=[.C89]-g*delta_t" office:value-type="float" office:value="-3.22174036219077" calcext:value-type="float">
            <text:p>-3.22174036219077</text:p>
          </table:table-cell>
          <table:table-cell table:style-name="ce34" table:formula="of:=SQRT([.B90]*[.B90]+[.C90]*[.C90])" office:value-type="float" office:value="5.50057241915396" calcext:value-type="float">
            <text:p>5.50057241915396</text:p>
          </table:table-cell>
          <table:table-cell table:style-name="ce34" table:formula="of:=IF([.F89]&gt;0;[.E89]+0.5*([.B89]+[.B90])*delta_t;[.E89])" office:value-type="float" office:value="3.16541267467604" calcext:value-type="float">
            <text:p>3.16541267467604</text:p>
          </table:table-cell>
          <table:table-cell table:formula="of:=IF([.F89]&gt;0;[.F89]+0.5*([.C89]+[.C90])*delta_t;[.F89])" office:value-type="float" office:value="0.381674617820166" calcext:value-type="float">
            <text:p>0.381674617820166</text:p>
          </table:table-cell>
          <table:table-cell/>
          <table:table-cell table:style-name="ce34" table:formula="of:=[.H89]-b*[.H89]*[.J89]*delta_t" office:value-type="float" office:value="3.90934400626486" calcext:value-type="float">
            <text:p>3.90934400626486</text:p>
          </table:table-cell>
          <table:table-cell table:style-name="ce34" table:formula="of:=[.I89]-g*delta_t-b*[.I89]*[.J89]*delta_t" office:value-type="float" office:value="-3.26207366472941" calcext:value-type="float">
            <text:p>-3.26207366472941</text:p>
          </table:table-cell>
          <table:table-cell table:style-name="ce34" table:formula="of:=SQRT([.H90]^2+[.I90]^2)" office:value-type="float" office:value="5.09157099071006" calcext:value-type="float">
            <text:p>5.09157099071006</text:p>
          </table:table-cell>
          <table:table-cell table:style-name="ce34" table:formula="of:=IF([.L89]&gt;0; [.K89]+0.5*([.H89]+[.H90])*delta_t ;[.K89])" office:value-type="float" office:value="2.96063154512212" calcext:value-type="float">
            <text:p>2.96063154512212</text:p>
          </table:table-cell>
          <table:table-cell table:style-name="ce34" table:formula="of:=IF([.L89]&gt;0; [.L89]+0.5*([.I89]+[.I90])*delta_t ;[.L89])" office:value-type="float" office:value="0.308555976155523" calcext:value-type="float">
            <text:p>0.308555976155523</text:p>
          </table:table-cell>
          <table:table-cell/>
          <table:table-cell table:formula="of:= IF([.O89] &gt; 0;  (v*COS(theta*PI()/180)/b)*(1 - EXP(-b*[.A90])); [.N89])" office:value-type="float" office:value="3.12088632648672" calcext:value-type="float">
            <text:p>3.12088632648672</text:p>
          </table:table-cell>
          <table:table-cell table:formula="of:= IF([.O89]&gt;0;  height + (   (g/(b^2)) +  ( v*SIN(theta*PI()/180)) / b     )   *   ( 1 - EXP(-b*[.A90])    )     -   (   (g*[.A90]) / b   );[.O89])" office:value-type="float" office:value="0.367546765092044" calcext:value-type="float">
            <text:p>0.367546765092044</text:p>
          </table:table-cell>
          <table:table-cell table:number-columns-repeated="1009"/>
        </table:table-row>
        <table:table-row table:style-name="ro3">
          <table:table-cell table:style-name="ce34" table:formula="of:=[.A90]+delta_t" office:value-type="float" office:value="0.72" calcext:value-type="float">
            <text:p>0.72</text:p>
          </table:table-cell>
          <table:table-cell table:style-name="ce34" table:formula="of:=+[.B90]" office:value-type="float" office:value="4.45832771081132" calcext:value-type="float">
            <text:p>4.45832771081132</text:p>
          </table:table-cell>
          <table:table-cell table:style-name="ce34" table:formula="of:=[.C90]-g*delta_t" office:value-type="float" office:value="-3.31980686219077" calcext:value-type="float">
            <text:p>-3.31980686219077</text:p>
          </table:table-cell>
          <table:table-cell table:style-name="ce34" table:formula="of:=SQRT([.B91]*[.B91]+[.C91]*[.C91])" office:value-type="float" office:value="5.55857927704886" calcext:value-type="float">
            <text:p>5.55857927704886</text:p>
          </table:table-cell>
          <table:table-cell table:style-name="ce34" table:formula="of:=IF([.F90]&gt;0;[.E90]+0.5*([.B90]+[.B91])*delta_t;[.E90])" office:value-type="float" office:value="3.20999595178415" calcext:value-type="float">
            <text:p>3.20999595178415</text:p>
          </table:table-cell>
          <table:table-cell table:formula="of:=IF([.F90]&gt;0;[.F90]+0.5*([.C90]+[.C91])*delta_t;[.F90])" office:value-type="float" office:value="0.348966881698259" calcext:value-type="float">
            <text:p>0.348966881698259</text:p>
          </table:table-cell>
          <table:table-cell/>
          <table:table-cell table:style-name="ce34" table:formula="of:=[.H90]-b*[.H90]*[.J90]*delta_t" office:value-type="float" office:value="3.90138212525086" calcext:value-type="float">
            <text:p>3.90138212525086</text:p>
          </table:table-cell>
          <table:table-cell table:style-name="ce34" table:formula="of:=[.I90]-g*delta_t-b*[.I90]*[.J90]*delta_t" office:value-type="float" office:value="-3.35349653287306" calcext:value-type="float">
            <text:p>-3.35349653287306</text:p>
          </table:table-cell>
          <table:table-cell table:style-name="ce34" table:formula="of:=SQRT([.H91]^2+[.I91]^2)" office:value-type="float" office:value="5.1445817597953" calcext:value-type="float">
            <text:p>5.1445817597953</text:p>
          </table:table-cell>
          <table:table-cell table:style-name="ce34" table:formula="of:=IF([.L90]&gt;0; [.K90]+0.5*([.H90]+[.H91])*delta_t ;[.K90])" office:value-type="float" office:value="2.9996851757797" calcext:value-type="float">
            <text:p>2.9996851757797</text:p>
          </table:table-cell>
          <table:table-cell table:style-name="ce34" table:formula="of:=IF([.L90]&gt;0; [.L90]+0.5*([.I90]+[.I91])*delta_t ;[.L90])" office:value-type="float" office:value="0.275478125167511" calcext:value-type="float">
            <text:p>0.275478125167511</text:p>
          </table:table-cell>
          <table:table-cell/>
          <table:table-cell table:formula="of:= IF([.O90] &gt; 0;  (v*COS(theta*PI()/180)/b)*(1 - EXP(-b*[.A91])); [.N90])" office:value-type="float" office:value="3.1642125832352" calcext:value-type="float">
            <text:p>3.1642125832352</text:p>
          </table:table-cell>
          <table:table-cell table:formula="of:= IF([.O90]&gt;0;  height + (   (g/(b^2)) +  ( v*SIN(theta*PI()/180)) / b     )   *   ( 1 - EXP(-b*[.A91])    )     -   (   (g*[.A91]) / b   );[.O90])" office:value-type="float" office:value="0.33477746952795" calcext:value-type="float">
            <text:p>0.33477746952795</text:p>
          </table:table-cell>
          <table:table-cell table:number-columns-repeated="1009"/>
        </table:table-row>
        <table:table-row table:style-name="ro3">
          <table:table-cell table:style-name="ce34" table:formula="of:=[.A91]+delta_t" office:value-type="float" office:value="0.73" calcext:value-type="float">
            <text:p>0.73</text:p>
          </table:table-cell>
          <table:table-cell table:style-name="ce34" table:formula="of:=+[.B91]" office:value-type="float" office:value="4.45832771081132" calcext:value-type="float">
            <text:p>4.45832771081132</text:p>
          </table:table-cell>
          <table:table-cell table:style-name="ce34" table:formula="of:=[.C91]-g*delta_t" office:value-type="float" office:value="-3.41787336219077" calcext:value-type="float">
            <text:p>-3.41787336219077</text:p>
          </table:table-cell>
          <table:table-cell table:style-name="ce34" table:formula="of:=SQRT([.B92]*[.B92]+[.C92]*[.C92])" office:value-type="float" office:value="5.61769919957996" calcext:value-type="float">
            <text:p>5.61769919957996</text:p>
          </table:table-cell>
          <table:table-cell table:style-name="ce34" table:formula="of:=IF([.F91]&gt;0;[.E91]+0.5*([.B91]+[.B92])*delta_t;[.E91])" office:value-type="float" office:value="3.25457922889226" calcext:value-type="float">
            <text:p>3.25457922889226</text:p>
          </table:table-cell>
          <table:table-cell table:formula="of:=IF([.F91]&gt;0;[.F91]+0.5*([.C91]+[.C92])*delta_t;[.F91])" office:value-type="float" office:value="0.315278480576351" calcext:value-type="float">
            <text:p>0.315278480576351</text:p>
          </table:table-cell>
          <table:table-cell/>
          <table:table-cell table:style-name="ce34" table:formula="of:=[.H91]-b*[.H91]*[.J91]*delta_t" office:value-type="float" office:value="3.89335373352304" calcext:value-type="float">
            <text:p>3.89335373352304</text:p>
          </table:table-cell>
          <table:table-cell table:style-name="ce34" table:formula="of:=[.I91]-g*delta_t-b*[.I91]*[.J91]*delta_t" office:value-type="float" office:value="-3.44466209803523" calcext:value-type="float">
            <text:p>-3.44466209803523</text:p>
          </table:table-cell>
          <table:table-cell table:style-name="ce34" table:formula="of:=SQRT([.H92]^2+[.I92]^2)" office:value-type="float" office:value="5.19845171796164" calcext:value-type="float">
            <text:p>5.19845171796164</text:p>
          </table:table-cell>
          <table:table-cell table:style-name="ce34" table:formula="of:=IF([.L91]&gt;0; [.K91]+0.5*([.H91]+[.H92])*delta_t ;[.K91])" office:value-type="float" office:value="3.03865885507357" calcext:value-type="float">
            <text:p>3.03865885507357</text:p>
          </table:table-cell>
          <table:table-cell table:style-name="ce34" table:formula="of:=IF([.L91]&gt;0; [.L91]+0.5*([.I91]+[.I92])*delta_t ;[.L91])" office:value-type="float" office:value="0.241487332012969" calcext:value-type="float">
            <text:p>0.241487332012969</text:p>
          </table:table-cell>
          <table:table-cell/>
          <table:table-cell table:formula="of:= IF([.O91] &gt; 0;  (v*COS(theta*PI()/180)/b)*(1 - EXP(-b*[.A92])); [.N91])" office:value-type="float" office:value="3.20752151294663" calcext:value-type="float">
            <text:p>3.20752151294663</text:p>
          </table:table-cell>
          <table:table-cell table:formula="of:= IF([.O91]&gt;0;  height + (   (g/(b^2)) +  ( v*SIN(theta*PI()/180)) / b     )   *   ( 1 - EXP(-b*[.A92])    )     -   (   (g*[.A92]) / b   );[.O91])" office:value-type="float" office:value="0.30104081016853" calcext:value-type="float">
            <text:p>0.30104081016853</text:p>
          </table:table-cell>
          <table:table-cell table:number-columns-repeated="1009"/>
        </table:table-row>
        <table:table-row table:style-name="ro3">
          <table:table-cell table:style-name="ce34" table:formula="of:=[.A92]+delta_t" office:value-type="float" office:value="0.74" calcext:value-type="float">
            <text:p>0.74</text:p>
          </table:table-cell>
          <table:table-cell table:style-name="ce34" table:formula="of:=+[.B92]" office:value-type="float" office:value="4.45832771081132" calcext:value-type="float">
            <text:p>4.45832771081132</text:p>
          </table:table-cell>
          <table:table-cell table:style-name="ce34" table:formula="of:=[.C92]-g*delta_t" office:value-type="float" office:value="-3.51593986219077" calcext:value-type="float">
            <text:p>-3.51593986219077</text:p>
          </table:table-cell>
          <table:table-cell table:style-name="ce34" table:formula="of:=SQRT([.B93]*[.B93]+[.C93]*[.C93])" office:value-type="float" office:value="5.67789741819365" calcext:value-type="float">
            <text:p>5.67789741819365</text:p>
          </table:table-cell>
          <table:table-cell table:style-name="ce34" table:formula="of:=IF([.F92]&gt;0;[.E92]+0.5*([.B92]+[.B93])*delta_t;[.E92])" office:value-type="float" office:value="3.29916250600038" calcext:value-type="float">
            <text:p>3.29916250600038</text:p>
          </table:table-cell>
          <table:table-cell table:formula="of:=IF([.F92]&gt;0;[.F92]+0.5*([.C92]+[.C93])*delta_t;[.F92])" office:value-type="float" office:value="0.280609414454443" calcext:value-type="float">
            <text:p>0.280609414454443</text:p>
          </table:table-cell>
          <table:table-cell/>
          <table:table-cell table:style-name="ce34" table:formula="of:=[.H92]-b*[.H92]*[.J92]*delta_t" office:value-type="float" office:value="3.88525796896117" calcext:value-type="float">
            <text:p>3.88525796896117</text:p>
          </table:table-cell>
          <table:table-cell table:style-name="ce34" table:formula="of:=[.I92]-g*delta_t-b*[.I92]*[.J92]*delta_t" office:value-type="float" office:value="-3.5355658341947" calcext:value-type="float">
            <text:p>-3.5355658341947</text:p>
          </table:table-cell>
          <table:table-cell table:style-name="ce34" table:formula="of:=SQRT([.H93]^2+[.I93]^2)" office:value-type="float" office:value="5.25313765794322" calcext:value-type="float">
            <text:p>5.25313765794322</text:p>
          </table:table-cell>
          <table:table-cell table:style-name="ce34" table:formula="of:=IF([.L92]&gt;0; [.K92]+0.5*([.H92]+[.H93])*delta_t ;[.K92])" office:value-type="float" office:value="3.07755191358599" calcext:value-type="float">
            <text:p>3.07755191358599</text:p>
          </table:table-cell>
          <table:table-cell table:style-name="ce34" table:formula="of:=IF([.L92]&gt;0; [.L92]+0.5*([.I92]+[.I93])*delta_t ;[.L92])" office:value-type="float" office:value="0.206586192351819" calcext:value-type="float">
            <text:p>0.206586192351819</text:p>
          </table:table-cell>
          <table:table-cell/>
          <table:table-cell table:formula="of:= IF([.O92] &gt; 0;  (v*COS(theta*PI()/180)/b)*(1 - EXP(-b*[.A93])); [.N92])" office:value-type="float" office:value="3.25081312255042" calcext:value-type="float">
            <text:p>3.25081312255042</text:p>
          </table:table-cell>
          <table:table-cell table:formula="of:= IF([.O92]&gt;0;  height + (   (g/(b^2)) +  ( v*SIN(theta*PI()/180)) / b     )   *   ( 1 - EXP(-b*[.A93])    )     -   (   (g*[.A93]) / b   );[.O92])" office:value-type="float" office:value="0.26633717388026" calcext:value-type="float">
            <text:p>0.26633717388026</text:p>
          </table:table-cell>
          <table:table-cell table:number-columns-repeated="1009"/>
        </table:table-row>
        <table:table-row table:style-name="ro3">
          <table:table-cell table:style-name="ce34" table:formula="of:=[.A93]+delta_t" office:value-type="float" office:value="0.75" calcext:value-type="float">
            <text:p>0.75</text:p>
          </table:table-cell>
          <table:table-cell table:style-name="ce34" table:formula="of:=+[.B93]" office:value-type="float" office:value="4.45832771081132" calcext:value-type="float">
            <text:p>4.45832771081132</text:p>
          </table:table-cell>
          <table:table-cell table:style-name="ce34" table:formula="of:=[.C93]-g*delta_t" office:value-type="float" office:value="-3.61400636219077" calcext:value-type="float">
            <text:p>-3.61400636219077</text:p>
          </table:table-cell>
          <table:table-cell table:style-name="ce34" table:formula="of:=SQRT([.B94]*[.B94]+[.C94]*[.C94])" office:value-type="float" office:value="5.73914000203371" calcext:value-type="float">
            <text:p>5.73914000203371</text:p>
          </table:table-cell>
          <table:table-cell table:style-name="ce34" table:formula="of:=IF([.F93]&gt;0;[.E93]+0.5*([.B93]+[.B94])*delta_t;[.E93])" office:value-type="float" office:value="3.34374578310849" calcext:value-type="float">
            <text:p>3.34374578310849</text:p>
          </table:table-cell>
          <table:table-cell table:formula="of:=IF([.F93]&gt;0;[.F93]+0.5*([.C93]+[.C94])*delta_t;[.F93])" office:value-type="float" office:value="0.244959683332536" calcext:value-type="float">
            <text:p>0.244959683332536</text:p>
          </table:table-cell>
          <table:table-cell/>
          <table:table-cell table:style-name="ce34" table:formula="of:=[.H93]-b*[.H93]*[.J93]*delta_t" office:value-type="float" office:value="3.87709405098214" calcext:value-type="float">
            <text:p>3.87709405098214</text:p>
          </table:table-cell>
          <table:table-cell table:style-name="ce34" table:formula="of:=[.I93]-g*delta_t-b*[.I93]*[.J93]*delta_t" office:value-type="float" office:value="-3.6262032085844" calcext:value-type="float">
            <text:p>-3.6262032085844</text:p>
          </table:table-cell>
          <table:table-cell table:style-name="ce34" table:formula="of:=SQRT([.H94]^2+[.I94]^2)" office:value-type="float" office:value="5.30859755397873" calcext:value-type="float">
            <text:p>5.30859755397873</text:p>
          </table:table-cell>
          <table:table-cell table:style-name="ce34" table:formula="of:=IF([.L93]&gt;0; [.K93]+0.5*([.H93]+[.H94])*delta_t ;[.K93])" office:value-type="float" office:value="3.11636367368571" calcext:value-type="float">
            <text:p>3.11636367368571</text:p>
          </table:table-cell>
          <table:table-cell table:style-name="ce34" table:formula="of:=IF([.L93]&gt;0; [.L93]+0.5*([.I93]+[.I94])*delta_t ;[.L93])" office:value-type="float" office:value="0.170777347137924" calcext:value-type="float">
            <text:p>0.170777347137924</text:p>
          </table:table-cell>
          <table:table-cell/>
          <table:table-cell table:formula="of:= IF([.O93] &gt; 0;  (v*COS(theta*PI()/180)/b)*(1 - EXP(-b*[.A94])); [.N93])" office:value-type="float" office:value="3.29408741897324" calcext:value-type="float">
            <text:p>3.29408741897324</text:p>
          </table:table-cell>
          <table:table-cell table:formula="of:= IF([.O93]&gt;0;  height + (   (g/(b^2)) +  ( v*SIN(theta*PI()/180)) / b     )   *   ( 1 - EXP(-b*[.A94])    )     -   (   (g*[.A94]) / b   );[.O93])" office:value-type="float" office:value="0.230666947378211" calcext:value-type="float">
            <text:p>0.230666947378211</text:p>
          </table:table-cell>
          <table:table-cell table:number-columns-repeated="1009"/>
        </table:table-row>
        <table:table-row table:style-name="ro3">
          <table:table-cell table:style-name="ce34" table:formula="of:=[.A94]+delta_t" office:value-type="float" office:value="0.76" calcext:value-type="float">
            <text:p>0.76</text:p>
          </table:table-cell>
          <table:table-cell table:style-name="ce34" table:formula="of:=+[.B94]" office:value-type="float" office:value="4.45832771081132" calcext:value-type="float">
            <text:p>4.45832771081132</text:p>
          </table:table-cell>
          <table:table-cell table:style-name="ce34" table:formula="of:=[.C94]-g*delta_t" office:value-type="float" office:value="-3.71207286219077" calcext:value-type="float">
            <text:p>-3.71207286219077</text:p>
          </table:table-cell>
          <table:table-cell table:style-name="ce34" table:formula="of:=SQRT([.B95]*[.B95]+[.C95]*[.C95])" office:value-type="float" office:value="5.8013938765784" calcext:value-type="float">
            <text:p>5.8013938765784</text:p>
          </table:table-cell>
          <table:table-cell table:style-name="ce34" table:formula="of:=IF([.F94]&gt;0;[.E94]+0.5*([.B94]+[.B95])*delta_t;[.E94])" office:value-type="float" office:value="3.3883290602166" calcext:value-type="float">
            <text:p>3.3883290602166</text:p>
          </table:table-cell>
          <table:table-cell table:formula="of:=IF([.F94]&gt;0;[.F94]+0.5*([.C94]+[.C95])*delta_t;[.F94])" office:value-type="float" office:value="0.208329287210628" calcext:value-type="float">
            <text:p>0.208329287210628</text:p>
          </table:table-cell>
          <table:table-cell/>
          <table:table-cell table:style-name="ce34" table:formula="of:=[.H94]-b*[.H94]*[.J94]*delta_t" office:value-type="float" office:value="3.86886127818391" calcext:value-type="float">
            <text:p>3.86886127818391</text:p>
          </table:table-cell>
          <table:table-cell table:style-name="ce34" table:formula="of:=[.I94]-g*delta_t-b*[.I94]*[.J94]*delta_t" office:value-type="float" office:value="-3.71656968719107" calcext:value-type="float">
            <text:p>-3.71656968719107</text:p>
          </table:table-cell>
          <table:table-cell table:style-name="ce34" table:formula="of:=SQRT([.H95]^2+[.I95]^2)" office:value-type="float" office:value="5.36479056716834" calcext:value-type="float">
            <text:p>5.36479056716834</text:p>
          </table:table-cell>
          <table:table-cell table:style-name="ce34" table:formula="of:=IF([.L94]&gt;0; [.K94]+0.5*([.H94]+[.H95])*delta_t ;[.K94])" office:value-type="float" office:value="3.15509345033154" calcext:value-type="float">
            <text:p>3.15509345033154</text:p>
          </table:table-cell>
          <table:table-cell table:style-name="ce34" table:formula="of:=IF([.L94]&gt;0; [.L94]+0.5*([.I94]+[.I95])*delta_t ;[.L94])" office:value-type="float" office:value="0.134063482659046" calcext:value-type="float">
            <text:p>0.134063482659046</text:p>
          </table:table-cell>
          <table:table-cell/>
          <table:table-cell table:formula="of:= IF([.O94] &gt; 0;  (v*COS(theta*PI()/180)/b)*(1 - EXP(-b*[.A95])); [.N94])" office:value-type="float" office:value="3.33734440913897" calcext:value-type="float">
            <text:p>3.33734440913897</text:p>
          </table:table-cell>
          <table:table-cell table:formula="of:= IF([.O94]&gt;0;  height + (   (g/(b^2)) +  ( v*SIN(theta*PI()/180)) / b     )   *   ( 1 - EXP(-b*[.A95])    )     -   (   (g*[.A95]) / b   );[.O94])" office:value-type="float" office:value="0.19403051722" calcext:value-type="float">
            <text:p>0.19403051722</text:p>
          </table:table-cell>
          <table:table-cell table:number-columns-repeated="1009"/>
        </table:table-row>
        <table:table-row table:style-name="ro3">
          <table:table-cell table:style-name="ce34" table:formula="of:=[.A95]+delta_t" office:value-type="float" office:value="0.77" calcext:value-type="float">
            <text:p>0.77</text:p>
          </table:table-cell>
          <table:table-cell table:style-name="ce34" table:formula="of:=+[.B95]" office:value-type="float" office:value="4.45832771081132" calcext:value-type="float">
            <text:p>4.45832771081132</text:p>
          </table:table-cell>
          <table:table-cell table:style-name="ce34" table:formula="of:=[.C95]-g*delta_t" office:value-type="float" office:value="-3.81013936219077" calcext:value-type="float">
            <text:p>-3.81013936219077</text:p>
          </table:table-cell>
          <table:table-cell table:style-name="ce34" table:formula="of:=SQRT([.B96]*[.B96]+[.C96]*[.C96])" office:value-type="float" office:value="5.86462683691841" calcext:value-type="float">
            <text:p>5.86462683691841</text:p>
          </table:table-cell>
          <table:table-cell table:style-name="ce34" table:formula="of:=IF([.F95]&gt;0;[.E95]+0.5*([.B95]+[.B96])*delta_t;[.E95])" office:value-type="float" office:value="3.43291233732472" calcext:value-type="float">
            <text:p>3.43291233732472</text:p>
          </table:table-cell>
          <table:table-cell table:formula="of:=IF([.F95]&gt;0;[.F95]+0.5*([.C95]+[.C96])*delta_t;[.F95])" office:value-type="float" office:value="0.17071822608872" calcext:value-type="float">
            <text:p>0.17071822608872</text:p>
          </table:table-cell>
          <table:table-cell/>
          <table:table-cell table:style-name="ce34" table:formula="of:=[.H95]-b*[.H95]*[.J95]*delta_t" office:value-type="float" office:value="3.86055902598755" calcext:value-type="float">
            <text:p>3.86055902598755</text:p>
          </table:table-cell>
          <table:table-cell table:style-name="ce34" table:formula="of:=[.I95]-g*delta_t-b*[.I95]*[.J95]*delta_t" office:value-type="float" office:value="-3.80666073999105" calcext:value-type="float">
            <text:p>-3.80666073999105</text:p>
          </table:table-cell>
          <table:table-cell table:style-name="ce34" table:formula="of:=SQRT([.H96]^2+[.I96]^2)" office:value-type="float" office:value="5.42167704520688" calcext:value-type="float">
            <text:p>5.42167704520688</text:p>
          </table:table-cell>
          <table:table-cell table:style-name="ce34" table:formula="of:=IF([.L95]&gt;0; [.K95]+0.5*([.H95]+[.H96])*delta_t ;[.K95])" office:value-type="float" office:value="3.19374055185239" calcext:value-type="float">
            <text:p>3.19374055185239</text:p>
          </table:table-cell>
          <table:table-cell table:style-name="ce34" table:formula="of:=IF([.L95]&gt;0; [.L95]+0.5*([.I95]+[.I96])*delta_t ;[.L95])" office:value-type="float" office:value="0.0964473305231359" calcext:value-type="float">
            <text:p>0.0964473305231359</text:p>
          </table:table-cell>
          <table:table-cell/>
          <table:table-cell table:formula="of:= IF([.O95] &gt; 0;  (v*COS(theta*PI()/180)/b)*(1 - EXP(-b*[.A96])); [.N95])" office:value-type="float" office:value="3.38058409996873" calcext:value-type="float">
            <text:p>3.38058409996873</text:p>
          </table:table-cell>
          <table:table-cell table:formula="of:= IF([.O95]&gt;0;  height + (   (g/(b^2)) +  ( v*SIN(theta*PI()/180)) / b     )   *   ( 1 - EXP(-b*[.A96])    )     -   (   (g*[.A96]) / b   );[.O95])" office:value-type="float" office:value="0.156428269809965" calcext:value-type="float">
            <text:p>0.156428269809965</text:p>
          </table:table-cell>
          <table:table-cell table:number-columns-repeated="1009"/>
        </table:table-row>
        <table:table-row table:style-name="ro3">
          <table:table-cell table:style-name="ce34" table:formula="of:=[.A96]+delta_t" office:value-type="float" office:value="0.78" calcext:value-type="float">
            <text:p>0.78</text:p>
          </table:table-cell>
          <table:table-cell table:style-name="ce34" table:formula="of:=+[.B96]" office:value-type="float" office:value="4.45832771081132" calcext:value-type="float">
            <text:p>4.45832771081132</text:p>
          </table:table-cell>
          <table:table-cell table:style-name="ce34" table:formula="of:=[.C96]-g*delta_t" office:value-type="float" office:value="-3.90820586219077" calcext:value-type="float">
            <text:p>-3.90820586219077</text:p>
          </table:table-cell>
          <table:table-cell table:style-name="ce34" table:formula="of:=SQRT([.B97]*[.B97]+[.C97]*[.C97])" office:value-type="float" office:value="5.92880755618281" calcext:value-type="float">
            <text:p>5.92880755618281</text:p>
          </table:table-cell>
          <table:table-cell table:style-name="ce34" table:formula="of:=IF([.F96]&gt;0;[.E96]+0.5*([.B96]+[.B97])*delta_t;[.E96])" office:value-type="float" office:value="3.47749561443283" calcext:value-type="float">
            <text:p>3.47749561443283</text:p>
          </table:table-cell>
          <table:table-cell table:formula="of:=IF([.F96]&gt;0;[.F96]+0.5*([.C96]+[.C97])*delta_t;[.F96])" office:value-type="float" office:value="0.132126499966813" calcext:value-type="float">
            <text:p>0.132126499966813</text:p>
          </table:table-cell>
          <table:table-cell/>
          <table:table-cell table:style-name="ce34" table:formula="of:=[.H96]-b*[.H96]*[.J96]*delta_t" office:value-type="float" office:value="3.85218674428641" calcext:value-type="float">
            <text:p>3.85218674428641</text:p>
          </table:table-cell>
          <table:table-cell table:style-name="ce34" table:formula="of:=[.I96]-g*delta_t-b*[.I96]*[.J96]*delta_t" office:value-type="float" office:value="-3.89647184592989" calcext:value-type="float">
            <text:p>-3.89647184592989</text:p>
          </table:table-cell>
          <table:table-cell table:style-name="ce34" table:formula="of:=SQRT([.H97]^2+[.I97]^2)" office:value-type="float" office:value="5.47921851717744" calcext:value-type="float">
            <text:p>5.47921851717744</text:p>
          </table:table-cell>
          <table:table-cell table:style-name="ce34" table:formula="of:=IF([.L96]&gt;0; [.K96]+0.5*([.H96]+[.H97])*delta_t ;[.K96])" office:value-type="float" office:value="3.23230428070376" calcext:value-type="float">
            <text:p>3.23230428070376</text:p>
          </table:table-cell>
          <table:table-cell table:style-name="ce34" table:formula="of:=IF([.L96]&gt;0; [.L96]+0.5*([.I96]+[.I97])*delta_t ;[.L96])" office:value-type="float" office:value="0.0579316675935312" calcext:value-type="float">
            <text:p>0.0579316675935312</text:p>
          </table:table-cell>
          <table:table-cell/>
          <table:table-cell table:formula="of:= IF([.O96] &gt; 0;  (v*COS(theta*PI()/180)/b)*(1 - EXP(-b*[.A97])); [.N96])" office:value-type="float" office:value="3.42380649838088" calcext:value-type="float">
            <text:p>3.42380649838088</text:p>
          </table:table-cell>
          <table:table-cell table:formula="of:= IF([.O96]&gt;0;  height + (   (g/(b^2)) +  ( v*SIN(theta*PI()/180)) / b     )   *   ( 1 - EXP(-b*[.A97])    )     -   (   (g*[.A97]) / b   );[.O96])" office:value-type="float" office:value="0.117860591398198" calcext:value-type="float">
            <text:p>0.117860591398198</text:p>
          </table:table-cell>
          <table:table-cell table:number-columns-repeated="1009"/>
        </table:table-row>
        <table:table-row table:style-name="ro3">
          <table:table-cell table:style-name="ce34" table:formula="of:=[.A97]+delta_t" office:value-type="float" office:value="0.790000000000001" calcext:value-type="float">
            <text:p>0.790000000000001</text:p>
          </table:table-cell>
          <table:table-cell table:style-name="ce34" table:formula="of:=+[.B97]" office:value-type="float" office:value="4.45832771081132" calcext:value-type="float">
            <text:p>4.45832771081132</text:p>
          </table:table-cell>
          <table:table-cell table:style-name="ce34" table:formula="of:=[.C97]-g*delta_t" office:value-type="float" office:value="-4.00627236219077" calcext:value-type="float">
            <text:p>-4.00627236219077</text:p>
          </table:table-cell>
          <table:table-cell table:style-name="ce34" table:formula="of:=SQRT([.B98]*[.B98]+[.C98]*[.C98])" office:value-type="float" office:value="5.9939055896003" calcext:value-type="float">
            <text:p>5.9939055896003</text:p>
          </table:table-cell>
          <table:table-cell table:style-name="ce34" table:formula="of:=IF([.F97]&gt;0;[.E97]+0.5*([.B97]+[.B98])*delta_t;[.E97])" office:value-type="float" office:value="3.52207889154094" calcext:value-type="float">
            <text:p>3.52207889154094</text:p>
          </table:table-cell>
          <table:table-cell table:formula="of:=IF([.F97]&gt;0;[.F97]+0.5*([.C97]+[.C98])*delta_t;[.F97])" office:value-type="float" office:value="0.092554108844905" calcext:value-type="float">
            <text:p>0.092554108844905</text:p>
          </table:table-cell>
          <table:table-cell/>
          <table:table-cell table:style-name="ce34" table:formula="of:=[.H97]-b*[.H97]*[.J97]*delta_t" office:value-type="float" office:value="3.84374395511004" calcext:value-type="float">
            <text:p>3.84374395511004</text:p>
          </table:table-cell>
          <table:table-cell table:style-name="ce34" table:formula="of:=[.I97]-g*delta_t-b*[.I97]*[.J97]*delta_t" office:value-type="float" office:value="-3.98599849765394" calcext:value-type="float">
            <text:p>-3.98599849765394</text:p>
          </table:table-cell>
          <table:table-cell table:style-name="ce34" table:formula="of:=SQRT([.H98]^2+[.I98]^2)" office:value-type="float" office:value="5.53737768404363" calcext:value-type="float">
            <text:p>5.53737768404363</text:p>
          </table:table-cell>
          <table:table-cell table:style-name="ce34" table:formula="of:=IF([.L97]&gt;0; [.K97]+0.5*([.H97]+[.H98])*delta_t ;[.K97])" office:value-type="float" office:value="3.27078393420075" calcext:value-type="float">
            <text:p>3.27078393420075</text:p>
          </table:table-cell>
          <table:table-cell table:style-name="ce34" table:formula="of:=IF([.L97]&gt;0; [.L97]+0.5*([.I97]+[.I98])*delta_t ;[.L97])" office:value-type="float" office:value="0.0185193158756121" calcext:value-type="float">
            <text:p>0.0185193158756121</text:p>
          </table:table-cell>
          <table:table-cell/>
          <table:table-cell table:formula="of:= IF([.O97] &gt; 0;  (v*COS(theta*PI()/180)/b)*(1 - EXP(-b*[.A98])); [.N97])" office:value-type="float" office:value="3.46701161129099" calcext:value-type="float">
            <text:p>3.46701161129099</text:p>
          </table:table-cell>
          <table:table-cell table:formula="of:= IF([.O97]&gt;0;  height + (   (g/(b^2)) +  ( v*SIN(theta*PI()/180)) / b     )   *   ( 1 - EXP(-b*[.A98])    )     -   (   (g*[.A98]) / b   );[.O97])" office:value-type="float" office:value="0.0783278680801232" calcext:value-type="float">
            <text:p>0.0783278680801232</text:p>
          </table:table-cell>
          <table:table-cell table:number-columns-repeated="1009"/>
        </table:table-row>
        <table:table-row table:style-name="ro3">
          <table:table-cell table:style-name="ce34" table:formula="of:=[.A98]+delta_t" office:value-type="float" office:value="0.8" calcext:value-type="float">
            <text:p>0.8</text:p>
          </table:table-cell>
          <table:table-cell table:style-name="ce34" table:formula="of:=+[.B98]" office:value-type="float" office:value="4.45832771081132" calcext:value-type="float">
            <text:p>4.45832771081132</text:p>
          </table:table-cell>
          <table:table-cell table:style-name="ce34" table:formula="of:=[.C98]-g*delta_t" office:value-type="float" office:value="-4.10433886219077" calcext:value-type="float">
            <text:p>-4.10433886219077</text:p>
          </table:table-cell>
          <table:table-cell table:style-name="ce34" table:formula="of:=SQRT([.B99]*[.B99]+[.C99]*[.C99])" office:value-type="float" office:value="6.05989137465991" calcext:value-type="float">
            <text:p>6.05989137465991</text:p>
          </table:table-cell>
          <table:table-cell table:style-name="ce34" table:formula="of:=IF([.F98]&gt;0;[.E98]+0.5*([.B98]+[.B99])*delta_t;[.E98])" office:value-type="float" office:value="3.56666216864906" calcext:value-type="float">
            <text:p>3.56666216864906</text:p>
          </table:table-cell>
          <table:table-cell table:formula="of:=IF([.F98]&gt;0;[.F98]+0.5*([.C98]+[.C99])*delta_t;[.F98])" office:value-type="float" office:value="0.0520010527229974" calcext:value-type="float">
            <text:p>0.0520010527229974</text:p>
          </table:table-cell>
          <table:table-cell/>
          <table:table-cell table:style-name="ce34" table:formula="of:=[.H98]-b*[.H98]*[.J98]*delta_t" office:value-type="float" office:value="3.83523025030996" calcext:value-type="float">
            <text:p>3.83523025030996</text:p>
          </table:table-cell>
          <table:table-cell table:style-name="ce34" table:formula="of:=[.I98]-g*delta_t-b*[.I98]*[.J98]*delta_t" office:value-type="float" office:value="-4.07523620600212" calcext:value-type="float">
            <text:p>-4.07523620600212</text:p>
          </table:table-cell>
          <table:table-cell table:style-name="ce34" table:formula="of:=SQRT([.H99]^2+[.I99]^2)" office:value-type="float" office:value="5.59611840543096" calcext:value-type="float">
            <text:p>5.59611840543096</text:p>
          </table:table-cell>
          <table:table-cell table:style-name="ce34" table:formula="of:=IF([.L98]&gt;0; [.K98]+0.5*([.H98]+[.H99])*delta_t ;[.K98])" office:value-type="float" office:value="3.30917880522785" calcext:value-type="float">
            <text:p>3.30917880522785</text:p>
          </table:table-cell>
          <table:table-cell table:style-name="ce34" table:formula="of:=IF([.L98]&gt;0; [.L98]+0.5*([.I98]+[.I99])*delta_t ;[.L98])" office:value-type="float" office:value="-0.0217868576426682" calcext:value-type="float">
            <text:p>-0.0217868576426682</text:p>
          </table:table-cell>
          <table:table-cell/>
          <table:table-cell table:formula="of:= IF([.O98] &gt; 0;  (v*COS(theta*PI()/180)/b)*(1 - EXP(-b*[.A99])); [.N98])" office:value-type="float" office:value="3.51019944561188" calcext:value-type="float">
            <text:p>3.51019944561188</text:p>
          </table:table-cell>
          <table:table-cell table:formula="of:= IF([.O98]&gt;0;  height + (   (g/(b^2)) +  ( v*SIN(theta*PI()/180)) / b     )   *   ( 1 - EXP(-b*[.A99])    )     -   (   (g*[.A99]) / b   );[.O98])" office:value-type="float" office:value="0.0378304857951264" calcext:value-type="float">
            <text:p>0.0378304857951264</text:p>
          </table:table-cell>
          <table:table-cell table:number-columns-repeated="1009"/>
        </table:table-row>
        <table:table-row table:style-name="ro3">
          <table:table-cell table:style-name="ce34" table:formula="of:=[.A99]+delta_t" office:value-type="float" office:value="0.810000000000001" calcext:value-type="float">
            <text:p>0.810000000000001</text:p>
          </table:table-cell>
          <table:table-cell table:style-name="ce34" table:formula="of:=+[.B99]" office:value-type="float" office:value="4.45832771081132" calcext:value-type="float">
            <text:p>4.45832771081132</text:p>
          </table:table-cell>
          <table:table-cell table:style-name="ce34" table:formula="of:=[.C99]-g*delta_t" office:value-type="float" office:value="-4.20240536219077" calcext:value-type="float">
            <text:p>-4.20240536219077</text:p>
          </table:table-cell>
          <table:table-cell table:style-name="ce34" table:formula="of:=SQRT([.B100]*[.B100]+[.C100]*[.C100])" office:value-type="float" office:value="6.12673622780986" calcext:value-type="float">
            <text:p>6.12673622780986</text:p>
          </table:table-cell>
          <table:table-cell table:style-name="ce34" table:formula="of:=IF([.F99]&gt;0;[.E99]+0.5*([.B99]+[.B100])*delta_t;[.E99])" office:value-type="float" office:value="3.61124544575717" calcext:value-type="float">
            <text:p>3.61124544575717</text:p>
          </table:table-cell>
          <table:table-cell table:formula="of:=IF([.F99]&gt;0;[.F99]+0.5*([.C99]+[.C100])*delta_t;[.F99])" office:value-type="float" office:value="0.0104673316010897" calcext:value-type="float">
            <text:p>0.0104673316010897</text:p>
          </table:table-cell>
          <table:table-cell/>
          <table:table-cell table:style-name="ce34" table:formula="of:=[.H99]-b*[.H99]*[.J99]*delta_t" office:value-type="float" office:value="3.82664528927283" calcext:value-type="float">
            <text:p>3.82664528927283</text:p>
          </table:table-cell>
          <table:table-cell table:style-name="ce34" table:formula="of:=[.I99]-g*delta_t-b*[.I99]*[.J99]*delta_t" office:value-type="float" office:value="-4.16418050426656" calcext:value-type="float">
            <text:p>-4.16418050426656</text:p>
          </table:table-cell>
          <table:table-cell table:style-name="ce34" table:formula="of:=SQRT([.H100]^2+[.I100]^2)" office:value-type="float" office:value="5.65540568324039" calcext:value-type="float">
            <text:p>5.65540568324039</text:p>
          </table:table-cell>
          <table:table-cell table:style-name="ce34" table:formula="of:=IF([.L99]&gt;0; [.K99]+0.5*([.H99]+[.H100])*delta_t ;[.K99])" office:value-type="float" office:value="3.30917880522785" calcext:value-type="float">
            <text:p>3.30917880522785</text:p>
          </table:table-cell>
          <table:table-cell table:style-name="ce34" table:formula="of:=IF([.L99]&gt;0; [.L99]+0.5*([.I99]+[.I100])*delta_t ;[.L99])" office:value-type="float" office:value="-0.0217868576426682" calcext:value-type="float">
            <text:p>-0.0217868576426682</text:p>
          </table:table-cell>
          <table:table-cell/>
          <table:table-cell table:formula="of:= IF([.O99] &gt; 0;  (v*COS(theta*PI()/180)/b)*(1 - EXP(-b*[.A100])); [.N99])" office:value-type="float" office:value="3.55337000825362" calcext:value-type="float">
            <text:p>3.55337000825362</text:p>
          </table:table-cell>
          <table:table-cell table:formula="of:= IF([.O99]&gt;0;  height + (   (g/(b^2)) +  ( v*SIN(theta*PI()/180)) / b     )   *   ( 1 - EXP(-b*[.A100])    )     -   (   (g*[.A100]) / b   );[.O9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0]+delta_t" office:value-type="float" office:value="0.82" calcext:value-type="float">
            <text:p>0.82</text:p>
          </table:table-cell>
          <table:table-cell table:style-name="ce34" table:formula="of:=+[.B100]" office:value-type="float" office:value="4.45832771081132" calcext:value-type="float">
            <text:p>4.45832771081132</text:p>
          </table:table-cell>
          <table:table-cell table:style-name="ce34" table:formula="of:=[.C100]-g*delta_t" office:value-type="float" office:value="-4.30047186219077" calcext:value-type="float">
            <text:p>-4.30047186219077</text:p>
          </table:table-cell>
          <table:table-cell table:style-name="ce34" table:formula="of:=SQRT([.B101]*[.B101]+[.C101]*[.C101])" office:value-type="float" office:value="6.19441233810623" calcext:value-type="float">
            <text:p>6.19441233810623</text:p>
          </table:table-cell>
          <table:table-cell table:style-name="ce34" table:formula="of:=IF([.F100]&gt;0;[.E100]+0.5*([.B100]+[.B101])*delta_t;[.E100])" office:value-type="float" office:value="3.65582872286528" calcext:value-type="float">
            <text:p>3.65582872286528</text:p>
          </table:table-cell>
          <table:table-cell table:formula="of:=IF([.F100]&gt;0;[.F100]+0.5*([.C100]+[.C101])*delta_t;[.F100])" office:value-type="float" office:value="-0.032047054520818" calcext:value-type="float">
            <text:p>-0.032047054520818</text:p>
          </table:table-cell>
          <table:table-cell/>
          <table:table-cell table:style-name="ce34" table:formula="of:=[.H100]-b*[.H100]*[.J100]*delta_t" office:value-type="float" office:value="3.81798879666615" calcext:value-type="float">
            <text:p>3.81798879666615</text:p>
          </table:table-cell>
          <table:table-cell table:style-name="ce34" table:formula="of:=[.I100]-g*delta_t-b*[.I100]*[.J100]*delta_t" office:value-type="float" office:value="-4.25282695223062" calcext:value-type="float">
            <text:p>-4.25282695223062</text:p>
          </table:table-cell>
          <table:table-cell table:style-name="ce34" table:formula="of:=SQRT([.H101]^2+[.I101]^2)" office:value-type="float" office:value="5.71520564258955" calcext:value-type="float">
            <text:p>5.71520564258955</text:p>
          </table:table-cell>
          <table:table-cell table:style-name="ce34" table:formula="of:=IF([.L100]&gt;0; [.K100]+0.5*([.H100]+[.H101])*delta_t ;[.K100])" office:value-type="float" office:value="3.30917880522785" calcext:value-type="float">
            <text:p>3.30917880522785</text:p>
          </table:table-cell>
          <table:table-cell table:style-name="ce34" table:formula="of:=IF([.L100]&gt;0; [.L100]+0.5*([.I100]+[.I101])*delta_t ;[.L100])" office:value-type="float" office:value="-0.0217868576426682" calcext:value-type="float">
            <text:p>-0.0217868576426682</text:p>
          </table:table-cell>
          <table:table-cell/>
          <table:table-cell table:formula="of:= IF([.O100] &gt; 0;  (v*COS(theta*PI()/180)/b)*(1 - EXP(-b*[.A101])); [.N100])" office:value-type="float" office:value="3.55337000825362" calcext:value-type="float">
            <text:p>3.55337000825362</text:p>
          </table:table-cell>
          <table:table-cell table:formula="of:= IF([.O100]&gt;0;  height + (   (g/(b^2)) +  ( v*SIN(theta*PI()/180)) / b     )   *   ( 1 - EXP(-b*[.A101])    )     -   (   (g*[.A101]) / b   );[.O10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1]+delta_t" office:value-type="float" office:value="0.83" calcext:value-type="float">
            <text:p>0.83</text:p>
          </table:table-cell>
          <table:table-cell table:style-name="ce34" table:formula="of:=+[.B101]" office:value-type="float" office:value="4.45832771081132" calcext:value-type="float">
            <text:p>4.45832771081132</text:p>
          </table:table-cell>
          <table:table-cell table:style-name="ce34" table:formula="of:=[.C101]-g*delta_t" office:value-type="float" office:value="-4.39853836219077" calcext:value-type="float">
            <text:p>-4.39853836219077</text:p>
          </table:table-cell>
          <table:table-cell table:style-name="ce34" table:formula="of:=SQRT([.B102]*[.B102]+[.C102]*[.C102])" office:value-type="float" office:value="6.26289275819505" calcext:value-type="float">
            <text:p>6.26289275819505</text:p>
          </table:table-cell>
          <table:table-cell table:style-name="ce34" table:formula="of:=IF([.F101]&gt;0;[.E101]+0.5*([.B101]+[.B102])*delta_t;[.E101])" office:value-type="float" office:value="3.65582872286528" calcext:value-type="float">
            <text:p>3.65582872286528</text:p>
          </table:table-cell>
          <table:table-cell table:formula="of:=IF([.F101]&gt;0;[.F101]+0.5*([.C101]+[.C102])*delta_t;[.F101])" office:value-type="float" office:value="-0.032047054520818" calcext:value-type="float">
            <text:p>-0.032047054520818</text:p>
          </table:table-cell>
          <table:table-cell/>
          <table:table-cell table:style-name="ce34" table:formula="of:=[.H101]-b*[.H101]*[.J101]*delta_t" office:value-type="float" office:value="3.80926056022053" calcext:value-type="float">
            <text:p>3.80926056022053</text:p>
          </table:table-cell>
          <table:table-cell table:style-name="ce34" table:formula="of:=[.I101]-g*delta_t-b*[.I101]*[.J101]*delta_t" office:value-type="float" office:value="-4.34117113999288" calcext:value-type="float">
            <text:p>-4.34117113999288</text:p>
          </table:table-cell>
          <table:table-cell table:style-name="ce34" table:formula="of:=SQRT([.H102]^2+[.I102]^2)" office:value-type="float" office:value="5.77548551053145" calcext:value-type="float">
            <text:p>5.77548551053145</text:p>
          </table:table-cell>
          <table:table-cell table:style-name="ce34" table:formula="of:=IF([.L101]&gt;0; [.K101]+0.5*([.H101]+[.H102])*delta_t ;[.K101])" office:value-type="float" office:value="3.30917880522785" calcext:value-type="float">
            <text:p>3.30917880522785</text:p>
          </table:table-cell>
          <table:table-cell table:style-name="ce34" table:formula="of:=IF([.L101]&gt;0; [.L101]+0.5*([.I101]+[.I102])*delta_t ;[.L101])" office:value-type="float" office:value="-0.0217868576426682" calcext:value-type="float">
            <text:p>-0.0217868576426682</text:p>
          </table:table-cell>
          <table:table-cell/>
          <table:table-cell table:formula="of:= IF([.O101] &gt; 0;  (v*COS(theta*PI()/180)/b)*(1 - EXP(-b*[.A102])); [.N101])" office:value-type="float" office:value="3.55337000825362" calcext:value-type="float">
            <text:p>3.55337000825362</text:p>
          </table:table-cell>
          <table:table-cell table:formula="of:= IF([.O101]&gt;0;  height + (   (g/(b^2)) +  ( v*SIN(theta*PI()/180)) / b     )   *   ( 1 - EXP(-b*[.A102])    )     -   (   (g*[.A102]) / b   );[.O10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2]+delta_t" office:value-type="float" office:value="0.84" calcext:value-type="float">
            <text:p>0.84</text:p>
          </table:table-cell>
          <table:table-cell table:style-name="ce34" table:formula="of:=+[.B102]" office:value-type="float" office:value="4.45832771081132" calcext:value-type="float">
            <text:p>4.45832771081132</text:p>
          </table:table-cell>
          <table:table-cell table:style-name="ce34" table:formula="of:=[.C102]-g*delta_t" office:value-type="float" office:value="-4.49660486219077" calcext:value-type="float">
            <text:p>-4.49660486219077</text:p>
          </table:table-cell>
          <table:table-cell table:style-name="ce34" table:formula="of:=SQRT([.B103]*[.B103]+[.C103]*[.C103])" office:value-type="float" office:value="6.33215139298373" calcext:value-type="float">
            <text:p>6.33215139298373</text:p>
          </table:table-cell>
          <table:table-cell table:style-name="ce34" table:formula="of:=IF([.F102]&gt;0;[.E102]+0.5*([.B102]+[.B103])*delta_t;[.E102])" office:value-type="float" office:value="3.65582872286528" calcext:value-type="float">
            <text:p>3.65582872286528</text:p>
          </table:table-cell>
          <table:table-cell table:formula="of:=IF([.F102]&gt;0;[.F102]+0.5*([.C102]+[.C103])*delta_t;[.F102])" office:value-type="float" office:value="-0.032047054520818" calcext:value-type="float">
            <text:p>-0.032047054520818</text:p>
          </table:table-cell>
          <table:table-cell/>
          <table:table-cell table:style-name="ce34" table:formula="of:=[.H102]-b*[.H102]*[.J102]*delta_t" office:value-type="float" office:value="3.80046042855197" calcext:value-type="float">
            <text:p>3.80046042855197</text:p>
          </table:table-cell>
          <table:table-cell table:style-name="ce34" table:formula="of:=[.I102]-g*delta_t-b*[.I102]*[.J102]*delta_t" office:value-type="float" office:value="-4.42920869158577" calcext:value-type="float">
            <text:p>-4.42920869158577</text:p>
          </table:table-cell>
          <table:table-cell table:style-name="ce34" table:formula="of:=SQRT([.H103]^2+[.I103]^2)" office:value-type="float" office:value="5.83621359295634" calcext:value-type="float">
            <text:p>5.83621359295634</text:p>
          </table:table-cell>
          <table:table-cell table:style-name="ce34" table:formula="of:=IF([.L102]&gt;0; [.K102]+0.5*([.H102]+[.H103])*delta_t ;[.K102])" office:value-type="float" office:value="3.30917880522785" calcext:value-type="float">
            <text:p>3.30917880522785</text:p>
          </table:table-cell>
          <table:table-cell table:style-name="ce34" table:formula="of:=IF([.L102]&gt;0; [.L102]+0.5*([.I102]+[.I103])*delta_t ;[.L102])" office:value-type="float" office:value="-0.0217868576426682" calcext:value-type="float">
            <text:p>-0.0217868576426682</text:p>
          </table:table-cell>
          <table:table-cell/>
          <table:table-cell table:formula="of:= IF([.O102] &gt; 0;  (v*COS(theta*PI()/180)/b)*(1 - EXP(-b*[.A103])); [.N102])" office:value-type="float" office:value="3.55337000825362" calcext:value-type="float">
            <text:p>3.55337000825362</text:p>
          </table:table-cell>
          <table:table-cell table:formula="of:= IF([.O102]&gt;0;  height + (   (g/(b^2)) +  ( v*SIN(theta*PI()/180)) / b     )   *   ( 1 - EXP(-b*[.A103])    )     -   (   (g*[.A103]) / b   );[.O10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3]+delta_t" office:value-type="float" office:value="0.850000000000001" calcext:value-type="float">
            <text:p>0.850000000000001</text:p>
          </table:table-cell>
          <table:table-cell table:style-name="ce34" table:formula="of:=+[.B103]" office:value-type="float" office:value="4.45832771081132" calcext:value-type="float">
            <text:p>4.45832771081132</text:p>
          </table:table-cell>
          <table:table-cell table:style-name="ce34" table:formula="of:=[.C103]-g*delta_t" office:value-type="float" office:value="-4.59467136219077" calcext:value-type="float">
            <text:p>-4.59467136219077</text:p>
          </table:table-cell>
          <table:table-cell table:style-name="ce34" table:formula="of:=SQRT([.B104]*[.B104]+[.C104]*[.C104])" office:value-type="float" office:value="6.40216298632924" calcext:value-type="float">
            <text:p>6.40216298632924</text:p>
          </table:table-cell>
          <table:table-cell table:style-name="ce34" table:formula="of:=IF([.F103]&gt;0;[.E103]+0.5*([.B103]+[.B104])*delta_t;[.E103])" office:value-type="float" office:value="3.65582872286528" calcext:value-type="float">
            <text:p>3.65582872286528</text:p>
          </table:table-cell>
          <table:table-cell table:formula="of:=IF([.F103]&gt;0;[.F103]+0.5*([.C103]+[.C104])*delta_t;[.F103])" office:value-type="float" office:value="-0.032047054520818" calcext:value-type="float">
            <text:p>-0.032047054520818</text:p>
          </table:table-cell>
          <table:table-cell/>
          <table:table-cell table:style-name="ce34" table:formula="of:=[.H103]-b*[.H103]*[.J103]*delta_t" office:value-type="float" office:value="3.79158830902693" calcext:value-type="float">
            <text:p>3.79158830902693</text:p>
          </table:table-cell>
          <table:table-cell table:style-name="ce34" table:formula="of:=[.I103]-g*delta_t-b*[.I103]*[.J103]*delta_t" office:value-type="float" office:value="-4.51693526839702" calcext:value-type="float">
            <text:p>-4.51693526839702</text:p>
          </table:table-cell>
          <table:table-cell table:style-name="ce34" table:formula="of:=SQRT([.H104]^2+[.I104]^2)" office:value-type="float" office:value="5.89735925004053" calcext:value-type="float">
            <text:p>5.89735925004053</text:p>
          </table:table-cell>
          <table:table-cell table:style-name="ce34" table:formula="of:=IF([.L103]&gt;0; [.K103]+0.5*([.H103]+[.H104])*delta_t ;[.K103])" office:value-type="float" office:value="3.30917880522785" calcext:value-type="float">
            <text:p>3.30917880522785</text:p>
          </table:table-cell>
          <table:table-cell table:style-name="ce34" table:formula="of:=IF([.L103]&gt;0; [.L103]+0.5*([.I103]+[.I104])*delta_t ;[.L103])" office:value-type="float" office:value="-0.0217868576426682" calcext:value-type="float">
            <text:p>-0.0217868576426682</text:p>
          </table:table-cell>
          <table:table-cell/>
          <table:table-cell table:formula="of:= IF([.O103] &gt; 0;  (v*COS(theta*PI()/180)/b)*(1 - EXP(-b*[.A104])); [.N103])" office:value-type="float" office:value="3.55337000825362" calcext:value-type="float">
            <text:p>3.55337000825362</text:p>
          </table:table-cell>
          <table:table-cell table:formula="of:= IF([.O103]&gt;0;  height + (   (g/(b^2)) +  ( v*SIN(theta*PI()/180)) / b     )   *   ( 1 - EXP(-b*[.A104])    )     -   (   (g*[.A104]) / b   );[.O10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4]+delta_t" office:value-type="float" office:value="0.860000000000001" calcext:value-type="float">
            <text:p>0.860000000000001</text:p>
          </table:table-cell>
          <table:table-cell table:style-name="ce34" table:formula="of:=+[.B104]" office:value-type="float" office:value="4.45832771081132" calcext:value-type="float">
            <text:p>4.45832771081132</text:p>
          </table:table-cell>
          <table:table-cell table:style-name="ce34" table:formula="of:=[.C104]-g*delta_t" office:value-type="float" office:value="-4.69273786219077" calcext:value-type="float">
            <text:p>-4.69273786219077</text:p>
          </table:table-cell>
          <table:table-cell table:style-name="ce34" table:formula="of:=SQRT([.B105]*[.B105]+[.C105]*[.C105])" office:value-type="float" office:value="6.47290310604345" calcext:value-type="float">
            <text:p>6.47290310604345</text:p>
          </table:table-cell>
          <table:table-cell table:style-name="ce34" table:formula="of:=IF([.F104]&gt;0;[.E104]+0.5*([.B104]+[.B105])*delta_t;[.E104])" office:value-type="float" office:value="3.65582872286528" calcext:value-type="float">
            <text:p>3.65582872286528</text:p>
          </table:table-cell>
          <table:table-cell table:formula="of:=IF([.F104]&gt;0;[.F104]+0.5*([.C104]+[.C105])*delta_t;[.F104])" office:value-type="float" office:value="-0.032047054520818" calcext:value-type="float">
            <text:p>-0.032047054520818</text:p>
          </table:table-cell>
          <table:table-cell/>
          <table:table-cell table:style-name="ce34" table:formula="of:=[.H104]-b*[.H104]*[.J104]*delta_t" office:value-type="float" office:value="3.7826441656723" calcext:value-type="float">
            <text:p>3.7826441656723</text:p>
          </table:table-cell>
          <table:table-cell table:style-name="ce34" table:formula="of:=[.I104]-g*delta_t-b*[.I104]*[.J104]*delta_t" office:value-type="float" office:value="-4.60434657240226" calcext:value-type="float">
            <text:p>-4.60434657240226</text:p>
          </table:table-cell>
          <table:table-cell table:style-name="ce34" table:formula="of:=SQRT([.H105]^2+[.I105]^2)" office:value-type="float" office:value="5.9588928705664" calcext:value-type="float">
            <text:p>5.9588928705664</text:p>
          </table:table-cell>
          <table:table-cell table:style-name="ce34" table:formula="of:=IF([.L104]&gt;0; [.K104]+0.5*([.H104]+[.H105])*delta_t ;[.K104])" office:value-type="float" office:value="3.30917880522785" calcext:value-type="float">
            <text:p>3.30917880522785</text:p>
          </table:table-cell>
          <table:table-cell table:style-name="ce34" table:formula="of:=IF([.L104]&gt;0; [.L104]+0.5*([.I104]+[.I105])*delta_t ;[.L104])" office:value-type="float" office:value="-0.0217868576426682" calcext:value-type="float">
            <text:p>-0.0217868576426682</text:p>
          </table:table-cell>
          <table:table-cell/>
          <table:table-cell table:formula="of:= IF([.O104] &gt; 0;  (v*COS(theta*PI()/180)/b)*(1 - EXP(-b*[.A105])); [.N104])" office:value-type="float" office:value="3.55337000825362" calcext:value-type="float">
            <text:p>3.55337000825362</text:p>
          </table:table-cell>
          <table:table-cell table:formula="of:= IF([.O104]&gt;0;  height + (   (g/(b^2)) +  ( v*SIN(theta*PI()/180)) / b     )   *   ( 1 - EXP(-b*[.A105])    )     -   (   (g*[.A105]) / b   );[.O10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5]+delta_t" office:value-type="float" office:value="0.87" calcext:value-type="float">
            <text:p>0.87</text:p>
          </table:table-cell>
          <table:table-cell table:style-name="ce34" table:formula="of:=+[.B105]" office:value-type="float" office:value="4.45832771081132" calcext:value-type="float">
            <text:p>4.45832771081132</text:p>
          </table:table-cell>
          <table:table-cell table:style-name="ce34" table:formula="of:=[.C105]-g*delta_t" office:value-type="float" office:value="-4.79080436219077" calcext:value-type="float">
            <text:p>-4.79080436219077</text:p>
          </table:table-cell>
          <table:table-cell table:style-name="ce34" table:formula="of:=SQRT([.B106]*[.B106]+[.C106]*[.C106])" office:value-type="float" office:value="6.54434812748942" calcext:value-type="float">
            <text:p>6.54434812748942</text:p>
          </table:table-cell>
          <table:table-cell table:style-name="ce34" table:formula="of:=IF([.F105]&gt;0;[.E105]+0.5*([.B105]+[.B106])*delta_t;[.E105])" office:value-type="float" office:value="3.65582872286528" calcext:value-type="float">
            <text:p>3.65582872286528</text:p>
          </table:table-cell>
          <table:table-cell table:formula="of:=IF([.F105]&gt;0;[.F105]+0.5*([.C105]+[.C106])*delta_t;[.F105])" office:value-type="float" office:value="-0.032047054520818" calcext:value-type="float">
            <text:p>-0.032047054520818</text:p>
          </table:table-cell>
          <table:table-cell/>
          <table:table-cell table:style-name="ce34" table:formula="of:=[.H105]-b*[.H105]*[.J105]*delta_t" office:value-type="float" office:value="3.77362801713201" calcext:value-type="float">
            <text:p>3.77362801713201</text:p>
          </table:table-cell>
          <table:table-cell table:style-name="ce34" table:formula="of:=[.I105]-g*delta_t-b*[.I105]*[.J105]*delta_t" office:value-type="float" office:value="-4.69143834921669" calcext:value-type="float">
            <text:p>-4.69143834921669</text:p>
          </table:table-cell>
          <table:table-cell table:style-name="ce34" table:formula="of:=SQRT([.H106]^2+[.I106]^2)" office:value-type="float" office:value="6.02078584540131" calcext:value-type="float">
            <text:p>6.02078584540131</text:p>
          </table:table-cell>
          <table:table-cell table:style-name="ce34" table:formula="of:=IF([.L105]&gt;0; [.K105]+0.5*([.H105]+[.H106])*delta_t ;[.K105])" office:value-type="float" office:value="3.30917880522785" calcext:value-type="float">
            <text:p>3.30917880522785</text:p>
          </table:table-cell>
          <table:table-cell table:style-name="ce34" table:formula="of:=IF([.L105]&gt;0; [.L105]+0.5*([.I105]+[.I106])*delta_t ;[.L105])" office:value-type="float" office:value="-0.0217868576426682" calcext:value-type="float">
            <text:p>-0.0217868576426682</text:p>
          </table:table-cell>
          <table:table-cell/>
          <table:table-cell table:formula="of:= IF([.O105] &gt; 0;  (v*COS(theta*PI()/180)/b)*(1 - EXP(-b*[.A106])); [.N105])" office:value-type="float" office:value="3.55337000825362" calcext:value-type="float">
            <text:p>3.55337000825362</text:p>
          </table:table-cell>
          <table:table-cell table:formula="of:= IF([.O105]&gt;0;  height + (   (g/(b^2)) +  ( v*SIN(theta*PI()/180)) / b     )   *   ( 1 - EXP(-b*[.A106])    )     -   (   (g*[.A106]) / b   );[.O10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6]+delta_t" office:value-type="float" office:value="0.88" calcext:value-type="float">
            <text:p>0.88</text:p>
          </table:table-cell>
          <table:table-cell table:style-name="ce34" table:formula="of:=+[.B106]" office:value-type="float" office:value="4.45832771081132" calcext:value-type="float">
            <text:p>4.45832771081132</text:p>
          </table:table-cell>
          <table:table-cell table:style-name="ce34" table:formula="of:=[.C106]-g*delta_t" office:value-type="float" office:value="-4.88887086219077" calcext:value-type="float">
            <text:p>-4.88887086219077</text:p>
          </table:table-cell>
          <table:table-cell table:style-name="ce34" table:formula="of:=SQRT([.B107]*[.B107]+[.C107]*[.C107])" office:value-type="float" office:value="6.61647521601691" calcext:value-type="float">
            <text:p>6.61647521601691</text:p>
          </table:table-cell>
          <table:table-cell table:style-name="ce34" table:formula="of:=IF([.F106]&gt;0;[.E106]+0.5*([.B106]+[.B107])*delta_t;[.E106])" office:value-type="float" office:value="3.65582872286528" calcext:value-type="float">
            <text:p>3.65582872286528</text:p>
          </table:table-cell>
          <table:table-cell table:formula="of:=IF([.F106]&gt;0;[.F106]+0.5*([.C106]+[.C107])*delta_t;[.F106])" office:value-type="float" office:value="-0.032047054520818" calcext:value-type="float">
            <text:p>-0.032047054520818</text:p>
          </table:table-cell>
          <table:table-cell/>
          <table:table-cell table:style-name="ce34" table:formula="of:=[.H106]-b*[.H106]*[.J106]*delta_t" office:value-type="float" office:value="3.76453993467147" calcext:value-type="float">
            <text:p>3.76453993467147</text:p>
          </table:table-cell>
          <table:table-cell table:style-name="ce34" table:formula="of:=[.I106]-g*delta_t-b*[.I106]*[.J106]*delta_t" office:value-type="float" office:value="-4.77820639097368" calcext:value-type="float">
            <text:p>-4.77820639097368</text:p>
          </table:table-cell>
          <table:table-cell table:style-name="ce34" table:formula="of:=SQRT([.H107]^2+[.I107]^2)" office:value-type="float" office:value="6.08301054038853" calcext:value-type="float">
            <text:p>6.08301054038853</text:p>
          </table:table-cell>
          <table:table-cell table:style-name="ce34" table:formula="of:=IF([.L106]&gt;0; [.K106]+0.5*([.H106]+[.H107])*delta_t ;[.K106])" office:value-type="float" office:value="3.30917880522785" calcext:value-type="float">
            <text:p>3.30917880522785</text:p>
          </table:table-cell>
          <table:table-cell table:style-name="ce34" table:formula="of:=IF([.L106]&gt;0; [.L106]+0.5*([.I106]+[.I107])*delta_t ;[.L106])" office:value-type="float" office:value="-0.0217868576426682" calcext:value-type="float">
            <text:p>-0.0217868576426682</text:p>
          </table:table-cell>
          <table:table-cell/>
          <table:table-cell table:formula="of:= IF([.O106] &gt; 0;  (v*COS(theta*PI()/180)/b)*(1 - EXP(-b*[.A107])); [.N106])" office:value-type="float" office:value="3.55337000825362" calcext:value-type="float">
            <text:p>3.55337000825362</text:p>
          </table:table-cell>
          <table:table-cell table:formula="of:= IF([.O106]&gt;0;  height + (   (g/(b^2)) +  ( v*SIN(theta*PI()/180)) / b     )   *   ( 1 - EXP(-b*[.A107])    )     -   (   (g*[.A107]) / b   );[.O10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7]+delta_t" office:value-type="float" office:value="0.890000000000001" calcext:value-type="float">
            <text:p>0.890000000000001</text:p>
          </table:table-cell>
          <table:table-cell table:style-name="ce34" table:formula="of:=+[.B107]" office:value-type="float" office:value="4.45832771081132" calcext:value-type="float">
            <text:p>4.45832771081132</text:p>
          </table:table-cell>
          <table:table-cell table:style-name="ce34" table:formula="of:=[.C107]-g*delta_t" office:value-type="float" office:value="-4.98693736219077" calcext:value-type="float">
            <text:p>-4.98693736219077</text:p>
          </table:table-cell>
          <table:table-cell table:style-name="ce34" table:formula="of:=SQRT([.B108]*[.B108]+[.C108]*[.C108])" office:value-type="float" office:value="6.6892623084614" calcext:value-type="float">
            <text:p>6.6892623084614</text:p>
          </table:table-cell>
          <table:table-cell table:style-name="ce34" table:formula="of:=IF([.F107]&gt;0;[.E107]+0.5*([.B107]+[.B108])*delta_t;[.E107])" office:value-type="float" office:value="3.65582872286528" calcext:value-type="float">
            <text:p>3.65582872286528</text:p>
          </table:table-cell>
          <table:table-cell table:formula="of:=IF([.F107]&gt;0;[.F107]+0.5*([.C107]+[.C108])*delta_t;[.F107])" office:value-type="float" office:value="-0.032047054520818" calcext:value-type="float">
            <text:p>-0.032047054520818</text:p>
          </table:table-cell>
          <table:table-cell/>
          <table:table-cell table:style-name="ce34" table:formula="of:=[.H107]-b*[.H107]*[.J107]*delta_t" office:value-type="float" office:value="3.75538004023054" calcext:value-type="float">
            <text:p>3.75538004023054</text:p>
          </table:table-cell>
          <table:table-cell table:style-name="ce34" table:formula="of:=[.I107]-g*delta_t-b*[.I107]*[.J107]*delta_t" office:value-type="float" office:value="-4.8646465390375" calcext:value-type="float">
            <text:p>-4.8646465390375</text:p>
          </table:table-cell>
          <table:table-cell table:style-name="ce34" table:formula="of:=SQRT([.H108]^2+[.I108]^2)" office:value-type="float" office:value="6.14554026887233" calcext:value-type="float">
            <text:p>6.14554026887233</text:p>
          </table:table-cell>
          <table:table-cell table:style-name="ce34" table:formula="of:=IF([.L107]&gt;0; [.K107]+0.5*([.H107]+[.H108])*delta_t ;[.K107])" office:value-type="float" office:value="3.30917880522785" calcext:value-type="float">
            <text:p>3.30917880522785</text:p>
          </table:table-cell>
          <table:table-cell table:style-name="ce34" table:formula="of:=IF([.L107]&gt;0; [.L107]+0.5*([.I107]+[.I108])*delta_t ;[.L107])" office:value-type="float" office:value="-0.0217868576426682" calcext:value-type="float">
            <text:p>-0.0217868576426682</text:p>
          </table:table-cell>
          <table:table-cell/>
          <table:table-cell table:formula="of:= IF([.O107] &gt; 0;  (v*COS(theta*PI()/180)/b)*(1 - EXP(-b*[.A108])); [.N107])" office:value-type="float" office:value="3.55337000825362" calcext:value-type="float">
            <text:p>3.55337000825362</text:p>
          </table:table-cell>
          <table:table-cell table:formula="of:= IF([.O107]&gt;0;  height + (   (g/(b^2)) +  ( v*SIN(theta*PI()/180)) / b     )   *   ( 1 - EXP(-b*[.A108])    )     -   (   (g*[.A108]) / b   );[.O10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8]+delta_t" office:value-type="float" office:value="0.900000000000001" calcext:value-type="float">
            <text:p>0.900000000000001</text:p>
          </table:table-cell>
          <table:table-cell table:style-name="ce34" table:formula="of:=+[.B108]" office:value-type="float" office:value="4.45832771081132" calcext:value-type="float">
            <text:p>4.45832771081132</text:p>
          </table:table-cell>
          <table:table-cell table:style-name="ce34" table:formula="of:=[.C108]-g*delta_t" office:value-type="float" office:value="-5.08500386219077" calcext:value-type="float">
            <text:p>-5.08500386219077</text:p>
          </table:table-cell>
          <table:table-cell table:style-name="ce34" table:formula="of:=SQRT([.B109]*[.B109]+[.C109]*[.C109])" office:value-type="float" office:value="6.76268809390786" calcext:value-type="float">
            <text:p>6.76268809390786</text:p>
          </table:table-cell>
          <table:table-cell table:style-name="ce34" table:formula="of:=IF([.F108]&gt;0;[.E108]+0.5*([.B108]+[.B109])*delta_t;[.E108])" office:value-type="float" office:value="3.65582872286528" calcext:value-type="float">
            <text:p>3.65582872286528</text:p>
          </table:table-cell>
          <table:table-cell table:formula="of:=IF([.F108]&gt;0;[.F108]+0.5*([.C108]+[.C109])*delta_t;[.F108])" office:value-type="float" office:value="-0.032047054520818" calcext:value-type="float">
            <text:p>-0.032047054520818</text:p>
          </table:table-cell>
          <table:table-cell/>
          <table:table-cell table:style-name="ce34" table:formula="of:=[.H108]-b*[.H108]*[.J108]*delta_t" office:value-type="float" office:value="3.74614850452568" calcext:value-type="float">
            <text:p>3.74614850452568</text:p>
          </table:table-cell>
          <table:table-cell table:style-name="ce34" table:formula="of:=[.I108]-g*delta_t-b*[.I108]*[.J108]*delta_t" office:value-type="float" office:value="-4.95075468655771" calcext:value-type="float">
            <text:p>-4.95075468655771</text:p>
          </table:table-cell>
          <table:table-cell table:style-name="ce34" table:formula="of:=SQRT([.H109]^2+[.I109]^2)" office:value-type="float" office:value="6.20834926405023" calcext:value-type="float">
            <text:p>6.20834926405023</text:p>
          </table:table-cell>
          <table:table-cell table:style-name="ce34" table:formula="of:=IF([.L108]&gt;0; [.K108]+0.5*([.H108]+[.H109])*delta_t ;[.K108])" office:value-type="float" office:value="3.30917880522785" calcext:value-type="float">
            <text:p>3.30917880522785</text:p>
          </table:table-cell>
          <table:table-cell table:style-name="ce34" table:formula="of:=IF([.L108]&gt;0; [.L108]+0.5*([.I108]+[.I109])*delta_t ;[.L108])" office:value-type="float" office:value="-0.0217868576426682" calcext:value-type="float">
            <text:p>-0.0217868576426682</text:p>
          </table:table-cell>
          <table:table-cell/>
          <table:table-cell table:formula="of:= IF([.O108] &gt; 0;  (v*COS(theta*PI()/180)/b)*(1 - EXP(-b*[.A109])); [.N108])" office:value-type="float" office:value="3.55337000825362" calcext:value-type="float">
            <text:p>3.55337000825362</text:p>
          </table:table-cell>
          <table:table-cell table:formula="of:= IF([.O108]&gt;0;  height + (   (g/(b^2)) +  ( v*SIN(theta*PI()/180)) / b     )   *   ( 1 - EXP(-b*[.A109])    )     -   (   (g*[.A109]) / b   );[.O10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09]+delta_t" office:value-type="float" office:value="0.910000000000001" calcext:value-type="float">
            <text:p>0.910000000000001</text:p>
          </table:table-cell>
          <table:table-cell table:style-name="ce34" table:formula="of:=+[.B109]" office:value-type="float" office:value="4.45832771081132" calcext:value-type="float">
            <text:p>4.45832771081132</text:p>
          </table:table-cell>
          <table:table-cell table:style-name="ce34" table:formula="of:=[.C109]-g*delta_t" office:value-type="float" office:value="-5.18307036219077" calcext:value-type="float">
            <text:p>-5.18307036219077</text:p>
          </table:table-cell>
          <table:table-cell table:style-name="ce34" table:formula="of:=SQRT([.B110]*[.B110]+[.C110]*[.C110])" office:value-type="float" office:value="6.83673199389946" calcext:value-type="float">
            <text:p>6.83673199389946</text:p>
          </table:table-cell>
          <table:table-cell table:style-name="ce34" table:formula="of:=IF([.F109]&gt;0;[.E109]+0.5*([.B109]+[.B110])*delta_t;[.E109])" office:value-type="float" office:value="3.65582872286528" calcext:value-type="float">
            <text:p>3.65582872286528</text:p>
          </table:table-cell>
          <table:table-cell table:formula="of:=IF([.F109]&gt;0;[.F109]+0.5*([.C109]+[.C110])*delta_t;[.F109])" office:value-type="float" office:value="-0.032047054520818" calcext:value-type="float">
            <text:p>-0.032047054520818</text:p>
          </table:table-cell>
          <table:table-cell/>
          <table:table-cell table:style-name="ce34" table:formula="of:=[.H109]-b*[.H109]*[.J109]*delta_t" office:value-type="float" office:value="3.73684554520124" calcext:value-type="float">
            <text:p>3.73684554520124</text:p>
          </table:table-cell>
          <table:table-cell table:style-name="ce34" table:formula="of:=[.I109]-g*delta_t-b*[.I109]*[.J109]*delta_t" office:value-type="float" office:value="-5.03652678087179" calcext:value-type="float">
            <text:p>-5.03652678087179</text:p>
          </table:table-cell>
          <table:table-cell table:style-name="ce34" table:formula="of:=SQRT([.H110]^2+[.I110]^2)" office:value-type="float" office:value="6.27141265131941" calcext:value-type="float">
            <text:p>6.27141265131941</text:p>
          </table:table-cell>
          <table:table-cell table:style-name="ce34" table:formula="of:=IF([.L109]&gt;0; [.K109]+0.5*([.H109]+[.H110])*delta_t ;[.K109])" office:value-type="float" office:value="3.30917880522785" calcext:value-type="float">
            <text:p>3.30917880522785</text:p>
          </table:table-cell>
          <table:table-cell table:style-name="ce34" table:formula="of:=IF([.L109]&gt;0; [.L109]+0.5*([.I109]+[.I110])*delta_t ;[.L109])" office:value-type="float" office:value="-0.0217868576426682" calcext:value-type="float">
            <text:p>-0.0217868576426682</text:p>
          </table:table-cell>
          <table:table-cell/>
          <table:table-cell table:formula="of:= IF([.O109] &gt; 0;  (v*COS(theta*PI()/180)/b)*(1 - EXP(-b*[.A110])); [.N109])" office:value-type="float" office:value="3.55337000825362" calcext:value-type="float">
            <text:p>3.55337000825362</text:p>
          </table:table-cell>
          <table:table-cell table:formula="of:= IF([.O109]&gt;0;  height + (   (g/(b^2)) +  ( v*SIN(theta*PI()/180)) / b     )   *   ( 1 - EXP(-b*[.A110])    )     -   (   (g*[.A110]) / b   );[.O10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0]+delta_t" office:value-type="float" office:value="0.92" calcext:value-type="float">
            <text:p>0.92</text:p>
          </table:table-cell>
          <table:table-cell table:style-name="ce34" table:formula="of:=+[.B110]" office:value-type="float" office:value="4.45832771081132" calcext:value-type="float">
            <text:p>4.45832771081132</text:p>
          </table:table-cell>
          <table:table-cell table:style-name="ce34" table:formula="of:=[.C110]-g*delta_t" office:value-type="float" office:value="-5.28113686219077" calcext:value-type="float">
            <text:p>-5.28113686219077</text:p>
          </table:table-cell>
          <table:table-cell table:style-name="ce34" table:formula="of:=SQRT([.B111]*[.B111]+[.C111]*[.C111])" office:value-type="float" office:value="6.91137414225118" calcext:value-type="float">
            <text:p>6.91137414225118</text:p>
          </table:table-cell>
          <table:table-cell table:style-name="ce34" table:formula="of:=IF([.F110]&gt;0;[.E110]+0.5*([.B110]+[.B111])*delta_t;[.E110])" office:value-type="float" office:value="3.65582872286528" calcext:value-type="float">
            <text:p>3.65582872286528</text:p>
          </table:table-cell>
          <table:table-cell table:formula="of:=IF([.F110]&gt;0;[.F110]+0.5*([.C110]+[.C111])*delta_t;[.F110])" office:value-type="float" office:value="-0.032047054520818" calcext:value-type="float">
            <text:p>-0.032047054520818</text:p>
          </table:table-cell>
          <table:table-cell/>
          <table:table-cell table:style-name="ce34" table:formula="of:=[.H110]-b*[.H110]*[.J110]*delta_t" office:value-type="float" office:value="3.72747142502996" calcext:value-type="float">
            <text:p>3.72747142502996</text:p>
          </table:table-cell>
          <table:table-cell table:style-name="ce34" table:formula="of:=[.I110]-g*delta_t-b*[.I110]*[.J110]*delta_t" office:value-type="float" office:value="-5.12195882576289" calcext:value-type="float">
            <text:p>-5.12195882576289</text:p>
          </table:table-cell>
          <table:table-cell table:style-name="ce34" table:formula="of:=SQRT([.H111]^2+[.I111]^2)" office:value-type="float" office:value="6.33470642076057" calcext:value-type="float">
            <text:p>6.33470642076057</text:p>
          </table:table-cell>
          <table:table-cell table:style-name="ce34" table:formula="of:=IF([.L110]&gt;0; [.K110]+0.5*([.H110]+[.H111])*delta_t ;[.K110])" office:value-type="float" office:value="3.30917880522785" calcext:value-type="float">
            <text:p>3.30917880522785</text:p>
          </table:table-cell>
          <table:table-cell table:style-name="ce34" table:formula="of:=IF([.L110]&gt;0; [.L110]+0.5*([.I110]+[.I111])*delta_t ;[.L110])" office:value-type="float" office:value="-0.0217868576426682" calcext:value-type="float">
            <text:p>-0.0217868576426682</text:p>
          </table:table-cell>
          <table:table-cell/>
          <table:table-cell table:formula="of:= IF([.O110] &gt; 0;  (v*COS(theta*PI()/180)/b)*(1 - EXP(-b*[.A111])); [.N110])" office:value-type="float" office:value="3.55337000825362" calcext:value-type="float">
            <text:p>3.55337000825362</text:p>
          </table:table-cell>
          <table:table-cell table:formula="of:= IF([.O110]&gt;0;  height + (   (g/(b^2)) +  ( v*SIN(theta*PI()/180)) / b     )   *   ( 1 - EXP(-b*[.A111])    )     -   (   (g*[.A111]) / b   );[.O11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1]+delta_t" office:value-type="float" office:value="0.930000000000001" calcext:value-type="float">
            <text:p>0.930000000000001</text:p>
          </table:table-cell>
          <table:table-cell table:style-name="ce34" table:formula="of:=+[.B111]" office:value-type="float" office:value="4.45832771081132" calcext:value-type="float">
            <text:p>4.45832771081132</text:p>
          </table:table-cell>
          <table:table-cell table:style-name="ce34" table:formula="of:=[.C111]-g*delta_t" office:value-type="float" office:value="-5.37920336219077" calcext:value-type="float">
            <text:p>-5.37920336219077</text:p>
          </table:table-cell>
          <table:table-cell table:style-name="ce34" table:formula="of:=SQRT([.B112]*[.B112]+[.C112]*[.C112])" office:value-type="float" office:value="6.98659536461019" calcext:value-type="float">
            <text:p>6.98659536461019</text:p>
          </table:table-cell>
          <table:table-cell table:style-name="ce34" table:formula="of:=IF([.F111]&gt;0;[.E111]+0.5*([.B111]+[.B112])*delta_t;[.E111])" office:value-type="float" office:value="3.65582872286528" calcext:value-type="float">
            <text:p>3.65582872286528</text:p>
          </table:table-cell>
          <table:table-cell table:formula="of:=IF([.F111]&gt;0;[.F111]+0.5*([.C111]+[.C112])*delta_t;[.F111])" office:value-type="float" office:value="-0.032047054520818" calcext:value-type="float">
            <text:p>-0.032047054520818</text:p>
          </table:table-cell>
          <table:table-cell/>
          <table:table-cell table:style-name="ce34" table:formula="of:=[.H111]-b*[.H111]*[.J111]*delta_t" office:value-type="float" office:value="3.71802645016222" calcext:value-type="float">
            <text:p>3.71802645016222</text:p>
          </table:table-cell>
          <table:table-cell table:style-name="ce34" table:formula="of:=[.I111]-g*delta_t-b*[.I111]*[.J111]*delta_t" office:value-type="float" office:value="-5.20704688357871" calcext:value-type="float">
            <text:p>-5.20704688357871</text:p>
          </table:table-cell>
          <table:table-cell table:style-name="ce34" table:formula="of:=SQRT([.H112]^2+[.I112]^2)" office:value-type="float" office:value="6.39820739988105" calcext:value-type="float">
            <text:p>6.39820739988105</text:p>
          </table:table-cell>
          <table:table-cell table:style-name="ce34" table:formula="of:=IF([.L111]&gt;0; [.K111]+0.5*([.H111]+[.H112])*delta_t ;[.K111])" office:value-type="float" office:value="3.30917880522785" calcext:value-type="float">
            <text:p>3.30917880522785</text:p>
          </table:table-cell>
          <table:table-cell table:style-name="ce34" table:formula="of:=IF([.L111]&gt;0; [.L111]+0.5*([.I111]+[.I112])*delta_t ;[.L111])" office:value-type="float" office:value="-0.0217868576426682" calcext:value-type="float">
            <text:p>-0.0217868576426682</text:p>
          </table:table-cell>
          <table:table-cell/>
          <table:table-cell table:formula="of:= IF([.O111] &gt; 0;  (v*COS(theta*PI()/180)/b)*(1 - EXP(-b*[.A112])); [.N111])" office:value-type="float" office:value="3.55337000825362" calcext:value-type="float">
            <text:p>3.55337000825362</text:p>
          </table:table-cell>
          <table:table-cell table:formula="of:= IF([.O111]&gt;0;  height + (   (g/(b^2)) +  ( v*SIN(theta*PI()/180)) / b     )   *   ( 1 - EXP(-b*[.A112])    )     -   (   (g*[.A112]) / b   );[.O11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2]+delta_t" office:value-type="float" office:value="0.940000000000001" calcext:value-type="float">
            <text:p>0.940000000000001</text:p>
          </table:table-cell>
          <table:table-cell table:style-name="ce34" table:formula="of:=+[.B112]" office:value-type="float" office:value="4.45832771081132" calcext:value-type="float">
            <text:p>4.45832771081132</text:p>
          </table:table-cell>
          <table:table-cell table:style-name="ce34" table:formula="of:=[.C112]-g*delta_t" office:value-type="float" office:value="-5.47726986219077" calcext:value-type="float">
            <text:p>-5.47726986219077</text:p>
          </table:table-cell>
          <table:table-cell table:style-name="ce34" table:formula="of:=SQRT([.B113]*[.B113]+[.C113]*[.C113])" office:value-type="float" office:value="7.06237715788752" calcext:value-type="float">
            <text:p>7.06237715788752</text:p>
          </table:table-cell>
          <table:table-cell table:style-name="ce34" table:formula="of:=IF([.F112]&gt;0;[.E112]+0.5*([.B112]+[.B113])*delta_t;[.E112])" office:value-type="float" office:value="3.65582872286528" calcext:value-type="float">
            <text:p>3.65582872286528</text:p>
          </table:table-cell>
          <table:table-cell table:formula="of:=IF([.F112]&gt;0;[.F112]+0.5*([.C112]+[.C113])*delta_t;[.F112])" office:value-type="float" office:value="-0.032047054520818" calcext:value-type="float">
            <text:p>-0.032047054520818</text:p>
          </table:table-cell>
          <table:table-cell/>
          <table:table-cell table:style-name="ce34" table:formula="of:=[.H112]-b*[.H112]*[.J112]*delta_t" office:value-type="float" office:value="3.70851096842367" calcext:value-type="float">
            <text:p>3.70851096842367</text:p>
          </table:table-cell>
          <table:table-cell table:style-name="ce34" table:formula="of:=[.I112]-g*delta_t-b*[.I112]*[.J112]*delta_t" office:value-type="float" office:value="-5.2917870772179" calcext:value-type="float">
            <text:p>-5.2917870772179</text:p>
          </table:table-cell>
          <table:table-cell table:style-name="ce34" table:formula="of:=SQRT([.H113]^2+[.I113]^2)" office:value-type="float" office:value="6.46189322671994" calcext:value-type="float">
            <text:p>6.46189322671994</text:p>
          </table:table-cell>
          <table:table-cell table:style-name="ce34" table:formula="of:=IF([.L112]&gt;0; [.K112]+0.5*([.H112]+[.H113])*delta_t ;[.K112])" office:value-type="float" office:value="3.30917880522785" calcext:value-type="float">
            <text:p>3.30917880522785</text:p>
          </table:table-cell>
          <table:table-cell table:style-name="ce34" table:formula="of:=IF([.L112]&gt;0; [.L112]+0.5*([.I112]+[.I113])*delta_t ;[.L112])" office:value-type="float" office:value="-0.0217868576426682" calcext:value-type="float">
            <text:p>-0.0217868576426682</text:p>
          </table:table-cell>
          <table:table-cell/>
          <table:table-cell table:formula="of:= IF([.O112] &gt; 0;  (v*COS(theta*PI()/180)/b)*(1 - EXP(-b*[.A113])); [.N112])" office:value-type="float" office:value="3.55337000825362" calcext:value-type="float">
            <text:p>3.55337000825362</text:p>
          </table:table-cell>
          <table:table-cell table:formula="of:= IF([.O112]&gt;0;  height + (   (g/(b^2)) +  ( v*SIN(theta*PI()/180)) / b     )   *   ( 1 - EXP(-b*[.A113])    )     -   (   (g*[.A113]) / b   );[.O11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3]+delta_t" office:value-type="float" office:value="0.950000000000001" calcext:value-type="float">
            <text:p>0.950000000000001</text:p>
          </table:table-cell>
          <table:table-cell table:style-name="ce34" table:formula="of:=+[.B113]" office:value-type="float" office:value="4.45832771081132" calcext:value-type="float">
            <text:p>4.45832771081132</text:p>
          </table:table-cell>
          <table:table-cell table:style-name="ce34" table:formula="of:=[.C113]-g*delta_t" office:value-type="float" office:value="-5.57533636219076" calcext:value-type="float">
            <text:p>-5.57533636219076</text:p>
          </table:table-cell>
          <table:table-cell table:style-name="ce34" table:formula="of:=SQRT([.B114]*[.B114]+[.C114]*[.C114])" office:value-type="float" office:value="7.13870166967038" calcext:value-type="float">
            <text:p>7.13870166967038</text:p>
          </table:table-cell>
          <table:table-cell table:style-name="ce34" table:formula="of:=IF([.F113]&gt;0;[.E113]+0.5*([.B113]+[.B114])*delta_t;[.E113])" office:value-type="float" office:value="3.65582872286528" calcext:value-type="float">
            <text:p>3.65582872286528</text:p>
          </table:table-cell>
          <table:table-cell table:formula="of:=IF([.F113]&gt;0;[.F113]+0.5*([.C113]+[.C114])*delta_t;[.F113])" office:value-type="float" office:value="-0.032047054520818" calcext:value-type="float">
            <text:p>-0.032047054520818</text:p>
          </table:table-cell>
          <table:table-cell/>
          <table:table-cell table:style-name="ce34" table:formula="of:=[.H113]-b*[.H113]*[.J113]*delta_t" office:value-type="float" office:value="3.69892536766044" calcext:value-type="float">
            <text:p>3.69892536766044</text:p>
          </table:table-cell>
          <table:table-cell table:style-name="ce34" table:formula="of:=[.I113]-g*delta_t-b*[.I113]*[.J113]*delta_t" office:value-type="float" office:value="-5.37617559198929" calcext:value-type="float">
            <text:p>-5.37617559198929</text:p>
          </table:table-cell>
          <table:table-cell table:style-name="ce34" table:formula="of:=SQRT([.H114]^2+[.I114]^2)" office:value-type="float" office:value="6.52574232340071" calcext:value-type="float">
            <text:p>6.52574232340071</text:p>
          </table:table-cell>
          <table:table-cell table:style-name="ce34" table:formula="of:=IF([.L113]&gt;0; [.K113]+0.5*([.H113]+[.H114])*delta_t ;[.K113])" office:value-type="float" office:value="3.30917880522785" calcext:value-type="float">
            <text:p>3.30917880522785</text:p>
          </table:table-cell>
          <table:table-cell table:style-name="ce34" table:formula="of:=IF([.L113]&gt;0; [.L113]+0.5*([.I113]+[.I114])*delta_t ;[.L113])" office:value-type="float" office:value="-0.0217868576426682" calcext:value-type="float">
            <text:p>-0.0217868576426682</text:p>
          </table:table-cell>
          <table:table-cell/>
          <table:table-cell table:formula="of:= IF([.O113] &gt; 0;  (v*COS(theta*PI()/180)/b)*(1 - EXP(-b*[.A114])); [.N113])" office:value-type="float" office:value="3.55337000825362" calcext:value-type="float">
            <text:p>3.55337000825362</text:p>
          </table:table-cell>
          <table:table-cell table:formula="of:= IF([.O113]&gt;0;  height + (   (g/(b^2)) +  ( v*SIN(theta*PI()/180)) / b     )   *   ( 1 - EXP(-b*[.A114])    )     -   (   (g*[.A114]) / b   );[.O11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4]+delta_t" office:value-type="float" office:value="0.960000000000001" calcext:value-type="float">
            <text:p>0.960000000000001</text:p>
          </table:table-cell>
          <table:table-cell table:style-name="ce34" table:formula="of:=+[.B114]" office:value-type="float" office:value="4.45832771081132" calcext:value-type="float">
            <text:p>4.45832771081132</text:p>
          </table:table-cell>
          <table:table-cell table:style-name="ce34" table:formula="of:=[.C114]-g*delta_t" office:value-type="float" office:value="-5.67340286219076" calcext:value-type="float">
            <text:p>-5.67340286219076</text:p>
          </table:table-cell>
          <table:table-cell table:style-name="ce34" table:formula="of:=SQRT([.B115]*[.B115]+[.C115]*[.C115])" office:value-type="float" office:value="7.21555167770992" calcext:value-type="float">
            <text:p>7.21555167770992</text:p>
          </table:table-cell>
          <table:table-cell table:style-name="ce34" table:formula="of:=IF([.F114]&gt;0;[.E114]+0.5*([.B114]+[.B115])*delta_t;[.E114])" office:value-type="float" office:value="3.65582872286528" calcext:value-type="float">
            <text:p>3.65582872286528</text:p>
          </table:table-cell>
          <table:table-cell table:formula="of:=IF([.F114]&gt;0;[.F114]+0.5*([.C114]+[.C115])*delta_t;[.F114])" office:value-type="float" office:value="-0.032047054520818" calcext:value-type="float">
            <text:p>-0.032047054520818</text:p>
          </table:table-cell>
          <table:table-cell/>
          <table:table-cell table:style-name="ce34" table:formula="of:=[.H114]-b*[.H114]*[.J114]*delta_t" office:value-type="float" office:value="3.6892700741313" calcext:value-type="float">
            <text:p>3.6892700741313</text:p>
          </table:table-cell>
          <table:table-cell table:style-name="ce34" table:formula="of:=[.I114]-g*delta_t-b*[.I114]*[.J114]*delta_t" office:value-type="float" office:value="-5.46020867734982" calcext:value-type="float">
            <text:p>-5.46020867734982</text:p>
          </table:table-cell>
          <table:table-cell table:style-name="ce34" table:formula="of:=SQRT([.H115]^2+[.I115]^2)" office:value-type="float" office:value="6.58973387020197" calcext:value-type="float">
            <text:p>6.58973387020197</text:p>
          </table:table-cell>
          <table:table-cell table:style-name="ce34" table:formula="of:=IF([.L114]&gt;0; [.K114]+0.5*([.H114]+[.H115])*delta_t ;[.K114])" office:value-type="float" office:value="3.30917880522785" calcext:value-type="float">
            <text:p>3.30917880522785</text:p>
          </table:table-cell>
          <table:table-cell table:style-name="ce34" table:formula="of:=IF([.L114]&gt;0; [.L114]+0.5*([.I114]+[.I115])*delta_t ;[.L114])" office:value-type="float" office:value="-0.0217868576426682" calcext:value-type="float">
            <text:p>-0.0217868576426682</text:p>
          </table:table-cell>
          <table:table-cell/>
          <table:table-cell table:formula="of:= IF([.O114] &gt; 0;  (v*COS(theta*PI()/180)/b)*(1 - EXP(-b*[.A115])); [.N114])" office:value-type="float" office:value="3.55337000825362" calcext:value-type="float">
            <text:p>3.55337000825362</text:p>
          </table:table-cell>
          <table:table-cell table:formula="of:= IF([.O114]&gt;0;  height + (   (g/(b^2)) +  ( v*SIN(theta*PI()/180)) / b     )   *   ( 1 - EXP(-b*[.A115])    )     -   (   (g*[.A115]) / b   );[.O11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5]+delta_t" office:value-type="float" office:value="0.970000000000001" calcext:value-type="float">
            <text:p>0.970000000000001</text:p>
          </table:table-cell>
          <table:table-cell table:style-name="ce34" table:formula="of:=+[.B115]" office:value-type="float" office:value="4.45832771081132" calcext:value-type="float">
            <text:p>4.45832771081132</text:p>
          </table:table-cell>
          <table:table-cell table:style-name="ce34" table:formula="of:=[.C115]-g*delta_t" office:value-type="float" office:value="-5.77146936219076" calcext:value-type="float">
            <text:p>-5.77146936219076</text:p>
          </table:table-cell>
          <table:table-cell table:style-name="ce34" table:formula="of:=SQRT([.B116]*[.B116]+[.C116]*[.C116])" office:value-type="float" office:value="7.2929105695665" calcext:value-type="float">
            <text:p>7.2929105695665</text:p>
          </table:table-cell>
          <table:table-cell table:style-name="ce34" table:formula="of:=IF([.F115]&gt;0;[.E115]+0.5*([.B115]+[.B116])*delta_t;[.E115])" office:value-type="float" office:value="3.65582872286528" calcext:value-type="float">
            <text:p>3.65582872286528</text:p>
          </table:table-cell>
          <table:table-cell table:formula="of:=IF([.F115]&gt;0;[.F115]+0.5*([.C115]+[.C116])*delta_t;[.F115])" office:value-type="float" office:value="-0.032047054520818" calcext:value-type="float">
            <text:p>-0.032047054520818</text:p>
          </table:table-cell>
          <table:table-cell/>
          <table:table-cell table:style-name="ce34" table:formula="of:=[.H115]-b*[.H115]*[.J115]*delta_t" office:value-type="float" office:value="3.67954555094577" calcext:value-type="float">
            <text:p>3.67954555094577</text:p>
          </table:table-cell>
          <table:table-cell table:style-name="ce34" table:formula="of:=[.I115]-g*delta_t-b*[.I115]*[.J115]*delta_t" office:value-type="float" office:value="-5.54388264852602" calcext:value-type="float">
            <text:p>-5.54388264852602</text:p>
          </table:table-cell>
          <table:table-cell table:style-name="ce34" table:formula="of:=SQRT([.H116]^2+[.I116]^2)" office:value-type="float" office:value="6.65384778020302" calcext:value-type="float">
            <text:p>6.65384778020302</text:p>
          </table:table-cell>
          <table:table-cell table:style-name="ce34" table:formula="of:=IF([.L115]&gt;0; [.K115]+0.5*([.H115]+[.H116])*delta_t ;[.K115])" office:value-type="float" office:value="3.30917880522785" calcext:value-type="float">
            <text:p>3.30917880522785</text:p>
          </table:table-cell>
          <table:table-cell table:style-name="ce34" table:formula="of:=IF([.L115]&gt;0; [.L115]+0.5*([.I115]+[.I116])*delta_t ;[.L115])" office:value-type="float" office:value="-0.0217868576426682" calcext:value-type="float">
            <text:p>-0.0217868576426682</text:p>
          </table:table-cell>
          <table:table-cell/>
          <table:table-cell table:formula="of:= IF([.O115] &gt; 0;  (v*COS(theta*PI()/180)/b)*(1 - EXP(-b*[.A116])); [.N115])" office:value-type="float" office:value="3.55337000825362" calcext:value-type="float">
            <text:p>3.55337000825362</text:p>
          </table:table-cell>
          <table:table-cell table:formula="of:= IF([.O115]&gt;0;  height + (   (g/(b^2)) +  ( v*SIN(theta*PI()/180)) / b     )   *   ( 1 - EXP(-b*[.A116])    )     -   (   (g*[.A116]) / b   );[.O11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6]+delta_t" office:value-type="float" office:value="0.980000000000001" calcext:value-type="float">
            <text:p>0.980000000000001</text:p>
          </table:table-cell>
          <table:table-cell table:style-name="ce34" table:formula="of:=+[.B116]" office:value-type="float" office:value="4.45832771081132" calcext:value-type="float">
            <text:p>4.45832771081132</text:p>
          </table:table-cell>
          <table:table-cell table:style-name="ce34" table:formula="of:=[.C116]-g*delta_t" office:value-type="float" office:value="-5.86953586219076" calcext:value-type="float">
            <text:p>-5.86953586219076</text:p>
          </table:table-cell>
          <table:table-cell table:style-name="ce34" table:formula="of:=SQRT([.B117]*[.B117]+[.C117]*[.C117])" office:value-type="float" office:value="7.37076232248277" calcext:value-type="float">
            <text:p>7.37076232248277</text:p>
          </table:table-cell>
          <table:table-cell table:style-name="ce34" table:formula="of:=IF([.F116]&gt;0;[.E116]+0.5*([.B116]+[.B117])*delta_t;[.E116])" office:value-type="float" office:value="3.65582872286528" calcext:value-type="float">
            <text:p>3.65582872286528</text:p>
          </table:table-cell>
          <table:table-cell table:formula="of:=IF([.F116]&gt;0;[.F116]+0.5*([.C116]+[.C117])*delta_t;[.F116])" office:value-type="float" office:value="-0.032047054520818" calcext:value-type="float">
            <text:p>-0.032047054520818</text:p>
          </table:table-cell>
          <table:table-cell/>
          <table:table-cell table:style-name="ce34" table:formula="of:=[.H116]-b*[.H116]*[.J116]*delta_t" office:value-type="float" office:value="3.66975229654725" calcext:value-type="float">
            <text:p>3.66975229654725</text:p>
          </table:table-cell>
          <table:table-cell table:style-name="ce34" table:formula="of:=[.I116]-g*delta_t-b*[.I116]*[.J116]*delta_t" office:value-type="float" office:value="-5.62719388802418" calcext:value-type="float">
            <text:p>-5.62719388802418</text:p>
          </table:table-cell>
          <table:table-cell table:style-name="ce34" table:formula="of:=SQRT([.H117]^2+[.I117]^2)" office:value-type="float" office:value="6.71806467454954" calcext:value-type="float">
            <text:p>6.71806467454954</text:p>
          </table:table-cell>
          <table:table-cell table:style-name="ce34" table:formula="of:=IF([.L116]&gt;0; [.K116]+0.5*([.H116]+[.H117])*delta_t ;[.K116])" office:value-type="float" office:value="3.30917880522785" calcext:value-type="float">
            <text:p>3.30917880522785</text:p>
          </table:table-cell>
          <table:table-cell table:style-name="ce34" table:formula="of:=IF([.L116]&gt;0; [.L116]+0.5*([.I116]+[.I117])*delta_t ;[.L116])" office:value-type="float" office:value="-0.0217868576426682" calcext:value-type="float">
            <text:p>-0.0217868576426682</text:p>
          </table:table-cell>
          <table:table-cell/>
          <table:table-cell table:formula="of:= IF([.O116] &gt; 0;  (v*COS(theta*PI()/180)/b)*(1 - EXP(-b*[.A117])); [.N116])" office:value-type="float" office:value="3.55337000825362" calcext:value-type="float">
            <text:p>3.55337000825362</text:p>
          </table:table-cell>
          <table:table-cell table:formula="of:= IF([.O116]&gt;0;  height + (   (g/(b^2)) +  ( v*SIN(theta*PI()/180)) / b     )   *   ( 1 - EXP(-b*[.A117])    )     -   (   (g*[.A117]) / b   );[.O11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7]+delta_t" office:value-type="float" office:value="0.990000000000001" calcext:value-type="float">
            <text:p>0.990000000000001</text:p>
          </table:table-cell>
          <table:table-cell table:style-name="ce34" table:formula="of:=+[.B117]" office:value-type="float" office:value="4.45832771081132" calcext:value-type="float">
            <text:p>4.45832771081132</text:p>
          </table:table-cell>
          <table:table-cell table:style-name="ce34" table:formula="of:=[.C117]-g*delta_t" office:value-type="float" office:value="-5.96760236219076" calcext:value-type="float">
            <text:p>-5.96760236219076</text:p>
          </table:table-cell>
          <table:table-cell table:style-name="ce34" table:formula="of:=SQRT([.B118]*[.B118]+[.C118]*[.C118])" office:value-type="float" office:value="7.44909148354435" calcext:value-type="float">
            <text:p>7.44909148354435</text:p>
          </table:table-cell>
          <table:table-cell table:style-name="ce34" table:formula="of:=IF([.F117]&gt;0;[.E117]+0.5*([.B117]+[.B118])*delta_t;[.E117])" office:value-type="float" office:value="3.65582872286528" calcext:value-type="float">
            <text:p>3.65582872286528</text:p>
          </table:table-cell>
          <table:table-cell table:formula="of:=IF([.F117]&gt;0;[.F117]+0.5*([.C117]+[.C118])*delta_t;[.F117])" office:value-type="float" office:value="-0.032047054520818" calcext:value-type="float">
            <text:p>-0.032047054520818</text:p>
          </table:table-cell>
          <table:table-cell/>
          <table:table-cell table:style-name="ce34" table:formula="of:=[.H117]-b*[.H117]*[.J117]*delta_t" office:value-type="float" office:value="3.65989084324013" calcext:value-type="float">
            <text:p>3.65989084324013</text:p>
          </table:table-cell>
          <table:table-cell table:style-name="ce34" table:formula="of:=[.I117]-g*delta_t-b*[.I117]*[.J117]*delta_t" office:value-type="float" office:value="-5.71013884703378" calcext:value-type="float">
            <text:p>-5.71013884703378</text:p>
          </table:table-cell>
          <table:table-cell table:style-name="ce34" table:formula="of:=SQRT([.H118]^2+[.I118]^2)" office:value-type="float" office:value="6.782365858374" calcext:value-type="float">
            <text:p>6.782365858374</text:p>
          </table:table-cell>
          <table:table-cell table:style-name="ce34" table:formula="of:=IF([.L117]&gt;0; [.K117]+0.5*([.H117]+[.H118])*delta_t ;[.K117])" office:value-type="float" office:value="3.30917880522785" calcext:value-type="float">
            <text:p>3.30917880522785</text:p>
          </table:table-cell>
          <table:table-cell table:style-name="ce34" table:formula="of:=IF([.L117]&gt;0; [.L117]+0.5*([.I117]+[.I118])*delta_t ;[.L117])" office:value-type="float" office:value="-0.0217868576426682" calcext:value-type="float">
            <text:p>-0.0217868576426682</text:p>
          </table:table-cell>
          <table:table-cell/>
          <table:table-cell table:formula="of:= IF([.O117] &gt; 0;  (v*COS(theta*PI()/180)/b)*(1 - EXP(-b*[.A118])); [.N117])" office:value-type="float" office:value="3.55337000825362" calcext:value-type="float">
            <text:p>3.55337000825362</text:p>
          </table:table-cell>
          <table:table-cell table:formula="of:= IF([.O117]&gt;0;  height + (   (g/(b^2)) +  ( v*SIN(theta*PI()/180)) / b     )   *   ( 1 - EXP(-b*[.A118])    )     -   (   (g*[.A118]) / b   );[.O11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8]+delta_t" office:value-type="float" office:value="1" calcext:value-type="float">
            <text:p>1</text:p>
          </table:table-cell>
          <table:table-cell table:style-name="ce34" table:formula="of:=+[.B118]" office:value-type="float" office:value="4.45832771081132" calcext:value-type="float">
            <text:p>4.45832771081132</text:p>
          </table:table-cell>
          <table:table-cell table:style-name="ce34" table:formula="of:=[.C118]-g*delta_t" office:value-type="float" office:value="-6.06566886219076" calcext:value-type="float">
            <text:p>-6.06566886219076</text:p>
          </table:table-cell>
          <table:table-cell table:style-name="ce34" table:formula="of:=SQRT([.B119]*[.B119]+[.C119]*[.C119])" office:value-type="float" office:value="7.52788315017832" calcext:value-type="float">
            <text:p>7.52788315017832</text:p>
          </table:table-cell>
          <table:table-cell table:style-name="ce34" table:formula="of:=IF([.F118]&gt;0;[.E118]+0.5*([.B118]+[.B119])*delta_t;[.E118])" office:value-type="float" office:value="3.65582872286528" calcext:value-type="float">
            <text:p>3.65582872286528</text:p>
          </table:table-cell>
          <table:table-cell table:formula="of:=IF([.F118]&gt;0;[.F118]+0.5*([.C118]+[.C119])*delta_t;[.F118])" office:value-type="float" office:value="-0.032047054520818" calcext:value-type="float">
            <text:p>-0.032047054520818</text:p>
          </table:table-cell>
          <table:table-cell/>
          <table:table-cell table:style-name="ce34" table:formula="of:=[.H118]-b*[.H118]*[.J118]*delta_t" office:value-type="float" office:value="3.64996175575991" calcext:value-type="float">
            <text:p>3.64996175575991</text:p>
          </table:table-cell>
          <table:table-cell table:style-name="ce34" table:formula="of:=[.I118]-g*delta_t-b*[.I118]*[.J118]*delta_t" office:value-type="float" office:value="-5.79271404672871" calcext:value-type="float">
            <text:p>-5.79271404672871</text:p>
          </table:table-cell>
          <table:table-cell table:style-name="ce34" table:formula="of:=SQRT([.H119]^2+[.I119]^2)" office:value-type="float" office:value="6.8467332973965" calcext:value-type="float">
            <text:p>6.8467332973965</text:p>
          </table:table-cell>
          <table:table-cell table:style-name="ce34" table:formula="of:=IF([.L118]&gt;0; [.K118]+0.5*([.H118]+[.H119])*delta_t ;[.K118])" office:value-type="float" office:value="3.30917880522785" calcext:value-type="float">
            <text:p>3.30917880522785</text:p>
          </table:table-cell>
          <table:table-cell table:style-name="ce34" table:formula="of:=IF([.L118]&gt;0; [.L118]+0.5*([.I118]+[.I119])*delta_t ;[.L118])" office:value-type="float" office:value="-0.0217868576426682" calcext:value-type="float">
            <text:p>-0.0217868576426682</text:p>
          </table:table-cell>
          <table:table-cell/>
          <table:table-cell table:formula="of:= IF([.O118] &gt; 0;  (v*COS(theta*PI()/180)/b)*(1 - EXP(-b*[.A119])); [.N118])" office:value-type="float" office:value="3.55337000825362" calcext:value-type="float">
            <text:p>3.55337000825362</text:p>
          </table:table-cell>
          <table:table-cell table:formula="of:= IF([.O118]&gt;0;  height + (   (g/(b^2)) +  ( v*SIN(theta*PI()/180)) / b     )   *   ( 1 - EXP(-b*[.A119])    )     -   (   (g*[.A119]) / b   );[.O11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19]+delta_t" office:value-type="float" office:value="1.01" calcext:value-type="float">
            <text:p>1.01</text:p>
          </table:table-cell>
          <table:table-cell table:style-name="ce34" table:formula="of:=+[.B119]" office:value-type="float" office:value="4.45832771081132" calcext:value-type="float">
            <text:p>4.45832771081132</text:p>
          </table:table-cell>
          <table:table-cell table:style-name="ce34" table:formula="of:=[.C119]-g*delta_t" office:value-type="float" office:value="-6.16373536219076" calcext:value-type="float">
            <text:p>-6.16373536219076</text:p>
          </table:table-cell>
          <table:table-cell table:style-name="ce34" table:formula="of:=SQRT([.B120]*[.B120]+[.C120]*[.C120])" office:value-type="float" office:value="7.60712295103142" calcext:value-type="float">
            <text:p>7.60712295103142</text:p>
          </table:table-cell>
          <table:table-cell table:style-name="ce34" table:formula="of:=IF([.F119]&gt;0;[.E119]+0.5*([.B119]+[.B120])*delta_t;[.E119])" office:value-type="float" office:value="3.65582872286528" calcext:value-type="float">
            <text:p>3.65582872286528</text:p>
          </table:table-cell>
          <table:table-cell table:formula="of:=IF([.F119]&gt;0;[.F119]+0.5*([.C119]+[.C120])*delta_t;[.F119])" office:value-type="float" office:value="-0.032047054520818" calcext:value-type="float">
            <text:p>-0.032047054520818</text:p>
          </table:table-cell>
          <table:table-cell/>
          <table:table-cell table:style-name="ce34" table:formula="of:=[.H119]-b*[.H119]*[.J119]*delta_t" office:value-type="float" office:value="3.63996562988495" calcext:value-type="float">
            <text:p>3.63996562988495</text:p>
          </table:table-cell>
          <table:table-cell table:style-name="ce34" table:formula="of:=[.I119]-g*delta_t-b*[.I119]*[.J119]*delta_t" office:value-type="float" office:value="-5.87491607947029" calcext:value-type="float">
            <text:p>-5.87491607947029</text:p>
          </table:table-cell>
          <table:table-cell table:style-name="ce34" table:formula="of:=SQRT([.H120]^2+[.I120]^2)" office:value-type="float" office:value="6.91114959522382" calcext:value-type="float">
            <text:p>6.91114959522382</text:p>
          </table:table-cell>
          <table:table-cell table:style-name="ce34" table:formula="of:=IF([.L119]&gt;0; [.K119]+0.5*([.H119]+[.H120])*delta_t ;[.K119])" office:value-type="float" office:value="3.30917880522785" calcext:value-type="float">
            <text:p>3.30917880522785</text:p>
          </table:table-cell>
          <table:table-cell table:style-name="ce34" table:formula="of:=IF([.L119]&gt;0; [.L119]+0.5*([.I119]+[.I120])*delta_t ;[.L119])" office:value-type="float" office:value="-0.0217868576426682" calcext:value-type="float">
            <text:p>-0.0217868576426682</text:p>
          </table:table-cell>
          <table:table-cell/>
          <table:table-cell table:formula="of:= IF([.O119] &gt; 0;  (v*COS(theta*PI()/180)/b)*(1 - EXP(-b*[.A120])); [.N119])" office:value-type="float" office:value="3.55337000825362" calcext:value-type="float">
            <text:p>3.55337000825362</text:p>
          </table:table-cell>
          <table:table-cell table:formula="of:= IF([.O119]&gt;0;  height + (   (g/(b^2)) +  ( v*SIN(theta*PI()/180)) / b     )   *   ( 1 - EXP(-b*[.A120])    )     -   (   (g*[.A120]) / b   );[.O11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0]+delta_t" office:value-type="float" office:value="1.02" calcext:value-type="float">
            <text:p>1.02</text:p>
          </table:table-cell>
          <table:table-cell table:style-name="ce34" table:formula="of:=+[.B120]" office:value-type="float" office:value="4.45832771081132" calcext:value-type="float">
            <text:p>4.45832771081132</text:p>
          </table:table-cell>
          <table:table-cell table:style-name="ce34" table:formula="of:=[.C120]-g*delta_t" office:value-type="float" office:value="-6.26180186219076" calcext:value-type="float">
            <text:p>-6.26180186219076</text:p>
          </table:table-cell>
          <table:table-cell table:style-name="ce34" table:formula="of:=SQRT([.B121]*[.B121]+[.C121]*[.C121])" office:value-type="float" office:value="7.686797027262" calcext:value-type="float">
            <text:p>7.686797027262</text:p>
          </table:table-cell>
          <table:table-cell table:style-name="ce34" table:formula="of:=IF([.F120]&gt;0;[.E120]+0.5*([.B120]+[.B121])*delta_t;[.E120])" office:value-type="float" office:value="3.65582872286528" calcext:value-type="float">
            <text:p>3.65582872286528</text:p>
          </table:table-cell>
          <table:table-cell table:formula="of:=IF([.F120]&gt;0;[.F120]+0.5*([.C120]+[.C121])*delta_t;[.F120])" office:value-type="float" office:value="-0.032047054520818" calcext:value-type="float">
            <text:p>-0.032047054520818</text:p>
          </table:table-cell>
          <table:table-cell/>
          <table:table-cell table:style-name="ce34" table:formula="of:=[.H120]-b*[.H120]*[.J120]*delta_t" office:value-type="float" office:value="3.62990309108911" calcext:value-type="float">
            <text:p>3.62990309108911</text:p>
          </table:table-cell>
          <table:table-cell table:style-name="ce34" table:formula="of:=[.I120]-g*delta_t-b*[.I120]*[.J120]*delta_t" office:value-type="float" office:value="-5.95674160991645" calcext:value-type="float">
            <text:p>-5.95674160991645</text:p>
          </table:table-cell>
          <table:table-cell table:style-name="ce34" table:formula="of:=SQRT([.H121]^2+[.I121]^2)" office:value-type="float" office:value="6.9755979713576" calcext:value-type="float">
            <text:p>6.9755979713576</text:p>
          </table:table-cell>
          <table:table-cell table:style-name="ce34" table:formula="of:=IF([.L120]&gt;0; [.K120]+0.5*([.H120]+[.H121])*delta_t ;[.K120])" office:value-type="float" office:value="3.30917880522785" calcext:value-type="float">
            <text:p>3.30917880522785</text:p>
          </table:table-cell>
          <table:table-cell table:style-name="ce34" table:formula="of:=IF([.L120]&gt;0; [.L120]+0.5*([.I120]+[.I121])*delta_t ;[.L120])" office:value-type="float" office:value="-0.0217868576426682" calcext:value-type="float">
            <text:p>-0.0217868576426682</text:p>
          </table:table-cell>
          <table:table-cell/>
          <table:table-cell table:formula="of:= IF([.O120] &gt; 0;  (v*COS(theta*PI()/180)/b)*(1 - EXP(-b*[.A121])); [.N120])" office:value-type="float" office:value="3.55337000825362" calcext:value-type="float">
            <text:p>3.55337000825362</text:p>
          </table:table-cell>
          <table:table-cell table:formula="of:= IF([.O120]&gt;0;  height + (   (g/(b^2)) +  ( v*SIN(theta*PI()/180)) / b     )   *   ( 1 - EXP(-b*[.A121])    )     -   (   (g*[.A121]) / b   );[.O12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1]+delta_t" office:value-type="float" office:value="1.03" calcext:value-type="float">
            <text:p>1.03</text:p>
          </table:table-cell>
          <table:table-cell table:style-name="ce34" table:formula="of:=+[.B121]" office:value-type="float" office:value="4.45832771081132" calcext:value-type="float">
            <text:p>4.45832771081132</text:p>
          </table:table-cell>
          <table:table-cell table:style-name="ce34" table:formula="of:=[.C121]-g*delta_t" office:value-type="float" office:value="-6.35986836219076" calcext:value-type="float">
            <text:p>-6.35986836219076</text:p>
          </table:table-cell>
          <table:table-cell table:style-name="ce34" table:formula="of:=SQRT([.B122]*[.B122]+[.C122]*[.C122])" office:value-type="float" office:value="7.76689201427335" calcext:value-type="float">
            <text:p>7.76689201427335</text:p>
          </table:table-cell>
          <table:table-cell table:style-name="ce34" table:formula="of:=IF([.F121]&gt;0;[.E121]+0.5*([.B121]+[.B122])*delta_t;[.E121])" office:value-type="float" office:value="3.65582872286528" calcext:value-type="float">
            <text:p>3.65582872286528</text:p>
          </table:table-cell>
          <table:table-cell table:formula="of:=IF([.F121]&gt;0;[.F121]+0.5*([.C121]+[.C122])*delta_t;[.F121])" office:value-type="float" office:value="-0.032047054520818" calcext:value-type="float">
            <text:p>-0.032047054520818</text:p>
          </table:table-cell>
          <table:table-cell/>
          <table:table-cell table:style-name="ce34" table:formula="of:=[.H121]-b*[.H121]*[.J121]*delta_t" office:value-type="float" office:value="3.61977479323374" calcext:value-type="float">
            <text:p>3.61977479323374</text:p>
          </table:table-cell>
          <table:table-cell table:style-name="ce34" table:formula="of:=[.I121]-g*delta_t-b*[.I121]*[.J121]*delta_t" office:value-type="float" office:value="-6.03818737604044" calcext:value-type="float">
            <text:p>-6.03818737604044</text:p>
          </table:table-cell>
          <table:table-cell table:style-name="ce34" table:formula="of:=SQRT([.H122]^2+[.I122]^2)" office:value-type="float" office:value="7.04006223991695" calcext:value-type="float">
            <text:p>7.04006223991695</text:p>
          </table:table-cell>
          <table:table-cell table:style-name="ce34" table:formula="of:=IF([.L121]&gt;0; [.K121]+0.5*([.H121]+[.H122])*delta_t ;[.K121])" office:value-type="float" office:value="3.30917880522785" calcext:value-type="float">
            <text:p>3.30917880522785</text:p>
          </table:table-cell>
          <table:table-cell table:style-name="ce34" table:formula="of:=IF([.L121]&gt;0; [.L121]+0.5*([.I121]+[.I122])*delta_t ;[.L121])" office:value-type="float" office:value="-0.0217868576426682" calcext:value-type="float">
            <text:p>-0.0217868576426682</text:p>
          </table:table-cell>
          <table:table-cell/>
          <table:table-cell table:formula="of:= IF([.O121] &gt; 0;  (v*COS(theta*PI()/180)/b)*(1 - EXP(-b*[.A122])); [.N121])" office:value-type="float" office:value="3.55337000825362" calcext:value-type="float">
            <text:p>3.55337000825362</text:p>
          </table:table-cell>
          <table:table-cell table:formula="of:= IF([.O121]&gt;0;  height + (   (g/(b^2)) +  ( v*SIN(theta*PI()/180)) / b     )   *   ( 1 - EXP(-b*[.A122])    )     -   (   (g*[.A122]) / b   );[.O12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2]+delta_t" office:value-type="float" office:value="1.04" calcext:value-type="float">
            <text:p>1.04</text:p>
          </table:table-cell>
          <table:table-cell table:style-name="ce34" table:formula="of:=+[.B122]" office:value-type="float" office:value="4.45832771081132" calcext:value-type="float">
            <text:p>4.45832771081132</text:p>
          </table:table-cell>
          <table:table-cell table:style-name="ce34" table:formula="of:=[.C122]-g*delta_t" office:value-type="float" office:value="-6.45793486219076" calcext:value-type="float">
            <text:p>-6.45793486219076</text:p>
          </table:table-cell>
          <table:table-cell table:style-name="ce34" table:formula="of:=SQRT([.B123]*[.B123]+[.C123]*[.C123])" office:value-type="float" office:value="7.84739502390997" calcext:value-type="float">
            <text:p>7.84739502390997</text:p>
          </table:table-cell>
          <table:table-cell table:style-name="ce34" table:formula="of:=IF([.F122]&gt;0;[.E122]+0.5*([.B122]+[.B123])*delta_t;[.E122])" office:value-type="float" office:value="3.65582872286528" calcext:value-type="float">
            <text:p>3.65582872286528</text:p>
          </table:table-cell>
          <table:table-cell table:formula="of:=IF([.F122]&gt;0;[.F122]+0.5*([.C122]+[.C123])*delta_t;[.F122])" office:value-type="float" office:value="-0.032047054520818" calcext:value-type="float">
            <text:p>-0.032047054520818</text:p>
          </table:table-cell>
          <table:table-cell/>
          <table:table-cell table:style-name="ce34" table:formula="of:=[.H122]-b*[.H122]*[.J122]*delta_t" office:value-type="float" office:value="3.6095814172982" calcext:value-type="float">
            <text:p>3.6095814172982</text:p>
          </table:table-cell>
          <table:table-cell table:style-name="ce34" table:formula="of:=[.I122]-g*delta_t-b*[.I122]*[.J122]*delta_t" office:value-type="float" office:value="-6.11925019006299" calcext:value-type="float">
            <text:p>-6.11925019006299</text:p>
          </table:table-cell>
          <table:table-cell table:style-name="ce34" table:formula="of:=SQRT([.H123]^2+[.I123]^2)" office:value-type="float" office:value="7.10452678907543" calcext:value-type="float">
            <text:p>7.10452678907543</text:p>
          </table:table-cell>
          <table:table-cell table:style-name="ce34" table:formula="of:=IF([.L122]&gt;0; [.K122]+0.5*([.H122]+[.H123])*delta_t ;[.K122])" office:value-type="float" office:value="3.30917880522785" calcext:value-type="float">
            <text:p>3.30917880522785</text:p>
          </table:table-cell>
          <table:table-cell table:style-name="ce34" table:formula="of:=IF([.L122]&gt;0; [.L122]+0.5*([.I122]+[.I123])*delta_t ;[.L122])" office:value-type="float" office:value="-0.0217868576426682" calcext:value-type="float">
            <text:p>-0.0217868576426682</text:p>
          </table:table-cell>
          <table:table-cell/>
          <table:table-cell table:formula="of:= IF([.O122] &gt; 0;  (v*COS(theta*PI()/180)/b)*(1 - EXP(-b*[.A123])); [.N122])" office:value-type="float" office:value="3.55337000825362" calcext:value-type="float">
            <text:p>3.55337000825362</text:p>
          </table:table-cell>
          <table:table-cell table:formula="of:= IF([.O122]&gt;0;  height + (   (g/(b^2)) +  ( v*SIN(theta*PI()/180)) / b     )   *   ( 1 - EXP(-b*[.A123])    )     -   (   (g*[.A123]) / b   );[.O12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3]+delta_t" office:value-type="float" office:value="1.05" calcext:value-type="float">
            <text:p>1.05</text:p>
          </table:table-cell>
          <table:table-cell table:style-name="ce34" table:formula="of:=+[.B123]" office:value-type="float" office:value="4.45832771081132" calcext:value-type="float">
            <text:p>4.45832771081132</text:p>
          </table:table-cell>
          <table:table-cell table:style-name="ce34" table:formula="of:=[.C123]-g*delta_t" office:value-type="float" office:value="-6.55600136219076" calcext:value-type="float">
            <text:p>-6.55600136219076</text:p>
          </table:table-cell>
          <table:table-cell table:style-name="ce34" table:formula="of:=SQRT([.B124]*[.B124]+[.C124]*[.C124])" office:value-type="float" office:value="7.92829362713284" calcext:value-type="float">
            <text:p>7.92829362713284</text:p>
          </table:table-cell>
          <table:table-cell table:style-name="ce34" table:formula="of:=IF([.F123]&gt;0;[.E123]+0.5*([.B123]+[.B124])*delta_t;[.E123])" office:value-type="float" office:value="3.65582872286528" calcext:value-type="float">
            <text:p>3.65582872286528</text:p>
          </table:table-cell>
          <table:table-cell table:formula="of:=IF([.F123]&gt;0;[.F123]+0.5*([.C123]+[.C124])*delta_t;[.F123])" office:value-type="float" office:value="-0.032047054520818" calcext:value-type="float">
            <text:p>-0.032047054520818</text:p>
          </table:table-cell>
          <table:table-cell/>
          <table:table-cell table:style-name="ce34" table:formula="of:=[.H123]-b*[.H123]*[.J123]*delta_t" office:value-type="float" office:value="3.59932367014758" calcext:value-type="float">
            <text:p>3.59932367014758</text:p>
          </table:table-cell>
          <table:table-cell table:style-name="ce34" table:formula="of:=[.I123]-g*delta_t-b*[.I123]*[.J123]*delta_t" office:value-type="float" office:value="-6.19992693930125" calcext:value-type="float">
            <text:p>-6.19992693930125</text:p>
          </table:table-cell>
          <table:table-cell table:style-name="ce34" table:formula="of:=SQRT([.H124]^2+[.I124]^2)" office:value-type="float" office:value="7.16897656120858" calcext:value-type="float">
            <text:p>7.16897656120858</text:p>
          </table:table-cell>
          <table:table-cell table:style-name="ce34" table:formula="of:=IF([.L123]&gt;0; [.K123]+0.5*([.H123]+[.H124])*delta_t ;[.K123])" office:value-type="float" office:value="3.30917880522785" calcext:value-type="float">
            <text:p>3.30917880522785</text:p>
          </table:table-cell>
          <table:table-cell table:style-name="ce34" table:formula="of:=IF([.L123]&gt;0; [.L123]+0.5*([.I123]+[.I124])*delta_t ;[.L123])" office:value-type="float" office:value="-0.0217868576426682" calcext:value-type="float">
            <text:p>-0.0217868576426682</text:p>
          </table:table-cell>
          <table:table-cell/>
          <table:table-cell table:formula="of:= IF([.O123] &gt; 0;  (v*COS(theta*PI()/180)/b)*(1 - EXP(-b*[.A124])); [.N123])" office:value-type="float" office:value="3.55337000825362" calcext:value-type="float">
            <text:p>3.55337000825362</text:p>
          </table:table-cell>
          <table:table-cell table:formula="of:= IF([.O123]&gt;0;  height + (   (g/(b^2)) +  ( v*SIN(theta*PI()/180)) / b     )   *   ( 1 - EXP(-b*[.A124])    )     -   (   (g*[.A124]) / b   );[.O12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4]+delta_t" office:value-type="float" office:value="1.06" calcext:value-type="float">
            <text:p>1.06</text:p>
          </table:table-cell>
          <table:table-cell table:style-name="ce34" table:formula="of:=+[.B124]" office:value-type="float" office:value="4.45832771081132" calcext:value-type="float">
            <text:p>4.45832771081132</text:p>
          </table:table-cell>
          <table:table-cell table:style-name="ce34" table:formula="of:=[.C124]-g*delta_t" office:value-type="float" office:value="-6.65406786219076" calcext:value-type="float">
            <text:p>-6.65406786219076</text:p>
          </table:table-cell>
          <table:table-cell table:style-name="ce34" table:formula="of:=SQRT([.B125]*[.B125]+[.C125]*[.C125])" office:value-type="float" office:value="8.00957583718564" calcext:value-type="float">
            <text:p>8.00957583718564</text:p>
          </table:table-cell>
          <table:table-cell table:style-name="ce34" table:formula="of:=IF([.F124]&gt;0;[.E124]+0.5*([.B124]+[.B125])*delta_t;[.E124])" office:value-type="float" office:value="3.65582872286528" calcext:value-type="float">
            <text:p>3.65582872286528</text:p>
          </table:table-cell>
          <table:table-cell table:formula="of:=IF([.F124]&gt;0;[.F124]+0.5*([.C124]+[.C125])*delta_t;[.F124])" office:value-type="float" office:value="-0.032047054520818" calcext:value-type="float">
            <text:p>-0.032047054520818</text:p>
          </table:table-cell>
          <table:table-cell/>
          <table:table-cell table:style-name="ce34" table:formula="of:=[.H124]-b*[.H124]*[.J124]*delta_t" office:value-type="float" office:value="3.58900228333658" calcext:value-type="float">
            <text:p>3.58900228333658</text:p>
          </table:table-cell>
          <table:table-cell table:style-name="ce34" table:formula="of:=[.I124]-g*delta_t-b*[.I124]*[.J124]*delta_t" office:value-type="float" office:value="-6.28021458693763" calcext:value-type="float">
            <text:p>-6.28021458693763</text:p>
          </table:table-cell>
          <table:table-cell table:style-name="ce34" table:formula="of:=SQRT([.H125]^2+[.I125]^2)" office:value-type="float" office:value="7.2333970337442" calcext:value-type="float">
            <text:p>7.2333970337442</text:p>
          </table:table-cell>
          <table:table-cell table:style-name="ce34" table:formula="of:=IF([.L124]&gt;0; [.K124]+0.5*([.H124]+[.H125])*delta_t ;[.K124])" office:value-type="float" office:value="3.30917880522785" calcext:value-type="float">
            <text:p>3.30917880522785</text:p>
          </table:table-cell>
          <table:table-cell table:style-name="ce34" table:formula="of:=IF([.L124]&gt;0; [.L124]+0.5*([.I124]+[.I125])*delta_t ;[.L124])" office:value-type="float" office:value="-0.0217868576426682" calcext:value-type="float">
            <text:p>-0.0217868576426682</text:p>
          </table:table-cell>
          <table:table-cell/>
          <table:table-cell table:formula="of:= IF([.O124] &gt; 0;  (v*COS(theta*PI()/180)/b)*(1 - EXP(-b*[.A125])); [.N124])" office:value-type="float" office:value="3.55337000825362" calcext:value-type="float">
            <text:p>3.55337000825362</text:p>
          </table:table-cell>
          <table:table-cell table:formula="of:= IF([.O124]&gt;0;  height + (   (g/(b^2)) +  ( v*SIN(theta*PI()/180)) / b     )   *   ( 1 - EXP(-b*[.A125])    )     -   (   (g*[.A125]) / b   );[.O12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5]+delta_t" office:value-type="float" office:value="1.07" calcext:value-type="float">
            <text:p>1.07</text:p>
          </table:table-cell>
          <table:table-cell table:style-name="ce34" table:formula="of:=+[.B125]" office:value-type="float" office:value="4.45832771081132" calcext:value-type="float">
            <text:p>4.45832771081132</text:p>
          </table:table-cell>
          <table:table-cell table:style-name="ce34" table:formula="of:=[.C125]-g*delta_t" office:value-type="float" office:value="-6.75213436219076" calcext:value-type="float">
            <text:p>-6.75213436219076</text:p>
          </table:table-cell>
          <table:table-cell table:style-name="ce34" table:formula="of:=SQRT([.B126]*[.B126]+[.C126]*[.C126])" office:value-type="float" office:value="8.09123009325933" calcext:value-type="float">
            <text:p>8.09123009325933</text:p>
          </table:table-cell>
          <table:table-cell table:style-name="ce34" table:formula="of:=IF([.F125]&gt;0;[.E125]+0.5*([.B125]+[.B126])*delta_t;[.E125])" office:value-type="float" office:value="3.65582872286528" calcext:value-type="float">
            <text:p>3.65582872286528</text:p>
          </table:table-cell>
          <table:table-cell table:formula="of:=IF([.F125]&gt;0;[.F125]+0.5*([.C125]+[.C126])*delta_t;[.F125])" office:value-type="float" office:value="-0.032047054520818" calcext:value-type="float">
            <text:p>-0.032047054520818</text:p>
          </table:table-cell>
          <table:table-cell/>
          <table:table-cell table:style-name="ce34" table:formula="of:=[.H125]-b*[.H125]*[.J125]*delta_t" office:value-type="float" office:value="3.57861801194843" calcext:value-type="float">
            <text:p>3.57861801194843</text:p>
          </table:table-cell>
          <table:table-cell table:style-name="ce34" table:formula="of:=[.I125]-g*delta_t-b*[.I125]*[.J125]*delta_t" office:value-type="float" office:value="-6.36011017271185" calcext:value-type="float">
            <text:p>-6.36011017271185</text:p>
          </table:table-cell>
          <table:table-cell table:style-name="ce34" table:formula="of:=SQRT([.H126]^2+[.I126]^2)" office:value-type="float" office:value="7.29777420070494" calcext:value-type="float">
            <text:p>7.29777420070494</text:p>
          </table:table-cell>
          <table:table-cell table:style-name="ce34" table:formula="of:=IF([.L125]&gt;0; [.K125]+0.5*([.H125]+[.H126])*delta_t ;[.K125])" office:value-type="float" office:value="3.30917880522785" calcext:value-type="float">
            <text:p>3.30917880522785</text:p>
          </table:table-cell>
          <table:table-cell table:style-name="ce34" table:formula="of:=IF([.L125]&gt;0; [.L125]+0.5*([.I125]+[.I126])*delta_t ;[.L125])" office:value-type="float" office:value="-0.0217868576426682" calcext:value-type="float">
            <text:p>-0.0217868576426682</text:p>
          </table:table-cell>
          <table:table-cell/>
          <table:table-cell table:formula="of:= IF([.O125] &gt; 0;  (v*COS(theta*PI()/180)/b)*(1 - EXP(-b*[.A126])); [.N125])" office:value-type="float" office:value="3.55337000825362" calcext:value-type="float">
            <text:p>3.55337000825362</text:p>
          </table:table-cell>
          <table:table-cell table:formula="of:= IF([.O125]&gt;0;  height + (   (g/(b^2)) +  ( v*SIN(theta*PI()/180)) / b     )   *   ( 1 - EXP(-b*[.A126])    )     -   (   (g*[.A126]) / b   );[.O12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6]+delta_t" office:value-type="float" office:value="1.08" calcext:value-type="float">
            <text:p>1.08</text:p>
          </table:table-cell>
          <table:table-cell table:style-name="ce34" table:formula="of:=+[.B126]" office:value-type="float" office:value="4.45832771081132" calcext:value-type="float">
            <text:p>4.45832771081132</text:p>
          </table:table-cell>
          <table:table-cell table:style-name="ce34" table:formula="of:=[.C126]-g*delta_t" office:value-type="float" office:value="-6.85020086219076" calcext:value-type="float">
            <text:p>-6.85020086219076</text:p>
          </table:table-cell>
          <table:table-cell table:style-name="ce34" table:formula="of:=SQRT([.B127]*[.B127]+[.C127]*[.C127])" office:value-type="float" office:value="8.17324524465938" calcext:value-type="float">
            <text:p>8.17324524465938</text:p>
          </table:table-cell>
          <table:table-cell table:style-name="ce34" table:formula="of:=IF([.F126]&gt;0;[.E126]+0.5*([.B126]+[.B127])*delta_t;[.E126])" office:value-type="float" office:value="3.65582872286528" calcext:value-type="float">
            <text:p>3.65582872286528</text:p>
          </table:table-cell>
          <table:table-cell table:formula="of:=IF([.F126]&gt;0;[.F126]+0.5*([.C126]+[.C127])*delta_t;[.F126])" office:value-type="float" office:value="-0.032047054520818" calcext:value-type="float">
            <text:p>-0.032047054520818</text:p>
          </table:table-cell>
          <table:table-cell/>
          <table:table-cell table:style-name="ce34" table:formula="of:=[.H126]-b*[.H126]*[.J126]*delta_t" office:value-type="float" office:value="3.56817163346772" calcext:value-type="float">
            <text:p>3.56817163346772</text:p>
          </table:table-cell>
          <table:table-cell table:style-name="ce34" table:formula="of:=[.I126]-g*delta_t-b*[.I126]*[.J126]*delta_t" office:value-type="float" office:value="-6.43961081353903" calcext:value-type="float">
            <text:p>-6.43961081353903</text:p>
          </table:table-cell>
          <table:table-cell table:style-name="ce34" table:formula="of:=SQRT([.H127]^2+[.I127]^2)" office:value-type="float" office:value="7.36209455493017" calcext:value-type="float">
            <text:p>7.36209455493017</text:p>
          </table:table-cell>
          <table:table-cell table:style-name="ce34" table:formula="of:=IF([.L126]&gt;0; [.K126]+0.5*([.H126]+[.H127])*delta_t ;[.K126])" office:value-type="float" office:value="3.30917880522785" calcext:value-type="float">
            <text:p>3.30917880522785</text:p>
          </table:table-cell>
          <table:table-cell table:style-name="ce34" table:formula="of:=IF([.L126]&gt;0; [.L126]+0.5*([.I126]+[.I127])*delta_t ;[.L126])" office:value-type="float" office:value="-0.0217868576426682" calcext:value-type="float">
            <text:p>-0.0217868576426682</text:p>
          </table:table-cell>
          <table:table-cell/>
          <table:table-cell table:formula="of:= IF([.O126] &gt; 0;  (v*COS(theta*PI()/180)/b)*(1 - EXP(-b*[.A127])); [.N126])" office:value-type="float" office:value="3.55337000825362" calcext:value-type="float">
            <text:p>3.55337000825362</text:p>
          </table:table-cell>
          <table:table-cell table:formula="of:= IF([.O126]&gt;0;  height + (   (g/(b^2)) +  ( v*SIN(theta*PI()/180)) / b     )   *   ( 1 - EXP(-b*[.A127])    )     -   (   (g*[.A127]) / b   );[.O12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7]+delta_t" office:value-type="float" office:value="1.09" calcext:value-type="float">
            <text:p>1.09</text:p>
          </table:table-cell>
          <table:table-cell table:style-name="ce34" table:formula="of:=+[.B127]" office:value-type="float" office:value="4.45832771081132" calcext:value-type="float">
            <text:p>4.45832771081132</text:p>
          </table:table-cell>
          <table:table-cell table:style-name="ce34" table:formula="of:=[.C127]-g*delta_t" office:value-type="float" office:value="-6.94826736219076" calcext:value-type="float">
            <text:p>-6.94826736219076</text:p>
          </table:table-cell>
          <table:table-cell table:style-name="ce34" table:formula="of:=SQRT([.B128]*[.B128]+[.C128]*[.C128])" office:value-type="float" office:value="8.25561053547668" calcext:value-type="float">
            <text:p>8.25561053547668</text:p>
          </table:table-cell>
          <table:table-cell table:style-name="ce34" table:formula="of:=IF([.F127]&gt;0;[.E127]+0.5*([.B127]+[.B128])*delta_t;[.E127])" office:value-type="float" office:value="3.65582872286528" calcext:value-type="float">
            <text:p>3.65582872286528</text:p>
          </table:table-cell>
          <table:table-cell table:formula="of:=IF([.F127]&gt;0;[.F127]+0.5*([.C127]+[.C128])*delta_t;[.F127])" office:value-type="float" office:value="-0.032047054520818" calcext:value-type="float">
            <text:p>-0.032047054520818</text:p>
          </table:table-cell>
          <table:table-cell/>
          <table:table-cell table:style-name="ce34" table:formula="of:=[.H127]-b*[.H127]*[.J127]*delta_t" office:value-type="float" office:value="3.5576639466862" calcext:value-type="float">
            <text:p>3.5576639466862</text:p>
          </table:table-cell>
          <table:table-cell table:style-name="ce34" table:formula="of:=[.I127]-g*delta_t-b*[.I127]*[.J127]*delta_t" office:value-type="float" office:value="-6.51871370405654" calcext:value-type="float">
            <text:p>-6.51871370405654</text:p>
          </table:table-cell>
          <table:table-cell table:style-name="ce34" table:formula="of:=SQRT([.H128]^2+[.I128]^2)" office:value-type="float" office:value="7.42634507096225" calcext:value-type="float">
            <text:p>7.42634507096225</text:p>
          </table:table-cell>
          <table:table-cell table:style-name="ce34" table:formula="of:=IF([.L127]&gt;0; [.K127]+0.5*([.H127]+[.H128])*delta_t ;[.K127])" office:value-type="float" office:value="3.30917880522785" calcext:value-type="float">
            <text:p>3.30917880522785</text:p>
          </table:table-cell>
          <table:table-cell table:style-name="ce34" table:formula="of:=IF([.L127]&gt;0; [.L127]+0.5*([.I127]+[.I128])*delta_t ;[.L127])" office:value-type="float" office:value="-0.0217868576426682" calcext:value-type="float">
            <text:p>-0.0217868576426682</text:p>
          </table:table-cell>
          <table:table-cell/>
          <table:table-cell table:formula="of:= IF([.O127] &gt; 0;  (v*COS(theta*PI()/180)/b)*(1 - EXP(-b*[.A128])); [.N127])" office:value-type="float" office:value="3.55337000825362" calcext:value-type="float">
            <text:p>3.55337000825362</text:p>
          </table:table-cell>
          <table:table-cell table:formula="of:= IF([.O127]&gt;0;  height + (   (g/(b^2)) +  ( v*SIN(theta*PI()/180)) / b     )   *   ( 1 - EXP(-b*[.A128])    )     -   (   (g*[.A128]) / b   );[.O12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8]+delta_t" office:value-type="float" office:value="1.1" calcext:value-type="float">
            <text:p>1.1</text:p>
          </table:table-cell>
          <table:table-cell table:style-name="ce34" table:formula="of:=+[.B128]" office:value-type="float" office:value="4.45832771081132" calcext:value-type="float">
            <text:p>4.45832771081132</text:p>
          </table:table-cell>
          <table:table-cell table:style-name="ce34" table:formula="of:=[.C128]-g*delta_t" office:value-type="float" office:value="-7.04633386219076" calcext:value-type="float">
            <text:p>-7.04633386219076</text:p>
          </table:table-cell>
          <table:table-cell table:style-name="ce34" table:formula="of:=SQRT([.B129]*[.B129]+[.C129]*[.C129])" office:value-type="float" office:value="8.33831558976058" calcext:value-type="float">
            <text:p>8.33831558976058</text:p>
          </table:table-cell>
          <table:table-cell table:style-name="ce34" table:formula="of:=IF([.F128]&gt;0;[.E128]+0.5*([.B128]+[.B129])*delta_t;[.E128])" office:value-type="float" office:value="3.65582872286528" calcext:value-type="float">
            <text:p>3.65582872286528</text:p>
          </table:table-cell>
          <table:table-cell table:formula="of:=IF([.F128]&gt;0;[.F128]+0.5*([.C128]+[.C129])*delta_t;[.F128])" office:value-type="float" office:value="-0.032047054520818" calcext:value-type="float">
            <text:p>-0.032047054520818</text:p>
          </table:table-cell>
          <table:table-cell/>
          <table:table-cell table:style-name="ce34" table:formula="of:=[.H128]-b*[.H128]*[.J128]*delta_t" office:value-type="float" office:value="3.54709577064035" calcext:value-type="float">
            <text:p>3.54709577064035</text:p>
          </table:table-cell>
          <table:table-cell table:style-name="ce34" table:formula="of:=[.I128]-g*delta_t-b*[.I128]*[.J128]*delta_t" office:value-type="float" office:value="-6.59741611710249" calcext:value-type="float">
            <text:p>-6.59741611710249</text:p>
          </table:table-cell>
          <table:table-cell table:style-name="ce34" table:formula="of:=SQRT([.H129]^2+[.I129]^2)" office:value-type="float" office:value="7.49051318858049" calcext:value-type="float">
            <text:p>7.49051318858049</text:p>
          </table:table-cell>
          <table:table-cell table:style-name="ce34" table:formula="of:=IF([.L128]&gt;0; [.K128]+0.5*([.H128]+[.H129])*delta_t ;[.K128])" office:value-type="float" office:value="3.30917880522785" calcext:value-type="float">
            <text:p>3.30917880522785</text:p>
          </table:table-cell>
          <table:table-cell table:style-name="ce34" table:formula="of:=IF([.L128]&gt;0; [.L128]+0.5*([.I128]+[.I129])*delta_t ;[.L128])" office:value-type="float" office:value="-0.0217868576426682" calcext:value-type="float">
            <text:p>-0.0217868576426682</text:p>
          </table:table-cell>
          <table:table-cell/>
          <table:table-cell table:formula="of:= IF([.O128] &gt; 0;  (v*COS(theta*PI()/180)/b)*(1 - EXP(-b*[.A129])); [.N128])" office:value-type="float" office:value="3.55337000825362" calcext:value-type="float">
            <text:p>3.55337000825362</text:p>
          </table:table-cell>
          <table:table-cell table:formula="of:= IF([.O128]&gt;0;  height + (   (g/(b^2)) +  ( v*SIN(theta*PI()/180)) / b     )   *   ( 1 - EXP(-b*[.A129])    )     -   (   (g*[.A129]) / b   );[.O12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29]+delta_t" office:value-type="float" office:value="1.11" calcext:value-type="float">
            <text:p>1.11</text:p>
          </table:table-cell>
          <table:table-cell table:style-name="ce34" table:formula="of:=+[.B129]" office:value-type="float" office:value="4.45832771081132" calcext:value-type="float">
            <text:p>4.45832771081132</text:p>
          </table:table-cell>
          <table:table-cell table:style-name="ce34" table:formula="of:=[.C129]-g*delta_t" office:value-type="float" office:value="-7.14440036219076" calcext:value-type="float">
            <text:p>-7.14440036219076</text:p>
          </table:table-cell>
          <table:table-cell table:style-name="ce34" table:formula="of:=SQRT([.B130]*[.B130]+[.C130]*[.C130])" office:value-type="float" office:value="8.42135039719044" calcext:value-type="float">
            <text:p>8.42135039719044</text:p>
          </table:table-cell>
          <table:table-cell table:style-name="ce34" table:formula="of:=IF([.F129]&gt;0;[.E129]+0.5*([.B129]+[.B130])*delta_t;[.E129])" office:value-type="float" office:value="3.65582872286528" calcext:value-type="float">
            <text:p>3.65582872286528</text:p>
          </table:table-cell>
          <table:table-cell table:formula="of:=IF([.F129]&gt;0;[.F129]+0.5*([.C129]+[.C130])*delta_t;[.F129])" office:value-type="float" office:value="-0.032047054520818" calcext:value-type="float">
            <text:p>-0.032047054520818</text:p>
          </table:table-cell>
          <table:table-cell/>
          <table:table-cell table:style-name="ce34" table:formula="of:=[.H129]-b*[.H129]*[.J129]*delta_t" office:value-type="float" office:value="3.53646794357989" calcext:value-type="float">
            <text:p>3.53646794357989</text:p>
          </table:table-cell>
          <table:table-cell table:style-name="ce34" table:formula="of:=[.I129]-g*delta_t-b*[.I129]*[.J129]*delta_t" office:value-type="float" office:value="-6.6757154041282" calcext:value-type="float">
            <text:p>-6.6757154041282</text:p>
          </table:table-cell>
          <table:table-cell table:style-name="ce34" table:formula="of:=SQRT([.H130]^2+[.I130]^2)" office:value-type="float" office:value="7.55458679696532" calcext:value-type="float">
            <text:p>7.55458679696532</text:p>
          </table:table-cell>
          <table:table-cell table:style-name="ce34" table:formula="of:=IF([.L129]&gt;0; [.K129]+0.5*([.H129]+[.H130])*delta_t ;[.K129])" office:value-type="float" office:value="3.30917880522785" calcext:value-type="float">
            <text:p>3.30917880522785</text:p>
          </table:table-cell>
          <table:table-cell table:style-name="ce34" table:formula="of:=IF([.L129]&gt;0; [.L129]+0.5*([.I129]+[.I130])*delta_t ;[.L129])" office:value-type="float" office:value="-0.0217868576426682" calcext:value-type="float">
            <text:p>-0.0217868576426682</text:p>
          </table:table-cell>
          <table:table-cell/>
          <table:table-cell table:formula="of:= IF([.O129] &gt; 0;  (v*COS(theta*PI()/180)/b)*(1 - EXP(-b*[.A130])); [.N129])" office:value-type="float" office:value="3.55337000825362" calcext:value-type="float">
            <text:p>3.55337000825362</text:p>
          </table:table-cell>
          <table:table-cell table:formula="of:= IF([.O129]&gt;0;  height + (   (g/(b^2)) +  ( v*SIN(theta*PI()/180)) / b     )   *   ( 1 - EXP(-b*[.A130])    )     -   (   (g*[.A130]) / b   );[.O12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0]+delta_t" office:value-type="float" office:value="1.12" calcext:value-type="float">
            <text:p>1.12</text:p>
          </table:table-cell>
          <table:table-cell table:style-name="ce34" table:formula="of:=+[.B130]" office:value-type="float" office:value="4.45832771081132" calcext:value-type="float">
            <text:p>4.45832771081132</text:p>
          </table:table-cell>
          <table:table-cell table:style-name="ce34" table:formula="of:=[.C130]-g*delta_t" office:value-type="float" office:value="-7.24246686219076" calcext:value-type="float">
            <text:p>-7.24246686219076</text:p>
          </table:table-cell>
          <table:table-cell table:style-name="ce34" table:formula="of:=SQRT([.B131]*[.B131]+[.C131]*[.C131])" office:value-type="float" office:value="8.50470529923991" calcext:value-type="float">
            <text:p>8.50470529923991</text:p>
          </table:table-cell>
          <table:table-cell table:style-name="ce34" table:formula="of:=IF([.F130]&gt;0;[.E130]+0.5*([.B130]+[.B131])*delta_t;[.E130])" office:value-type="float" office:value="3.65582872286528" calcext:value-type="float">
            <text:p>3.65582872286528</text:p>
          </table:table-cell>
          <table:table-cell table:formula="of:=IF([.F130]&gt;0;[.F130]+0.5*([.C130]+[.C131])*delta_t;[.F130])" office:value-type="float" office:value="-0.032047054520818" calcext:value-type="float">
            <text:p>-0.032047054520818</text:p>
          </table:table-cell>
          <table:table-cell/>
          <table:table-cell table:style-name="ce34" table:formula="of:=[.H130]-b*[.H130]*[.J130]*delta_t" office:value-type="float" office:value="3.52578132196611" calcext:value-type="float">
            <text:p>3.52578132196611</text:p>
          </table:table-cell>
          <table:table-cell table:style-name="ce34" table:formula="of:=[.I130]-g*delta_t-b*[.I130]*[.J130]*delta_t" office:value-type="float" office:value="-6.75360899554727" calcext:value-type="float">
            <text:p>-6.75360899554727</text:p>
          </table:table-cell>
          <table:table-cell table:style-name="ce34" table:formula="of:=SQRT([.H131]^2+[.I131]^2)" office:value-type="float" office:value="7.61855421947381" calcext:value-type="float">
            <text:p>7.61855421947381</text:p>
          </table:table-cell>
          <table:table-cell table:style-name="ce34" table:formula="of:=IF([.L130]&gt;0; [.K130]+0.5*([.H130]+[.H131])*delta_t ;[.K130])" office:value-type="float" office:value="3.30917880522785" calcext:value-type="float">
            <text:p>3.30917880522785</text:p>
          </table:table-cell>
          <table:table-cell table:style-name="ce34" table:formula="of:=IF([.L130]&gt;0; [.L130]+0.5*([.I130]+[.I131])*delta_t ;[.L130])" office:value-type="float" office:value="-0.0217868576426682" calcext:value-type="float">
            <text:p>-0.0217868576426682</text:p>
          </table:table-cell>
          <table:table-cell/>
          <table:table-cell table:formula="of:= IF([.O130] &gt; 0;  (v*COS(theta*PI()/180)/b)*(1 - EXP(-b*[.A131])); [.N130])" office:value-type="float" office:value="3.55337000825362" calcext:value-type="float">
            <text:p>3.55337000825362</text:p>
          </table:table-cell>
          <table:table-cell table:formula="of:= IF([.O130]&gt;0;  height + (   (g/(b^2)) +  ( v*SIN(theta*PI()/180)) / b     )   *   ( 1 - EXP(-b*[.A131])    )     -   (   (g*[.A131]) / b   );[.O13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1]+delta_t" office:value-type="float" office:value="1.13" calcext:value-type="float">
            <text:p>1.13</text:p>
          </table:table-cell>
          <table:table-cell table:style-name="ce34" table:formula="of:=+[.B131]" office:value-type="float" office:value="4.45832771081132" calcext:value-type="float">
            <text:p>4.45832771081132</text:p>
          </table:table-cell>
          <table:table-cell table:style-name="ce34" table:formula="of:=[.C131]-g*delta_t" office:value-type="float" office:value="-7.34053336219076" calcext:value-type="float">
            <text:p>-7.34053336219076</text:p>
          </table:table-cell>
          <table:table-cell table:style-name="ce34" table:formula="of:=SQRT([.B132]*[.B132]+[.C132]*[.C132])" office:value-type="float" office:value="8.58837097582678" calcext:value-type="float">
            <text:p>8.58837097582678</text:p>
          </table:table-cell>
          <table:table-cell table:style-name="ce34" table:formula="of:=IF([.F131]&gt;0;[.E131]+0.5*([.B131]+[.B132])*delta_t;[.E131])" office:value-type="float" office:value="3.65582872286528" calcext:value-type="float">
            <text:p>3.65582872286528</text:p>
          </table:table-cell>
          <table:table-cell table:formula="of:=IF([.F131]&gt;0;[.F131]+0.5*([.C131]+[.C132])*delta_t;[.F131])" office:value-type="float" office:value="-0.032047054520818" calcext:value-type="float">
            <text:p>-0.032047054520818</text:p>
          </table:table-cell>
          <table:table-cell/>
          <table:table-cell table:style-name="ce34" table:formula="of:=[.H131]-b*[.H131]*[.J131]*delta_t" office:value-type="float" office:value="3.51503677949915" calcext:value-type="float">
            <text:p>3.51503677949915</text:p>
          </table:table-cell>
          <table:table-cell table:style-name="ce34" table:formula="of:=[.I131]-g*delta_t-b*[.I131]*[.J131]*delta_t" office:value-type="float" office:value="-6.83109440102339" calcext:value-type="float">
            <text:p>-6.83109440102339</text:p>
          </table:table-cell>
          <table:table-cell table:style-name="ce34" table:formula="of:=SQRT([.H132]^2+[.I132]^2)" office:value-type="float" office:value="7.68240419900729" calcext:value-type="float">
            <text:p>7.68240419900729</text:p>
          </table:table-cell>
          <table:table-cell table:style-name="ce34" table:formula="of:=IF([.L131]&gt;0; [.K131]+0.5*([.H131]+[.H132])*delta_t ;[.K131])" office:value-type="float" office:value="3.30917880522785" calcext:value-type="float">
            <text:p>3.30917880522785</text:p>
          </table:table-cell>
          <table:table-cell table:style-name="ce34" table:formula="of:=IF([.L131]&gt;0; [.L131]+0.5*([.I131]+[.I132])*delta_t ;[.L131])" office:value-type="float" office:value="-0.0217868576426682" calcext:value-type="float">
            <text:p>-0.0217868576426682</text:p>
          </table:table-cell>
          <table:table-cell/>
          <table:table-cell table:formula="of:= IF([.O131] &gt; 0;  (v*COS(theta*PI()/180)/b)*(1 - EXP(-b*[.A132])); [.N131])" office:value-type="float" office:value="3.55337000825362" calcext:value-type="float">
            <text:p>3.55337000825362</text:p>
          </table:table-cell>
          <table:table-cell table:formula="of:= IF([.O131]&gt;0;  height + (   (g/(b^2)) +  ( v*SIN(theta*PI()/180)) / b     )   *   ( 1 - EXP(-b*[.A132])    )     -   (   (g*[.A132]) / b   );[.O13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2]+delta_t" office:value-type="float" office:value="1.14" calcext:value-type="float">
            <text:p>1.14</text:p>
          </table:table-cell>
          <table:table-cell table:style-name="ce34" table:formula="of:=+[.B132]" office:value-type="float" office:value="4.45832771081132" calcext:value-type="float">
            <text:p>4.45832771081132</text:p>
          </table:table-cell>
          <table:table-cell table:style-name="ce34" table:formula="of:=[.C132]-g*delta_t" office:value-type="float" office:value="-7.43859986219076" calcext:value-type="float">
            <text:p>-7.43859986219076</text:p>
          </table:table-cell>
          <table:table-cell table:style-name="ce34" table:formula="of:=SQRT([.B133]*[.B133]+[.C133]*[.C133])" office:value-type="float" office:value="8.67233843243981" calcext:value-type="float">
            <text:p>8.67233843243981</text:p>
          </table:table-cell>
          <table:table-cell table:style-name="ce34" table:formula="of:=IF([.F132]&gt;0;[.E132]+0.5*([.B132]+[.B133])*delta_t;[.E132])" office:value-type="float" office:value="3.65582872286528" calcext:value-type="float">
            <text:p>3.65582872286528</text:p>
          </table:table-cell>
          <table:table-cell table:formula="of:=IF([.F132]&gt;0;[.F132]+0.5*([.C132]+[.C133])*delta_t;[.F132])" office:value-type="float" office:value="-0.032047054520818" calcext:value-type="float">
            <text:p>-0.032047054520818</text:p>
          </table:table-cell>
          <table:table-cell/>
          <table:table-cell table:style-name="ce34" table:formula="of:=[.H132]-b*[.H132]*[.J132]*delta_t" office:value-type="float" office:value="3.50423520617335" calcext:value-type="float">
            <text:p>3.50423520617335</text:p>
          </table:table-cell>
          <table:table-cell table:style-name="ce34" table:formula="of:=[.I132]-g*delta_t-b*[.I132]*[.J132]*delta_t" office:value-type="float" office:value="-6.9081692096993" calcext:value-type="float">
            <text:p>-6.9081692096993</text:p>
          </table:table-cell>
          <table:table-cell table:style-name="ce34" table:formula="of:=SQRT([.H133]^2+[.I133]^2)" office:value-type="float" office:value="7.74612588395142" calcext:value-type="float">
            <text:p>7.74612588395142</text:p>
          </table:table-cell>
          <table:table-cell table:style-name="ce34" table:formula="of:=IF([.L132]&gt;0; [.K132]+0.5*([.H132]+[.H133])*delta_t ;[.K132])" office:value-type="float" office:value="3.30917880522785" calcext:value-type="float">
            <text:p>3.30917880522785</text:p>
          </table:table-cell>
          <table:table-cell table:style-name="ce34" table:formula="of:=IF([.L132]&gt;0; [.L132]+0.5*([.I132]+[.I133])*delta_t ;[.L132])" office:value-type="float" office:value="-0.0217868576426682" calcext:value-type="float">
            <text:p>-0.0217868576426682</text:p>
          </table:table-cell>
          <table:table-cell/>
          <table:table-cell table:formula="of:= IF([.O132] &gt; 0;  (v*COS(theta*PI()/180)/b)*(1 - EXP(-b*[.A133])); [.N132])" office:value-type="float" office:value="3.55337000825362" calcext:value-type="float">
            <text:p>3.55337000825362</text:p>
          </table:table-cell>
          <table:table-cell table:formula="of:= IF([.O132]&gt;0;  height + (   (g/(b^2)) +  ( v*SIN(theta*PI()/180)) / b     )   *   ( 1 - EXP(-b*[.A133])    )     -   (   (g*[.A133]) / b   );[.O13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3]+delta_t" office:value-type="float" office:value="1.15" calcext:value-type="float">
            <text:p>1.15</text:p>
          </table:table-cell>
          <table:table-cell table:style-name="ce34" table:formula="of:=+[.B133]" office:value-type="float" office:value="4.45832771081132" calcext:value-type="float">
            <text:p>4.45832771081132</text:p>
          </table:table-cell>
          <table:table-cell table:style-name="ce34" table:formula="of:=[.C133]-g*delta_t" office:value-type="float" office:value="-7.53666636219076" calcext:value-type="float">
            <text:p>-7.53666636219076</text:p>
          </table:table-cell>
          <table:table-cell table:style-name="ce34" table:formula="of:=SQRT([.B134]*[.B134]+[.C134]*[.C134])" office:value-type="float" office:value="8.75659898773296" calcext:value-type="float">
            <text:p>8.75659898773296</text:p>
          </table:table-cell>
          <table:table-cell table:style-name="ce34" table:formula="of:=IF([.F133]&gt;0;[.E133]+0.5*([.B133]+[.B134])*delta_t;[.E133])" office:value-type="float" office:value="3.65582872286528" calcext:value-type="float">
            <text:p>3.65582872286528</text:p>
          </table:table-cell>
          <table:table-cell table:formula="of:=IF([.F133]&gt;0;[.F133]+0.5*([.C133]+[.C134])*delta_t;[.F133])" office:value-type="float" office:value="-0.032047054520818" calcext:value-type="float">
            <text:p>-0.032047054520818</text:p>
          </table:table-cell>
          <table:table-cell/>
          <table:table-cell table:style-name="ce34" table:formula="of:=[.H133]-b*[.H133]*[.J133]*delta_t" office:value-type="float" office:value="3.49337750735976" calcext:value-type="float">
            <text:p>3.49337750735976</text:p>
          </table:table-cell>
          <table:table-cell table:style-name="ce34" table:formula="of:=[.I133]-g*delta_t-b*[.I133]*[.J133]*delta_t" office:value-type="float" office:value="-6.98483109036891" calcext:value-type="float">
            <text:p>-6.98483109036891</text:p>
          </table:table-cell>
          <table:table-cell table:style-name="ce34" table:formula="of:=SQRT([.H134]^2+[.I134]^2)" office:value-type="float" office:value="7.80970881466852" calcext:value-type="float">
            <text:p>7.80970881466852</text:p>
          </table:table-cell>
          <table:table-cell table:style-name="ce34" table:formula="of:=IF([.L133]&gt;0; [.K133]+0.5*([.H133]+[.H134])*delta_t ;[.K133])" office:value-type="float" office:value="3.30917880522785" calcext:value-type="float">
            <text:p>3.30917880522785</text:p>
          </table:table-cell>
          <table:table-cell table:style-name="ce34" table:formula="of:=IF([.L133]&gt;0; [.L133]+0.5*([.I133]+[.I134])*delta_t ;[.L133])" office:value-type="float" office:value="-0.0217868576426682" calcext:value-type="float">
            <text:p>-0.0217868576426682</text:p>
          </table:table-cell>
          <table:table-cell/>
          <table:table-cell table:formula="of:= IF([.O133] &gt; 0;  (v*COS(theta*PI()/180)/b)*(1 - EXP(-b*[.A134])); [.N133])" office:value-type="float" office:value="3.55337000825362" calcext:value-type="float">
            <text:p>3.55337000825362</text:p>
          </table:table-cell>
          <table:table-cell table:formula="of:= IF([.O133]&gt;0;  height + (   (g/(b^2)) +  ( v*SIN(theta*PI()/180)) / b     )   *   ( 1 - EXP(-b*[.A134])    )     -   (   (g*[.A134]) / b   );[.O13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4]+delta_t" office:value-type="float" office:value="1.16" calcext:value-type="float">
            <text:p>1.16</text:p>
          </table:table-cell>
          <table:table-cell table:style-name="ce34" table:formula="of:=+[.B134]" office:value-type="float" office:value="4.45832771081132" calcext:value-type="float">
            <text:p>4.45832771081132</text:p>
          </table:table-cell>
          <table:table-cell table:style-name="ce34" table:formula="of:=[.C134]-g*delta_t" office:value-type="float" office:value="-7.63473286219076" calcext:value-type="float">
            <text:p>-7.63473286219076</text:p>
          </table:table-cell>
          <table:table-cell table:style-name="ce34" table:formula="of:=SQRT([.B135]*[.B135]+[.C135]*[.C135])" office:value-type="float" office:value="8.84114426157631" calcext:value-type="float">
            <text:p>8.84114426157631</text:p>
          </table:table-cell>
          <table:table-cell table:style-name="ce34" table:formula="of:=IF([.F134]&gt;0;[.E134]+0.5*([.B134]+[.B135])*delta_t;[.E134])" office:value-type="float" office:value="3.65582872286528" calcext:value-type="float">
            <text:p>3.65582872286528</text:p>
          </table:table-cell>
          <table:table-cell table:formula="of:=IF([.F134]&gt;0;[.F134]+0.5*([.C134]+[.C135])*delta_t;[.F134])" office:value-type="float" office:value="-0.032047054520818" calcext:value-type="float">
            <text:p>-0.032047054520818</text:p>
          </table:table-cell>
          <table:table-cell/>
          <table:table-cell table:style-name="ce34" table:formula="of:=[.H134]-b*[.H134]*[.J134]*delta_t" office:value-type="float" office:value="3.48246460291488" calcext:value-type="float">
            <text:p>3.48246460291488</text:p>
          </table:table-cell>
          <table:table-cell table:style-name="ce34" table:formula="of:=[.I134]-g*delta_t-b*[.I134]*[.J134]*delta_t" office:value-type="float" office:value="-7.06107779159474" calcext:value-type="float">
            <text:p>-7.06107779159474</text:p>
          </table:table-cell>
          <table:table-cell table:style-name="ce34" table:formula="of:=SQRT([.H135]^2+[.I135]^2)" office:value-type="float" office:value="7.8731429105223" calcext:value-type="float">
            <text:p>7.8731429105223</text:p>
          </table:table-cell>
          <table:table-cell table:style-name="ce34" table:formula="of:=IF([.L134]&gt;0; [.K134]+0.5*([.H134]+[.H135])*delta_t ;[.K134])" office:value-type="float" office:value="3.30917880522785" calcext:value-type="float">
            <text:p>3.30917880522785</text:p>
          </table:table-cell>
          <table:table-cell table:style-name="ce34" table:formula="of:=IF([.L134]&gt;0; [.L134]+0.5*([.I134]+[.I135])*delta_t ;[.L134])" office:value-type="float" office:value="-0.0217868576426682" calcext:value-type="float">
            <text:p>-0.0217868576426682</text:p>
          </table:table-cell>
          <table:table-cell/>
          <table:table-cell table:formula="of:= IF([.O134] &gt; 0;  (v*COS(theta*PI()/180)/b)*(1 - EXP(-b*[.A135])); [.N134])" office:value-type="float" office:value="3.55337000825362" calcext:value-type="float">
            <text:p>3.55337000825362</text:p>
          </table:table-cell>
          <table:table-cell table:formula="of:= IF([.O134]&gt;0;  height + (   (g/(b^2)) +  ( v*SIN(theta*PI()/180)) / b     )   *   ( 1 - EXP(-b*[.A135])    )     -   (   (g*[.A135]) / b   );[.O13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5]+delta_t" office:value-type="float" office:value="1.17" calcext:value-type="float">
            <text:p>1.17</text:p>
          </table:table-cell>
          <table:table-cell table:style-name="ce34" table:formula="of:=+[.B135]" office:value-type="float" office:value="4.45832771081132" calcext:value-type="float">
            <text:p>4.45832771081132</text:p>
          </table:table-cell>
          <table:table-cell table:style-name="ce34" table:formula="of:=[.C135]-g*delta_t" office:value-type="float" office:value="-7.73279936219076" calcext:value-type="float">
            <text:p>-7.73279936219076</text:p>
          </table:table-cell>
          <table:table-cell table:style-name="ce34" table:formula="of:=SQRT([.B136]*[.B136]+[.C136]*[.C136])" office:value-type="float" office:value="8.9259661635526" calcext:value-type="float">
            <text:p>8.9259661635526</text:p>
          </table:table-cell>
          <table:table-cell table:style-name="ce34" table:formula="of:=IF([.F135]&gt;0;[.E135]+0.5*([.B135]+[.B136])*delta_t;[.E135])" office:value-type="float" office:value="3.65582872286528" calcext:value-type="float">
            <text:p>3.65582872286528</text:p>
          </table:table-cell>
          <table:table-cell table:formula="of:=IF([.F135]&gt;0;[.F135]+0.5*([.C135]+[.C136])*delta_t;[.F135])" office:value-type="float" office:value="-0.032047054520818" calcext:value-type="float">
            <text:p>-0.032047054520818</text:p>
          </table:table-cell>
          <table:table-cell/>
          <table:table-cell table:style-name="ce34" table:formula="of:=[.H135]-b*[.H135]*[.J135]*delta_t" office:value-type="float" office:value="3.47149742631504" calcext:value-type="float">
            <text:p>3.47149742631504</text:p>
          </table:table-cell>
          <table:table-cell table:style-name="ce34" table:formula="of:=[.I135]-g*delta_t-b*[.I135]*[.J135]*delta_t" office:value-type="float" office:value="-7.13690714177252" calcext:value-type="float">
            <text:p>-7.13690714177252</text:p>
          </table:table-cell>
          <table:table-cell table:style-name="ce34" table:formula="of:=SQRT([.H136]^2+[.I136]^2)" office:value-type="float" office:value="7.93641845741488" calcext:value-type="float">
            <text:p>7.93641845741488</text:p>
          </table:table-cell>
          <table:table-cell table:style-name="ce34" table:formula="of:=IF([.L135]&gt;0; [.K135]+0.5*([.H135]+[.H136])*delta_t ;[.K135])" office:value-type="float" office:value="3.30917880522785" calcext:value-type="float">
            <text:p>3.30917880522785</text:p>
          </table:table-cell>
          <table:table-cell table:style-name="ce34" table:formula="of:=IF([.L135]&gt;0; [.L135]+0.5*([.I135]+[.I136])*delta_t ;[.L135])" office:value-type="float" office:value="-0.0217868576426682" calcext:value-type="float">
            <text:p>-0.0217868576426682</text:p>
          </table:table-cell>
          <table:table-cell/>
          <table:table-cell table:formula="of:= IF([.O135] &gt; 0;  (v*COS(theta*PI()/180)/b)*(1 - EXP(-b*[.A136])); [.N135])" office:value-type="float" office:value="3.55337000825362" calcext:value-type="float">
            <text:p>3.55337000825362</text:p>
          </table:table-cell>
          <table:table-cell table:formula="of:= IF([.O135]&gt;0;  height + (   (g/(b^2)) +  ( v*SIN(theta*PI()/180)) / b     )   *   ( 1 - EXP(-b*[.A136])    )     -   (   (g*[.A136]) / b   );[.O13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6]+delta_t" office:value-type="float" office:value="1.18" calcext:value-type="float">
            <text:p>1.18</text:p>
          </table:table-cell>
          <table:table-cell table:style-name="ce34" table:formula="of:=+[.B136]" office:value-type="float" office:value="4.45832771081132" calcext:value-type="float">
            <text:p>4.45832771081132</text:p>
          </table:table-cell>
          <table:table-cell table:style-name="ce34" table:formula="of:=[.C136]-g*delta_t" office:value-type="float" office:value="-7.83086586219076" calcext:value-type="float">
            <text:p>-7.83086586219076</text:p>
          </table:table-cell>
          <table:table-cell table:style-name="ce34" table:formula="of:=SQRT([.B137]*[.B137]+[.C137]*[.C137])" office:value-type="float" office:value="9.01105688188754" calcext:value-type="float">
            <text:p>9.01105688188754</text:p>
          </table:table-cell>
          <table:table-cell table:style-name="ce34" table:formula="of:=IF([.F136]&gt;0;[.E136]+0.5*([.B136]+[.B137])*delta_t;[.E136])" office:value-type="float" office:value="3.65582872286528" calcext:value-type="float">
            <text:p>3.65582872286528</text:p>
          </table:table-cell>
          <table:table-cell table:formula="of:=IF([.F136]&gt;0;[.F136]+0.5*([.C136]+[.C137])*delta_t;[.F136])" office:value-type="float" office:value="-0.032047054520818" calcext:value-type="float">
            <text:p>-0.032047054520818</text:p>
          </table:table-cell>
          <table:table-cell/>
          <table:table-cell table:style-name="ce34" table:formula="of:=[.H136]-b*[.H136]*[.J136]*delta_t" office:value-type="float" office:value="3.46047692381541" calcext:value-type="float">
            <text:p>3.46047692381541</text:p>
          </table:table-cell>
          <table:table-cell table:style-name="ce34" table:formula="of:=[.I136]-g*delta_t-b*[.I136]*[.J136]*delta_t" office:value-type="float" office:value="-7.21231704914499" calcext:value-type="float">
            <text:p>-7.21231704914499</text:p>
          </table:table-cell>
          <table:table-cell table:style-name="ce34" table:formula="of:=SQRT([.H137]^2+[.I137]^2)" office:value-type="float" office:value="7.99952609581634" calcext:value-type="float">
            <text:p>7.99952609581634</text:p>
          </table:table-cell>
          <table:table-cell table:style-name="ce34" table:formula="of:=IF([.L136]&gt;0; [.K136]+0.5*([.H136]+[.H137])*delta_t ;[.K136])" office:value-type="float" office:value="3.30917880522785" calcext:value-type="float">
            <text:p>3.30917880522785</text:p>
          </table:table-cell>
          <table:table-cell table:style-name="ce34" table:formula="of:=IF([.L136]&gt;0; [.L136]+0.5*([.I136]+[.I137])*delta_t ;[.L136])" office:value-type="float" office:value="-0.0217868576426682" calcext:value-type="float">
            <text:p>-0.0217868576426682</text:p>
          </table:table-cell>
          <table:table-cell/>
          <table:table-cell table:formula="of:= IF([.O136] &gt; 0;  (v*COS(theta*PI()/180)/b)*(1 - EXP(-b*[.A137])); [.N136])" office:value-type="float" office:value="3.55337000825362" calcext:value-type="float">
            <text:p>3.55337000825362</text:p>
          </table:table-cell>
          <table:table-cell table:formula="of:= IF([.O136]&gt;0;  height + (   (g/(b^2)) +  ( v*SIN(theta*PI()/180)) / b     )   *   ( 1 - EXP(-b*[.A137])    )     -   (   (g*[.A137]) / b   );[.O13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7]+delta_t" office:value-type="float" office:value="1.19" calcext:value-type="float">
            <text:p>1.19</text:p>
          </table:table-cell>
          <table:table-cell table:style-name="ce34" table:formula="of:=+[.B137]" office:value-type="float" office:value="4.45832771081132" calcext:value-type="float">
            <text:p>4.45832771081132</text:p>
          </table:table-cell>
          <table:table-cell table:style-name="ce34" table:formula="of:=[.C137]-g*delta_t" office:value-type="float" office:value="-7.92893236219076" calcext:value-type="float">
            <text:p>-7.92893236219076</text:p>
          </table:table-cell>
          <table:table-cell table:style-name="ce34" table:formula="of:=SQRT([.B138]*[.B138]+[.C138]*[.C138])" office:value-type="float" office:value="9.09640887280162" calcext:value-type="float">
            <text:p>9.09640887280162</text:p>
          </table:table-cell>
          <table:table-cell table:style-name="ce34" table:formula="of:=IF([.F137]&gt;0;[.E137]+0.5*([.B137]+[.B138])*delta_t;[.E137])" office:value-type="float" office:value="3.65582872286528" calcext:value-type="float">
            <text:p>3.65582872286528</text:p>
          </table:table-cell>
          <table:table-cell table:formula="of:=IF([.F137]&gt;0;[.F137]+0.5*([.C137]+[.C138])*delta_t;[.F137])" office:value-type="float" office:value="-0.032047054520818" calcext:value-type="float">
            <text:p>-0.032047054520818</text:p>
          </table:table-cell>
          <table:table-cell/>
          <table:table-cell table:style-name="ce34" table:formula="of:=[.H137]-b*[.H137]*[.J137]*delta_t" office:value-type="float" office:value="3.449404053633" calcext:value-type="float">
            <text:p>3.449404053633</text:p>
          </table:table-cell>
          <table:table-cell table:style-name="ce34" table:formula="of:=[.I137]-g*delta_t-b*[.I137]*[.J137]*delta_t" office:value-type="float" office:value="-7.28730550176662" calcext:value-type="float">
            <text:p>-7.28730550176662</text:p>
          </table:table-cell>
          <table:table-cell table:style-name="ce34" table:formula="of:=SQRT([.H138]^2+[.I138]^2)" office:value-type="float" office:value="8.06245680926712" calcext:value-type="float">
            <text:p>8.06245680926712</text:p>
          </table:table-cell>
          <table:table-cell table:style-name="ce34" table:formula="of:=IF([.L137]&gt;0; [.K137]+0.5*([.H137]+[.H138])*delta_t ;[.K137])" office:value-type="float" office:value="3.30917880522785" calcext:value-type="float">
            <text:p>3.30917880522785</text:p>
          </table:table-cell>
          <table:table-cell table:style-name="ce34" table:formula="of:=IF([.L137]&gt;0; [.L137]+0.5*([.I137]+[.I138])*delta_t ;[.L137])" office:value-type="float" office:value="-0.0217868576426682" calcext:value-type="float">
            <text:p>-0.0217868576426682</text:p>
          </table:table-cell>
          <table:table-cell/>
          <table:table-cell table:formula="of:= IF([.O137] &gt; 0;  (v*COS(theta*PI()/180)/b)*(1 - EXP(-b*[.A138])); [.N137])" office:value-type="float" office:value="3.55337000825362" calcext:value-type="float">
            <text:p>3.55337000825362</text:p>
          </table:table-cell>
          <table:table-cell table:formula="of:= IF([.O137]&gt;0;  height + (   (g/(b^2)) +  ( v*SIN(theta*PI()/180)) / b     )   *   ( 1 - EXP(-b*[.A138])    )     -   (   (g*[.A138]) / b   );[.O13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8]+delta_t" office:value-type="float" office:value="1.2" calcext:value-type="float">
            <text:p>1.2</text:p>
          </table:table-cell>
          <table:table-cell table:style-name="ce34" table:formula="of:=+[.B138]" office:value-type="float" office:value="4.45832771081132" calcext:value-type="float">
            <text:p>4.45832771081132</text:p>
          </table:table-cell>
          <table:table-cell table:style-name="ce34" table:formula="of:=[.C138]-g*delta_t" office:value-type="float" office:value="-8.02699886219076" calcext:value-type="float">
            <text:p>-8.02699886219076</text:p>
          </table:table-cell>
          <table:table-cell table:style-name="ce34" table:formula="of:=SQRT([.B139]*[.B139]+[.C139]*[.C139])" office:value-type="float" office:value="9.18201485027115" calcext:value-type="float">
            <text:p>9.18201485027115</text:p>
          </table:table-cell>
          <table:table-cell table:style-name="ce34" table:formula="of:=IF([.F138]&gt;0;[.E138]+0.5*([.B138]+[.B139])*delta_t;[.E138])" office:value-type="float" office:value="3.65582872286528" calcext:value-type="float">
            <text:p>3.65582872286528</text:p>
          </table:table-cell>
          <table:table-cell table:formula="of:=IF([.F138]&gt;0;[.F138]+0.5*([.C138]+[.C139])*delta_t;[.F138])" office:value-type="float" office:value="-0.032047054520818" calcext:value-type="float">
            <text:p>-0.032047054520818</text:p>
          </table:table-cell>
          <table:table-cell/>
          <table:table-cell table:style-name="ce34" table:formula="of:=[.H138]-b*[.H138]*[.J138]*delta_t" office:value-type="float" office:value="3.43827978515295" calcext:value-type="float">
            <text:p>3.43827978515295</text:p>
          </table:table-cell>
          <table:table-cell table:style-name="ce34" table:formula="of:=[.I138]-g*delta_t-b*[.I138]*[.J138]*delta_t" office:value-type="float" office:value="-7.36187056742105" calcext:value-type="float">
            <text:p>-7.36187056742105</text:p>
          </table:table-cell>
          <table:table-cell table:style-name="ce34" table:formula="of:=SQRT([.H139]^2+[.I139]^2)" office:value-type="float" office:value="8.12520191333432" calcext:value-type="float">
            <text:p>8.12520191333432</text:p>
          </table:table-cell>
          <table:table-cell table:style-name="ce34" table:formula="of:=IF([.L138]&gt;0; [.K138]+0.5*([.H138]+[.H139])*delta_t ;[.K138])" office:value-type="float" office:value="3.30917880522785" calcext:value-type="float">
            <text:p>3.30917880522785</text:p>
          </table:table-cell>
          <table:table-cell table:style-name="ce34" table:formula="of:=IF([.L138]&gt;0; [.L138]+0.5*([.I138]+[.I139])*delta_t ;[.L138])" office:value-type="float" office:value="-0.0217868576426682" calcext:value-type="float">
            <text:p>-0.0217868576426682</text:p>
          </table:table-cell>
          <table:table-cell/>
          <table:table-cell table:formula="of:= IF([.O138] &gt; 0;  (v*COS(theta*PI()/180)/b)*(1 - EXP(-b*[.A139])); [.N138])" office:value-type="float" office:value="3.55337000825362" calcext:value-type="float">
            <text:p>3.55337000825362</text:p>
          </table:table-cell>
          <table:table-cell table:formula="of:= IF([.O138]&gt;0;  height + (   (g/(b^2)) +  ( v*SIN(theta*PI()/180)) / b     )   *   ( 1 - EXP(-b*[.A139])    )     -   (   (g*[.A139]) / b   );[.O13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39]+delta_t" office:value-type="float" office:value="1.21" calcext:value-type="float">
            <text:p>1.21</text:p>
          </table:table-cell>
          <table:table-cell table:style-name="ce34" table:formula="of:=+[.B139]" office:value-type="float" office:value="4.45832771081132" calcext:value-type="float">
            <text:p>4.45832771081132</text:p>
          </table:table-cell>
          <table:table-cell table:style-name="ce34" table:formula="of:=[.C139]-g*delta_t" office:value-type="float" office:value="-8.12506536219076" calcext:value-type="float">
            <text:p>-8.12506536219076</text:p>
          </table:table-cell>
          <table:table-cell table:style-name="ce34" table:formula="of:=SQRT([.B140]*[.B140]+[.C140]*[.C140])" office:value-type="float" office:value="9.26786777618564" calcext:value-type="float">
            <text:p>9.26786777618564</text:p>
          </table:table-cell>
          <table:table-cell table:style-name="ce34" table:formula="of:=IF([.F139]&gt;0;[.E139]+0.5*([.B139]+[.B140])*delta_t;[.E139])" office:value-type="float" office:value="3.65582872286528" calcext:value-type="float">
            <text:p>3.65582872286528</text:p>
          </table:table-cell>
          <table:table-cell table:formula="of:=IF([.F139]&gt;0;[.F139]+0.5*([.C139]+[.C140])*delta_t;[.F139])" office:value-type="float" office:value="-0.032047054520818" calcext:value-type="float">
            <text:p>-0.032047054520818</text:p>
          </table:table-cell>
          <table:table-cell/>
          <table:table-cell table:style-name="ce34" table:formula="of:=[.H139]-b*[.H139]*[.J139]*delta_t" office:value-type="float" office:value="3.42710509815739" calcext:value-type="float">
            <text:p>3.42710509815739</text:p>
          </table:table-cell>
          <table:table-cell table:style-name="ce34" table:formula="of:=[.I139]-g*delta_t-b*[.I139]*[.J139]*delta_t" office:value-type="float" office:value="-7.43601039349299" calcext:value-type="float">
            <text:p>-7.43601039349299</text:p>
          </table:table-cell>
          <table:table-cell table:style-name="ce34" table:formula="of:=SQRT([.H140]^2+[.I140]^2)" office:value-type="float" office:value="8.18775304500277" calcext:value-type="float">
            <text:p>8.18775304500277</text:p>
          </table:table-cell>
          <table:table-cell table:style-name="ce34" table:formula="of:=IF([.L139]&gt;0; [.K139]+0.5*([.H139]+[.H140])*delta_t ;[.K139])" office:value-type="float" office:value="3.30917880522785" calcext:value-type="float">
            <text:p>3.30917880522785</text:p>
          </table:table-cell>
          <table:table-cell table:style-name="ce34" table:formula="of:=IF([.L139]&gt;0; [.L139]+0.5*([.I139]+[.I140])*delta_t ;[.L139])" office:value-type="float" office:value="-0.0217868576426682" calcext:value-type="float">
            <text:p>-0.0217868576426682</text:p>
          </table:table-cell>
          <table:table-cell/>
          <table:table-cell table:formula="of:= IF([.O139] &gt; 0;  (v*COS(theta*PI()/180)/b)*(1 - EXP(-b*[.A140])); [.N139])" office:value-type="float" office:value="3.55337000825362" calcext:value-type="float">
            <text:p>3.55337000825362</text:p>
          </table:table-cell>
          <table:table-cell table:formula="of:= IF([.O139]&gt;0;  height + (   (g/(b^2)) +  ( v*SIN(theta*PI()/180)) / b     )   *   ( 1 - EXP(-b*[.A140])    )     -   (   (g*[.A140]) / b   );[.O13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0]+delta_t" office:value-type="float" office:value="1.22" calcext:value-type="float">
            <text:p>1.22</text:p>
          </table:table-cell>
          <table:table-cell table:style-name="ce34" table:formula="of:=+[.B140]" office:value-type="float" office:value="4.45832771081132" calcext:value-type="float">
            <text:p>4.45832771081132</text:p>
          </table:table-cell>
          <table:table-cell table:style-name="ce34" table:formula="of:=[.C140]-g*delta_t" office:value-type="float" office:value="-8.22313186219076" calcext:value-type="float">
            <text:p>-8.22313186219076</text:p>
          </table:table-cell>
          <table:table-cell table:style-name="ce34" table:formula="of:=SQRT([.B141]*[.B141]+[.C141]*[.C141])" office:value-type="float" office:value="9.35396085088905" calcext:value-type="float">
            <text:p>9.35396085088905</text:p>
          </table:table-cell>
          <table:table-cell table:style-name="ce34" table:formula="of:=IF([.F140]&gt;0;[.E140]+0.5*([.B140]+[.B141])*delta_t;[.E140])" office:value-type="float" office:value="3.65582872286528" calcext:value-type="float">
            <text:p>3.65582872286528</text:p>
          </table:table-cell>
          <table:table-cell table:formula="of:=IF([.F140]&gt;0;[.F140]+0.5*([.C140]+[.C141])*delta_t;[.F140])" office:value-type="float" office:value="-0.032047054520818" calcext:value-type="float">
            <text:p>-0.032047054520818</text:p>
          </table:table-cell>
          <table:table-cell/>
          <table:table-cell table:style-name="ce34" table:formula="of:=[.H140]-b*[.H140]*[.J140]*delta_t" office:value-type="float" office:value="3.4158809820762" calcext:value-type="float">
            <text:p>3.4158809820762</text:p>
          </table:table-cell>
          <table:table-cell table:style-name="ce34" table:formula="of:=[.I140]-g*delta_t-b*[.I140]*[.J140]*delta_t" office:value-type="float" office:value="-7.5097232067962" calcext:value-type="float">
            <text:p>-7.5097232067962</text:p>
          </table:table-cell>
          <table:table-cell table:style-name="ce34" table:formula="of:=SQRT([.H141]^2+[.I141]^2)" office:value-type="float" office:value="8.25010215248291" calcext:value-type="float">
            <text:p>8.25010215248291</text:p>
          </table:table-cell>
          <table:table-cell table:style-name="ce34" table:formula="of:=IF([.L140]&gt;0; [.K140]+0.5*([.H140]+[.H141])*delta_t ;[.K140])" office:value-type="float" office:value="3.30917880522785" calcext:value-type="float">
            <text:p>3.30917880522785</text:p>
          </table:table-cell>
          <table:table-cell table:style-name="ce34" table:formula="of:=IF([.L140]&gt;0; [.L140]+0.5*([.I140]+[.I141])*delta_t ;[.L140])" office:value-type="float" office:value="-0.0217868576426682" calcext:value-type="float">
            <text:p>-0.0217868576426682</text:p>
          </table:table-cell>
          <table:table-cell/>
          <table:table-cell table:formula="of:= IF([.O140] &gt; 0;  (v*COS(theta*PI()/180)/b)*(1 - EXP(-b*[.A141])); [.N140])" office:value-type="float" office:value="3.55337000825362" calcext:value-type="float">
            <text:p>3.55337000825362</text:p>
          </table:table-cell>
          <table:table-cell table:formula="of:= IF([.O140]&gt;0;  height + (   (g/(b^2)) +  ( v*SIN(theta*PI()/180)) / b     )   *   ( 1 - EXP(-b*[.A141])    )     -   (   (g*[.A141]) / b   );[.O14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1]+delta_t" office:value-type="float" office:value="1.23" calcext:value-type="float">
            <text:p>1.23</text:p>
          </table:table-cell>
          <table:table-cell table:style-name="ce34" table:formula="of:=+[.B141]" office:value-type="float" office:value="4.45832771081132" calcext:value-type="float">
            <text:p>4.45832771081132</text:p>
          </table:table-cell>
          <table:table-cell table:style-name="ce34" table:formula="of:=[.C141]-g*delta_t" office:value-type="float" office:value="-8.32119836219076" calcext:value-type="float">
            <text:p>-8.32119836219076</text:p>
          </table:table-cell>
          <table:table-cell table:style-name="ce34" table:formula="of:=SQRT([.B142]*[.B142]+[.C142]*[.C142])" office:value-type="float" office:value="9.44028750409193" calcext:value-type="float">
            <text:p>9.44028750409193</text:p>
          </table:table-cell>
          <table:table-cell table:style-name="ce34" table:formula="of:=IF([.F141]&gt;0;[.E141]+0.5*([.B141]+[.B142])*delta_t;[.E141])" office:value-type="float" office:value="3.65582872286528" calcext:value-type="float">
            <text:p>3.65582872286528</text:p>
          </table:table-cell>
          <table:table-cell table:formula="of:=IF([.F141]&gt;0;[.F141]+0.5*([.C141]+[.C142])*delta_t;[.F141])" office:value-type="float" office:value="-0.032047054520818" calcext:value-type="float">
            <text:p>-0.032047054520818</text:p>
          </table:table-cell>
          <table:table-cell/>
          <table:table-cell table:style-name="ce34" table:formula="of:=[.H141]-b*[.H141]*[.J141]*delta_t" office:value-type="float" office:value="3.40460843525906" calcext:value-type="float">
            <text:p>3.40460843525906</text:p>
          </table:table-cell>
          <table:table-cell table:style-name="ce34" table:formula="of:=[.I141]-g*delta_t-b*[.I141]*[.J141]*delta_t" office:value-type="float" office:value="-7.58300731335902" calcext:value-type="float">
            <text:p>-7.58300731335902</text:p>
          </table:table-cell>
          <table:table-cell table:style-name="ce34" table:formula="of:=SQRT([.H142]^2+[.I142]^2)" office:value-type="float" office:value="8.31224148541737" calcext:value-type="float">
            <text:p>8.31224148541737</text:p>
          </table:table-cell>
          <table:table-cell table:style-name="ce34" table:formula="of:=IF([.L141]&gt;0; [.K141]+0.5*([.H141]+[.H142])*delta_t ;[.K141])" office:value-type="float" office:value="3.30917880522785" calcext:value-type="float">
            <text:p>3.30917880522785</text:p>
          </table:table-cell>
          <table:table-cell table:style-name="ce34" table:formula="of:=IF([.L141]&gt;0; [.L141]+0.5*([.I141]+[.I142])*delta_t ;[.L141])" office:value-type="float" office:value="-0.0217868576426682" calcext:value-type="float">
            <text:p>-0.0217868576426682</text:p>
          </table:table-cell>
          <table:table-cell/>
          <table:table-cell table:formula="of:= IF([.O141] &gt; 0;  (v*COS(theta*PI()/180)/b)*(1 - EXP(-b*[.A142])); [.N141])" office:value-type="float" office:value="3.55337000825362" calcext:value-type="float">
            <text:p>3.55337000825362</text:p>
          </table:table-cell>
          <table:table-cell table:formula="of:= IF([.O141]&gt;0;  height + (   (g/(b^2)) +  ( v*SIN(theta*PI()/180)) / b     )   *   ( 1 - EXP(-b*[.A142])    )     -   (   (g*[.A142]) / b   );[.O14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2]+delta_t" office:value-type="float" office:value="1.24" calcext:value-type="float">
            <text:p>1.24</text:p>
          </table:table-cell>
          <table:table-cell table:style-name="ce34" table:formula="of:=+[.B142]" office:value-type="float" office:value="4.45832771081132" calcext:value-type="float">
            <text:p>4.45832771081132</text:p>
          </table:table-cell>
          <table:table-cell table:style-name="ce34" table:formula="of:=[.C142]-g*delta_t" office:value-type="float" office:value="-8.41926486219076" calcext:value-type="float">
            <text:p>-8.41926486219076</text:p>
          </table:table-cell>
          <table:table-cell table:style-name="ce34" table:formula="of:=SQRT([.B143]*[.B143]+[.C143]*[.C143])" office:value-type="float" office:value="9.52684138614201" calcext:value-type="float">
            <text:p>9.52684138614201</text:p>
          </table:table-cell>
          <table:table-cell table:style-name="ce34" table:formula="of:=IF([.F142]&gt;0;[.E142]+0.5*([.B142]+[.B143])*delta_t;[.E142])" office:value-type="float" office:value="3.65582872286528" calcext:value-type="float">
            <text:p>3.65582872286528</text:p>
          </table:table-cell>
          <table:table-cell table:formula="of:=IF([.F142]&gt;0;[.F142]+0.5*([.C142]+[.C143])*delta_t;[.F142])" office:value-type="float" office:value="-0.032047054520818" calcext:value-type="float">
            <text:p>-0.032047054520818</text:p>
          </table:table-cell>
          <table:table-cell/>
          <table:table-cell table:style-name="ce34" table:formula="of:=[.H142]-b*[.H142]*[.J142]*delta_t" office:value-type="float" office:value="3.39328846426819" calcext:value-type="float">
            <text:p>3.39328846426819</text:p>
          </table:table-cell>
          <table:table-cell table:style-name="ce34" table:formula="of:=[.I142]-g*delta_t-b*[.I142]*[.J142]*delta_t" office:value-type="float" office:value="-7.65586109816929" calcext:value-type="float">
            <text:p>-7.65586109816929</text:p>
          </table:table-cell>
          <table:table-cell table:style-name="ce34" table:formula="of:=SQRT([.H143]^2+[.I143]^2)" office:value-type="float" office:value="8.37416358546914" calcext:value-type="float">
            <text:p>8.37416358546914</text:p>
          </table:table-cell>
          <table:table-cell table:style-name="ce34" table:formula="of:=IF([.L142]&gt;0; [.K142]+0.5*([.H142]+[.H143])*delta_t ;[.K142])" office:value-type="float" office:value="3.30917880522785" calcext:value-type="float">
            <text:p>3.30917880522785</text:p>
          </table:table-cell>
          <table:table-cell table:style-name="ce34" table:formula="of:=IF([.L142]&gt;0; [.L142]+0.5*([.I142]+[.I143])*delta_t ;[.L142])" office:value-type="float" office:value="-0.0217868576426682" calcext:value-type="float">
            <text:p>-0.0217868576426682</text:p>
          </table:table-cell>
          <table:table-cell/>
          <table:table-cell table:formula="of:= IF([.O142] &gt; 0;  (v*COS(theta*PI()/180)/b)*(1 - EXP(-b*[.A143])); [.N142])" office:value-type="float" office:value="3.55337000825362" calcext:value-type="float">
            <text:p>3.55337000825362</text:p>
          </table:table-cell>
          <table:table-cell table:formula="of:= IF([.O142]&gt;0;  height + (   (g/(b^2)) +  ( v*SIN(theta*PI()/180)) / b     )   *   ( 1 - EXP(-b*[.A143])    )     -   (   (g*[.A143]) / b   );[.O14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3]+delta_t" office:value-type="float" office:value="1.25" calcext:value-type="float">
            <text:p>1.25</text:p>
          </table:table-cell>
          <table:table-cell table:style-name="ce34" table:formula="of:=+[.B143]" office:value-type="float" office:value="4.45832771081132" calcext:value-type="float">
            <text:p>4.45832771081132</text:p>
          </table:table-cell>
          <table:table-cell table:style-name="ce34" table:formula="of:=[.C143]-g*delta_t" office:value-type="float" office:value="-8.51733136219076" calcext:value-type="float">
            <text:p>-8.51733136219076</text:p>
          </table:table-cell>
          <table:table-cell table:style-name="ce34" table:formula="of:=SQRT([.B144]*[.B144]+[.C144]*[.C144])" office:value-type="float" office:value="9.61361635964045" calcext:value-type="float">
            <text:p>9.61361635964045</text:p>
          </table:table-cell>
          <table:table-cell table:style-name="ce34" table:formula="of:=IF([.F143]&gt;0;[.E143]+0.5*([.B143]+[.B144])*delta_t;[.E143])" office:value-type="float" office:value="3.65582872286528" calcext:value-type="float">
            <text:p>3.65582872286528</text:p>
          </table:table-cell>
          <table:table-cell table:formula="of:=IF([.F143]&gt;0;[.F143]+0.5*([.C143]+[.C144])*delta_t;[.F143])" office:value-type="float" office:value="-0.032047054520818" calcext:value-type="float">
            <text:p>-0.032047054520818</text:p>
          </table:table-cell>
          <table:table-cell/>
          <table:table-cell table:style-name="ce34" table:formula="of:=[.H143]-b*[.H143]*[.J143]*delta_t" office:value-type="float" office:value="3.3819220831912" calcext:value-type="float">
            <text:p>3.3819220831912</text:p>
          </table:table-cell>
          <table:table-cell table:style-name="ce34" table:formula="of:=[.I143]-g*delta_t-b*[.I143]*[.J143]*delta_t" office:value-type="float" office:value="-7.72828302487981" calcext:value-type="float">
            <text:p>-7.72828302487981</text:p>
          </table:table-cell>
          <table:table-cell table:style-name="ce34" table:formula="of:=SQRT([.H144]^2+[.I144]^2)" office:value-type="float" office:value="8.43586127727464" calcext:value-type="float">
            <text:p>8.43586127727464</text:p>
          </table:table-cell>
          <table:table-cell table:style-name="ce34" table:formula="of:=IF([.L143]&gt;0; [.K143]+0.5*([.H143]+[.H144])*delta_t ;[.K143])" office:value-type="float" office:value="3.30917880522785" calcext:value-type="float">
            <text:p>3.30917880522785</text:p>
          </table:table-cell>
          <table:table-cell table:style-name="ce34" table:formula="of:=IF([.L143]&gt;0; [.L143]+0.5*([.I143]+[.I144])*delta_t ;[.L143])" office:value-type="float" office:value="-0.0217868576426682" calcext:value-type="float">
            <text:p>-0.0217868576426682</text:p>
          </table:table-cell>
          <table:table-cell/>
          <table:table-cell table:formula="of:= IF([.O143] &gt; 0;  (v*COS(theta*PI()/180)/b)*(1 - EXP(-b*[.A144])); [.N143])" office:value-type="float" office:value="3.55337000825362" calcext:value-type="float">
            <text:p>3.55337000825362</text:p>
          </table:table-cell>
          <table:table-cell table:formula="of:= IF([.O143]&gt;0;  height + (   (g/(b^2)) +  ( v*SIN(theta*PI()/180)) / b     )   *   ( 1 - EXP(-b*[.A144])    )     -   (   (g*[.A144]) / b   );[.O14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4]+delta_t" office:value-type="float" office:value="1.26" calcext:value-type="float">
            <text:p>1.26</text:p>
          </table:table-cell>
          <table:table-cell table:style-name="ce34" table:formula="of:=+[.B144]" office:value-type="float" office:value="4.45832771081132" calcext:value-type="float">
            <text:p>4.45832771081132</text:p>
          </table:table-cell>
          <table:table-cell table:style-name="ce34" table:formula="of:=[.C144]-g*delta_t" office:value-type="float" office:value="-8.61539786219076" calcext:value-type="float">
            <text:p>-8.61539786219076</text:p>
          </table:table-cell>
          <table:table-cell table:style-name="ce34" table:formula="of:=SQRT([.B145]*[.B145]+[.C145]*[.C145])" office:value-type="float" office:value="9.70060649139162" calcext:value-type="float">
            <text:p>9.70060649139162</text:p>
          </table:table-cell>
          <table:table-cell table:style-name="ce34" table:formula="of:=IF([.F144]&gt;0;[.E144]+0.5*([.B144]+[.B145])*delta_t;[.E144])" office:value-type="float" office:value="3.65582872286528" calcext:value-type="float">
            <text:p>3.65582872286528</text:p>
          </table:table-cell>
          <table:table-cell table:formula="of:=IF([.F144]&gt;0;[.F144]+0.5*([.C144]+[.C145])*delta_t;[.F144])" office:value-type="float" office:value="-0.032047054520818" calcext:value-type="float">
            <text:p>-0.032047054520818</text:p>
          </table:table-cell>
          <table:table-cell/>
          <table:table-cell table:style-name="ce34" table:formula="of:=[.H144]-b*[.H144]*[.J144]*delta_t" office:value-type="float" office:value="3.37051031297346" calcext:value-type="float">
            <text:p>3.37051031297346</text:p>
          </table:table-cell>
          <table:table-cell table:style-name="ce34" table:formula="of:=[.I144]-g*delta_t-b*[.I144]*[.J144]*delta_t" office:value-type="float" office:value="-7.80027163547605" calcext:value-type="float">
            <text:p>-7.80027163547605</text:p>
          </table:table-cell>
          <table:table-cell table:style-name="ce34" table:formula="of:=SQRT([.H145]^2+[.I145]^2)" office:value-type="float" office:value="8.49732765974531" calcext:value-type="float">
            <text:p>8.49732765974531</text:p>
          </table:table-cell>
          <table:table-cell table:style-name="ce34" table:formula="of:=IF([.L144]&gt;0; [.K144]+0.5*([.H144]+[.H145])*delta_t ;[.K144])" office:value-type="float" office:value="3.30917880522785" calcext:value-type="float">
            <text:p>3.30917880522785</text:p>
          </table:table-cell>
          <table:table-cell table:style-name="ce34" table:formula="of:=IF([.L144]&gt;0; [.L144]+0.5*([.I144]+[.I145])*delta_t ;[.L144])" office:value-type="float" office:value="-0.0217868576426682" calcext:value-type="float">
            <text:p>-0.0217868576426682</text:p>
          </table:table-cell>
          <table:table-cell/>
          <table:table-cell table:formula="of:= IF([.O144] &gt; 0;  (v*COS(theta*PI()/180)/b)*(1 - EXP(-b*[.A145])); [.N144])" office:value-type="float" office:value="3.55337000825362" calcext:value-type="float">
            <text:p>3.55337000825362</text:p>
          </table:table-cell>
          <table:table-cell table:formula="of:= IF([.O144]&gt;0;  height + (   (g/(b^2)) +  ( v*SIN(theta*PI()/180)) / b     )   *   ( 1 - EXP(-b*[.A145])    )     -   (   (g*[.A145]) / b   );[.O14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5]+delta_t" office:value-type="float" office:value="1.27" calcext:value-type="float">
            <text:p>1.27</text:p>
          </table:table-cell>
          <table:table-cell table:style-name="ce34" table:formula="of:=+[.B145]" office:value-type="float" office:value="4.45832771081132" calcext:value-type="float">
            <text:p>4.45832771081132</text:p>
          </table:table-cell>
          <table:table-cell table:style-name="ce34" table:formula="of:=[.C145]-g*delta_t" office:value-type="float" office:value="-8.71346436219076" calcext:value-type="float">
            <text:p>-8.71346436219076</text:p>
          </table:table-cell>
          <table:table-cell table:style-name="ce34" table:formula="of:=SQRT([.B146]*[.B146]+[.C146]*[.C146])" office:value-type="float" office:value="9.78780604467398" calcext:value-type="float">
            <text:p>9.78780604467398</text:p>
          </table:table-cell>
          <table:table-cell table:style-name="ce34" table:formula="of:=IF([.F145]&gt;0;[.E145]+0.5*([.B145]+[.B146])*delta_t;[.E145])" office:value-type="float" office:value="3.65582872286528" calcext:value-type="float">
            <text:p>3.65582872286528</text:p>
          </table:table-cell>
          <table:table-cell table:formula="of:=IF([.F145]&gt;0;[.F145]+0.5*([.C145]+[.C146])*delta_t;[.F145])" office:value-type="float" office:value="-0.032047054520818" calcext:value-type="float">
            <text:p>-0.032047054520818</text:p>
          </table:table-cell>
          <table:table-cell/>
          <table:table-cell table:style-name="ce34" table:formula="of:=[.H145]-b*[.H145]*[.J145]*delta_t" office:value-type="float" office:value="3.35905418076951" calcext:value-type="float">
            <text:p>3.35905418076951</text:p>
          </table:table-cell>
          <table:table-cell table:style-name="ce34" table:formula="of:=[.I145]-g*delta_t-b*[.I145]*[.J145]*delta_t" office:value-type="float" office:value="-7.87182554990739" calcext:value-type="float">
            <text:p>-7.87182554990739</text:p>
          </table:table-cell>
          <table:table-cell table:style-name="ce34" table:formula="of:=SQRT([.H146]^2+[.I146]^2)" office:value-type="float" office:value="8.55855609770245" calcext:value-type="float">
            <text:p>8.55855609770245</text:p>
          </table:table-cell>
          <table:table-cell table:style-name="ce34" table:formula="of:=IF([.L145]&gt;0; [.K145]+0.5*([.H145]+[.H146])*delta_t ;[.K145])" office:value-type="float" office:value="3.30917880522785" calcext:value-type="float">
            <text:p>3.30917880522785</text:p>
          </table:table-cell>
          <table:table-cell table:style-name="ce34" table:formula="of:=IF([.L145]&gt;0; [.L145]+0.5*([.I145]+[.I146])*delta_t ;[.L145])" office:value-type="float" office:value="-0.0217868576426682" calcext:value-type="float">
            <text:p>-0.0217868576426682</text:p>
          </table:table-cell>
          <table:table-cell/>
          <table:table-cell table:formula="of:= IF([.O145] &gt; 0;  (v*COS(theta*PI()/180)/b)*(1 - EXP(-b*[.A146])); [.N145])" office:value-type="float" office:value="3.55337000825362" calcext:value-type="float">
            <text:p>3.55337000825362</text:p>
          </table:table-cell>
          <table:table-cell table:formula="of:= IF([.O145]&gt;0;  height + (   (g/(b^2)) +  ( v*SIN(theta*PI()/180)) / b     )   *   ( 1 - EXP(-b*[.A146])    )     -   (   (g*[.A146]) / b   );[.O14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6]+delta_t" office:value-type="float" office:value="1.28" calcext:value-type="float">
            <text:p>1.28</text:p>
          </table:table-cell>
          <table:table-cell table:style-name="ce34" table:formula="of:=+[.B146]" office:value-type="float" office:value="4.45832771081132" calcext:value-type="float">
            <text:p>4.45832771081132</text:p>
          </table:table-cell>
          <table:table-cell table:style-name="ce34" table:formula="of:=[.C146]-g*delta_t" office:value-type="float" office:value="-8.81153086219076" calcext:value-type="float">
            <text:p>-8.81153086219076</text:p>
          </table:table-cell>
          <table:table-cell table:style-name="ce34" table:formula="of:=SQRT([.B147]*[.B147]+[.C147]*[.C147])" office:value-type="float" office:value="9.87520947182025" calcext:value-type="float">
            <text:p>9.87520947182025</text:p>
          </table:table-cell>
          <table:table-cell table:style-name="ce34" table:formula="of:=IF([.F146]&gt;0;[.E146]+0.5*([.B146]+[.B147])*delta_t;[.E146])" office:value-type="float" office:value="3.65582872286528" calcext:value-type="float">
            <text:p>3.65582872286528</text:p>
          </table:table-cell>
          <table:table-cell table:formula="of:=IF([.F146]&gt;0;[.F146]+0.5*([.C146]+[.C147])*delta_t;[.F146])" office:value-type="float" office:value="-0.032047054520818" calcext:value-type="float">
            <text:p>-0.032047054520818</text:p>
          </table:table-cell>
          <table:table-cell/>
          <table:table-cell table:style-name="ce34" table:formula="of:=[.H146]-b*[.H146]*[.J146]*delta_t" office:value-type="float" office:value="3.34755471931297" calcext:value-type="float">
            <text:p>3.34755471931297</text:p>
          </table:table-cell>
          <table:table-cell table:style-name="ce34" table:formula="of:=[.I146]-g*delta_t-b*[.I146]*[.J146]*delta_t" office:value-type="float" office:value="-7.9429434656833" calcext:value-type="float">
            <text:p>-7.9429434656833</text:p>
          </table:table-cell>
          <table:table-cell table:style-name="ce34" table:formula="of:=SQRT([.H147]^2+[.I147]^2)" office:value-type="float" office:value="8.61954021383018" calcext:value-type="float">
            <text:p>8.61954021383018</text:p>
          </table:table-cell>
          <table:table-cell table:style-name="ce34" table:formula="of:=IF([.L146]&gt;0; [.K146]+0.5*([.H146]+[.H147])*delta_t ;[.K146])" office:value-type="float" office:value="3.30917880522785" calcext:value-type="float">
            <text:p>3.30917880522785</text:p>
          </table:table-cell>
          <table:table-cell table:style-name="ce34" table:formula="of:=IF([.L146]&gt;0; [.L146]+0.5*([.I146]+[.I147])*delta_t ;[.L146])" office:value-type="float" office:value="-0.0217868576426682" calcext:value-type="float">
            <text:p>-0.0217868576426682</text:p>
          </table:table-cell>
          <table:table-cell/>
          <table:table-cell table:formula="of:= IF([.O146] &gt; 0;  (v*COS(theta*PI()/180)/b)*(1 - EXP(-b*[.A147])); [.N146])" office:value-type="float" office:value="3.55337000825362" calcext:value-type="float">
            <text:p>3.55337000825362</text:p>
          </table:table-cell>
          <table:table-cell table:formula="of:= IF([.O146]&gt;0;  height + (   (g/(b^2)) +  ( v*SIN(theta*PI()/180)) / b     )   *   ( 1 - EXP(-b*[.A147])    )     -   (   (g*[.A147]) / b   );[.O14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7]+delta_t" office:value-type="float" office:value="1.29" calcext:value-type="float">
            <text:p>1.29</text:p>
          </table:table-cell>
          <table:table-cell table:style-name="ce34" table:formula="of:=+[.B147]" office:value-type="float" office:value="4.45832771081132" calcext:value-type="float">
            <text:p>4.45832771081132</text:p>
          </table:table-cell>
          <table:table-cell table:style-name="ce34" table:formula="of:=[.C147]-g*delta_t" office:value-type="float" office:value="-8.90959736219076" calcext:value-type="float">
            <text:p>-8.90959736219076</text:p>
          </table:table-cell>
          <table:table-cell table:style-name="ce34" table:formula="of:=SQRT([.B148]*[.B148]+[.C148]*[.C148])" office:value-type="float" office:value="9.96281140709512" calcext:value-type="float">
            <text:p>9.96281140709512</text:p>
          </table:table-cell>
          <table:table-cell table:style-name="ce34" table:formula="of:=IF([.F147]&gt;0;[.E147]+0.5*([.B147]+[.B148])*delta_t;[.E147])" office:value-type="float" office:value="3.65582872286528" calcext:value-type="float">
            <text:p>3.65582872286528</text:p>
          </table:table-cell>
          <table:table-cell table:formula="of:=IF([.F147]&gt;0;[.F147]+0.5*([.C147]+[.C148])*delta_t;[.F147])" office:value-type="float" office:value="-0.032047054520818" calcext:value-type="float">
            <text:p>-0.032047054520818</text:p>
          </table:table-cell>
          <table:table-cell/>
          <table:table-cell table:style-name="ce34" table:formula="of:=[.H147]-b*[.H147]*[.J147]*delta_t" office:value-type="float" office:value="3.33601296630453" calcext:value-type="float">
            <text:p>3.33601296630453</text:p>
          </table:table-cell>
          <table:table-cell table:style-name="ce34" table:formula="of:=[.I147]-g*delta_t-b*[.I147]*[.J147]*delta_t" office:value-type="float" office:value="-8.01362415743585" calcext:value-type="float">
            <text:p>-8.01362415743585</text:p>
          </table:table-cell>
          <table:table-cell table:style-name="ce34" table:formula="of:=SQRT([.H148]^2+[.I148]^2)" office:value-type="float" office:value="8.68027388093206" calcext:value-type="float">
            <text:p>8.68027388093206</text:p>
          </table:table-cell>
          <table:table-cell table:style-name="ce34" table:formula="of:=IF([.L147]&gt;0; [.K147]+0.5*([.H147]+[.H148])*delta_t ;[.K147])" office:value-type="float" office:value="3.30917880522785" calcext:value-type="float">
            <text:p>3.30917880522785</text:p>
          </table:table-cell>
          <table:table-cell table:style-name="ce34" table:formula="of:=IF([.L147]&gt;0; [.L147]+0.5*([.I147]+[.I148])*delta_t ;[.L147])" office:value-type="float" office:value="-0.0217868576426682" calcext:value-type="float">
            <text:p>-0.0217868576426682</text:p>
          </table:table-cell>
          <table:table-cell/>
          <table:table-cell table:formula="of:= IF([.O147] &gt; 0;  (v*COS(theta*PI()/180)/b)*(1 - EXP(-b*[.A148])); [.N147])" office:value-type="float" office:value="3.55337000825362" calcext:value-type="float">
            <text:p>3.55337000825362</text:p>
          </table:table-cell>
          <table:table-cell table:formula="of:= IF([.O147]&gt;0;  height + (   (g/(b^2)) +  ( v*SIN(theta*PI()/180)) / b     )   *   ( 1 - EXP(-b*[.A148])    )     -   (   (g*[.A148]) / b   );[.O14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8]+delta_t" office:value-type="float" office:value="1.3" calcext:value-type="float">
            <text:p>1.3</text:p>
          </table:table-cell>
          <table:table-cell table:style-name="ce34" table:formula="of:=+[.B148]" office:value-type="float" office:value="4.45832771081132" calcext:value-type="float">
            <text:p>4.45832771081132</text:p>
          </table:table-cell>
          <table:table-cell table:style-name="ce34" table:formula="of:=[.C148]-g*delta_t" office:value-type="float" office:value="-9.00766386219076" calcext:value-type="float">
            <text:p>-9.00766386219076</text:p>
          </table:table-cell>
          <table:table-cell table:style-name="ce34" table:formula="of:=SQRT([.B149]*[.B149]+[.C149]*[.C149])" office:value-type="float" office:value="10.0506066598592" calcext:value-type="float">
            <text:p>10.0506066598592</text:p>
          </table:table-cell>
          <table:table-cell table:style-name="ce34" table:formula="of:=IF([.F148]&gt;0;[.E148]+0.5*([.B148]+[.B149])*delta_t;[.E148])" office:value-type="float" office:value="3.65582872286528" calcext:value-type="float">
            <text:p>3.65582872286528</text:p>
          </table:table-cell>
          <table:table-cell table:formula="of:=IF([.F148]&gt;0;[.F148]+0.5*([.C148]+[.C149])*delta_t;[.F148])" office:value-type="float" office:value="-0.032047054520818" calcext:value-type="float">
            <text:p>-0.032047054520818</text:p>
          </table:table-cell>
          <table:table-cell/>
          <table:table-cell table:style-name="ce34" table:formula="of:=[.H148]-b*[.H148]*[.J148]*delta_t" office:value-type="float" office:value="3.32442996381738" calcext:value-type="float">
            <text:p>3.32442996381738</text:p>
          </table:table-cell>
          <table:table-cell table:style-name="ce34" table:formula="of:=[.I148]-g*delta_t-b*[.I148]*[.J148]*delta_t" office:value-type="float" office:value="-8.08386647644969" calcext:value-type="float">
            <text:p>-8.08386647644969</text:p>
          </table:table-cell>
          <table:table-cell table:style-name="ce34" table:formula="of:=SQRT([.H149]^2+[.I149]^2)" office:value-type="float" office:value="8.74075121447773" calcext:value-type="float">
            <text:p>8.74075121447773</text:p>
          </table:table-cell>
          <table:table-cell table:style-name="ce34" table:formula="of:=IF([.L148]&gt;0; [.K148]+0.5*([.H148]+[.H149])*delta_t ;[.K148])" office:value-type="float" office:value="3.30917880522785" calcext:value-type="float">
            <text:p>3.30917880522785</text:p>
          </table:table-cell>
          <table:table-cell table:style-name="ce34" table:formula="of:=IF([.L148]&gt;0; [.L148]+0.5*([.I148]+[.I149])*delta_t ;[.L148])" office:value-type="float" office:value="-0.0217868576426682" calcext:value-type="float">
            <text:p>-0.0217868576426682</text:p>
          </table:table-cell>
          <table:table-cell/>
          <table:table-cell table:formula="of:= IF([.O148] &gt; 0;  (v*COS(theta*PI()/180)/b)*(1 - EXP(-b*[.A149])); [.N148])" office:value-type="float" office:value="3.55337000825362" calcext:value-type="float">
            <text:p>3.55337000825362</text:p>
          </table:table-cell>
          <table:table-cell table:formula="of:= IF([.O148]&gt;0;  height + (   (g/(b^2)) +  ( v*SIN(theta*PI()/180)) / b     )   *   ( 1 - EXP(-b*[.A149])    )     -   (   (g*[.A149]) / b   );[.O14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49]+delta_t" office:value-type="float" office:value="1.31" calcext:value-type="float">
            <text:p>1.31</text:p>
          </table:table-cell>
          <table:table-cell table:style-name="ce34" table:formula="of:=+[.B149]" office:value-type="float" office:value="4.45832771081132" calcext:value-type="float">
            <text:p>4.45832771081132</text:p>
          </table:table-cell>
          <table:table-cell table:style-name="ce34" table:formula="of:=[.C149]-g*delta_t" office:value-type="float" office:value="-9.10573036219076" calcext:value-type="float">
            <text:p>-9.10573036219076</text:p>
          </table:table-cell>
          <table:table-cell table:style-name="ce34" table:formula="of:=SQRT([.B150]*[.B150]+[.C150]*[.C150])" office:value-type="float" office:value="10.1385902080078" calcext:value-type="float">
            <text:p>10.1385902080078</text:p>
          </table:table-cell>
          <table:table-cell table:style-name="ce34" table:formula="of:=IF([.F149]&gt;0;[.E149]+0.5*([.B149]+[.B150])*delta_t;[.E149])" office:value-type="float" office:value="3.65582872286528" calcext:value-type="float">
            <text:p>3.65582872286528</text:p>
          </table:table-cell>
          <table:table-cell table:formula="of:=IF([.F149]&gt;0;[.F149]+0.5*([.C149]+[.C150])*delta_t;[.F149])" office:value-type="float" office:value="-0.032047054520818" calcext:value-type="float">
            <text:p>-0.032047054520818</text:p>
          </table:table-cell>
          <table:table-cell/>
          <table:table-cell table:style-name="ce34" table:formula="of:=[.H149]-b*[.H149]*[.J149]*delta_t" office:value-type="float" office:value="3.31280675771991" calcext:value-type="float">
            <text:p>3.31280675771991</text:p>
          </table:table-cell>
          <table:table-cell table:style-name="ce34" table:formula="of:=[.I149]-g*delta_t-b*[.I149]*[.J149]*delta_t" office:value-type="float" office:value="-8.15366935016101" calcext:value-type="float">
            <text:p>-8.15366935016101</text:p>
          </table:table-cell>
          <table:table-cell table:style-name="ce34" table:formula="of:=SQRT([.H150]^2+[.I150]^2)" office:value-type="float" office:value="8.80096656542619" calcext:value-type="float">
            <text:p>8.80096656542619</text:p>
          </table:table-cell>
          <table:table-cell table:style-name="ce34" table:formula="of:=IF([.L149]&gt;0; [.K149]+0.5*([.H149]+[.H150])*delta_t ;[.K149])" office:value-type="float" office:value="3.30917880522785" calcext:value-type="float">
            <text:p>3.30917880522785</text:p>
          </table:table-cell>
          <table:table-cell table:style-name="ce34" table:formula="of:=IF([.L149]&gt;0; [.L149]+0.5*([.I149]+[.I150])*delta_t ;[.L149])" office:value-type="float" office:value="-0.0217868576426682" calcext:value-type="float">
            <text:p>-0.0217868576426682</text:p>
          </table:table-cell>
          <table:table-cell/>
          <table:table-cell table:formula="of:= IF([.O149] &gt; 0;  (v*COS(theta*PI()/180)/b)*(1 - EXP(-b*[.A150])); [.N149])" office:value-type="float" office:value="3.55337000825362" calcext:value-type="float">
            <text:p>3.55337000825362</text:p>
          </table:table-cell>
          <table:table-cell table:formula="of:= IF([.O149]&gt;0;  height + (   (g/(b^2)) +  ( v*SIN(theta*PI()/180)) / b     )   *   ( 1 - EXP(-b*[.A150])    )     -   (   (g*[.A150]) / b   );[.O14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0]+delta_t" office:value-type="float" office:value="1.32" calcext:value-type="float">
            <text:p>1.32</text:p>
          </table:table-cell>
          <table:table-cell table:style-name="ce34" table:formula="of:=+[.B150]" office:value-type="float" office:value="4.45832771081132" calcext:value-type="float">
            <text:p>4.45832771081132</text:p>
          </table:table-cell>
          <table:table-cell table:style-name="ce34" table:formula="of:=[.C150]-g*delta_t" office:value-type="float" office:value="-9.20379686219076" calcext:value-type="float">
            <text:p>-9.20379686219076</text:p>
          </table:table-cell>
          <table:table-cell table:style-name="ce34" table:formula="of:=SQRT([.B151]*[.B151]+[.C151]*[.C151])" office:value-type="float" office:value="10.2267571916742" calcext:value-type="float">
            <text:p>10.2267571916742</text:p>
          </table:table-cell>
          <table:table-cell table:style-name="ce34" table:formula="of:=IF([.F150]&gt;0;[.E150]+0.5*([.B150]+[.B151])*delta_t;[.E150])" office:value-type="float" office:value="3.65582872286528" calcext:value-type="float">
            <text:p>3.65582872286528</text:p>
          </table:table-cell>
          <table:table-cell table:formula="of:=IF([.F150]&gt;0;[.F150]+0.5*([.C150]+[.C151])*delta_t;[.F150])" office:value-type="float" office:value="-0.032047054520818" calcext:value-type="float">
            <text:p>-0.032047054520818</text:p>
          </table:table-cell>
          <table:table-cell/>
          <table:table-cell table:style-name="ce34" table:formula="of:=[.H150]-b*[.H150]*[.J150]*delta_t" office:value-type="float" office:value="3.30114439711494" calcext:value-type="float">
            <text:p>3.30114439711494</text:p>
          </table:table-cell>
          <table:table-cell table:style-name="ce34" table:formula="of:=[.I150]-g*delta_t-b*[.I150]*[.J150]*delta_t" office:value-type="float" office:value="-8.22303178162648" calcext:value-type="float">
            <text:p>-8.22303178162648</text:p>
          </table:table-cell>
          <table:table-cell table:style-name="ce34" table:formula="of:=SQRT([.H151]^2+[.I151]^2)" office:value-type="float" office:value="8.86091451331309" calcext:value-type="float">
            <text:p>8.86091451331309</text:p>
          </table:table-cell>
          <table:table-cell table:style-name="ce34" table:formula="of:=IF([.L150]&gt;0; [.K150]+0.5*([.H150]+[.H151])*delta_t ;[.K150])" office:value-type="float" office:value="3.30917880522785" calcext:value-type="float">
            <text:p>3.30917880522785</text:p>
          </table:table-cell>
          <table:table-cell table:style-name="ce34" table:formula="of:=IF([.L150]&gt;0; [.L150]+0.5*([.I150]+[.I151])*delta_t ;[.L150])" office:value-type="float" office:value="-0.0217868576426682" calcext:value-type="float">
            <text:p>-0.0217868576426682</text:p>
          </table:table-cell>
          <table:table-cell/>
          <table:table-cell table:formula="of:= IF([.O150] &gt; 0;  (v*COS(theta*PI()/180)/b)*(1 - EXP(-b*[.A151])); [.N150])" office:value-type="float" office:value="3.55337000825362" calcext:value-type="float">
            <text:p>3.55337000825362</text:p>
          </table:table-cell>
          <table:table-cell table:formula="of:= IF([.O150]&gt;0;  height + (   (g/(b^2)) +  ( v*SIN(theta*PI()/180)) / b     )   *   ( 1 - EXP(-b*[.A151])    )     -   (   (g*[.A151]) / b   );[.O15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1]+delta_t" office:value-type="float" office:value="1.33" calcext:value-type="float">
            <text:p>1.33</text:p>
          </table:table-cell>
          <table:table-cell table:style-name="ce34" table:formula="of:=+[.B151]" office:value-type="float" office:value="4.45832771081132" calcext:value-type="float">
            <text:p>4.45832771081132</text:p>
          </table:table-cell>
          <table:table-cell table:style-name="ce34" table:formula="of:=[.C151]-g*delta_t" office:value-type="float" office:value="-9.30186336219076" calcext:value-type="float">
            <text:p>-9.30186336219076</text:p>
          </table:table-cell>
          <table:table-cell table:style-name="ce34" table:formula="of:=SQRT([.B152]*[.B152]+[.C152]*[.C152])" office:value-type="float" office:value="10.3151029071869" calcext:value-type="float">
            <text:p>10.3151029071869</text:p>
          </table:table-cell>
          <table:table-cell table:style-name="ce34" table:formula="of:=IF([.F151]&gt;0;[.E151]+0.5*([.B151]+[.B152])*delta_t;[.E151])" office:value-type="float" office:value="3.65582872286528" calcext:value-type="float">
            <text:p>3.65582872286528</text:p>
          </table:table-cell>
          <table:table-cell table:formula="of:=IF([.F151]&gt;0;[.F151]+0.5*([.C151]+[.C152])*delta_t;[.F151])" office:value-type="float" office:value="-0.032047054520818" calcext:value-type="float">
            <text:p>-0.032047054520818</text:p>
          </table:table-cell>
          <table:table-cell/>
          <table:table-cell table:style-name="ce34" table:formula="of:=[.H151]-b*[.H151]*[.J151]*delta_t" office:value-type="float" office:value="3.28944393379537" calcext:value-type="float">
            <text:p>3.28944393379537</text:p>
          </table:table-cell>
          <table:table-cell table:style-name="ce34" table:formula="of:=[.I151]-g*delta_t-b*[.I151]*[.J151]*delta_t" office:value-type="float" office:value="-8.29195284896358" calcext:value-type="float">
            <text:p>-8.29195284896358</text:p>
          </table:table-cell>
          <table:table-cell table:style-name="ce34" table:formula="of:=SQRT([.H152]^2+[.I152]^2)" office:value-type="float" office:value="8.92058985958992" calcext:value-type="float">
            <text:p>8.92058985958992</text:p>
          </table:table-cell>
          <table:table-cell table:style-name="ce34" table:formula="of:=IF([.L151]&gt;0; [.K151]+0.5*([.H151]+[.H152])*delta_t ;[.K151])" office:value-type="float" office:value="3.30917880522785" calcext:value-type="float">
            <text:p>3.30917880522785</text:p>
          </table:table-cell>
          <table:table-cell table:style-name="ce34" table:formula="of:=IF([.L151]&gt;0; [.L151]+0.5*([.I151]+[.I152])*delta_t ;[.L151])" office:value-type="float" office:value="-0.0217868576426682" calcext:value-type="float">
            <text:p>-0.0217868576426682</text:p>
          </table:table-cell>
          <table:table-cell/>
          <table:table-cell table:formula="of:= IF([.O151] &gt; 0;  (v*COS(theta*PI()/180)/b)*(1 - EXP(-b*[.A152])); [.N151])" office:value-type="float" office:value="3.55337000825362" calcext:value-type="float">
            <text:p>3.55337000825362</text:p>
          </table:table-cell>
          <table:table-cell table:formula="of:= IF([.O151]&gt;0;  height + (   (g/(b^2)) +  ( v*SIN(theta*PI()/180)) / b     )   *   ( 1 - EXP(-b*[.A152])    )     -   (   (g*[.A152]) / b   );[.O15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2]+delta_t" office:value-type="float" office:value="1.34" calcext:value-type="float">
            <text:p>1.34</text:p>
          </table:table-cell>
          <table:table-cell table:style-name="ce34" table:formula="of:=+[.B152]" office:value-type="float" office:value="4.45832771081132" calcext:value-type="float">
            <text:p>4.45832771081132</text:p>
          </table:table-cell>
          <table:table-cell table:style-name="ce34" table:formula="of:=[.C152]-g*delta_t" office:value-type="float" office:value="-9.39992986219076" calcext:value-type="float">
            <text:p>-9.39992986219076</text:p>
          </table:table-cell>
          <table:table-cell table:style-name="ce34" table:formula="of:=SQRT([.B153]*[.B153]+[.C153]*[.C153])" office:value-type="float" office:value="10.4036228012695" calcext:value-type="float">
            <text:p>10.4036228012695</text:p>
          </table:table-cell>
          <table:table-cell table:style-name="ce34" table:formula="of:=IF([.F152]&gt;0;[.E152]+0.5*([.B152]+[.B153])*delta_t;[.E152])" office:value-type="float" office:value="3.65582872286528" calcext:value-type="float">
            <text:p>3.65582872286528</text:p>
          </table:table-cell>
          <table:table-cell table:formula="of:=IF([.F152]&gt;0;[.F152]+0.5*([.C152]+[.C153])*delta_t;[.F152])" office:value-type="float" office:value="-0.032047054520818" calcext:value-type="float">
            <text:p>-0.032047054520818</text:p>
          </table:table-cell>
          <table:table-cell/>
          <table:table-cell table:style-name="ce34" table:formula="of:=[.H152]-b*[.H152]*[.J152]*delta_t" office:value-type="float" office:value="3.27770642171557" calcext:value-type="float">
            <text:p>3.27770642171557</text:p>
          </table:table-cell>
          <table:table-cell table:style-name="ce34" table:formula="of:=[.I152]-g*delta_t-b*[.I152]*[.J152]*delta_t" office:value-type="float" office:value="-8.36043170476332" calcext:value-type="float">
            <text:p>-8.36043170476332</text:p>
          </table:table-cell>
          <table:table-cell table:style-name="ce34" table:formula="of:=SQRT([.H153]^2+[.I153]^2)" office:value-type="float" office:value="8.97998762120345" calcext:value-type="float">
            <text:p>8.97998762120345</text:p>
          </table:table-cell>
          <table:table-cell table:style-name="ce34" table:formula="of:=IF([.L152]&gt;0; [.K152]+0.5*([.H152]+[.H153])*delta_t ;[.K152])" office:value-type="float" office:value="3.30917880522785" calcext:value-type="float">
            <text:p>3.30917880522785</text:p>
          </table:table-cell>
          <table:table-cell table:style-name="ce34" table:formula="of:=IF([.L152]&gt;0; [.L152]+0.5*([.I152]+[.I153])*delta_t ;[.L152])" office:value-type="float" office:value="-0.0217868576426682" calcext:value-type="float">
            <text:p>-0.0217868576426682</text:p>
          </table:table-cell>
          <table:table-cell/>
          <table:table-cell table:formula="of:= IF([.O152] &gt; 0;  (v*COS(theta*PI()/180)/b)*(1 - EXP(-b*[.A153])); [.N152])" office:value-type="float" office:value="3.55337000825362" calcext:value-type="float">
            <text:p>3.55337000825362</text:p>
          </table:table-cell>
          <table:table-cell table:formula="of:= IF([.O152]&gt;0;  height + (   (g/(b^2)) +  ( v*SIN(theta*PI()/180)) / b     )   *   ( 1 - EXP(-b*[.A153])    )     -   (   (g*[.A153]) / b   );[.O15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3]+delta_t" office:value-type="float" office:value="1.35" calcext:value-type="float">
            <text:p>1.35</text:p>
          </table:table-cell>
          <table:table-cell table:style-name="ce34" table:formula="of:=+[.B153]" office:value-type="float" office:value="4.45832771081132" calcext:value-type="float">
            <text:p>4.45832771081132</text:p>
          </table:table-cell>
          <table:table-cell table:style-name="ce34" table:formula="of:=[.C153]-g*delta_t" office:value-type="float" office:value="-9.49799636219076" calcext:value-type="float">
            <text:p>-9.49799636219076</text:p>
          </table:table-cell>
          <table:table-cell table:style-name="ce34" table:formula="of:=SQRT([.B154]*[.B154]+[.C154]*[.C154])" office:value-type="float" office:value="10.4923124654757" calcext:value-type="float">
            <text:p>10.4923124654757</text:p>
          </table:table-cell>
          <table:table-cell table:style-name="ce34" table:formula="of:=IF([.F153]&gt;0;[.E153]+0.5*([.B153]+[.B154])*delta_t;[.E153])" office:value-type="float" office:value="3.65582872286528" calcext:value-type="float">
            <text:p>3.65582872286528</text:p>
          </table:table-cell>
          <table:table-cell table:formula="of:=IF([.F153]&gt;0;[.F153]+0.5*([.C153]+[.C154])*delta_t;[.F153])" office:value-type="float" office:value="-0.032047054520818" calcext:value-type="float">
            <text:p>-0.032047054520818</text:p>
          </table:table-cell>
          <table:table-cell/>
          <table:table-cell table:style-name="ce34" table:formula="of:=[.H153]-b*[.H153]*[.J153]*delta_t" office:value-type="float" office:value="3.26593291647839" calcext:value-type="float">
            <text:p>3.26593291647839</text:p>
          </table:table-cell>
          <table:table-cell table:style-name="ce34" table:formula="of:=[.I153]-g*delta_t-b*[.I153]*[.J153]*delta_t" office:value-type="float" office:value="-8.42846757547664" calcext:value-type="float">
            <text:p>-8.42846757547664</text:p>
          </table:table-cell>
          <table:table-cell table:style-name="ce34" table:formula="of:=SQRT([.H154]^2+[.I154]^2)" office:value-type="float" office:value="9.03910302440448" calcext:value-type="float">
            <text:p>9.03910302440448</text:p>
          </table:table-cell>
          <table:table-cell table:style-name="ce34" table:formula="of:=IF([.L153]&gt;0; [.K153]+0.5*([.H153]+[.H154])*delta_t ;[.K153])" office:value-type="float" office:value="3.30917880522785" calcext:value-type="float">
            <text:p>3.30917880522785</text:p>
          </table:table-cell>
          <table:table-cell table:style-name="ce34" table:formula="of:=IF([.L153]&gt;0; [.L153]+0.5*([.I153]+[.I154])*delta_t ;[.L153])" office:value-type="float" office:value="-0.0217868576426682" calcext:value-type="float">
            <text:p>-0.0217868576426682</text:p>
          </table:table-cell>
          <table:table-cell/>
          <table:table-cell table:formula="of:= IF([.O153] &gt; 0;  (v*COS(theta*PI()/180)/b)*(1 - EXP(-b*[.A154])); [.N153])" office:value-type="float" office:value="3.55337000825362" calcext:value-type="float">
            <text:p>3.55337000825362</text:p>
          </table:table-cell>
          <table:table-cell table:formula="of:= IF([.O153]&gt;0;  height + (   (g/(b^2)) +  ( v*SIN(theta*PI()/180)) / b     )   *   ( 1 - EXP(-b*[.A154])    )     -   (   (g*[.A154]) / b   );[.O15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4]+delta_t" office:value-type="float" office:value="1.36" calcext:value-type="float">
            <text:p>1.36</text:p>
          </table:table-cell>
          <table:table-cell table:style-name="ce34" table:formula="of:=+[.B154]" office:value-type="float" office:value="4.45832771081132" calcext:value-type="float">
            <text:p>4.45832771081132</text:p>
          </table:table-cell>
          <table:table-cell table:style-name="ce34" table:formula="of:=[.C154]-g*delta_t" office:value-type="float" office:value="-9.59606286219076" calcext:value-type="float">
            <text:p>-9.59606286219076</text:p>
          </table:table-cell>
          <table:table-cell table:style-name="ce34" table:formula="of:=SQRT([.B155]*[.B155]+[.C155]*[.C155])" office:value-type="float" office:value="10.581167630848" calcext:value-type="float">
            <text:p>10.581167630848</text:p>
          </table:table-cell>
          <table:table-cell table:style-name="ce34" table:formula="of:=IF([.F154]&gt;0;[.E154]+0.5*([.B154]+[.B155])*delta_t;[.E154])" office:value-type="float" office:value="3.65582872286528" calcext:value-type="float">
            <text:p>3.65582872286528</text:p>
          </table:table-cell>
          <table:table-cell table:formula="of:=IF([.F154]&gt;0;[.F154]+0.5*([.C154]+[.C155])*delta_t;[.F154])" office:value-type="float" office:value="-0.032047054520818" calcext:value-type="float">
            <text:p>-0.032047054520818</text:p>
          </table:table-cell>
          <table:table-cell/>
          <table:table-cell table:style-name="ce34" table:formula="of:=[.H154]-b*[.H154]*[.J154]*delta_t" office:value-type="float" office:value="3.25412447483725" calcext:value-type="float">
            <text:p>3.25412447483725</text:p>
          </table:table-cell>
          <table:table-cell table:style-name="ce34" table:formula="of:=[.I154]-g*delta_t-b*[.I154]*[.J154]*delta_t" office:value-type="float" office:value="-8.49605976077561" calcext:value-type="float">
            <text:p>-8.49605976077561</text:p>
          </table:table-cell>
          <table:table-cell table:style-name="ce34" table:formula="of:=SQRT([.H155]^2+[.I155]^2)" office:value-type="float" office:value="9.09793149877516" calcext:value-type="float">
            <text:p>9.09793149877516</text:p>
          </table:table-cell>
          <table:table-cell table:style-name="ce34" table:formula="of:=IF([.L154]&gt;0; [.K154]+0.5*([.H154]+[.H155])*delta_t ;[.K154])" office:value-type="float" office:value="3.30917880522785" calcext:value-type="float">
            <text:p>3.30917880522785</text:p>
          </table:table-cell>
          <table:table-cell table:style-name="ce34" table:formula="of:=IF([.L154]&gt;0; [.L154]+0.5*([.I154]+[.I155])*delta_t ;[.L154])" office:value-type="float" office:value="-0.0217868576426682" calcext:value-type="float">
            <text:p>-0.0217868576426682</text:p>
          </table:table-cell>
          <table:table-cell/>
          <table:table-cell table:formula="of:= IF([.O154] &gt; 0;  (v*COS(theta*PI()/180)/b)*(1 - EXP(-b*[.A155])); [.N154])" office:value-type="float" office:value="3.55337000825362" calcext:value-type="float">
            <text:p>3.55337000825362</text:p>
          </table:table-cell>
          <table:table-cell table:formula="of:= IF([.O154]&gt;0;  height + (   (g/(b^2)) +  ( v*SIN(theta*PI()/180)) / b     )   *   ( 1 - EXP(-b*[.A155])    )     -   (   (g*[.A155]) / b   );[.O15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5]+delta_t" office:value-type="float" office:value="1.37" calcext:value-type="float">
            <text:p>1.37</text:p>
          </table:table-cell>
          <table:table-cell table:style-name="ce34" table:formula="of:=+[.B155]" office:value-type="float" office:value="4.45832771081132" calcext:value-type="float">
            <text:p>4.45832771081132</text:p>
          </table:table-cell>
          <table:table-cell table:style-name="ce34" table:formula="of:=[.C155]-g*delta_t" office:value-type="float" office:value="-9.69412936219076" calcext:value-type="float">
            <text:p>-9.69412936219076</text:p>
          </table:table-cell>
          <table:table-cell table:style-name="ce34" table:formula="of:=SQRT([.B156]*[.B156]+[.C156]*[.C156])" office:value-type="float" office:value="10.6701841627911" calcext:value-type="float">
            <text:p>10.6701841627911</text:p>
          </table:table-cell>
          <table:table-cell table:style-name="ce34" table:formula="of:=IF([.F155]&gt;0;[.E155]+0.5*([.B155]+[.B156])*delta_t;[.E155])" office:value-type="float" office:value="3.65582872286528" calcext:value-type="float">
            <text:p>3.65582872286528</text:p>
          </table:table-cell>
          <table:table-cell table:formula="of:=IF([.F155]&gt;0;[.F155]+0.5*([.C155]+[.C156])*delta_t;[.F155])" office:value-type="float" office:value="-0.032047054520818" calcext:value-type="float">
            <text:p>-0.032047054520818</text:p>
          </table:table-cell>
          <table:table-cell/>
          <table:table-cell table:style-name="ce34" table:formula="of:=[.H155]-b*[.H155]*[.J155]*delta_t" office:value-type="float" office:value="3.24228215421303" calcext:value-type="float">
            <text:p>3.24228215421303</text:p>
          </table:table-cell>
          <table:table-cell table:style-name="ce34" table:formula="of:=[.I155]-g*delta_t-b*[.I155]*[.J155]*delta_t" office:value-type="float" office:value="-8.56320763289039" calcext:value-type="float">
            <text:p>-8.56320763289039</text:p>
          </table:table-cell>
          <table:table-cell table:style-name="ce34" table:formula="of:=SQRT([.H156]^2+[.I156]^2)" office:value-type="float" office:value="9.15646867146503" calcext:value-type="float">
            <text:p>9.15646867146503</text:p>
          </table:table-cell>
          <table:table-cell table:style-name="ce34" table:formula="of:=IF([.L155]&gt;0; [.K155]+0.5*([.H155]+[.H156])*delta_t ;[.K155])" office:value-type="float" office:value="3.30917880522785" calcext:value-type="float">
            <text:p>3.30917880522785</text:p>
          </table:table-cell>
          <table:table-cell table:style-name="ce34" table:formula="of:=IF([.L155]&gt;0; [.L155]+0.5*([.I155]+[.I156])*delta_t ;[.L155])" office:value-type="float" office:value="-0.0217868576426682" calcext:value-type="float">
            <text:p>-0.0217868576426682</text:p>
          </table:table-cell>
          <table:table-cell/>
          <table:table-cell table:formula="of:= IF([.O155] &gt; 0;  (v*COS(theta*PI()/180)/b)*(1 - EXP(-b*[.A156])); [.N155])" office:value-type="float" office:value="3.55337000825362" calcext:value-type="float">
            <text:p>3.55337000825362</text:p>
          </table:table-cell>
          <table:table-cell table:formula="of:= IF([.O155]&gt;0;  height + (   (g/(b^2)) +  ( v*SIN(theta*PI()/180)) / b     )   *   ( 1 - EXP(-b*[.A156])    )     -   (   (g*[.A156]) / b   );[.O15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6]+delta_t" office:value-type="float" office:value="1.38" calcext:value-type="float">
            <text:p>1.38</text:p>
          </table:table-cell>
          <table:table-cell table:style-name="ce34" table:formula="of:=+[.B156]" office:value-type="float" office:value="4.45832771081132" calcext:value-type="float">
            <text:p>4.45832771081132</text:p>
          </table:table-cell>
          <table:table-cell table:style-name="ce34" table:formula="of:=[.C156]-g*delta_t" office:value-type="float" office:value="-9.79219586219076" calcext:value-type="float">
            <text:p>-9.79219586219076</text:p>
          </table:table-cell>
          <table:table-cell table:style-name="ce34" table:formula="of:=SQRT([.B157]*[.B157]+[.C157]*[.C157])" office:value-type="float" office:value="10.7593580561525" calcext:value-type="float">
            <text:p>10.7593580561525</text:p>
          </table:table-cell>
          <table:table-cell table:style-name="ce34" table:formula="of:=IF([.F156]&gt;0;[.E156]+0.5*([.B156]+[.B157])*delta_t;[.E156])" office:value-type="float" office:value="3.65582872286528" calcext:value-type="float">
            <text:p>3.65582872286528</text:p>
          </table:table-cell>
          <table:table-cell table:formula="of:=IF([.F156]&gt;0;[.F156]+0.5*([.C156]+[.C157])*delta_t;[.F156])" office:value-type="float" office:value="-0.032047054520818" calcext:value-type="float">
            <text:p>-0.032047054520818</text:p>
          </table:table-cell>
          <table:table-cell/>
          <table:table-cell table:style-name="ce34" table:formula="of:=[.H156]-b*[.H156]*[.J156]*delta_t" office:value-type="float" office:value="3.23040701222539" calcext:value-type="float">
            <text:p>3.23040701222539</text:p>
          </table:table-cell>
          <table:table-cell table:style-name="ce34" table:formula="of:=[.I156]-g*delta_t-b*[.I156]*[.J156]*delta_t" office:value-type="float" office:value="-8.62991063592327" calcext:value-type="float">
            <text:p>-8.62991063592327</text:p>
          </table:table-cell>
          <table:table-cell table:style-name="ce34" table:formula="of:=SQRT([.H157]^2+[.I157]^2)" office:value-type="float" office:value="9.21471036162594" calcext:value-type="float">
            <text:p>9.21471036162594</text:p>
          </table:table-cell>
          <table:table-cell table:style-name="ce34" table:formula="of:=IF([.L156]&gt;0; [.K156]+0.5*([.H156]+[.H157])*delta_t ;[.K156])" office:value-type="float" office:value="3.30917880522785" calcext:value-type="float">
            <text:p>3.30917880522785</text:p>
          </table:table-cell>
          <table:table-cell table:style-name="ce34" table:formula="of:=IF([.L156]&gt;0; [.L156]+0.5*([.I156]+[.I157])*delta_t ;[.L156])" office:value-type="float" office:value="-0.0217868576426682" calcext:value-type="float">
            <text:p>-0.0217868576426682</text:p>
          </table:table-cell>
          <table:table-cell/>
          <table:table-cell table:formula="of:= IF([.O156] &gt; 0;  (v*COS(theta*PI()/180)/b)*(1 - EXP(-b*[.A157])); [.N156])" office:value-type="float" office:value="3.55337000825362" calcext:value-type="float">
            <text:p>3.55337000825362</text:p>
          </table:table-cell>
          <table:table-cell table:formula="of:= IF([.O156]&gt;0;  height + (   (g/(b^2)) +  ( v*SIN(theta*PI()/180)) / b     )   *   ( 1 - EXP(-b*[.A157])    )     -   (   (g*[.A157]) / b   );[.O15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7]+delta_t" office:value-type="float" office:value="1.39" calcext:value-type="float">
            <text:p>1.39</text:p>
          </table:table-cell>
          <table:table-cell table:style-name="ce34" table:formula="of:=+[.B157]" office:value-type="float" office:value="4.45832771081132" calcext:value-type="float">
            <text:p>4.45832771081132</text:p>
          </table:table-cell>
          <table:table-cell table:style-name="ce34" table:formula="of:=[.C157]-g*delta_t" office:value-type="float" office:value="-9.89026236219076" calcext:value-type="float">
            <text:p>-9.89026236219076</text:p>
          </table:table-cell>
          <table:table-cell table:style-name="ce34" table:formula="of:=SQRT([.B158]*[.B158]+[.C158]*[.C158])" office:value-type="float" office:value="10.8486854305006" calcext:value-type="float">
            <text:p>10.8486854305006</text:p>
          </table:table-cell>
          <table:table-cell table:style-name="ce34" table:formula="of:=IF([.F157]&gt;0;[.E157]+0.5*([.B157]+[.B158])*delta_t;[.E157])" office:value-type="float" office:value="3.65582872286528" calcext:value-type="float">
            <text:p>3.65582872286528</text:p>
          </table:table-cell>
          <table:table-cell table:formula="of:=IF([.F157]&gt;0;[.F157]+0.5*([.C157]+[.C158])*delta_t;[.F157])" office:value-type="float" office:value="-0.032047054520818" calcext:value-type="float">
            <text:p>-0.032047054520818</text:p>
          </table:table-cell>
          <table:table-cell/>
          <table:table-cell table:style-name="ce34" table:formula="of:=[.H157]-b*[.H157]*[.J157]*delta_t" office:value-type="float" office:value="3.21850010623826" calcext:value-type="float">
            <text:p>3.21850010623826</text:p>
          </table:table-cell>
          <table:table-cell table:style-name="ce34" table:formula="of:=[.I157]-g*delta_t-b*[.I157]*[.J157]*delta_t" office:value-type="float" office:value="-8.69616828514057" calcext:value-type="float">
            <text:p>-8.69616828514057</text:p>
          </table:table-cell>
          <table:table-cell table:style-name="ce34" table:formula="of:=SQRT([.H158]^2+[.I158]^2)" office:value-type="float" office:value="9.272652575037" calcext:value-type="float">
            <text:p>9.272652575037</text:p>
          </table:table-cell>
          <table:table-cell table:style-name="ce34" table:formula="of:=IF([.L157]&gt;0; [.K157]+0.5*([.H157]+[.H158])*delta_t ;[.K157])" office:value-type="float" office:value="3.30917880522785" calcext:value-type="float">
            <text:p>3.30917880522785</text:p>
          </table:table-cell>
          <table:table-cell table:style-name="ce34" table:formula="of:=IF([.L157]&gt;0; [.L157]+0.5*([.I157]+[.I158])*delta_t ;[.L157])" office:value-type="float" office:value="-0.0217868576426682" calcext:value-type="float">
            <text:p>-0.0217868576426682</text:p>
          </table:table-cell>
          <table:table-cell/>
          <table:table-cell table:formula="of:= IF([.O157] &gt; 0;  (v*COS(theta*PI()/180)/b)*(1 - EXP(-b*[.A158])); [.N157])" office:value-type="float" office:value="3.55337000825362" calcext:value-type="float">
            <text:p>3.55337000825362</text:p>
          </table:table-cell>
          <table:table-cell table:formula="of:= IF([.O157]&gt;0;  height + (   (g/(b^2)) +  ( v*SIN(theta*PI()/180)) / b     )   *   ( 1 - EXP(-b*[.A158])    )     -   (   (g*[.A158]) / b   );[.O15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8]+delta_t" office:value-type="float" office:value="1.4" calcext:value-type="float">
            <text:p>1.4</text:p>
          </table:table-cell>
          <table:table-cell table:style-name="ce34" table:formula="of:=+[.B158]" office:value-type="float" office:value="4.45832771081132" calcext:value-type="float">
            <text:p>4.45832771081132</text:p>
          </table:table-cell>
          <table:table-cell table:style-name="ce34" table:formula="of:=[.C158]-g*delta_t" office:value-type="float" office:value="-9.98832886219076" calcext:value-type="float">
            <text:p>-9.98832886219076</text:p>
          </table:table-cell>
          <table:table-cell table:style-name="ce34" table:formula="of:=SQRT([.B159]*[.B159]+[.C159]*[.C159])" office:value-type="float" office:value="10.9381625255918" calcext:value-type="float">
            <text:p>10.9381625255918</text:p>
          </table:table-cell>
          <table:table-cell table:style-name="ce34" table:formula="of:=IF([.F158]&gt;0;[.E158]+0.5*([.B158]+[.B159])*delta_t;[.E158])" office:value-type="float" office:value="3.65582872286528" calcext:value-type="float">
            <text:p>3.65582872286528</text:p>
          </table:table-cell>
          <table:table-cell table:formula="of:=IF([.F158]&gt;0;[.F158]+0.5*([.C158]+[.C159])*delta_t;[.F158])" office:value-type="float" office:value="-0.032047054520818" calcext:value-type="float">
            <text:p>-0.032047054520818</text:p>
          </table:table-cell>
          <table:table-cell/>
          <table:table-cell table:style-name="ce34" table:formula="of:=[.H158]-b*[.H158]*[.J158]*delta_t" office:value-type="float" office:value="3.20656249291911" calcext:value-type="float">
            <text:p>3.20656249291911</text:p>
          </table:table-cell>
          <table:table-cell table:style-name="ce34" table:formula="of:=[.I158]-g*delta_t-b*[.I158]*[.J158]*delta_t" office:value-type="float" office:value="-8.7619801662437" calcext:value-type="float">
            <text:p>-8.7619801662437</text:p>
          </table:table-cell>
          <table:table-cell table:style-name="ce34" table:formula="of:=SQRT([.H159]^2+[.I159]^2)" office:value-type="float" office:value="9.33029149891061" calcext:value-type="float">
            <text:p>9.33029149891061</text:p>
          </table:table-cell>
          <table:table-cell table:style-name="ce34" table:formula="of:=IF([.L158]&gt;0; [.K158]+0.5*([.H158]+[.H159])*delta_t ;[.K158])" office:value-type="float" office:value="3.30917880522785" calcext:value-type="float">
            <text:p>3.30917880522785</text:p>
          </table:table-cell>
          <table:table-cell table:style-name="ce34" table:formula="of:=IF([.L158]&gt;0; [.L158]+0.5*([.I158]+[.I159])*delta_t ;[.L158])" office:value-type="float" office:value="-0.0217868576426682" calcext:value-type="float">
            <text:p>-0.0217868576426682</text:p>
          </table:table-cell>
          <table:table-cell/>
          <table:table-cell table:formula="of:= IF([.O158] &gt; 0;  (v*COS(theta*PI()/180)/b)*(1 - EXP(-b*[.A159])); [.N158])" office:value-type="float" office:value="3.55337000825362" calcext:value-type="float">
            <text:p>3.55337000825362</text:p>
          </table:table-cell>
          <table:table-cell table:formula="of:= IF([.O158]&gt;0;  height + (   (g/(b^2)) +  ( v*SIN(theta*PI()/180)) / b     )   *   ( 1 - EXP(-b*[.A159])    )     -   (   (g*[.A159]) / b   );[.O15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59]+delta_t" office:value-type="float" office:value="1.41" calcext:value-type="float">
            <text:p>1.41</text:p>
          </table:table-cell>
          <table:table-cell table:style-name="ce34" table:formula="of:=+[.B159]" office:value-type="float" office:value="4.45832771081132" calcext:value-type="float">
            <text:p>4.45832771081132</text:p>
          </table:table-cell>
          <table:table-cell table:style-name="ce34" table:formula="of:=[.C159]-g*delta_t" office:value-type="float" office:value="-10.0863953621908" calcext:value-type="float">
            <text:p>-10.0863953621908</text:p>
          </table:table-cell>
          <table:table-cell table:style-name="ce34" table:formula="of:=SQRT([.B160]*[.B160]+[.C160]*[.C160])" office:value-type="float" office:value="11.0277856970206" calcext:value-type="float">
            <text:p>11.0277856970206</text:p>
          </table:table-cell>
          <table:table-cell table:style-name="ce34" table:formula="of:=IF([.F159]&gt;0;[.E159]+0.5*([.B159]+[.B160])*delta_t;[.E159])" office:value-type="float" office:value="3.65582872286528" calcext:value-type="float">
            <text:p>3.65582872286528</text:p>
          </table:table-cell>
          <table:table-cell table:formula="of:=IF([.F159]&gt;0;[.F159]+0.5*([.C159]+[.C160])*delta_t;[.F159])" office:value-type="float" office:value="-0.032047054520818" calcext:value-type="float">
            <text:p>-0.032047054520818</text:p>
          </table:table-cell>
          <table:table-cell/>
          <table:table-cell table:style-name="ce34" table:formula="of:=[.H159]-b*[.H159]*[.J159]*delta_t" office:value-type="float" office:value="3.19459522781175" calcext:value-type="float">
            <text:p>3.19459522781175</text:p>
          </table:table-cell>
          <table:table-cell table:style-name="ce34" table:formula="of:=[.I159]-g*delta_t-b*[.I159]*[.J159]*delta_t" office:value-type="float" office:value="-8.82734593462021" calcext:value-type="float">
            <text:p>-8.82734593462021</text:p>
          </table:table-cell>
          <table:table-cell table:style-name="ce34" table:formula="of:=SQRT([.H160]^2+[.I160]^2)" office:value-type="float" office:value="9.38762349687148" calcext:value-type="float">
            <text:p>9.38762349687148</text:p>
          </table:table-cell>
          <table:table-cell table:style-name="ce34" table:formula="of:=IF([.L159]&gt;0; [.K159]+0.5*([.H159]+[.H160])*delta_t ;[.K159])" office:value-type="float" office:value="3.30917880522785" calcext:value-type="float">
            <text:p>3.30917880522785</text:p>
          </table:table-cell>
          <table:table-cell table:style-name="ce34" table:formula="of:=IF([.L159]&gt;0; [.L159]+0.5*([.I159]+[.I160])*delta_t ;[.L159])" office:value-type="float" office:value="-0.0217868576426682" calcext:value-type="float">
            <text:p>-0.0217868576426682</text:p>
          </table:table-cell>
          <table:table-cell/>
          <table:table-cell table:formula="of:= IF([.O159] &gt; 0;  (v*COS(theta*PI()/180)/b)*(1 - EXP(-b*[.A160])); [.N159])" office:value-type="float" office:value="3.55337000825362" calcext:value-type="float">
            <text:p>3.55337000825362</text:p>
          </table:table-cell>
          <table:table-cell table:formula="of:= IF([.O159]&gt;0;  height + (   (g/(b^2)) +  ( v*SIN(theta*PI()/180)) / b     )   *   ( 1 - EXP(-b*[.A160])    )     -   (   (g*[.A160]) / b   );[.O15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0]+delta_t" office:value-type="float" office:value="1.42" calcext:value-type="float">
            <text:p>1.42</text:p>
          </table:table-cell>
          <table:table-cell table:style-name="ce34" table:formula="of:=+[.B160]" office:value-type="float" office:value="4.45832771081132" calcext:value-type="float">
            <text:p>4.45832771081132</text:p>
          </table:table-cell>
          <table:table-cell table:style-name="ce34" table:formula="of:=[.C160]-g*delta_t" office:value-type="float" office:value="-10.1844618621908" calcext:value-type="float">
            <text:p>-10.1844618621908</text:p>
          </table:table-cell>
          <table:table-cell table:style-name="ce34" table:formula="of:=SQRT([.B161]*[.B161]+[.C161]*[.C161])" office:value-type="float" office:value="11.1175514120424" calcext:value-type="float">
            <text:p>11.1175514120424</text:p>
          </table:table-cell>
          <table:table-cell table:style-name="ce34" table:formula="of:=IF([.F160]&gt;0;[.E160]+0.5*([.B160]+[.B161])*delta_t;[.E160])" office:value-type="float" office:value="3.65582872286528" calcext:value-type="float">
            <text:p>3.65582872286528</text:p>
          </table:table-cell>
          <table:table-cell table:formula="of:=IF([.F160]&gt;0;[.F160]+0.5*([.C160]+[.C161])*delta_t;[.F160])" office:value-type="float" office:value="-0.032047054520818" calcext:value-type="float">
            <text:p>-0.032047054520818</text:p>
          </table:table-cell>
          <table:table-cell/>
          <table:table-cell table:style-name="ce34" table:formula="of:=[.H160]-b*[.H160]*[.J160]*delta_t" office:value-type="float" office:value="3.18259936492231" calcext:value-type="float">
            <text:p>3.18259936492231</text:p>
          </table:table-cell>
          <table:table-cell table:style-name="ce34" table:formula="of:=[.I160]-g*delta_t-b*[.I160]*[.J160]*delta_t" office:value-type="float" office:value="-8.89226531457587" calcext:value-type="float">
            <text:p>-8.89226531457587</text:p>
          </table:table-cell>
          <table:table-cell table:style-name="ce34" table:formula="of:=SQRT([.H161]^2+[.I161]^2)" office:value-type="float" office:value="9.44464510410068" calcext:value-type="float">
            <text:p>9.44464510410068</text:p>
          </table:table-cell>
          <table:table-cell table:style-name="ce34" table:formula="of:=IF([.L160]&gt;0; [.K160]+0.5*([.H160]+[.H161])*delta_t ;[.K160])" office:value-type="float" office:value="3.30917880522785" calcext:value-type="float">
            <text:p>3.30917880522785</text:p>
          </table:table-cell>
          <table:table-cell table:style-name="ce34" table:formula="of:=IF([.L160]&gt;0; [.L160]+0.5*([.I160]+[.I161])*delta_t ;[.L160])" office:value-type="float" office:value="-0.0217868576426682" calcext:value-type="float">
            <text:p>-0.0217868576426682</text:p>
          </table:table-cell>
          <table:table-cell/>
          <table:table-cell table:formula="of:= IF([.O160] &gt; 0;  (v*COS(theta*PI()/180)/b)*(1 - EXP(-b*[.A161])); [.N160])" office:value-type="float" office:value="3.55337000825362" calcext:value-type="float">
            <text:p>3.55337000825362</text:p>
          </table:table-cell>
          <table:table-cell table:formula="of:= IF([.O160]&gt;0;  height + (   (g/(b^2)) +  ( v*SIN(theta*PI()/180)) / b     )   *   ( 1 - EXP(-b*[.A161])    )     -   (   (g*[.A161]) / b   );[.O16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1]+delta_t" office:value-type="float" office:value="1.43" calcext:value-type="float">
            <text:p>1.43</text:p>
          </table:table-cell>
          <table:table-cell table:style-name="ce34" table:formula="of:=+[.B161]" office:value-type="float" office:value="4.45832771081132" calcext:value-type="float">
            <text:p>4.45832771081132</text:p>
          </table:table-cell>
          <table:table-cell table:style-name="ce34" table:formula="of:=[.C161]-g*delta_t" office:value-type="float" office:value="-10.2825283621908" calcext:value-type="float">
            <text:p>-10.2825283621908</text:p>
          </table:table-cell>
          <table:table-cell table:style-name="ce34" table:formula="of:=SQRT([.B162]*[.B162]+[.C162]*[.C162])" office:value-type="float" office:value="11.2074562455646" calcext:value-type="float">
            <text:p>11.2074562455646</text:p>
          </table:table-cell>
          <table:table-cell table:style-name="ce34" table:formula="of:=IF([.F161]&gt;0;[.E161]+0.5*([.B161]+[.B162])*delta_t;[.E161])" office:value-type="float" office:value="3.65582872286528" calcext:value-type="float">
            <text:p>3.65582872286528</text:p>
          </table:table-cell>
          <table:table-cell table:formula="of:=IF([.F161]&gt;0;[.F161]+0.5*([.C161]+[.C162])*delta_t;[.F161])" office:value-type="float" office:value="-0.032047054520818" calcext:value-type="float">
            <text:p>-0.032047054520818</text:p>
          </table:table-cell>
          <table:table-cell/>
          <table:table-cell table:style-name="ce34" table:formula="of:=[.H161]-b*[.H161]*[.J161]*delta_t" office:value-type="float" office:value="3.17057595631822" calcext:value-type="float">
            <text:p>3.17057595631822</text:p>
          </table:table-cell>
          <table:table-cell table:style-name="ce34" table:formula="of:=[.I161]-g*delta_t-b*[.I161]*[.J161]*delta_t" office:value-type="float" office:value="-8.9567380985488" calcext:value-type="float">
            <text:p>-8.9567380985488</text:p>
          </table:table-cell>
          <table:table-cell table:style-name="ce34" table:formula="of:=SQRT([.H162]^2+[.I162]^2)" office:value-type="float" office:value="9.50135302263729" calcext:value-type="float">
            <text:p>9.50135302263729</text:p>
          </table:table-cell>
          <table:table-cell table:style-name="ce34" table:formula="of:=IF([.L161]&gt;0; [.K161]+0.5*([.H161]+[.H162])*delta_t ;[.K161])" office:value-type="float" office:value="3.30917880522785" calcext:value-type="float">
            <text:p>3.30917880522785</text:p>
          </table:table-cell>
          <table:table-cell table:style-name="ce34" table:formula="of:=IF([.L161]&gt;0; [.L161]+0.5*([.I161]+[.I162])*delta_t ;[.L161])" office:value-type="float" office:value="-0.0217868576426682" calcext:value-type="float">
            <text:p>-0.0217868576426682</text:p>
          </table:table-cell>
          <table:table-cell/>
          <table:table-cell table:formula="of:= IF([.O161] &gt; 0;  (v*COS(theta*PI()/180)/b)*(1 - EXP(-b*[.A162])); [.N161])" office:value-type="float" office:value="3.55337000825362" calcext:value-type="float">
            <text:p>3.55337000825362</text:p>
          </table:table-cell>
          <table:table-cell table:formula="of:= IF([.O161]&gt;0;  height + (   (g/(b^2)) +  ( v*SIN(theta*PI()/180)) / b     )   *   ( 1 - EXP(-b*[.A162])    )     -   (   (g*[.A162]) / b   );[.O16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2]+delta_t" office:value-type="float" office:value="1.44" calcext:value-type="float">
            <text:p>1.44</text:p>
          </table:table-cell>
          <table:table-cell table:style-name="ce34" table:formula="of:=+[.B162]" office:value-type="float" office:value="4.45832771081132" calcext:value-type="float">
            <text:p>4.45832771081132</text:p>
          </table:table-cell>
          <table:table-cell table:style-name="ce34" table:formula="of:=[.C162]-g*delta_t" office:value-type="float" office:value="-10.3805948621908" calcext:value-type="float">
            <text:p>-10.3805948621908</text:p>
          </table:table-cell>
          <table:table-cell table:style-name="ce34" table:formula="of:=SQRT([.B163]*[.B163]+[.C163]*[.C163])" office:value-type="float" office:value="11.2974968762965" calcext:value-type="float">
            <text:p>11.2974968762965</text:p>
          </table:table-cell>
          <table:table-cell table:style-name="ce34" table:formula="of:=IF([.F162]&gt;0;[.E162]+0.5*([.B162]+[.B163])*delta_t;[.E162])" office:value-type="float" office:value="3.65582872286528" calcext:value-type="float">
            <text:p>3.65582872286528</text:p>
          </table:table-cell>
          <table:table-cell table:formula="of:=IF([.F162]&gt;0;[.F162]+0.5*([.C162]+[.C163])*delta_t;[.F162])" office:value-type="float" office:value="-0.032047054520818" calcext:value-type="float">
            <text:p>-0.032047054520818</text:p>
          </table:table-cell>
          <table:table-cell/>
          <table:table-cell table:style-name="ce34" table:formula="of:=[.H162]-b*[.H162]*[.J162]*delta_t" office:value-type="float" office:value="3.15852605173979" calcext:value-type="float">
            <text:p>3.15852605173979</text:p>
          </table:table-cell>
          <table:table-cell table:style-name="ce34" table:formula="of:=[.I162]-g*delta_t-b*[.I162]*[.J162]*delta_t" office:value-type="float" office:value="-9.02076414630655" calcext:value-type="float">
            <text:p>-9.02076414630655</text:p>
          </table:table-cell>
          <table:table-cell table:style-name="ce34" table:formula="of:=SQRT([.H163]^2+[.I163]^2)" office:value-type="float" office:value="9.55774411683054" calcext:value-type="float">
            <text:p>9.55774411683054</text:p>
          </table:table-cell>
          <table:table-cell table:style-name="ce34" table:formula="of:=IF([.L162]&gt;0; [.K162]+0.5*([.H162]+[.H163])*delta_t ;[.K162])" office:value-type="float" office:value="3.30917880522785" calcext:value-type="float">
            <text:p>3.30917880522785</text:p>
          </table:table-cell>
          <table:table-cell table:style-name="ce34" table:formula="of:=IF([.L162]&gt;0; [.L162]+0.5*([.I162]+[.I163])*delta_t ;[.L162])" office:value-type="float" office:value="-0.0217868576426682" calcext:value-type="float">
            <text:p>-0.0217868576426682</text:p>
          </table:table-cell>
          <table:table-cell/>
          <table:table-cell table:formula="of:= IF([.O162] &gt; 0;  (v*COS(theta*PI()/180)/b)*(1 - EXP(-b*[.A163])); [.N162])" office:value-type="float" office:value="3.55337000825362" calcext:value-type="float">
            <text:p>3.55337000825362</text:p>
          </table:table-cell>
          <table:table-cell table:formula="of:= IF([.O162]&gt;0;  height + (   (g/(b^2)) +  ( v*SIN(theta*PI()/180)) / b     )   *   ( 1 - EXP(-b*[.A163])    )     -   (   (g*[.A163]) / b   );[.O16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3]+delta_t" office:value-type="float" office:value="1.45" calcext:value-type="float">
            <text:p>1.45</text:p>
          </table:table-cell>
          <table:table-cell table:style-name="ce34" table:formula="of:=+[.B163]" office:value-type="float" office:value="4.45832771081132" calcext:value-type="float">
            <text:p>4.45832771081132</text:p>
          </table:table-cell>
          <table:table-cell table:style-name="ce34" table:formula="of:=[.C163]-g*delta_t" office:value-type="float" office:value="-10.4786613621908" calcext:value-type="float">
            <text:p>-10.4786613621908</text:p>
          </table:table-cell>
          <table:table-cell table:style-name="ce34" table:formula="of:=SQRT([.B164]*[.B164]+[.C164]*[.C164])" office:value-type="float" office:value="11.3876700830529" calcext:value-type="float">
            <text:p>11.3876700830529</text:p>
          </table:table-cell>
          <table:table-cell table:style-name="ce34" table:formula="of:=IF([.F163]&gt;0;[.E163]+0.5*([.B163]+[.B164])*delta_t;[.E163])" office:value-type="float" office:value="3.65582872286528" calcext:value-type="float">
            <text:p>3.65582872286528</text:p>
          </table:table-cell>
          <table:table-cell table:formula="of:=IF([.F163]&gt;0;[.F163]+0.5*([.C163]+[.C164])*delta_t;[.F163])" office:value-type="float" office:value="-0.032047054520818" calcext:value-type="float">
            <text:p>-0.032047054520818</text:p>
          </table:table-cell>
          <table:table-cell/>
          <table:table-cell table:style-name="ce34" table:formula="of:=[.H163]-b*[.H163]*[.J163]*delta_t" office:value-type="float" office:value="3.14645069822424" calcext:value-type="float">
            <text:p>3.14645069822424</text:p>
          </table:table-cell>
          <table:table-cell table:style-name="ce34" table:formula="of:=[.I163]-g*delta_t-b*[.I163]*[.J163]*delta_t" office:value-type="float" office:value="-9.08434338412708" calcext:value-type="float">
            <text:p>-9.08434338412708</text:p>
          </table:table-cell>
          <table:table-cell table:style-name="ce34" table:formula="of:=SQRT([.H164]^2+[.I164]^2)" office:value-type="float" office:value="9.61381540893569" calcext:value-type="float">
            <text:p>9.61381540893569</text:p>
          </table:table-cell>
          <table:table-cell table:style-name="ce34" table:formula="of:=IF([.L163]&gt;0; [.K163]+0.5*([.H163]+[.H164])*delta_t ;[.K163])" office:value-type="float" office:value="3.30917880522785" calcext:value-type="float">
            <text:p>3.30917880522785</text:p>
          </table:table-cell>
          <table:table-cell table:style-name="ce34" table:formula="of:=IF([.L163]&gt;0; [.L163]+0.5*([.I163]+[.I164])*delta_t ;[.L163])" office:value-type="float" office:value="-0.0217868576426682" calcext:value-type="float">
            <text:p>-0.0217868576426682</text:p>
          </table:table-cell>
          <table:table-cell/>
          <table:table-cell table:formula="of:= IF([.O163] &gt; 0;  (v*COS(theta*PI()/180)/b)*(1 - EXP(-b*[.A164])); [.N163])" office:value-type="float" office:value="3.55337000825362" calcext:value-type="float">
            <text:p>3.55337000825362</text:p>
          </table:table-cell>
          <table:table-cell table:formula="of:= IF([.O163]&gt;0;  height + (   (g/(b^2)) +  ( v*SIN(theta*PI()/180)) / b     )   *   ( 1 - EXP(-b*[.A164])    )     -   (   (g*[.A164]) / b   );[.O16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4]+delta_t" office:value-type="float" office:value="1.46" calcext:value-type="float">
            <text:p>1.46</text:p>
          </table:table-cell>
          <table:table-cell table:style-name="ce34" table:formula="of:=+[.B164]" office:value-type="float" office:value="4.45832771081132" calcext:value-type="float">
            <text:p>4.45832771081132</text:p>
          </table:table-cell>
          <table:table-cell table:style-name="ce34" table:formula="of:=[.C164]-g*delta_t" office:value-type="float" office:value="-10.5767278621908" calcext:value-type="float">
            <text:p>-10.5767278621908</text:p>
          </table:table-cell>
          <table:table-cell table:style-name="ce34" table:formula="of:=SQRT([.B165]*[.B165]+[.C165]*[.C165])" office:value-type="float" office:value="11.4779727412044" calcext:value-type="float">
            <text:p>11.4779727412044</text:p>
          </table:table-cell>
          <table:table-cell table:style-name="ce34" table:formula="of:=IF([.F164]&gt;0;[.E164]+0.5*([.B164]+[.B165])*delta_t;[.E164])" office:value-type="float" office:value="3.65582872286528" calcext:value-type="float">
            <text:p>3.65582872286528</text:p>
          </table:table-cell>
          <table:table-cell table:formula="of:=IF([.F164]&gt;0;[.F164]+0.5*([.C164]+[.C165])*delta_t;[.F164])" office:value-type="float" office:value="-0.032047054520818" calcext:value-type="float">
            <text:p>-0.032047054520818</text:p>
          </table:table-cell>
          <table:table-cell/>
          <table:table-cell table:style-name="ce34" table:formula="of:=[.H164]-b*[.H164]*[.J164]*delta_t" office:value-type="float" office:value="3.13435093974183" calcext:value-type="float">
            <text:p>3.13435093974183</text:p>
          </table:table-cell>
          <table:table-cell table:style-name="ce34" table:formula="of:=[.I164]-g*delta_t-b*[.I164]*[.J164]*delta_t" office:value-type="float" office:value="-9.14747580396453" calcext:value-type="float">
            <text:p>-9.14747580396453</text:p>
          </table:table-cell>
          <table:table-cell table:style-name="ce34" table:formula="of:=SQRT([.H165]^2+[.I165]^2)" office:value-type="float" office:value="9.66956407484727" calcext:value-type="float">
            <text:p>9.66956407484727</text:p>
          </table:table-cell>
          <table:table-cell table:style-name="ce34" table:formula="of:=IF([.L164]&gt;0; [.K164]+0.5*([.H164]+[.H165])*delta_t ;[.K164])" office:value-type="float" office:value="3.30917880522785" calcext:value-type="float">
            <text:p>3.30917880522785</text:p>
          </table:table-cell>
          <table:table-cell table:style-name="ce34" table:formula="of:=IF([.L164]&gt;0; [.L164]+0.5*([.I164]+[.I165])*delta_t ;[.L164])" office:value-type="float" office:value="-0.0217868576426682" calcext:value-type="float">
            <text:p>-0.0217868576426682</text:p>
          </table:table-cell>
          <table:table-cell/>
          <table:table-cell table:formula="of:= IF([.O164] &gt; 0;  (v*COS(theta*PI()/180)/b)*(1 - EXP(-b*[.A165])); [.N164])" office:value-type="float" office:value="3.55337000825362" calcext:value-type="float">
            <text:p>3.55337000825362</text:p>
          </table:table-cell>
          <table:table-cell table:formula="of:= IF([.O164]&gt;0;  height + (   (g/(b^2)) +  ( v*SIN(theta*PI()/180)) / b     )   *   ( 1 - EXP(-b*[.A165])    )     -   (   (g*[.A165]) / b   );[.O16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5]+delta_t" office:value-type="float" office:value="1.47" calcext:value-type="float">
            <text:p>1.47</text:p>
          </table:table-cell>
          <table:table-cell table:style-name="ce34" table:formula="of:=+[.B165]" office:value-type="float" office:value="4.45832771081132" calcext:value-type="float">
            <text:p>4.45832771081132</text:p>
          </table:table-cell>
          <table:table-cell table:style-name="ce34" table:formula="of:=[.C165]-g*delta_t" office:value-type="float" office:value="-10.6747943621908" calcext:value-type="float">
            <text:p>-10.6747943621908</text:p>
          </table:table-cell>
          <table:table-cell table:style-name="ce34" table:formula="of:=SQRT([.B166]*[.B166]+[.C166]*[.C166])" office:value-type="float" office:value="11.5684018192682" calcext:value-type="float">
            <text:p>11.5684018192682</text:p>
          </table:table-cell>
          <table:table-cell table:style-name="ce34" table:formula="of:=IF([.F165]&gt;0;[.E165]+0.5*([.B165]+[.B166])*delta_t;[.E165])" office:value-type="float" office:value="3.65582872286528" calcext:value-type="float">
            <text:p>3.65582872286528</text:p>
          </table:table-cell>
          <table:table-cell table:formula="of:=IF([.F165]&gt;0;[.F165]+0.5*([.C165]+[.C166])*delta_t;[.F165])" office:value-type="float" office:value="-0.032047054520818" calcext:value-type="float">
            <text:p>-0.032047054520818</text:p>
          </table:table-cell>
          <table:table-cell/>
          <table:table-cell table:style-name="ce34" table:formula="of:=[.H165]-b*[.H165]*[.J165]*delta_t" office:value-type="float" office:value="3.12222781684387" calcext:value-type="float">
            <text:p>3.12222781684387</text:p>
          </table:table-cell>
          <table:table-cell table:style-name="ce34" table:formula="of:=[.I165]-g*delta_t-b*[.I165]*[.J165]*delta_t" office:value-type="float" office:value="-9.21016146260071" calcext:value-type="float">
            <text:p>-9.21016146260071</text:p>
          </table:table-cell>
          <table:table-cell table:style-name="ce34" table:formula="of:=SQRT([.H166]^2+[.I166]^2)" office:value-type="float" office:value="9.72498743996355" calcext:value-type="float">
            <text:p>9.72498743996355</text:p>
          </table:table-cell>
          <table:table-cell table:style-name="ce34" table:formula="of:=IF([.L165]&gt;0; [.K165]+0.5*([.H165]+[.H166])*delta_t ;[.K165])" office:value-type="float" office:value="3.30917880522785" calcext:value-type="float">
            <text:p>3.30917880522785</text:p>
          </table:table-cell>
          <table:table-cell table:style-name="ce34" table:formula="of:=IF([.L165]&gt;0; [.L165]+0.5*([.I165]+[.I166])*delta_t ;[.L165])" office:value-type="float" office:value="-0.0217868576426682" calcext:value-type="float">
            <text:p>-0.0217868576426682</text:p>
          </table:table-cell>
          <table:table-cell/>
          <table:table-cell table:formula="of:= IF([.O165] &gt; 0;  (v*COS(theta*PI()/180)/b)*(1 - EXP(-b*[.A166])); [.N165])" office:value-type="float" office:value="3.55337000825362" calcext:value-type="float">
            <text:p>3.55337000825362</text:p>
          </table:table-cell>
          <table:table-cell table:formula="of:= IF([.O165]&gt;0;  height + (   (g/(b^2)) +  ( v*SIN(theta*PI()/180)) / b     )   *   ( 1 - EXP(-b*[.A166])    )     -   (   (g*[.A166]) / b   );[.O16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6]+delta_t" office:value-type="float" office:value="1.48" calcext:value-type="float">
            <text:p>1.48</text:p>
          </table:table-cell>
          <table:table-cell table:style-name="ce34" table:formula="of:=+[.B166]" office:value-type="float" office:value="4.45832771081132" calcext:value-type="float">
            <text:p>4.45832771081132</text:p>
          </table:table-cell>
          <table:table-cell table:style-name="ce34" table:formula="of:=[.C166]-g*delta_t" office:value-type="float" office:value="-10.7728608621908" calcext:value-type="float">
            <text:p>-10.7728608621908</text:p>
          </table:table-cell>
          <table:table-cell table:style-name="ce34" table:formula="of:=SQRT([.B167]*[.B167]+[.C167]*[.C167])" office:value-type="float" office:value="11.6589543756338" calcext:value-type="float">
            <text:p>11.6589543756338</text:p>
          </table:table-cell>
          <table:table-cell table:style-name="ce34" table:formula="of:=IF([.F166]&gt;0;[.E166]+0.5*([.B166]+[.B167])*delta_t;[.E166])" office:value-type="float" office:value="3.65582872286528" calcext:value-type="float">
            <text:p>3.65582872286528</text:p>
          </table:table-cell>
          <table:table-cell table:formula="of:=IF([.F166]&gt;0;[.F166]+0.5*([.C166]+[.C167])*delta_t;[.F166])" office:value-type="float" office:value="-0.032047054520818" calcext:value-type="float">
            <text:p>-0.032047054520818</text:p>
          </table:table-cell>
          <table:table-cell/>
          <table:table-cell table:style-name="ce34" table:formula="of:=[.H166]-b*[.H166]*[.J166]*delta_t" office:value-type="float" office:value="3.11008236632246" calcext:value-type="float">
            <text:p>3.11008236632246</text:p>
          </table:table-cell>
          <table:table-cell table:style-name="ce34" table:formula="of:=[.I166]-g*delta_t-b*[.I166]*[.J166]*delta_t" office:value-type="float" office:value="-9.27240048078318" calcext:value-type="float">
            <text:p>-9.27240048078318</text:p>
          </table:table-cell>
          <table:table-cell table:style-name="ce34" table:formula="of:=SQRT([.H167]^2+[.I167]^2)" office:value-type="float" office:value="9.78008297517654" calcext:value-type="float">
            <text:p>9.78008297517654</text:p>
          </table:table-cell>
          <table:table-cell table:style-name="ce34" table:formula="of:=IF([.L166]&gt;0; [.K166]+0.5*([.H166]+[.H167])*delta_t ;[.K166])" office:value-type="float" office:value="3.30917880522785" calcext:value-type="float">
            <text:p>3.30917880522785</text:p>
          </table:table-cell>
          <table:table-cell table:style-name="ce34" table:formula="of:=IF([.L166]&gt;0; [.L166]+0.5*([.I166]+[.I167])*delta_t ;[.L166])" office:value-type="float" office:value="-0.0217868576426682" calcext:value-type="float">
            <text:p>-0.0217868576426682</text:p>
          </table:table-cell>
          <table:table-cell/>
          <table:table-cell table:formula="of:= IF([.O166] &gt; 0;  (v*COS(theta*PI()/180)/b)*(1 - EXP(-b*[.A167])); [.N166])" office:value-type="float" office:value="3.55337000825362" calcext:value-type="float">
            <text:p>3.55337000825362</text:p>
          </table:table-cell>
          <table:table-cell table:formula="of:= IF([.O166]&gt;0;  height + (   (g/(b^2)) +  ( v*SIN(theta*PI()/180)) / b     )   *   ( 1 - EXP(-b*[.A167])    )     -   (   (g*[.A167]) / b   );[.O16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7]+delta_t" office:value-type="float" office:value="1.49" calcext:value-type="float">
            <text:p>1.49</text:p>
          </table:table-cell>
          <table:table-cell table:style-name="ce34" table:formula="of:=+[.B167]" office:value-type="float" office:value="4.45832771081132" calcext:value-type="float">
            <text:p>4.45832771081132</text:p>
          </table:table-cell>
          <table:table-cell table:style-name="ce34" table:formula="of:=[.C167]-g*delta_t" office:value-type="float" office:value="-10.8709273621908" calcext:value-type="float">
            <text:p>-10.8709273621908</text:p>
          </table:table-cell>
          <table:table-cell table:style-name="ce34" table:formula="of:=SQRT([.B168]*[.B168]+[.C168]*[.C168])" office:value-type="float" office:value="11.7496275554171" calcext:value-type="float">
            <text:p>11.7496275554171</text:p>
          </table:table-cell>
          <table:table-cell table:style-name="ce34" table:formula="of:=IF([.F167]&gt;0;[.E167]+0.5*([.B167]+[.B168])*delta_t;[.E167])" office:value-type="float" office:value="3.65582872286528" calcext:value-type="float">
            <text:p>3.65582872286528</text:p>
          </table:table-cell>
          <table:table-cell table:formula="of:=IF([.F167]&gt;0;[.F167]+0.5*([.C167]+[.C168])*delta_t;[.F167])" office:value-type="float" office:value="-0.032047054520818" calcext:value-type="float">
            <text:p>-0.032047054520818</text:p>
          </table:table-cell>
          <table:table-cell/>
          <table:table-cell table:style-name="ce34" table:formula="of:=[.H167]-b*[.H167]*[.J167]*delta_t" office:value-type="float" office:value="3.09791562088156" calcext:value-type="float">
            <text:p>3.09791562088156</text:p>
          </table:table-cell>
          <table:table-cell table:style-name="ce34" table:formula="of:=[.I167]-g*delta_t-b*[.I167]*[.J167]*delta_t" office:value-type="float" office:value="-9.33419304235073" calcext:value-type="float">
            <text:p>-9.33419304235073</text:p>
          </table:table-cell>
          <table:table-cell table:style-name="ce34" table:formula="of:=SQRT([.H168]^2+[.I168]^2)" office:value-type="float" office:value="9.83484829298199" calcext:value-type="float">
            <text:p>9.83484829298199</text:p>
          </table:table-cell>
          <table:table-cell table:style-name="ce34" table:formula="of:=IF([.L167]&gt;0; [.K167]+0.5*([.H167]+[.H168])*delta_t ;[.K167])" office:value-type="float" office:value="3.30917880522785" calcext:value-type="float">
            <text:p>3.30917880522785</text:p>
          </table:table-cell>
          <table:table-cell table:style-name="ce34" table:formula="of:=IF([.L167]&gt;0; [.L167]+0.5*([.I167]+[.I168])*delta_t ;[.L167])" office:value-type="float" office:value="-0.0217868576426682" calcext:value-type="float">
            <text:p>-0.0217868576426682</text:p>
          </table:table-cell>
          <table:table-cell/>
          <table:table-cell table:formula="of:= IF([.O167] &gt; 0;  (v*COS(theta*PI()/180)/b)*(1 - EXP(-b*[.A168])); [.N167])" office:value-type="float" office:value="3.55337000825362" calcext:value-type="float">
            <text:p>3.55337000825362</text:p>
          </table:table-cell>
          <table:table-cell table:formula="of:= IF([.O167]&gt;0;  height + (   (g/(b^2)) +  ( v*SIN(theta*PI()/180)) / b     )   *   ( 1 - EXP(-b*[.A168])    )     -   (   (g*[.A168]) / b   );[.O16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8]+delta_t" office:value-type="float" office:value="1.5" calcext:value-type="float">
            <text:p>1.5</text:p>
          </table:table-cell>
          <table:table-cell table:style-name="ce34" table:formula="of:=+[.B168]" office:value-type="float" office:value="4.45832771081132" calcext:value-type="float">
            <text:p>4.45832771081132</text:p>
          </table:table-cell>
          <table:table-cell table:style-name="ce34" table:formula="of:=[.C168]-g*delta_t" office:value-type="float" office:value="-10.9689938621908" calcext:value-type="float">
            <text:p>-10.9689938621908</text:p>
          </table:table-cell>
          <table:table-cell table:style-name="ce34" table:formula="of:=SQRT([.B169]*[.B169]+[.C169]*[.C169])" office:value-type="float" office:value="11.8404185874388" calcext:value-type="float">
            <text:p>11.8404185874388</text:p>
          </table:table-cell>
          <table:table-cell table:style-name="ce34" table:formula="of:=IF([.F168]&gt;0;[.E168]+0.5*([.B168]+[.B169])*delta_t;[.E168])" office:value-type="float" office:value="3.65582872286528" calcext:value-type="float">
            <text:p>3.65582872286528</text:p>
          </table:table-cell>
          <table:table-cell table:formula="of:=IF([.F168]&gt;0;[.F168]+0.5*([.C168]+[.C169])*delta_t;[.F168])" office:value-type="float" office:value="-0.032047054520818" calcext:value-type="float">
            <text:p>-0.032047054520818</text:p>
          </table:table-cell>
          <table:table-cell/>
          <table:table-cell table:style-name="ce34" table:formula="of:=[.H168]-b*[.H168]*[.J168]*delta_t" office:value-type="float" office:value="3.08572860881923" calcext:value-type="float">
            <text:p>3.08572860881923</text:p>
          </table:table-cell>
          <table:table-cell table:style-name="ce34" table:formula="of:=[.I168]-g*delta_t-b*[.I168]*[.J168]*delta_t" office:value-type="float" office:value="-9.39553939334716" calcext:value-type="float">
            <text:p>-9.39553939334716</text:p>
          </table:table-cell>
          <table:table-cell table:style-name="ce34" table:formula="of:=SQRT([.H169]^2+[.I169]^2)" office:value-type="float" office:value="9.88928114370421" calcext:value-type="float">
            <text:p>9.88928114370421</text:p>
          </table:table-cell>
          <table:table-cell table:style-name="ce34" table:formula="of:=IF([.L168]&gt;0; [.K168]+0.5*([.H168]+[.H169])*delta_t ;[.K168])" office:value-type="float" office:value="3.30917880522785" calcext:value-type="float">
            <text:p>3.30917880522785</text:p>
          </table:table-cell>
          <table:table-cell table:style-name="ce34" table:formula="of:=IF([.L168]&gt;0; [.L168]+0.5*([.I168]+[.I169])*delta_t ;[.L168])" office:value-type="float" office:value="-0.0217868576426682" calcext:value-type="float">
            <text:p>-0.0217868576426682</text:p>
          </table:table-cell>
          <table:table-cell/>
          <table:table-cell table:formula="of:= IF([.O168] &gt; 0;  (v*COS(theta*PI()/180)/b)*(1 - EXP(-b*[.A169])); [.N168])" office:value-type="float" office:value="3.55337000825362" calcext:value-type="float">
            <text:p>3.55337000825362</text:p>
          </table:table-cell>
          <table:table-cell table:formula="of:= IF([.O168]&gt;0;  height + (   (g/(b^2)) +  ( v*SIN(theta*PI()/180)) / b     )   *   ( 1 - EXP(-b*[.A169])    )     -   (   (g*[.A169]) / b   );[.O16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69]+delta_t" office:value-type="float" office:value="1.51" calcext:value-type="float">
            <text:p>1.51</text:p>
          </table:table-cell>
          <table:table-cell table:style-name="ce34" table:formula="of:=+[.B169]" office:value-type="float" office:value="4.45832771081132" calcext:value-type="float">
            <text:p>4.45832771081132</text:p>
          </table:table-cell>
          <table:table-cell table:style-name="ce34" table:formula="of:=[.C169]-g*delta_t" office:value-type="float" office:value="-11.0670603621908" calcext:value-type="float">
            <text:p>-11.0670603621908</text:p>
          </table:table-cell>
          <table:table-cell table:style-name="ce34" table:formula="of:=SQRT([.B170]*[.B170]+[.C170]*[.C170])" office:value-type="float" office:value="11.9313247813209" calcext:value-type="float">
            <text:p>11.9313247813209</text:p>
          </table:table-cell>
          <table:table-cell table:style-name="ce34" table:formula="of:=IF([.F169]&gt;0;[.E169]+0.5*([.B169]+[.B170])*delta_t;[.E169])" office:value-type="float" office:value="3.65582872286528" calcext:value-type="float">
            <text:p>3.65582872286528</text:p>
          </table:table-cell>
          <table:table-cell table:formula="of:=IF([.F169]&gt;0;[.F169]+0.5*([.C169]+[.C170])*delta_t;[.F169])" office:value-type="float" office:value="-0.032047054520818" calcext:value-type="float">
            <text:p>-0.032047054520818</text:p>
          </table:table-cell>
          <table:table-cell/>
          <table:table-cell table:style-name="ce34" table:formula="of:=[.H169]-b*[.H169]*[.J169]*delta_t" office:value-type="float" office:value="3.07352235372091" calcext:value-type="float">
            <text:p>3.07352235372091</text:p>
          </table:table-cell>
          <table:table-cell table:style-name="ce34" table:formula="of:=[.I169]-g*delta_t-b*[.I169]*[.J169]*delta_t" office:value-type="float" office:value="-9.45643984112413" calcext:value-type="float">
            <text:p>-9.45643984112413</text:p>
          </table:table-cell>
          <table:table-cell table:style-name="ce34" table:formula="of:=SQRT([.H170]^2+[.I170]^2)" office:value-type="float" office:value="9.94337941183087" calcext:value-type="float">
            <text:p>9.94337941183087</text:p>
          </table:table-cell>
          <table:table-cell table:style-name="ce34" table:formula="of:=IF([.L169]&gt;0; [.K169]+0.5*([.H169]+[.H170])*delta_t ;[.K169])" office:value-type="float" office:value="3.30917880522785" calcext:value-type="float">
            <text:p>3.30917880522785</text:p>
          </table:table-cell>
          <table:table-cell table:style-name="ce34" table:formula="of:=IF([.L169]&gt;0; [.L169]+0.5*([.I169]+[.I170])*delta_t ;[.L169])" office:value-type="float" office:value="-0.0217868576426682" calcext:value-type="float">
            <text:p>-0.0217868576426682</text:p>
          </table:table-cell>
          <table:table-cell/>
          <table:table-cell table:formula="of:= IF([.O169] &gt; 0;  (v*COS(theta*PI()/180)/b)*(1 - EXP(-b*[.A170])); [.N169])" office:value-type="float" office:value="3.55337000825362" calcext:value-type="float">
            <text:p>3.55337000825362</text:p>
          </table:table-cell>
          <table:table-cell table:formula="of:= IF([.O169]&gt;0;  height + (   (g/(b^2)) +  ( v*SIN(theta*PI()/180)) / b     )   *   ( 1 - EXP(-b*[.A170])    )     -   (   (g*[.A170]) / b   );[.O16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0]+delta_t" office:value-type="float" office:value="1.52" calcext:value-type="float">
            <text:p>1.52</text:p>
          </table:table-cell>
          <table:table-cell table:style-name="ce34" table:formula="of:=+[.B170]" office:value-type="float" office:value="4.45832771081132" calcext:value-type="float">
            <text:p>4.45832771081132</text:p>
          </table:table-cell>
          <table:table-cell table:style-name="ce34" table:formula="of:=[.C170]-g*delta_t" office:value-type="float" office:value="-11.1651268621908" calcext:value-type="float">
            <text:p>-11.1651268621908</text:p>
          </table:table-cell>
          <table:table-cell table:style-name="ce34" table:formula="of:=SQRT([.B171]*[.B171]+[.C171]*[.C171])" office:value-type="float" office:value="12.0223435246961" calcext:value-type="float">
            <text:p>12.0223435246961</text:p>
          </table:table-cell>
          <table:table-cell table:style-name="ce34" table:formula="of:=IF([.F170]&gt;0;[.E170]+0.5*([.B170]+[.B171])*delta_t;[.E170])" office:value-type="float" office:value="3.65582872286528" calcext:value-type="float">
            <text:p>3.65582872286528</text:p>
          </table:table-cell>
          <table:table-cell table:formula="of:=IF([.F170]&gt;0;[.F170]+0.5*([.C170]+[.C171])*delta_t;[.F170])" office:value-type="float" office:value="-0.032047054520818" calcext:value-type="float">
            <text:p>-0.032047054520818</text:p>
          </table:table-cell>
          <table:table-cell/>
          <table:table-cell table:style-name="ce34" table:formula="of:=[.H170]-b*[.H170]*[.J170]*delta_t" office:value-type="float" office:value="3.0612978741634" calcext:value-type="float">
            <text:p>3.0612978741634</text:p>
          </table:table-cell>
          <table:table-cell table:style-name="ce34" table:formula="of:=[.I170]-g*delta_t-b*[.I170]*[.J170]*delta_t" office:value-type="float" office:value="-9.51689475343395" calcext:value-type="float">
            <text:p>-9.51689475343395</text:p>
          </table:table-cell>
          <table:table-cell table:style-name="ce34" table:formula="of:=SQRT([.H171]^2+[.I171]^2)" office:value-type="float" office:value="9.9971411124529" calcext:value-type="float">
            <text:p>9.9971411124529</text:p>
          </table:table-cell>
          <table:table-cell table:style-name="ce34" table:formula="of:=IF([.L170]&gt;0; [.K170]+0.5*([.H170]+[.H171])*delta_t ;[.K170])" office:value-type="float" office:value="3.30917880522785" calcext:value-type="float">
            <text:p>3.30917880522785</text:p>
          </table:table-cell>
          <table:table-cell table:style-name="ce34" table:formula="of:=IF([.L170]&gt;0; [.L170]+0.5*([.I170]+[.I171])*delta_t ;[.L170])" office:value-type="float" office:value="-0.0217868576426682" calcext:value-type="float">
            <text:p>-0.0217868576426682</text:p>
          </table:table-cell>
          <table:table-cell/>
          <table:table-cell table:formula="of:= IF([.O170] &gt; 0;  (v*COS(theta*PI()/180)/b)*(1 - EXP(-b*[.A171])); [.N170])" office:value-type="float" office:value="3.55337000825362" calcext:value-type="float">
            <text:p>3.55337000825362</text:p>
          </table:table-cell>
          <table:table-cell table:formula="of:= IF([.O170]&gt;0;  height + (   (g/(b^2)) +  ( v*SIN(theta*PI()/180)) / b     )   *   ( 1 - EXP(-b*[.A171])    )     -   (   (g*[.A171]) / b   );[.O17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1]+delta_t" office:value-type="float" office:value="1.53" calcext:value-type="float">
            <text:p>1.53</text:p>
          </table:table-cell>
          <table:table-cell table:style-name="ce34" table:formula="of:=+[.B171]" office:value-type="float" office:value="4.45832771081132" calcext:value-type="float">
            <text:p>4.45832771081132</text:p>
          </table:table-cell>
          <table:table-cell table:style-name="ce34" table:formula="of:=[.C171]-g*delta_t" office:value-type="float" office:value="-11.2631933621908" calcext:value-type="float">
            <text:p>-11.2631933621908</text:p>
          </table:table-cell>
          <table:table-cell table:style-name="ce34" table:formula="of:=SQRT([.B172]*[.B172]+[.C172]*[.C172])" office:value-type="float" office:value="12.1134722805266" calcext:value-type="float">
            <text:p>12.1134722805266</text:p>
          </table:table-cell>
          <table:table-cell table:style-name="ce34" table:formula="of:=IF([.F171]&gt;0;[.E171]+0.5*([.B171]+[.B172])*delta_t;[.E171])" office:value-type="float" office:value="3.65582872286528" calcext:value-type="float">
            <text:p>3.65582872286528</text:p>
          </table:table-cell>
          <table:table-cell table:formula="of:=IF([.F171]&gt;0;[.F171]+0.5*([.C171]+[.C172])*delta_t;[.F171])" office:value-type="float" office:value="-0.032047054520818" calcext:value-type="float">
            <text:p>-0.032047054520818</text:p>
          </table:table-cell>
          <table:table-cell/>
          <table:table-cell table:style-name="ce34" table:formula="of:=[.H171]-b*[.H171]*[.J171]*delta_t" office:value-type="float" office:value="3.04905618342929" calcext:value-type="float">
            <text:p>3.04905618342929</text:p>
          </table:table-cell>
          <table:table-cell table:style-name="ce34" table:formula="of:=[.I171]-g*delta_t-b*[.I171]*[.J171]*delta_t" office:value-type="float" office:value="-9.57690455751297" calcext:value-type="float">
            <text:p>-9.57690455751297</text:p>
          </table:table-cell>
          <table:table-cell table:style-name="ce34" table:formula="of:=SQRT([.H172]^2+[.I172]^2)" office:value-type="float" office:value="10.0505643878054" calcext:value-type="float">
            <text:p>10.0505643878054</text:p>
          </table:table-cell>
          <table:table-cell table:style-name="ce34" table:formula="of:=IF([.L171]&gt;0; [.K171]+0.5*([.H171]+[.H172])*delta_t ;[.K171])" office:value-type="float" office:value="3.30917880522785" calcext:value-type="float">
            <text:p>3.30917880522785</text:p>
          </table:table-cell>
          <table:table-cell table:style-name="ce34" table:formula="of:=IF([.L171]&gt;0; [.L171]+0.5*([.I171]+[.I172])*delta_t ;[.L171])" office:value-type="float" office:value="-0.0217868576426682" calcext:value-type="float">
            <text:p>-0.0217868576426682</text:p>
          </table:table-cell>
          <table:table-cell/>
          <table:table-cell table:formula="of:= IF([.O171] &gt; 0;  (v*COS(theta*PI()/180)/b)*(1 - EXP(-b*[.A172])); [.N171])" office:value-type="float" office:value="3.55337000825362" calcext:value-type="float">
            <text:p>3.55337000825362</text:p>
          </table:table-cell>
          <table:table-cell table:formula="of:= IF([.O171]&gt;0;  height + (   (g/(b^2)) +  ( v*SIN(theta*PI()/180)) / b     )   *   ( 1 - EXP(-b*[.A172])    )     -   (   (g*[.A172]) / b   );[.O17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2]+delta_t" office:value-type="float" office:value="1.54" calcext:value-type="float">
            <text:p>1.54</text:p>
          </table:table-cell>
          <table:table-cell table:style-name="ce34" table:formula="of:=+[.B172]" office:value-type="float" office:value="4.45832771081132" calcext:value-type="float">
            <text:p>4.45832771081132</text:p>
          </table:table-cell>
          <table:table-cell table:style-name="ce34" table:formula="of:=[.C172]-g*delta_t" office:value-type="float" office:value="-11.3612598621908" calcext:value-type="float">
            <text:p>-11.3612598621908</text:p>
          </table:table-cell>
          <table:table-cell table:style-name="ce34" table:formula="of:=SQRT([.B173]*[.B173]+[.C173]*[.C173])" office:value-type="float" office:value="12.2047085845265" calcext:value-type="float">
            <text:p>12.2047085845265</text:p>
          </table:table-cell>
          <table:table-cell table:style-name="ce34" table:formula="of:=IF([.F172]&gt;0;[.E172]+0.5*([.B172]+[.B173])*delta_t;[.E172])" office:value-type="float" office:value="3.65582872286528" calcext:value-type="float">
            <text:p>3.65582872286528</text:p>
          </table:table-cell>
          <table:table-cell table:formula="of:=IF([.F172]&gt;0;[.F172]+0.5*([.C172]+[.C173])*delta_t;[.F172])" office:value-type="float" office:value="-0.032047054520818" calcext:value-type="float">
            <text:p>-0.032047054520818</text:p>
          </table:table-cell>
          <table:table-cell/>
          <table:table-cell table:style-name="ce34" table:formula="of:=[.H172]-b*[.H172]*[.J172]*delta_t" office:value-type="float" office:value="3.03679828923185" calcext:value-type="float">
            <text:p>3.03679828923185</text:p>
          </table:table-cell>
          <table:table-cell table:style-name="ce34" table:formula="of:=[.I172]-g*delta_t-b*[.I172]*[.J172]*delta_t" office:value-type="float" office:value="-9.63646973915651" calcext:value-type="float">
            <text:p>-9.63646973915651</text:p>
          </table:table-cell>
          <table:table-cell table:style-name="ce34" table:formula="of:=SQRT([.H173]^2+[.I173]^2)" office:value-type="float" office:value="10.1036475039048" calcext:value-type="float">
            <text:p>10.1036475039048</text:p>
          </table:table-cell>
          <table:table-cell table:style-name="ce34" table:formula="of:=IF([.L172]&gt;0; [.K172]+0.5*([.H172]+[.H173])*delta_t ;[.K172])" office:value-type="float" office:value="3.30917880522785" calcext:value-type="float">
            <text:p>3.30917880522785</text:p>
          </table:table-cell>
          <table:table-cell table:style-name="ce34" table:formula="of:=IF([.L172]&gt;0; [.L172]+0.5*([.I172]+[.I173])*delta_t ;[.L172])" office:value-type="float" office:value="-0.0217868576426682" calcext:value-type="float">
            <text:p>-0.0217868576426682</text:p>
          </table:table-cell>
          <table:table-cell/>
          <table:table-cell table:formula="of:= IF([.O172] &gt; 0;  (v*COS(theta*PI()/180)/b)*(1 - EXP(-b*[.A173])); [.N172])" office:value-type="float" office:value="3.55337000825362" calcext:value-type="float">
            <text:p>3.55337000825362</text:p>
          </table:table-cell>
          <table:table-cell table:formula="of:= IF([.O172]&gt;0;  height + (   (g/(b^2)) +  ( v*SIN(theta*PI()/180)) / b     )   *   ( 1 - EXP(-b*[.A173])    )     -   (   (g*[.A173]) / b   );[.O17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3]+delta_t" office:value-type="float" office:value="1.55" calcext:value-type="float">
            <text:p>1.55</text:p>
          </table:table-cell>
          <table:table-cell table:style-name="ce34" table:formula="of:=+[.B173]" office:value-type="float" office:value="4.45832771081132" calcext:value-type="float">
            <text:p>4.45832771081132</text:p>
          </table:table-cell>
          <table:table-cell table:style-name="ce34" table:formula="of:=[.C173]-g*delta_t" office:value-type="float" office:value="-11.4593263621908" calcext:value-type="float">
            <text:p>-11.4593263621908</text:p>
          </table:table-cell>
          <table:table-cell table:style-name="ce34" table:formula="of:=SQRT([.B174]*[.B174]+[.C174]*[.C174])" office:value-type="float" office:value="12.296050042684" calcext:value-type="float">
            <text:p>12.296050042684</text:p>
          </table:table-cell>
          <table:table-cell table:style-name="ce34" table:formula="of:=IF([.F173]&gt;0;[.E173]+0.5*([.B173]+[.B174])*delta_t;[.E173])" office:value-type="float" office:value="3.65582872286528" calcext:value-type="float">
            <text:p>3.65582872286528</text:p>
          </table:table-cell>
          <table:table-cell table:formula="of:=IF([.F173]&gt;0;[.F173]+0.5*([.C173]+[.C174])*delta_t;[.F173])" office:value-type="float" office:value="-0.032047054520818" calcext:value-type="float">
            <text:p>-0.032047054520818</text:p>
          </table:table-cell>
          <table:table-cell/>
          <table:table-cell table:style-name="ce34" table:formula="of:=[.H173]-b*[.H173]*[.J173]*delta_t" office:value-type="float" office:value="3.02452519344991" calcext:value-type="float">
            <text:p>3.02452519344991</text:p>
          </table:table-cell>
          <table:table-cell table:style-name="ce34" table:formula="of:=[.I173]-g*delta_t-b*[.I173]*[.J173]*delta_t" office:value-type="float" office:value="-9.69559084178592" calcext:value-type="float">
            <text:p>-9.69559084178592</text:p>
          </table:table-cell>
          <table:table-cell table:style-name="ce34" table:formula="of:=SQRT([.H174]^2+[.I174]^2)" office:value-type="float" office:value="10.1563888472791" calcext:value-type="float">
            <text:p>10.1563888472791</text:p>
          </table:table-cell>
          <table:table-cell table:style-name="ce34" table:formula="of:=IF([.L173]&gt;0; [.K173]+0.5*([.H173]+[.H174])*delta_t ;[.K173])" office:value-type="float" office:value="3.30917880522785" calcext:value-type="float">
            <text:p>3.30917880522785</text:p>
          </table:table-cell>
          <table:table-cell table:style-name="ce34" table:formula="of:=IF([.L173]&gt;0; [.L173]+0.5*([.I173]+[.I174])*delta_t ;[.L173])" office:value-type="float" office:value="-0.0217868576426682" calcext:value-type="float">
            <text:p>-0.0217868576426682</text:p>
          </table:table-cell>
          <table:table-cell/>
          <table:table-cell table:formula="of:= IF([.O173] &gt; 0;  (v*COS(theta*PI()/180)/b)*(1 - EXP(-b*[.A174])); [.N173])" office:value-type="float" office:value="3.55337000825362" calcext:value-type="float">
            <text:p>3.55337000825362</text:p>
          </table:table-cell>
          <table:table-cell table:formula="of:= IF([.O173]&gt;0;  height + (   (g/(b^2)) +  ( v*SIN(theta*PI()/180)) / b     )   *   ( 1 - EXP(-b*[.A174])    )     -   (   (g*[.A174]) / b   );[.O17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4]+delta_t" office:value-type="float" office:value="1.56" calcext:value-type="float">
            <text:p>1.56</text:p>
          </table:table-cell>
          <table:table-cell table:style-name="ce34" table:formula="of:=+[.B174]" office:value-type="float" office:value="4.45832771081132" calcext:value-type="float">
            <text:p>4.45832771081132</text:p>
          </table:table-cell>
          <table:table-cell table:style-name="ce34" table:formula="of:=[.C174]-g*delta_t" office:value-type="float" office:value="-11.5573928621908" calcext:value-type="float">
            <text:p>-11.5573928621908</text:p>
          </table:table-cell>
          <table:table-cell table:style-name="ce34" table:formula="of:=SQRT([.B175]*[.B175]+[.C175]*[.C175])" office:value-type="float" office:value="12.3874943288789" calcext:value-type="float">
            <text:p>12.3874943288789</text:p>
          </table:table-cell>
          <table:table-cell table:style-name="ce34" table:formula="of:=IF([.F174]&gt;0;[.E174]+0.5*([.B174]+[.B175])*delta_t;[.E174])" office:value-type="float" office:value="3.65582872286528" calcext:value-type="float">
            <text:p>3.65582872286528</text:p>
          </table:table-cell>
          <table:table-cell table:formula="of:=IF([.F174]&gt;0;[.F174]+0.5*([.C174]+[.C175])*delta_t;[.F174])" office:value-type="float" office:value="-0.032047054520818" calcext:value-type="float">
            <text:p>-0.032047054520818</text:p>
          </table:table-cell>
          <table:table-cell/>
          <table:table-cell table:style-name="ce34" table:formula="of:=[.H174]-b*[.H174]*[.J174]*delta_t" office:value-type="float" office:value="3.01223789187268" calcext:value-type="float">
            <text:p>3.01223789187268</text:p>
          </table:table-cell>
          <table:table-cell table:style-name="ce34" table:formula="of:=[.I174]-g*delta_t-b*[.I174]*[.J174]*delta_t" office:value-type="float" office:value="-9.7542684655086" calcext:value-type="float">
            <text:p>-9.7542684655086</text:p>
          </table:table-cell>
          <table:table-cell table:style-name="ce34" table:formula="of:=SQRT([.H175]^2+[.I175]^2)" office:value-type="float" office:value="10.208786921787" calcext:value-type="float">
            <text:p>10.208786921787</text:p>
          </table:table-cell>
          <table:table-cell table:style-name="ce34" table:formula="of:=IF([.L174]&gt;0; [.K174]+0.5*([.H174]+[.H175])*delta_t ;[.K174])" office:value-type="float" office:value="3.30917880522785" calcext:value-type="float">
            <text:p>3.30917880522785</text:p>
          </table:table-cell>
          <table:table-cell table:style-name="ce34" table:formula="of:=IF([.L174]&gt;0; [.L174]+0.5*([.I174]+[.I175])*delta_t ;[.L174])" office:value-type="float" office:value="-0.0217868576426682" calcext:value-type="float">
            <text:p>-0.0217868576426682</text:p>
          </table:table-cell>
          <table:table-cell/>
          <table:table-cell table:formula="of:= IF([.O174] &gt; 0;  (v*COS(theta*PI()/180)/b)*(1 - EXP(-b*[.A175])); [.N174])" office:value-type="float" office:value="3.55337000825362" calcext:value-type="float">
            <text:p>3.55337000825362</text:p>
          </table:table-cell>
          <table:table-cell table:formula="of:= IF([.O174]&gt;0;  height + (   (g/(b^2)) +  ( v*SIN(theta*PI()/180)) / b     )   *   ( 1 - EXP(-b*[.A175])    )     -   (   (g*[.A175]) / b   );[.O17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5]+delta_t" office:value-type="float" office:value="1.57" calcext:value-type="float">
            <text:p>1.57</text:p>
          </table:table-cell>
          <table:table-cell table:style-name="ce34" table:formula="of:=+[.B175]" office:value-type="float" office:value="4.45832771081132" calcext:value-type="float">
            <text:p>4.45832771081132</text:p>
          </table:table-cell>
          <table:table-cell table:style-name="ce34" table:formula="of:=[.C175]-g*delta_t" office:value-type="float" office:value="-11.6554593621908" calcext:value-type="float">
            <text:p>-11.6554593621908</text:p>
          </table:table-cell>
          <table:table-cell table:style-name="ce34" table:formula="of:=SQRT([.B176]*[.B176]+[.C176]*[.C176])" office:value-type="float" office:value="12.4790391825921" calcext:value-type="float">
            <text:p>12.4790391825921</text:p>
          </table:table-cell>
          <table:table-cell table:style-name="ce34" table:formula="of:=IF([.F175]&gt;0;[.E175]+0.5*([.B175]+[.B176])*delta_t;[.E175])" office:value-type="float" office:value="3.65582872286528" calcext:value-type="float">
            <text:p>3.65582872286528</text:p>
          </table:table-cell>
          <table:table-cell table:formula="of:=IF([.F175]&gt;0;[.F175]+0.5*([.C175]+[.C176])*delta_t;[.F175])" office:value-type="float" office:value="-0.032047054520818" calcext:value-type="float">
            <text:p>-0.032047054520818</text:p>
          </table:table-cell>
          <table:table-cell/>
          <table:table-cell table:style-name="ce34" table:formula="of:=[.H175]-b*[.H175]*[.J175]*delta_t" office:value-type="float" office:value="2.99993737395434" calcext:value-type="float">
            <text:p>2.99993737395434</text:p>
          </table:table-cell>
          <table:table-cell table:style-name="ce34" table:formula="of:=[.I175]-g*delta_t-b*[.I175]*[.J175]*delta_t" office:value-type="float" office:value="-9.81250326617169" calcext:value-type="float">
            <text:p>-9.81250326617169</text:p>
          </table:table-cell>
          <table:table-cell table:style-name="ce34" table:formula="of:=SQRT([.H176]^2+[.I176]^2)" office:value-type="float" office:value="10.2608403455213" calcext:value-type="float">
            <text:p>10.2608403455213</text:p>
          </table:table-cell>
          <table:table-cell table:style-name="ce34" table:formula="of:=IF([.L175]&gt;0; [.K175]+0.5*([.H175]+[.H176])*delta_t ;[.K175])" office:value-type="float" office:value="3.30917880522785" calcext:value-type="float">
            <text:p>3.30917880522785</text:p>
          </table:table-cell>
          <table:table-cell table:style-name="ce34" table:formula="of:=IF([.L175]&gt;0; [.L175]+0.5*([.I175]+[.I176])*delta_t ;[.L175])" office:value-type="float" office:value="-0.0217868576426682" calcext:value-type="float">
            <text:p>-0.0217868576426682</text:p>
          </table:table-cell>
          <table:table-cell/>
          <table:table-cell table:formula="of:= IF([.O175] &gt; 0;  (v*COS(theta*PI()/180)/b)*(1 - EXP(-b*[.A176])); [.N175])" office:value-type="float" office:value="3.55337000825362" calcext:value-type="float">
            <text:p>3.55337000825362</text:p>
          </table:table-cell>
          <table:table-cell table:formula="of:= IF([.O175]&gt;0;  height + (   (g/(b^2)) +  ( v*SIN(theta*PI()/180)) / b     )   *   ( 1 - EXP(-b*[.A176])    )     -   (   (g*[.A176]) / b   );[.O17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6]+delta_t" office:value-type="float" office:value="1.58" calcext:value-type="float">
            <text:p>1.58</text:p>
          </table:table-cell>
          <table:table-cell table:style-name="ce34" table:formula="of:=+[.B176]" office:value-type="float" office:value="4.45832771081132" calcext:value-type="float">
            <text:p>4.45832771081132</text:p>
          </table:table-cell>
          <table:table-cell table:style-name="ce34" table:formula="of:=[.C176]-g*delta_t" office:value-type="float" office:value="-11.7535258621908" calcext:value-type="float">
            <text:p>-11.7535258621908</text:p>
          </table:table-cell>
          <table:table-cell table:style-name="ce34" table:formula="of:=SQRT([.B177]*[.B177]+[.C177]*[.C177])" office:value-type="float" office:value="12.5706824067023" calcext:value-type="float">
            <text:p>12.5706824067023</text:p>
          </table:table-cell>
          <table:table-cell table:style-name="ce34" table:formula="of:=IF([.F176]&gt;0;[.E176]+0.5*([.B176]+[.B177])*delta_t;[.E176])" office:value-type="float" office:value="3.65582872286528" calcext:value-type="float">
            <text:p>3.65582872286528</text:p>
          </table:table-cell>
          <table:table-cell table:formula="of:=IF([.F176]&gt;0;[.F176]+0.5*([.C176]+[.C177])*delta_t;[.F176])" office:value-type="float" office:value="-0.032047054520818" calcext:value-type="float">
            <text:p>-0.032047054520818</text:p>
          </table:table-cell>
          <table:table-cell/>
          <table:table-cell table:style-name="ce34" table:formula="of:=[.H176]-b*[.H176]*[.J176]*delta_t" office:value-type="float" office:value="2.98762462257806" calcext:value-type="float">
            <text:p>2.98762462257806</text:p>
          </table:table-cell>
          <table:table-cell table:style-name="ce34" table:formula="of:=[.I176]-g*delta_t-b*[.I176]*[.J176]*delta_t" office:value-type="float" office:value="-9.87029595441005" calcext:value-type="float">
            <text:p>-9.87029595441005</text:p>
          </table:table-cell>
          <table:table-cell table:style-name="ce34" table:formula="of:=SQRT([.H177]^2+[.I177]^2)" office:value-type="float" office:value="10.3125478477958" calcext:value-type="float">
            <text:p>10.3125478477958</text:p>
          </table:table-cell>
          <table:table-cell table:style-name="ce34" table:formula="of:=IF([.L176]&gt;0; [.K176]+0.5*([.H176]+[.H177])*delta_t ;[.K176])" office:value-type="float" office:value="3.30917880522785" calcext:value-type="float">
            <text:p>3.30917880522785</text:p>
          </table:table-cell>
          <table:table-cell table:style-name="ce34" table:formula="of:=IF([.L176]&gt;0; [.L176]+0.5*([.I176]+[.I177])*delta_t ;[.L176])" office:value-type="float" office:value="-0.0217868576426682" calcext:value-type="float">
            <text:p>-0.0217868576426682</text:p>
          </table:table-cell>
          <table:table-cell/>
          <table:table-cell table:formula="of:= IF([.O176] &gt; 0;  (v*COS(theta*PI()/180)/b)*(1 - EXP(-b*[.A177])); [.N176])" office:value-type="float" office:value="3.55337000825362" calcext:value-type="float">
            <text:p>3.55337000825362</text:p>
          </table:table-cell>
          <table:table-cell table:formula="of:= IF([.O176]&gt;0;  height + (   (g/(b^2)) +  ( v*SIN(theta*PI()/180)) / b     )   *   ( 1 - EXP(-b*[.A177])    )     -   (   (g*[.A177]) / b   );[.O17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7]+delta_t" office:value-type="float" office:value="1.59" calcext:value-type="float">
            <text:p>1.59</text:p>
          </table:table-cell>
          <table:table-cell table:style-name="ce34" table:formula="of:=+[.B177]" office:value-type="float" office:value="4.45832771081132" calcext:value-type="float">
            <text:p>4.45832771081132</text:p>
          </table:table-cell>
          <table:table-cell table:style-name="ce34" table:formula="of:=[.C177]-g*delta_t" office:value-type="float" office:value="-11.8515923621908" calcext:value-type="float">
            <text:p>-11.8515923621908</text:p>
          </table:table-cell>
          <table:table-cell table:style-name="ce34" table:formula="of:=SQRT([.B178]*[.B178]+[.C178]*[.C178])" office:value-type="float" office:value="12.6624218653671" calcext:value-type="float">
            <text:p>12.6624218653671</text:p>
          </table:table-cell>
          <table:table-cell table:style-name="ce34" table:formula="of:=IF([.F177]&gt;0;[.E177]+0.5*([.B177]+[.B178])*delta_t;[.E177])" office:value-type="float" office:value="3.65582872286528" calcext:value-type="float">
            <text:p>3.65582872286528</text:p>
          </table:table-cell>
          <table:table-cell table:formula="of:=IF([.F177]&gt;0;[.F177]+0.5*([.C177]+[.C178])*delta_t;[.F177])" office:value-type="float" office:value="-0.032047054520818" calcext:value-type="float">
            <text:p>-0.032047054520818</text:p>
          </table:table-cell>
          <table:table-cell/>
          <table:table-cell table:style-name="ce34" table:formula="of:=[.H177]-b*[.H177]*[.J177]*delta_t" office:value-type="float" office:value="2.97530061382942" calcext:value-type="float">
            <text:p>2.97530061382942</text:p>
          </table:table-cell>
          <table:table-cell table:style-name="ce34" table:formula="of:=[.I177]-g*delta_t-b*[.I177]*[.J177]*delta_t" office:value-type="float" office:value="-9.92764729468935" calcext:value-type="float">
            <text:p>-9.92764729468935</text:p>
          </table:table-cell>
          <table:table-cell table:style-name="ce34" table:formula="of:=SQRT([.H178]^2+[.I178]^2)" office:value-type="float" office:value="10.3639082662095" calcext:value-type="float">
            <text:p>10.3639082662095</text:p>
          </table:table-cell>
          <table:table-cell table:style-name="ce34" table:formula="of:=IF([.L177]&gt;0; [.K177]+0.5*([.H177]+[.H178])*delta_t ;[.K177])" office:value-type="float" office:value="3.30917880522785" calcext:value-type="float">
            <text:p>3.30917880522785</text:p>
          </table:table-cell>
          <table:table-cell table:style-name="ce34" table:formula="of:=IF([.L177]&gt;0; [.L177]+0.5*([.I177]+[.I178])*delta_t ;[.L177])" office:value-type="float" office:value="-0.0217868576426682" calcext:value-type="float">
            <text:p>-0.0217868576426682</text:p>
          </table:table-cell>
          <table:table-cell/>
          <table:table-cell table:formula="of:= IF([.O177] &gt; 0;  (v*COS(theta*PI()/180)/b)*(1 - EXP(-b*[.A178])); [.N177])" office:value-type="float" office:value="3.55337000825362" calcext:value-type="float">
            <text:p>3.55337000825362</text:p>
          </table:table-cell>
          <table:table-cell table:formula="of:= IF([.O177]&gt;0;  height + (   (g/(b^2)) +  ( v*SIN(theta*PI()/180)) / b     )   *   ( 1 - EXP(-b*[.A178])    )     -   (   (g*[.A178]) / b   );[.O17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8]+delta_t" office:value-type="float" office:value="1.6" calcext:value-type="float">
            <text:p>1.6</text:p>
          </table:table-cell>
          <table:table-cell table:style-name="ce34" table:formula="of:=+[.B178]" office:value-type="float" office:value="4.45832771081132" calcext:value-type="float">
            <text:p>4.45832771081132</text:p>
          </table:table-cell>
          <table:table-cell table:style-name="ce34" table:formula="of:=[.C178]-g*delta_t" office:value-type="float" office:value="-11.9496588621908" calcext:value-type="float">
            <text:p>-11.9496588621908</text:p>
          </table:table-cell>
          <table:table-cell table:style-name="ce34" table:formula="of:=SQRT([.B179]*[.B179]+[.C179]*[.C179])" office:value-type="float" office:value="12.7542554819841" calcext:value-type="float">
            <text:p>12.7542554819841</text:p>
          </table:table-cell>
          <table:table-cell table:style-name="ce34" table:formula="of:=IF([.F178]&gt;0;[.E178]+0.5*([.B178]+[.B179])*delta_t;[.E178])" office:value-type="float" office:value="3.65582872286528" calcext:value-type="float">
            <text:p>3.65582872286528</text:p>
          </table:table-cell>
          <table:table-cell table:formula="of:=IF([.F178]&gt;0;[.F178]+0.5*([.C178]+[.C179])*delta_t;[.F178])" office:value-type="float" office:value="-0.032047054520818" calcext:value-type="float">
            <text:p>-0.032047054520818</text:p>
          </table:table-cell>
          <table:table-cell/>
          <table:table-cell table:style-name="ce34" table:formula="of:=[.H178]-b*[.H178]*[.J178]*delta_t" office:value-type="float" office:value="2.96296631677897" calcext:value-type="float">
            <text:p>2.96296631677897</text:p>
          </table:table-cell>
          <table:table-cell table:style-name="ce34" table:formula="of:=[.I178]-g*delta_t-b*[.I178]*[.J178]*delta_t" office:value-type="float" office:value="-9.98455810434477" calcext:value-type="float">
            <text:p>-9.98455810434477</text:p>
          </table:table-cell>
          <table:table-cell table:style-name="ce34" table:formula="of:=SQRT([.H179]^2+[.I179]^2)" office:value-type="float" office:value="10.4149205437873" calcext:value-type="float">
            <text:p>10.4149205437873</text:p>
          </table:table-cell>
          <table:table-cell table:style-name="ce34" table:formula="of:=IF([.L178]&gt;0; [.K178]+0.5*([.H178]+[.H179])*delta_t ;[.K178])" office:value-type="float" office:value="3.30917880522785" calcext:value-type="float">
            <text:p>3.30917880522785</text:p>
          </table:table-cell>
          <table:table-cell table:style-name="ce34" table:formula="of:=IF([.L178]&gt;0; [.L178]+0.5*([.I178]+[.I179])*delta_t ;[.L178])" office:value-type="float" office:value="-0.0217868576426682" calcext:value-type="float">
            <text:p>-0.0217868576426682</text:p>
          </table:table-cell>
          <table:table-cell/>
          <table:table-cell table:formula="of:= IF([.O178] &gt; 0;  (v*COS(theta*PI()/180)/b)*(1 - EXP(-b*[.A179])); [.N178])" office:value-type="float" office:value="3.55337000825362" calcext:value-type="float">
            <text:p>3.55337000825362</text:p>
          </table:table-cell>
          <table:table-cell table:formula="of:= IF([.O178]&gt;0;  height + (   (g/(b^2)) +  ( v*SIN(theta*PI()/180)) / b     )   *   ( 1 - EXP(-b*[.A179])    )     -   (   (g*[.A179]) / b   );[.O17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79]+delta_t" office:value-type="float" office:value="1.61" calcext:value-type="float">
            <text:p>1.61</text:p>
          </table:table-cell>
          <table:table-cell table:style-name="ce34" table:formula="of:=+[.B179]" office:value-type="float" office:value="4.45832771081132" calcext:value-type="float">
            <text:p>4.45832771081132</text:p>
          </table:table-cell>
          <table:table-cell table:style-name="ce34" table:formula="of:=[.C179]-g*delta_t" office:value-type="float" office:value="-12.0477253621908" calcext:value-type="float">
            <text:p>-12.0477253621908</text:p>
          </table:table-cell>
          <table:table-cell table:style-name="ce34" table:formula="of:=SQRT([.B180]*[.B180]+[.C180]*[.C180])" office:value-type="float" office:value="12.8461812372301" calcext:value-type="float">
            <text:p>12.8461812372301</text:p>
          </table:table-cell>
          <table:table-cell table:style-name="ce34" table:formula="of:=IF([.F179]&gt;0;[.E179]+0.5*([.B179]+[.B180])*delta_t;[.E179])" office:value-type="float" office:value="3.65582872286528" calcext:value-type="float">
            <text:p>3.65582872286528</text:p>
          </table:table-cell>
          <table:table-cell table:formula="of:=IF([.F179]&gt;0;[.F179]+0.5*([.C179]+[.C180])*delta_t;[.F179])" office:value-type="float" office:value="-0.032047054520818" calcext:value-type="float">
            <text:p>-0.032047054520818</text:p>
          </table:table-cell>
          <table:table-cell/>
          <table:table-cell table:style-name="ce34" table:formula="of:=[.H179]-b*[.H179]*[.J179]*delta_t" office:value-type="float" office:value="2.9506226932737" calcext:value-type="float">
            <text:p>2.9506226932737</text:p>
          </table:table-cell>
          <table:table-cell table:style-name="ce34" table:formula="of:=[.I179]-g*delta_t-b*[.I179]*[.J179]*delta_t" office:value-type="float" office:value="-10.0410292526161" calcext:value-type="float">
            <text:p>-10.0410292526161</text:p>
          </table:table-cell>
          <table:table-cell table:style-name="ce34" table:formula="of:=SQRT([.H180]^2+[.I180]^2)" office:value-type="float" office:value="10.465583726193" calcext:value-type="float">
            <text:p>10.465583726193</text:p>
          </table:table-cell>
          <table:table-cell table:style-name="ce34" table:formula="of:=IF([.L179]&gt;0; [.K179]+0.5*([.H179]+[.H180])*delta_t ;[.K179])" office:value-type="float" office:value="3.30917880522785" calcext:value-type="float">
            <text:p>3.30917880522785</text:p>
          </table:table-cell>
          <table:table-cell table:style-name="ce34" table:formula="of:=IF([.L179]&gt;0; [.L179]+0.5*([.I179]+[.I180])*delta_t ;[.L179])" office:value-type="float" office:value="-0.0217868576426682" calcext:value-type="float">
            <text:p>-0.0217868576426682</text:p>
          </table:table-cell>
          <table:table-cell/>
          <table:table-cell table:formula="of:= IF([.O179] &gt; 0;  (v*COS(theta*PI()/180)/b)*(1 - EXP(-b*[.A180])); [.N179])" office:value-type="float" office:value="3.55337000825362" calcext:value-type="float">
            <text:p>3.55337000825362</text:p>
          </table:table-cell>
          <table:table-cell table:formula="of:= IF([.O179]&gt;0;  height + (   (g/(b^2)) +  ( v*SIN(theta*PI()/180)) / b     )   *   ( 1 - EXP(-b*[.A180])    )     -   (   (g*[.A180]) / b   );[.O17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0]+delta_t" office:value-type="float" office:value="1.62" calcext:value-type="float">
            <text:p>1.62</text:p>
          </table:table-cell>
          <table:table-cell table:style-name="ce34" table:formula="of:=+[.B180]" office:value-type="float" office:value="4.45832771081132" calcext:value-type="float">
            <text:p>4.45832771081132</text:p>
          </table:table-cell>
          <table:table-cell table:style-name="ce34" table:formula="of:=[.C180]-g*delta_t" office:value-type="float" office:value="-12.1457918621908" calcext:value-type="float">
            <text:p>-12.1457918621908</text:p>
          </table:table-cell>
          <table:table-cell table:style-name="ce34" table:formula="of:=SQRT([.B181]*[.B181]+[.C181]*[.C181])" office:value-type="float" office:value="12.9381971671731" calcext:value-type="float">
            <text:p>12.9381971671731</text:p>
          </table:table-cell>
          <table:table-cell table:style-name="ce34" table:formula="of:=IF([.F180]&gt;0;[.E180]+0.5*([.B180]+[.B181])*delta_t;[.E180])" office:value-type="float" office:value="3.65582872286528" calcext:value-type="float">
            <text:p>3.65582872286528</text:p>
          </table:table-cell>
          <table:table-cell table:formula="of:=IF([.F180]&gt;0;[.F180]+0.5*([.C180]+[.C181])*delta_t;[.F180])" office:value-type="float" office:value="-0.032047054520818" calcext:value-type="float">
            <text:p>-0.032047054520818</text:p>
          </table:table-cell>
          <table:table-cell/>
          <table:table-cell table:style-name="ce34" table:formula="of:=[.H180]-b*[.H180]*[.J180]*delta_t" office:value-type="float" office:value="2.93827069773736" calcext:value-type="float">
            <text:p>2.93827069773736</text:p>
          </table:table-cell>
          <table:table-cell table:style-name="ce34" table:formula="of:=[.I180]-g*delta_t-b*[.I180]*[.J180]*delta_t" office:value-type="float" office:value="-10.09706165968" calcext:value-type="float">
            <text:p>-10.09706165968</text:p>
          </table:table-cell>
          <table:table-cell table:style-name="ce34" table:formula="of:=SQRT([.H181]^2+[.I181]^2)" office:value-type="float" office:value="10.5158969590122" calcext:value-type="float">
            <text:p>10.5158969590122</text:p>
          </table:table-cell>
          <table:table-cell table:style-name="ce34" table:formula="of:=IF([.L180]&gt;0; [.K180]+0.5*([.H180]+[.H181])*delta_t ;[.K180])" office:value-type="float" office:value="3.30917880522785" calcext:value-type="float">
            <text:p>3.30917880522785</text:p>
          </table:table-cell>
          <table:table-cell table:style-name="ce34" table:formula="of:=IF([.L180]&gt;0; [.L180]+0.5*([.I180]+[.I181])*delta_t ;[.L180])" office:value-type="float" office:value="-0.0217868576426682" calcext:value-type="float">
            <text:p>-0.0217868576426682</text:p>
          </table:table-cell>
          <table:table-cell/>
          <table:table-cell table:formula="of:= IF([.O180] &gt; 0;  (v*COS(theta*PI()/180)/b)*(1 - EXP(-b*[.A181])); [.N180])" office:value-type="float" office:value="3.55337000825362" calcext:value-type="float">
            <text:p>3.55337000825362</text:p>
          </table:table-cell>
          <table:table-cell table:formula="of:= IF([.O180]&gt;0;  height + (   (g/(b^2)) +  ( v*SIN(theta*PI()/180)) / b     )   *   ( 1 - EXP(-b*[.A181])    )     -   (   (g*[.A181]) / b   );[.O18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1]+delta_t" office:value-type="float" office:value="1.63" calcext:value-type="float">
            <text:p>1.63</text:p>
          </table:table-cell>
          <table:table-cell table:style-name="ce34" table:formula="of:=+[.B181]" office:value-type="float" office:value="4.45832771081132" calcext:value-type="float">
            <text:p>4.45832771081132</text:p>
          </table:table-cell>
          <table:table-cell table:style-name="ce34" table:formula="of:=[.C181]-g*delta_t" office:value-type="float" office:value="-12.2438583621908" calcext:value-type="float">
            <text:p>-12.2438583621908</text:p>
          </table:table-cell>
          <table:table-cell table:style-name="ce34" table:formula="of:=SQRT([.B182]*[.B182]+[.C182]*[.C182])" office:value-type="float" office:value="13.0303013614566" calcext:value-type="float">
            <text:p>13.0303013614566</text:p>
          </table:table-cell>
          <table:table-cell table:style-name="ce34" table:formula="of:=IF([.F181]&gt;0;[.E181]+0.5*([.B181]+[.B182])*delta_t;[.E181])" office:value-type="float" office:value="3.65582872286528" calcext:value-type="float">
            <text:p>3.65582872286528</text:p>
          </table:table-cell>
          <table:table-cell table:formula="of:=IF([.F181]&gt;0;[.F181]+0.5*([.C181]+[.C182])*delta_t;[.F181])" office:value-type="float" office:value="-0.032047054520818" calcext:value-type="float">
            <text:p>-0.032047054520818</text:p>
          </table:table-cell>
          <table:table-cell/>
          <table:table-cell table:style-name="ce34" table:formula="of:=[.H181]-b*[.H181]*[.J181]*delta_t" office:value-type="float" office:value="2.92591127697932" calcext:value-type="float">
            <text:p>2.92591127697932</text:p>
          </table:table-cell>
          <table:table-cell table:style-name="ce34" table:formula="of:=[.I181]-g*delta_t-b*[.I181]*[.J181]*delta_t" office:value-type="float" office:value="-10.1526562956792" calcext:value-type="float">
            <text:p>-10.1526562956792</text:p>
          </table:table-cell>
          <table:table-cell table:style-name="ce34" table:formula="of:=SQRT([.H182]^2+[.I182]^2)" office:value-type="float" office:value="10.5658594851034" calcext:value-type="float">
            <text:p>10.5658594851034</text:p>
          </table:table-cell>
          <table:table-cell table:style-name="ce34" table:formula="of:=IF([.L181]&gt;0; [.K181]+0.5*([.H181]+[.H182])*delta_t ;[.K181])" office:value-type="float" office:value="3.30917880522785" calcext:value-type="float">
            <text:p>3.30917880522785</text:p>
          </table:table-cell>
          <table:table-cell table:style-name="ce34" table:formula="of:=IF([.L181]&gt;0; [.L181]+0.5*([.I181]+[.I182])*delta_t ;[.L181])" office:value-type="float" office:value="-0.0217868576426682" calcext:value-type="float">
            <text:p>-0.0217868576426682</text:p>
          </table:table-cell>
          <table:table-cell/>
          <table:table-cell table:formula="of:= IF([.O181] &gt; 0;  (v*COS(theta*PI()/180)/b)*(1 - EXP(-b*[.A182])); [.N181])" office:value-type="float" office:value="3.55337000825362" calcext:value-type="float">
            <text:p>3.55337000825362</text:p>
          </table:table-cell>
          <table:table-cell table:formula="of:= IF([.O181]&gt;0;  height + (   (g/(b^2)) +  ( v*SIN(theta*PI()/180)) / b     )   *   ( 1 - EXP(-b*[.A182])    )     -   (   (g*[.A182]) / b   );[.O18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2]+delta_t" office:value-type="float" office:value="1.64" calcext:value-type="float">
            <text:p>1.64</text:p>
          </table:table-cell>
          <table:table-cell table:style-name="ce34" table:formula="of:=+[.B182]" office:value-type="float" office:value="4.45832771081132" calcext:value-type="float">
            <text:p>4.45832771081132</text:p>
          </table:table-cell>
          <table:table-cell table:style-name="ce34" table:formula="of:=[.C182]-g*delta_t" office:value-type="float" office:value="-12.3419248621908" calcext:value-type="float">
            <text:p>-12.3419248621908</text:p>
          </table:table-cell>
          <table:table-cell table:style-name="ce34" table:formula="of:=SQRT([.B183]*[.B183]+[.C183]*[.C183])" office:value-type="float" office:value="13.1224919615502" calcext:value-type="float">
            <text:p>13.1224919615502</text:p>
          </table:table-cell>
          <table:table-cell table:style-name="ce34" table:formula="of:=IF([.F182]&gt;0;[.E182]+0.5*([.B182]+[.B183])*delta_t;[.E182])" office:value-type="float" office:value="3.65582872286528" calcext:value-type="float">
            <text:p>3.65582872286528</text:p>
          </table:table-cell>
          <table:table-cell table:formula="of:=IF([.F182]&gt;0;[.F182]+0.5*([.C182]+[.C183])*delta_t;[.F182])" office:value-type="float" office:value="-0.032047054520818" calcext:value-type="float">
            <text:p>-0.032047054520818</text:p>
          </table:table-cell>
          <table:table-cell/>
          <table:table-cell table:style-name="ce34" table:formula="of:=[.H182]-b*[.H182]*[.J182]*delta_t" office:value-type="float" office:value="2.91354537001194" calcext:value-type="float">
            <text:p>2.91354537001194</text:p>
          </table:table-cell>
          <table:table-cell table:style-name="ce34" table:formula="of:=[.I182]-g*delta_t-b*[.I182]*[.J182]*delta_t" office:value-type="float" office:value="-10.2078141797509" calcext:value-type="float">
            <text:p>-10.2078141797509</text:p>
          </table:table-cell>
          <table:table-cell table:style-name="ce34" table:formula="of:=SQRT([.H183]^2+[.I183]^2)" office:value-type="float" office:value="10.6154706420131" calcext:value-type="float">
            <text:p>10.6154706420131</text:p>
          </table:table-cell>
          <table:table-cell table:style-name="ce34" table:formula="of:=IF([.L182]&gt;0; [.K182]+0.5*([.H182]+[.H183])*delta_t ;[.K182])" office:value-type="float" office:value="3.30917880522785" calcext:value-type="float">
            <text:p>3.30917880522785</text:p>
          </table:table-cell>
          <table:table-cell table:style-name="ce34" table:formula="of:=IF([.L182]&gt;0; [.L182]+0.5*([.I182]+[.I183])*delta_t ;[.L182])" office:value-type="float" office:value="-0.0217868576426682" calcext:value-type="float">
            <text:p>-0.0217868576426682</text:p>
          </table:table-cell>
          <table:table-cell/>
          <table:table-cell table:formula="of:= IF([.O182] &gt; 0;  (v*COS(theta*PI()/180)/b)*(1 - EXP(-b*[.A183])); [.N182])" office:value-type="float" office:value="3.55337000825362" calcext:value-type="float">
            <text:p>3.55337000825362</text:p>
          </table:table-cell>
          <table:table-cell table:formula="of:= IF([.O182]&gt;0;  height + (   (g/(b^2)) +  ( v*SIN(theta*PI()/180)) / b     )   *   ( 1 - EXP(-b*[.A183])    )     -   (   (g*[.A183]) / b   );[.O18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3]+delta_t" office:value-type="float" office:value="1.65" calcext:value-type="float">
            <text:p>1.65</text:p>
          </table:table-cell>
          <table:table-cell table:style-name="ce34" table:formula="of:=+[.B183]" office:value-type="float" office:value="4.45832771081132" calcext:value-type="float">
            <text:p>4.45832771081132</text:p>
          </table:table-cell>
          <table:table-cell table:style-name="ce34" table:formula="of:=[.C183]-g*delta_t" office:value-type="float" office:value="-12.4399913621908" calcext:value-type="float">
            <text:p>-12.4399913621908</text:p>
          </table:table-cell>
          <table:table-cell table:style-name="ce34" table:formula="of:=SQRT([.B184]*[.B184]+[.C184]*[.C184])" office:value-type="float" office:value="13.2147671590675" calcext:value-type="float">
            <text:p>13.2147671590675</text:p>
          </table:table-cell>
          <table:table-cell table:style-name="ce34" table:formula="of:=IF([.F183]&gt;0;[.E183]+0.5*([.B183]+[.B184])*delta_t;[.E183])" office:value-type="float" office:value="3.65582872286528" calcext:value-type="float">
            <text:p>3.65582872286528</text:p>
          </table:table-cell>
          <table:table-cell table:formula="of:=IF([.F183]&gt;0;[.F183]+0.5*([.C183]+[.C184])*delta_t;[.F183])" office:value-type="float" office:value="-0.032047054520818" calcext:value-type="float">
            <text:p>-0.032047054520818</text:p>
          </table:table-cell>
          <table:table-cell/>
          <table:table-cell table:style-name="ce34" table:formula="of:=[.H183]-b*[.H183]*[.J183]*delta_t" office:value-type="float" office:value="2.90117390787613" calcext:value-type="float">
            <text:p>2.90117390787613</text:p>
          </table:table-cell>
          <table:table-cell table:style-name="ce34" table:formula="of:=[.I183]-g*delta_t-b*[.I183]*[.J183]*delta_t" office:value-type="float" office:value="-10.2625363790532" calcext:value-type="float">
            <text:p>-10.2625363790532</text:p>
          </table:table-cell>
          <table:table-cell table:style-name="ce34" table:formula="of:=SQRT([.H184]^2+[.I184]^2)" office:value-type="float" office:value="10.6647298594541" calcext:value-type="float">
            <text:p>10.6647298594541</text:p>
          </table:table-cell>
          <table:table-cell table:style-name="ce34" table:formula="of:=IF([.L183]&gt;0; [.K183]+0.5*([.H183]+[.H184])*delta_t ;[.K183])" office:value-type="float" office:value="3.30917880522785" calcext:value-type="float">
            <text:p>3.30917880522785</text:p>
          </table:table-cell>
          <table:table-cell table:style-name="ce34" table:formula="of:=IF([.L183]&gt;0; [.L183]+0.5*([.I183]+[.I184])*delta_t ;[.L183])" office:value-type="float" office:value="-0.0217868576426682" calcext:value-type="float">
            <text:p>-0.0217868576426682</text:p>
          </table:table-cell>
          <table:table-cell/>
          <table:table-cell table:formula="of:= IF([.O183] &gt; 0;  (v*COS(theta*PI()/180)/b)*(1 - EXP(-b*[.A184])); [.N183])" office:value-type="float" office:value="3.55337000825362" calcext:value-type="float">
            <text:p>3.55337000825362</text:p>
          </table:table-cell>
          <table:table-cell table:formula="of:= IF([.O183]&gt;0;  height + (   (g/(b^2)) +  ( v*SIN(theta*PI()/180)) / b     )   *   ( 1 - EXP(-b*[.A184])    )     -   (   (g*[.A184]) / b   );[.O18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4]+delta_t" office:value-type="float" office:value="1.66" calcext:value-type="float">
            <text:p>1.66</text:p>
          </table:table-cell>
          <table:table-cell table:style-name="ce34" table:formula="of:=+[.B184]" office:value-type="float" office:value="4.45832771081132" calcext:value-type="float">
            <text:p>4.45832771081132</text:p>
          </table:table-cell>
          <table:table-cell table:style-name="ce34" table:formula="of:=[.C184]-g*delta_t" office:value-type="float" office:value="-12.5380578621908" calcext:value-type="float">
            <text:p>-12.5380578621908</text:p>
          </table:table-cell>
          <table:table-cell table:style-name="ce34" table:formula="of:=SQRT([.B185]*[.B185]+[.C185]*[.C185])" office:value-type="float" office:value="13.3071251941444" calcext:value-type="float">
            <text:p>13.3071251941444</text:p>
          </table:table-cell>
          <table:table-cell table:style-name="ce34" table:formula="of:=IF([.F184]&gt;0;[.E184]+0.5*([.B184]+[.B185])*delta_t;[.E184])" office:value-type="float" office:value="3.65582872286528" calcext:value-type="float">
            <text:p>3.65582872286528</text:p>
          </table:table-cell>
          <table:table-cell table:formula="of:=IF([.F184]&gt;0;[.F184]+0.5*([.C184]+[.C185])*delta_t;[.F184])" office:value-type="float" office:value="-0.032047054520818" calcext:value-type="float">
            <text:p>-0.032047054520818</text:p>
          </table:table-cell>
          <table:table-cell/>
          <table:table-cell table:style-name="ce34" table:formula="of:=[.H184]-b*[.H184]*[.J184]*delta_t" office:value-type="float" office:value="2.88879781347501" calcext:value-type="float">
            <text:p>2.88879781347501</text:p>
          </table:table-cell>
          <table:table-cell table:style-name="ce34" table:formula="of:=[.I184]-g*delta_t-b*[.I184]*[.J184]*delta_t" office:value-type="float" office:value="-10.316824007791" calcext:value-type="float">
            <text:p>-10.316824007791</text:p>
          </table:table-cell>
          <table:table-cell table:style-name="ce34" table:formula="of:=SQRT([.H185]^2+[.I185]^2)" office:value-type="float" office:value="10.713636656844" calcext:value-type="float">
            <text:p>10.713636656844</text:p>
          </table:table-cell>
          <table:table-cell table:style-name="ce34" table:formula="of:=IF([.L184]&gt;0; [.K184]+0.5*([.H184]+[.H185])*delta_t ;[.K184])" office:value-type="float" office:value="3.30917880522785" calcext:value-type="float">
            <text:p>3.30917880522785</text:p>
          </table:table-cell>
          <table:table-cell table:style-name="ce34" table:formula="of:=IF([.L184]&gt;0; [.L184]+0.5*([.I184]+[.I185])*delta_t ;[.L184])" office:value-type="float" office:value="-0.0217868576426682" calcext:value-type="float">
            <text:p>-0.0217868576426682</text:p>
          </table:table-cell>
          <table:table-cell/>
          <table:table-cell table:formula="of:= IF([.O184] &gt; 0;  (v*COS(theta*PI()/180)/b)*(1 - EXP(-b*[.A185])); [.N184])" office:value-type="float" office:value="3.55337000825362" calcext:value-type="float">
            <text:p>3.55337000825362</text:p>
          </table:table-cell>
          <table:table-cell table:formula="of:= IF([.O184]&gt;0;  height + (   (g/(b^2)) +  ( v*SIN(theta*PI()/180)) / b     )   *   ( 1 - EXP(-b*[.A185])    )     -   (   (g*[.A185]) / b   );[.O18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5]+delta_t" office:value-type="float" office:value="1.67" calcext:value-type="float">
            <text:p>1.67</text:p>
          </table:table-cell>
          <table:table-cell table:style-name="ce34" table:formula="of:=+[.B185]" office:value-type="float" office:value="4.45832771081132" calcext:value-type="float">
            <text:p>4.45832771081132</text:p>
          </table:table-cell>
          <table:table-cell table:style-name="ce34" table:formula="of:=[.C185]-g*delta_t" office:value-type="float" office:value="-12.6361243621908" calcext:value-type="float">
            <text:p>-12.6361243621908</text:p>
          </table:table-cell>
          <table:table-cell table:style-name="ce34" table:formula="of:=SQRT([.B186]*[.B186]+[.C186]*[.C186])" office:value-type="float" office:value="13.3995643538788" calcext:value-type="float">
            <text:p>13.3995643538788</text:p>
          </table:table-cell>
          <table:table-cell table:style-name="ce34" table:formula="of:=IF([.F185]&gt;0;[.E185]+0.5*([.B185]+[.B186])*delta_t;[.E185])" office:value-type="float" office:value="3.65582872286528" calcext:value-type="float">
            <text:p>3.65582872286528</text:p>
          </table:table-cell>
          <table:table-cell table:formula="of:=IF([.F185]&gt;0;[.F185]+0.5*([.C185]+[.C186])*delta_t;[.F185])" office:value-type="float" office:value="-0.032047054520818" calcext:value-type="float">
            <text:p>-0.032047054520818</text:p>
          </table:table-cell>
          <table:table-cell/>
          <table:table-cell table:style-name="ce34" table:formula="of:=[.H185]-b*[.H185]*[.J185]*delta_t" office:value-type="float" office:value="2.87641800141555" calcext:value-type="float">
            <text:p>2.87641800141555</text:p>
          </table:table-cell>
          <table:table-cell table:style-name="ce34" table:formula="of:=[.I185]-g*delta_t-b*[.I185]*[.J185]*delta_t" office:value-type="float" office:value="-10.3706782262422" calcext:value-type="float">
            <text:p>-10.3706782262422</text:p>
          </table:table-cell>
          <table:table-cell table:style-name="ce34" table:formula="of:=SQRT([.H186]^2+[.I186]^2)" office:value-type="float" office:value="10.7621906409021" calcext:value-type="float">
            <text:p>10.7621906409021</text:p>
          </table:table-cell>
          <table:table-cell table:style-name="ce34" table:formula="of:=IF([.L185]&gt;0; [.K185]+0.5*([.H185]+[.H186])*delta_t ;[.K185])" office:value-type="float" office:value="3.30917880522785" calcext:value-type="float">
            <text:p>3.30917880522785</text:p>
          </table:table-cell>
          <table:table-cell table:style-name="ce34" table:formula="of:=IF([.L185]&gt;0; [.L185]+0.5*([.I185]+[.I186])*delta_t ;[.L185])" office:value-type="float" office:value="-0.0217868576426682" calcext:value-type="float">
            <text:p>-0.0217868576426682</text:p>
          </table:table-cell>
          <table:table-cell/>
          <table:table-cell table:formula="of:= IF([.O185] &gt; 0;  (v*COS(theta*PI()/180)/b)*(1 - EXP(-b*[.A186])); [.N185])" office:value-type="float" office:value="3.55337000825362" calcext:value-type="float">
            <text:p>3.55337000825362</text:p>
          </table:table-cell>
          <table:table-cell table:formula="of:= IF([.O185]&gt;0;  height + (   (g/(b^2)) +  ( v*SIN(theta*PI()/180)) / b     )   *   ( 1 - EXP(-b*[.A186])    )     -   (   (g*[.A186]) / b   );[.O18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6]+delta_t" office:value-type="float" office:value="1.68" calcext:value-type="float">
            <text:p>1.68</text:p>
          </table:table-cell>
          <table:table-cell table:style-name="ce34" table:formula="of:=+[.B186]" office:value-type="float" office:value="4.45832771081132" calcext:value-type="float">
            <text:p>4.45832771081132</text:p>
          </table:table-cell>
          <table:table-cell table:style-name="ce34" table:formula="of:=[.C186]-g*delta_t" office:value-type="float" office:value="-12.7341908621908" calcext:value-type="float">
            <text:p>-12.7341908621908</text:p>
          </table:table-cell>
          <table:table-cell table:style-name="ce34" table:formula="of:=SQRT([.B187]*[.B187]+[.C187]*[.C187])" office:value-type="float" office:value="13.4920829708274" calcext:value-type="float">
            <text:p>13.4920829708274</text:p>
          </table:table-cell>
          <table:table-cell table:style-name="ce34" table:formula="of:=IF([.F186]&gt;0;[.E186]+0.5*([.B186]+[.B187])*delta_t;[.E186])" office:value-type="float" office:value="3.65582872286528" calcext:value-type="float">
            <text:p>3.65582872286528</text:p>
          </table:table-cell>
          <table:table-cell table:formula="of:=IF([.F186]&gt;0;[.F186]+0.5*([.C186]+[.C187])*delta_t;[.F186])" office:value-type="float" office:value="-0.032047054520818" calcext:value-type="float">
            <text:p>-0.032047054520818</text:p>
          </table:table-cell>
          <table:table-cell/>
          <table:table-cell table:style-name="ce34" table:formula="of:=[.H186]-b*[.H186]*[.J186]*delta_t" office:value-type="float" office:value="2.86403537785789" calcext:value-type="float">
            <text:p>2.86403537785789</text:p>
          </table:table-cell>
          <table:table-cell table:style-name="ce34" table:formula="of:=[.I186]-g*delta_t-b*[.I186]*[.J186]*delta_t" office:value-type="float" office:value="-10.4241002397837" calcext:value-type="float">
            <text:p>-10.4241002397837</text:p>
          </table:table-cell>
          <table:table-cell table:style-name="ce34" table:formula="of:=SQRT([.H187]^2+[.I187]^2)" office:value-type="float" office:value="10.8103915033027" calcext:value-type="float">
            <text:p>10.8103915033027</text:p>
          </table:table-cell>
          <table:table-cell table:style-name="ce34" table:formula="of:=IF([.L186]&gt;0; [.K186]+0.5*([.H186]+[.H187])*delta_t ;[.K186])" office:value-type="float" office:value="3.30917880522785" calcext:value-type="float">
            <text:p>3.30917880522785</text:p>
          </table:table-cell>
          <table:table-cell table:style-name="ce34" table:formula="of:=IF([.L186]&gt;0; [.L186]+0.5*([.I186]+[.I187])*delta_t ;[.L186])" office:value-type="float" office:value="-0.0217868576426682" calcext:value-type="float">
            <text:p>-0.0217868576426682</text:p>
          </table:table-cell>
          <table:table-cell/>
          <table:table-cell table:formula="of:= IF([.O186] &gt; 0;  (v*COS(theta*PI()/180)/b)*(1 - EXP(-b*[.A187])); [.N186])" office:value-type="float" office:value="3.55337000825362" calcext:value-type="float">
            <text:p>3.55337000825362</text:p>
          </table:table-cell>
          <table:table-cell table:formula="of:= IF([.O186]&gt;0;  height + (   (g/(b^2)) +  ( v*SIN(theta*PI()/180)) / b     )   *   ( 1 - EXP(-b*[.A187])    )     -   (   (g*[.A187]) / b   );[.O18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7]+delta_t" office:value-type="float" office:value="1.69" calcext:value-type="float">
            <text:p>1.69</text:p>
          </table:table-cell>
          <table:table-cell table:style-name="ce34" table:formula="of:=+[.B187]" office:value-type="float" office:value="4.45832771081132" calcext:value-type="float">
            <text:p>4.45832771081132</text:p>
          </table:table-cell>
          <table:table-cell table:style-name="ce34" table:formula="of:=[.C187]-g*delta_t" office:value-type="float" office:value="-12.8322573621908" calcext:value-type="float">
            <text:p>-12.8322573621908</text:p>
          </table:table-cell>
          <table:table-cell table:style-name="ce34" table:formula="of:=SQRT([.B188]*[.B188]+[.C188]*[.C188])" office:value-type="float" office:value="13.5846794215575" calcext:value-type="float">
            <text:p>13.5846794215575</text:p>
          </table:table-cell>
          <table:table-cell table:style-name="ce34" table:formula="of:=IF([.F187]&gt;0;[.E187]+0.5*([.B187]+[.B188])*delta_t;[.E187])" office:value-type="float" office:value="3.65582872286528" calcext:value-type="float">
            <text:p>3.65582872286528</text:p>
          </table:table-cell>
          <table:table-cell table:formula="of:=IF([.F187]&gt;0;[.F187]+0.5*([.C187]+[.C188])*delta_t;[.F187])" office:value-type="float" office:value="-0.032047054520818" calcext:value-type="float">
            <text:p>-0.032047054520818</text:p>
          </table:table-cell>
          <table:table-cell/>
          <table:table-cell table:style-name="ce34" table:formula="of:=[.H187]-b*[.H187]*[.J187]*delta_t" office:value-type="float" office:value="2.8516508403723" calcext:value-type="float">
            <text:p>2.8516508403723</text:p>
          </table:table-cell>
          <table:table-cell table:style-name="ce34" table:formula="of:=[.I187]-g*delta_t-b*[.I187]*[.J187]*delta_t" office:value-type="float" office:value="-10.477091297919" calcext:value-type="float">
            <text:p>-10.477091297919</text:p>
          </table:table-cell>
          <table:table-cell table:style-name="ce34" table:formula="of:=SQRT([.H188]^2+[.I188]^2)" office:value-type="float" office:value="10.8582390183826" calcext:value-type="float">
            <text:p>10.8582390183826</text:p>
          </table:table-cell>
          <table:table-cell table:style-name="ce34" table:formula="of:=IF([.L187]&gt;0; [.K187]+0.5*([.H187]+[.H188])*delta_t ;[.K187])" office:value-type="float" office:value="3.30917880522785" calcext:value-type="float">
            <text:p>3.30917880522785</text:p>
          </table:table-cell>
          <table:table-cell table:style-name="ce34" table:formula="of:=IF([.L187]&gt;0; [.L187]+0.5*([.I187]+[.I188])*delta_t ;[.L187])" office:value-type="float" office:value="-0.0217868576426682" calcext:value-type="float">
            <text:p>-0.0217868576426682</text:p>
          </table:table-cell>
          <table:table-cell/>
          <table:table-cell table:formula="of:= IF([.O187] &gt; 0;  (v*COS(theta*PI()/180)/b)*(1 - EXP(-b*[.A188])); [.N187])" office:value-type="float" office:value="3.55337000825362" calcext:value-type="float">
            <text:p>3.55337000825362</text:p>
          </table:table-cell>
          <table:table-cell table:formula="of:= IF([.O187]&gt;0;  height + (   (g/(b^2)) +  ( v*SIN(theta*PI()/180)) / b     )   *   ( 1 - EXP(-b*[.A188])    )     -   (   (g*[.A188]) / b   );[.O18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8]+delta_t" office:value-type="float" office:value="1.7" calcext:value-type="float">
            <text:p>1.7</text:p>
          </table:table-cell>
          <table:table-cell table:style-name="ce34" table:formula="of:=+[.B188]" office:value-type="float" office:value="4.45832771081132" calcext:value-type="float">
            <text:p>4.45832771081132</text:p>
          </table:table-cell>
          <table:table-cell table:style-name="ce34" table:formula="of:=[.C188]-g*delta_t" office:value-type="float" office:value="-12.9303238621908" calcext:value-type="float">
            <text:p>-12.9303238621908</text:p>
          </table:table-cell>
          <table:table-cell table:style-name="ce34" table:formula="of:=SQRT([.B189]*[.B189]+[.C189]*[.C189])" office:value-type="float" office:value="13.6773521252517" calcext:value-type="float">
            <text:p>13.6773521252517</text:p>
          </table:table-cell>
          <table:table-cell table:style-name="ce34" table:formula="of:=IF([.F188]&gt;0;[.E188]+0.5*([.B188]+[.B189])*delta_t;[.E188])" office:value-type="float" office:value="3.65582872286528" calcext:value-type="float">
            <text:p>3.65582872286528</text:p>
          </table:table-cell>
          <table:table-cell table:formula="of:=IF([.F188]&gt;0;[.F188]+0.5*([.C188]+[.C189])*delta_t;[.F188])" office:value-type="float" office:value="-0.032047054520818" calcext:value-type="float">
            <text:p>-0.032047054520818</text:p>
          </table:table-cell>
          <table:table-cell/>
          <table:table-cell table:style-name="ce34" table:formula="of:=[.H188]-b*[.H188]*[.J188]*delta_t" office:value-type="float" office:value="2.83926527780361" calcext:value-type="float">
            <text:p>2.83926527780361</text:p>
          </table:table-cell>
          <table:table-cell table:style-name="ce34" table:formula="of:=[.I188]-g*delta_t-b*[.I188]*[.J188]*delta_t" office:value-type="float" office:value="-10.5296526933069" calcext:value-type="float">
            <text:p>-10.5296526933069</text:p>
          </table:table-cell>
          <table:table-cell table:style-name="ce34" table:formula="of:=SQRT([.H189]^2+[.I189]^2)" office:value-type="float" office:value="10.9057330409013" calcext:value-type="float">
            <text:p>10.9057330409013</text:p>
          </table:table-cell>
          <table:table-cell table:style-name="ce34" table:formula="of:=IF([.L188]&gt;0; [.K188]+0.5*([.H188]+[.H189])*delta_t ;[.K188])" office:value-type="float" office:value="3.30917880522785" calcext:value-type="float">
            <text:p>3.30917880522785</text:p>
          </table:table-cell>
          <table:table-cell table:style-name="ce34" table:formula="of:=IF([.L188]&gt;0; [.L188]+0.5*([.I188]+[.I189])*delta_t ;[.L188])" office:value-type="float" office:value="-0.0217868576426682" calcext:value-type="float">
            <text:p>-0.0217868576426682</text:p>
          </table:table-cell>
          <table:table-cell/>
          <table:table-cell table:formula="of:= IF([.O188] &gt; 0;  (v*COS(theta*PI()/180)/b)*(1 - EXP(-b*[.A189])); [.N188])" office:value-type="float" office:value="3.55337000825362" calcext:value-type="float">
            <text:p>3.55337000825362</text:p>
          </table:table-cell>
          <table:table-cell table:formula="of:= IF([.O188]&gt;0;  height + (   (g/(b^2)) +  ( v*SIN(theta*PI()/180)) / b     )   *   ( 1 - EXP(-b*[.A189])    )     -   (   (g*[.A189]) / b   );[.O18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89]+delta_t" office:value-type="float" office:value="1.71" calcext:value-type="float">
            <text:p>1.71</text:p>
          </table:table-cell>
          <table:table-cell table:style-name="ce34" table:formula="of:=+[.B189]" office:value-type="float" office:value="4.45832771081132" calcext:value-type="float">
            <text:p>4.45832771081132</text:p>
          </table:table-cell>
          <table:table-cell table:style-name="ce34" table:formula="of:=[.C189]-g*delta_t" office:value-type="float" office:value="-13.0283903621908" calcext:value-type="float">
            <text:p>-13.0283903621908</text:p>
          </table:table-cell>
          <table:table-cell table:style-name="ce34" table:formula="of:=SQRT([.B190]*[.B190]+[.C190]*[.C190])" office:value-type="float" office:value="13.770099542364" calcext:value-type="float">
            <text:p>13.770099542364</text:p>
          </table:table-cell>
          <table:table-cell table:style-name="ce34" table:formula="of:=IF([.F189]&gt;0;[.E189]+0.5*([.B189]+[.B190])*delta_t;[.E189])" office:value-type="float" office:value="3.65582872286528" calcext:value-type="float">
            <text:p>3.65582872286528</text:p>
          </table:table-cell>
          <table:table-cell table:formula="of:=IF([.F189]&gt;0;[.F189]+0.5*([.C189]+[.C190])*delta_t;[.F189])" office:value-type="float" office:value="-0.032047054520818" calcext:value-type="float">
            <text:p>-0.032047054520818</text:p>
          </table:table-cell>
          <table:table-cell/>
          <table:table-cell table:style-name="ce34" table:formula="of:=[.H189]-b*[.H189]*[.J189]*delta_t" office:value-type="float" office:value="2.8268795701428" calcext:value-type="float">
            <text:p>2.8268795701428</text:p>
          </table:table-cell>
          <table:table-cell table:style-name="ce34" table:formula="of:=[.I189]-g*delta_t-b*[.I189]*[.J189]*delta_t" office:value-type="float" office:value="-10.5817857607923" calcext:value-type="float">
            <text:p>-10.5817857607923</text:p>
          </table:table-cell>
          <table:table-cell table:style-name="ce34" table:formula="of:=SQRT([.H190]^2+[.I190]^2)" office:value-type="float" office:value="10.9528735038526" calcext:value-type="float">
            <text:p>10.9528735038526</text:p>
          </table:table-cell>
          <table:table-cell table:style-name="ce34" table:formula="of:=IF([.L189]&gt;0; [.K189]+0.5*([.H189]+[.H190])*delta_t ;[.K189])" office:value-type="float" office:value="3.30917880522785" calcext:value-type="float">
            <text:p>3.30917880522785</text:p>
          </table:table-cell>
          <table:table-cell table:style-name="ce34" table:formula="of:=IF([.L189]&gt;0; [.L189]+0.5*([.I189]+[.I190])*delta_t ;[.L189])" office:value-type="float" office:value="-0.0217868576426682" calcext:value-type="float">
            <text:p>-0.0217868576426682</text:p>
          </table:table-cell>
          <table:table-cell/>
          <table:table-cell table:formula="of:= IF([.O189] &gt; 0;  (v*COS(theta*PI()/180)/b)*(1 - EXP(-b*[.A190])); [.N189])" office:value-type="float" office:value="3.55337000825362" calcext:value-type="float">
            <text:p>3.55337000825362</text:p>
          </table:table-cell>
          <table:table-cell table:formula="of:= IF([.O189]&gt;0;  height + (   (g/(b^2)) +  ( v*SIN(theta*PI()/180)) / b     )   *   ( 1 - EXP(-b*[.A190])    )     -   (   (g*[.A190]) / b   );[.O18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0]+delta_t" office:value-type="float" office:value="1.72" calcext:value-type="float">
            <text:p>1.72</text:p>
          </table:table-cell>
          <table:table-cell table:style-name="ce34" table:formula="of:=+[.B190]" office:value-type="float" office:value="4.45832771081132" calcext:value-type="float">
            <text:p>4.45832771081132</text:p>
          </table:table-cell>
          <table:table-cell table:style-name="ce34" table:formula="of:=[.C190]-g*delta_t" office:value-type="float" office:value="-13.1264568621908" calcext:value-type="float">
            <text:p>-13.1264568621908</text:p>
          </table:table-cell>
          <table:table-cell table:style-name="ce34" table:formula="of:=SQRT([.B191]*[.B191]+[.C191]*[.C191])" office:value-type="float" office:value="13.8629201733236" calcext:value-type="float">
            <text:p>13.8629201733236</text:p>
          </table:table-cell>
          <table:table-cell table:style-name="ce34" table:formula="of:=IF([.F190]&gt;0;[.E190]+0.5*([.B190]+[.B191])*delta_t;[.E190])" office:value-type="float" office:value="3.65582872286528" calcext:value-type="float">
            <text:p>3.65582872286528</text:p>
          </table:table-cell>
          <table:table-cell table:formula="of:=IF([.F190]&gt;0;[.F190]+0.5*([.C190]+[.C191])*delta_t;[.F190])" office:value-type="float" office:value="-0.032047054520818" calcext:value-type="float">
            <text:p>-0.032047054520818</text:p>
          </table:table-cell>
          <table:table-cell/>
          <table:table-cell table:style-name="ce34" table:formula="of:=[.H190]-b*[.H190]*[.J190]*delta_t" office:value-type="float" office:value="2.81449458840584" calcext:value-type="float">
            <text:p>2.81449458840584</text:p>
          </table:table-cell>
          <table:table-cell table:style-name="ce34" table:formula="of:=[.I190]-g*delta_t-b*[.I190]*[.J190]*delta_t" office:value-type="float" office:value="-10.6334918764391" calcext:value-type="float">
            <text:p>-10.6334918764391</text:p>
          </table:table-cell>
          <table:table-cell table:style-name="ce34" table:formula="of:=SQRT([.H191]^2+[.I191]^2)" office:value-type="float" office:value="10.9996604163248" calcext:value-type="float">
            <text:p>10.9996604163248</text:p>
          </table:table-cell>
          <table:table-cell table:style-name="ce34" table:formula="of:=IF([.L190]&gt;0; [.K190]+0.5*([.H190]+[.H191])*delta_t ;[.K190])" office:value-type="float" office:value="3.30917880522785" calcext:value-type="float">
            <text:p>3.30917880522785</text:p>
          </table:table-cell>
          <table:table-cell table:style-name="ce34" table:formula="of:=IF([.L190]&gt;0; [.L190]+0.5*([.I190]+[.I191])*delta_t ;[.L190])" office:value-type="float" office:value="-0.0217868576426682" calcext:value-type="float">
            <text:p>-0.0217868576426682</text:p>
          </table:table-cell>
          <table:table-cell/>
          <table:table-cell table:formula="of:= IF([.O190] &gt; 0;  (v*COS(theta*PI()/180)/b)*(1 - EXP(-b*[.A191])); [.N190])" office:value-type="float" office:value="3.55337000825362" calcext:value-type="float">
            <text:p>3.55337000825362</text:p>
          </table:table-cell>
          <table:table-cell table:formula="of:= IF([.O190]&gt;0;  height + (   (g/(b^2)) +  ( v*SIN(theta*PI()/180)) / b     )   *   ( 1 - EXP(-b*[.A191])    )     -   (   (g*[.A191]) / b   );[.O19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1]+delta_t" office:value-type="float" office:value="1.73" calcext:value-type="float">
            <text:p>1.73</text:p>
          </table:table-cell>
          <table:table-cell table:style-name="ce34" table:formula="of:=+[.B191]" office:value-type="float" office:value="4.45832771081132" calcext:value-type="float">
            <text:p>4.45832771081132</text:p>
          </table:table-cell>
          <table:table-cell table:style-name="ce34" table:formula="of:=[.C191]-g*delta_t" office:value-type="float" office:value="-13.2245233621908" calcext:value-type="float">
            <text:p>-13.2245233621908</text:p>
          </table:table-cell>
          <table:table-cell table:style-name="ce34" table:formula="of:=SQRT([.B192]*[.B192]+[.C192]*[.C192])" office:value-type="float" office:value="13.9558125572866" calcext:value-type="float">
            <text:p>13.9558125572866</text:p>
          </table:table-cell>
          <table:table-cell table:style-name="ce34" table:formula="of:=IF([.F191]&gt;0;[.E191]+0.5*([.B191]+[.B192])*delta_t;[.E191])" office:value-type="float" office:value="3.65582872286528" calcext:value-type="float">
            <text:p>3.65582872286528</text:p>
          </table:table-cell>
          <table:table-cell table:formula="of:=IF([.F191]&gt;0;[.F191]+0.5*([.C191]+[.C192])*delta_t;[.F191])" office:value-type="float" office:value="-0.032047054520818" calcext:value-type="float">
            <text:p>-0.032047054520818</text:p>
          </table:table-cell>
          <table:table-cell/>
          <table:table-cell table:style-name="ce34" table:formula="of:=[.H191]-b*[.H191]*[.J191]*delta_t" office:value-type="float" office:value="2.80211119451942" calcext:value-type="float">
            <text:p>2.80211119451942</text:p>
          </table:table-cell>
          <table:table-cell table:style-name="ce34" table:formula="of:=[.I191]-g*delta_t-b*[.I191]*[.J191]*delta_t" office:value-type="float" office:value="-10.6847724565669" calcext:value-type="float">
            <text:p>-10.6847724565669</text:p>
          </table:table-cell>
          <table:table-cell table:style-name="ce34" table:formula="of:=SQRT([.H192]^2+[.I192]^2)" office:value-type="float" office:value="11.0460938614092" calcext:value-type="float">
            <text:p>11.0460938614092</text:p>
          </table:table-cell>
          <table:table-cell table:style-name="ce34" table:formula="of:=IF([.L191]&gt;0; [.K191]+0.5*([.H191]+[.H192])*delta_t ;[.K191])" office:value-type="float" office:value="3.30917880522785" calcext:value-type="float">
            <text:p>3.30917880522785</text:p>
          </table:table-cell>
          <table:table-cell table:style-name="ce34" table:formula="of:=IF([.L191]&gt;0; [.L191]+0.5*([.I191]+[.I192])*delta_t ;[.L191])" office:value-type="float" office:value="-0.0217868576426682" calcext:value-type="float">
            <text:p>-0.0217868576426682</text:p>
          </table:table-cell>
          <table:table-cell/>
          <table:table-cell table:formula="of:= IF([.O191] &gt; 0;  (v*COS(theta*PI()/180)/b)*(1 - EXP(-b*[.A192])); [.N191])" office:value-type="float" office:value="3.55337000825362" calcext:value-type="float">
            <text:p>3.55337000825362</text:p>
          </table:table-cell>
          <table:table-cell table:formula="of:= IF([.O191]&gt;0;  height + (   (g/(b^2)) +  ( v*SIN(theta*PI()/180)) / b     )   *   ( 1 - EXP(-b*[.A192])    )     -   (   (g*[.A192]) / b   );[.O19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2]+delta_t" office:value-type="float" office:value="1.74" calcext:value-type="float">
            <text:p>1.74</text:p>
          </table:table-cell>
          <table:table-cell table:style-name="ce34" table:formula="of:=+[.B192]" office:value-type="float" office:value="4.45832771081132" calcext:value-type="float">
            <text:p>4.45832771081132</text:p>
          </table:table-cell>
          <table:table-cell table:style-name="ce34" table:formula="of:=[.C192]-g*delta_t" office:value-type="float" office:value="-13.3225898621908" calcext:value-type="float">
            <text:p>-13.3225898621908</text:p>
          </table:table-cell>
          <table:table-cell table:style-name="ce34" table:formula="of:=SQRT([.B193]*[.B193]+[.C193]*[.C193])" office:value-type="float" office:value="14.0487752709315" calcext:value-type="float">
            <text:p>14.0487752709315</text:p>
          </table:table-cell>
          <table:table-cell table:style-name="ce34" table:formula="of:=IF([.F192]&gt;0;[.E192]+0.5*([.B192]+[.B193])*delta_t;[.E192])" office:value-type="float" office:value="3.65582872286528" calcext:value-type="float">
            <text:p>3.65582872286528</text:p>
          </table:table-cell>
          <table:table-cell table:formula="of:=IF([.F192]&gt;0;[.F192]+0.5*([.C192]+[.C193])*delta_t;[.F192])" office:value-type="float" office:value="-0.032047054520818" calcext:value-type="float">
            <text:p>-0.032047054520818</text:p>
          </table:table-cell>
          <table:table-cell/>
          <table:table-cell table:style-name="ce34" table:formula="of:=[.H192]-b*[.H192]*[.J192]*delta_t" office:value-type="float" office:value="2.78973024121351" calcext:value-type="float">
            <text:p>2.78973024121351</text:p>
          </table:table-cell>
          <table:table-cell table:style-name="ce34" table:formula="of:=[.I192]-g*delta_t-b*[.I192]*[.J192]*delta_t" office:value-type="float" office:value="-10.7356289567897" calcext:value-type="float">
            <text:p>-10.7356289567897</text:p>
          </table:table-cell>
          <table:table-cell table:style-name="ce34" table:formula="of:=SQRT([.H193]^2+[.I193]^2)" office:value-type="float" office:value="11.0921739941547" calcext:value-type="float">
            <text:p>11.0921739941547</text:p>
          </table:table-cell>
          <table:table-cell table:style-name="ce34" table:formula="of:=IF([.L192]&gt;0; [.K192]+0.5*([.H192]+[.H193])*delta_t ;[.K192])" office:value-type="float" office:value="3.30917880522785" calcext:value-type="float">
            <text:p>3.30917880522785</text:p>
          </table:table-cell>
          <table:table-cell table:style-name="ce34" table:formula="of:=IF([.L192]&gt;0; [.L192]+0.5*([.I192]+[.I193])*delta_t ;[.L192])" office:value-type="float" office:value="-0.0217868576426682" calcext:value-type="float">
            <text:p>-0.0217868576426682</text:p>
          </table:table-cell>
          <table:table-cell/>
          <table:table-cell table:formula="of:= IF([.O192] &gt; 0;  (v*COS(theta*PI()/180)/b)*(1 - EXP(-b*[.A193])); [.N192])" office:value-type="float" office:value="3.55337000825362" calcext:value-type="float">
            <text:p>3.55337000825362</text:p>
          </table:table-cell>
          <table:table-cell table:formula="of:= IF([.O192]&gt;0;  height + (   (g/(b^2)) +  ( v*SIN(theta*PI()/180)) / b     )   *   ( 1 - EXP(-b*[.A193])    )     -   (   (g*[.A193]) / b   );[.O19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3]+delta_t" office:value-type="float" office:value="1.75" calcext:value-type="float">
            <text:p>1.75</text:p>
          </table:table-cell>
          <table:table-cell table:style-name="ce34" table:formula="of:=+[.B193]" office:value-type="float" office:value="4.45832771081132" calcext:value-type="float">
            <text:p>4.45832771081132</text:p>
          </table:table-cell>
          <table:table-cell table:style-name="ce34" table:formula="of:=[.C193]-g*delta_t" office:value-type="float" office:value="-13.4206563621908" calcext:value-type="float">
            <text:p>-13.4206563621908</text:p>
          </table:table-cell>
          <table:table-cell table:style-name="ce34" table:formula="of:=SQRT([.B194]*[.B194]+[.C194]*[.C194])" office:value-type="float" office:value="14.1418069272989" calcext:value-type="float">
            <text:p>14.1418069272989</text:p>
          </table:table-cell>
          <table:table-cell table:style-name="ce34" table:formula="of:=IF([.F193]&gt;0;[.E193]+0.5*([.B193]+[.B194])*delta_t;[.E193])" office:value-type="float" office:value="3.65582872286528" calcext:value-type="float">
            <text:p>3.65582872286528</text:p>
          </table:table-cell>
          <table:table-cell table:formula="of:=IF([.F193]&gt;0;[.F193]+0.5*([.C193]+[.C194])*delta_t;[.F193])" office:value-type="float" office:value="-0.032047054520818" calcext:value-type="float">
            <text:p>-0.032047054520818</text:p>
          </table:table-cell>
          <table:table-cell/>
          <table:table-cell table:style-name="ce34" table:formula="of:=[.H193]-b*[.H193]*[.J193]*delta_t" office:value-type="float" office:value="2.7773525719206" calcext:value-type="float">
            <text:p>2.7773525719206</text:p>
          </table:table-cell>
          <table:table-cell table:style-name="ce34" table:formula="of:=[.I193]-g*delta_t-b*[.I193]*[.J193]*delta_t" office:value-type="float" office:value="-10.7860628710595" calcext:value-type="float">
            <text:p>-10.7860628710595</text:p>
          </table:table-cell>
          <table:table-cell table:style-name="ce34" table:formula="of:=SQRT([.H194]^2+[.I194]^2)" office:value-type="float" office:value="11.1379010395677" calcext:value-type="float">
            <text:p>11.1379010395677</text:p>
          </table:table-cell>
          <table:table-cell table:style-name="ce34" table:formula="of:=IF([.L193]&gt;0; [.K193]+0.5*([.H193]+[.H194])*delta_t ;[.K193])" office:value-type="float" office:value="3.30917880522785" calcext:value-type="float">
            <text:p>3.30917880522785</text:p>
          </table:table-cell>
          <table:table-cell table:style-name="ce34" table:formula="of:=IF([.L193]&gt;0; [.L193]+0.5*([.I193]+[.I194])*delta_t ;[.L193])" office:value-type="float" office:value="-0.0217868576426682" calcext:value-type="float">
            <text:p>-0.0217868576426682</text:p>
          </table:table-cell>
          <table:table-cell/>
          <table:table-cell table:formula="of:= IF([.O193] &gt; 0;  (v*COS(theta*PI()/180)/b)*(1 - EXP(-b*[.A194])); [.N193])" office:value-type="float" office:value="3.55337000825362" calcext:value-type="float">
            <text:p>3.55337000825362</text:p>
          </table:table-cell>
          <table:table-cell table:formula="of:= IF([.O193]&gt;0;  height + (   (g/(b^2)) +  ( v*SIN(theta*PI()/180)) / b     )   *   ( 1 - EXP(-b*[.A194])    )     -   (   (g*[.A194]) / b   );[.O19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4]+delta_t" office:value-type="float" office:value="1.76" calcext:value-type="float">
            <text:p>1.76</text:p>
          </table:table-cell>
          <table:table-cell table:style-name="ce34" table:formula="of:=+[.B194]" office:value-type="float" office:value="4.45832771081132" calcext:value-type="float">
            <text:p>4.45832771081132</text:p>
          </table:table-cell>
          <table:table-cell table:style-name="ce34" table:formula="of:=[.C194]-g*delta_t" office:value-type="float" office:value="-13.5187228621908" calcext:value-type="float">
            <text:p>-13.5187228621908</text:p>
          </table:table-cell>
          <table:table-cell table:style-name="ce34" table:formula="of:=SQRT([.B195]*[.B195]+[.C195]*[.C195])" office:value-type="float" office:value="14.2349061746717" calcext:value-type="float">
            <text:p>14.2349061746717</text:p>
          </table:table-cell>
          <table:table-cell table:style-name="ce34" table:formula="of:=IF([.F194]&gt;0;[.E194]+0.5*([.B194]+[.B195])*delta_t;[.E194])" office:value-type="float" office:value="3.65582872286528" calcext:value-type="float">
            <text:p>3.65582872286528</text:p>
          </table:table-cell>
          <table:table-cell table:formula="of:=IF([.F194]&gt;0;[.F194]+0.5*([.C194]+[.C195])*delta_t;[.F194])" office:value-type="float" office:value="-0.032047054520818" calcext:value-type="float">
            <text:p>-0.032047054520818</text:p>
          </table:table-cell>
          <table:table-cell/>
          <table:table-cell table:style-name="ce34" table:formula="of:=[.H194]-b*[.H194]*[.J194]*delta_t" office:value-type="float" office:value="2.76497902068138" calcext:value-type="float">
            <text:p>2.76497902068138</text:p>
          </table:table-cell>
          <table:table-cell table:style-name="ce34" table:formula="of:=[.I194]-g*delta_t-b*[.I194]*[.J194]*delta_t" office:value-type="float" office:value="-10.8360757307138" calcext:value-type="float">
            <text:p>-10.8360757307138</text:p>
          </table:table-cell>
          <table:table-cell table:style-name="ce34" table:formula="of:=SQRT([.H195]^2+[.I195]^2)" office:value-type="float" office:value="11.1832752906549" calcext:value-type="float">
            <text:p>11.1832752906549</text:p>
          </table:table-cell>
          <table:table-cell table:style-name="ce34" table:formula="of:=IF([.L194]&gt;0; [.K194]+0.5*([.H194]+[.H195])*delta_t ;[.K194])" office:value-type="float" office:value="3.30917880522785" calcext:value-type="float">
            <text:p>3.30917880522785</text:p>
          </table:table-cell>
          <table:table-cell table:style-name="ce34" table:formula="of:=IF([.L194]&gt;0; [.L194]+0.5*([.I194]+[.I195])*delta_t ;[.L194])" office:value-type="float" office:value="-0.0217868576426682" calcext:value-type="float">
            <text:p>-0.0217868576426682</text:p>
          </table:table-cell>
          <table:table-cell/>
          <table:table-cell table:formula="of:= IF([.O194] &gt; 0;  (v*COS(theta*PI()/180)/b)*(1 - EXP(-b*[.A195])); [.N194])" office:value-type="float" office:value="3.55337000825362" calcext:value-type="float">
            <text:p>3.55337000825362</text:p>
          </table:table-cell>
          <table:table-cell table:formula="of:= IF([.O194]&gt;0;  height + (   (g/(b^2)) +  ( v*SIN(theta*PI()/180)) / b     )   *   ( 1 - EXP(-b*[.A195])    )     -   (   (g*[.A195]) / b   );[.O19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5]+delta_t" office:value-type="float" office:value="1.77" calcext:value-type="float">
            <text:p>1.77</text:p>
          </table:table-cell>
          <table:table-cell table:style-name="ce34" table:formula="of:=+[.B195]" office:value-type="float" office:value="4.45832771081132" calcext:value-type="float">
            <text:p>4.45832771081132</text:p>
          </table:table-cell>
          <table:table-cell table:style-name="ce34" table:formula="of:=[.C195]-g*delta_t" office:value-type="float" office:value="-13.6167893621908" calcext:value-type="float">
            <text:p>-13.6167893621908</text:p>
          </table:table-cell>
          <table:table-cell table:style-name="ce34" table:formula="of:=SQRT([.B196]*[.B196]+[.C196]*[.C196])" office:value-type="float" office:value="14.3280716954955" calcext:value-type="float">
            <text:p>14.3280716954955</text:p>
          </table:table-cell>
          <table:table-cell table:style-name="ce34" table:formula="of:=IF([.F195]&gt;0;[.E195]+0.5*([.B195]+[.B196])*delta_t;[.E195])" office:value-type="float" office:value="3.65582872286528" calcext:value-type="float">
            <text:p>3.65582872286528</text:p>
          </table:table-cell>
          <table:table-cell table:formula="of:=IF([.F195]&gt;0;[.F195]+0.5*([.C195]+[.C196])*delta_t;[.F195])" office:value-type="float" office:value="-0.032047054520818" calcext:value-type="float">
            <text:p>-0.032047054520818</text:p>
          </table:table-cell>
          <table:table-cell/>
          <table:table-cell table:style-name="ce34" table:formula="of:=[.H195]-b*[.H195]*[.J195]*delta_t" office:value-type="float" office:value="2.75261041205691" calcext:value-type="float">
            <text:p>2.75261041205691</text:p>
          </table:table-cell>
          <table:table-cell table:style-name="ce34" table:formula="of:=[.I195]-g*delta_t-b*[.I195]*[.J195]*delta_t" office:value-type="float" office:value="-10.885669103527" calcext:value-type="float">
            <text:p>-10.885669103527</text:p>
          </table:table-cell>
          <table:table-cell table:style-name="ce34" table:formula="of:=SQRT([.H196]^2+[.I196]^2)" office:value-type="float" office:value="11.2282971065093" calcext:value-type="float">
            <text:p>11.2282971065093</text:p>
          </table:table-cell>
          <table:table-cell table:style-name="ce34" table:formula="of:=IF([.L195]&gt;0; [.K195]+0.5*([.H195]+[.H196])*delta_t ;[.K195])" office:value-type="float" office:value="3.30917880522785" calcext:value-type="float">
            <text:p>3.30917880522785</text:p>
          </table:table-cell>
          <table:table-cell table:style-name="ce34" table:formula="of:=IF([.L195]&gt;0; [.L195]+0.5*([.I195]+[.I196])*delta_t ;[.L195])" office:value-type="float" office:value="-0.0217868576426682" calcext:value-type="float">
            <text:p>-0.0217868576426682</text:p>
          </table:table-cell>
          <table:table-cell/>
          <table:table-cell table:formula="of:= IF([.O195] &gt; 0;  (v*COS(theta*PI()/180)/b)*(1 - EXP(-b*[.A196])); [.N195])" office:value-type="float" office:value="3.55337000825362" calcext:value-type="float">
            <text:p>3.55337000825362</text:p>
          </table:table-cell>
          <table:table-cell table:formula="of:= IF([.O195]&gt;0;  height + (   (g/(b^2)) +  ( v*SIN(theta*PI()/180)) / b     )   *   ( 1 - EXP(-b*[.A196])    )     -   (   (g*[.A196]) / b   );[.O19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6]+delta_t" office:value-type="float" office:value="1.78" calcext:value-type="float">
            <text:p>1.78</text:p>
          </table:table-cell>
          <table:table-cell table:style-name="ce34" table:formula="of:=+[.B196]" office:value-type="float" office:value="4.45832771081132" calcext:value-type="float">
            <text:p>4.45832771081132</text:p>
          </table:table-cell>
          <table:table-cell table:style-name="ce34" table:formula="of:=[.C196]-g*delta_t" office:value-type="float" office:value="-13.7148558621908" calcext:value-type="float">
            <text:p>-13.7148558621908</text:p>
          </table:table-cell>
          <table:table-cell table:style-name="ce34" table:formula="of:=SQRT([.B197]*[.B197]+[.C197]*[.C197])" office:value-type="float" office:value="14.4213022053369" calcext:value-type="float">
            <text:p>14.4213022053369</text:p>
          </table:table-cell>
          <table:table-cell table:style-name="ce34" table:formula="of:=IF([.F196]&gt;0;[.E196]+0.5*([.B196]+[.B197])*delta_t;[.E196])" office:value-type="float" office:value="3.65582872286528" calcext:value-type="float">
            <text:p>3.65582872286528</text:p>
          </table:table-cell>
          <table:table-cell table:formula="of:=IF([.F196]&gt;0;[.F196]+0.5*([.C196]+[.C197])*delta_t;[.F196])" office:value-type="float" office:value="-0.032047054520818" calcext:value-type="float">
            <text:p>-0.032047054520818</text:p>
          </table:table-cell>
          <table:table-cell/>
          <table:table-cell table:style-name="ce34" table:formula="of:=[.H196]-b*[.H196]*[.J196]*delta_t" office:value-type="float" office:value="2.7402475610469" calcext:value-type="float">
            <text:p>2.7402475610469</text:p>
          </table:table-cell>
          <table:table-cell table:style-name="ce34" table:formula="of:=[.I196]-g*delta_t-b*[.I196]*[.J196]*delta_t" office:value-type="float" office:value="-10.934844592768" calcext:value-type="float">
            <text:p>-10.934844592768</text:p>
          </table:table-cell>
          <table:table-cell table:style-name="ce34" table:formula="of:=SQRT([.H197]^2+[.I197]^2)" office:value-type="float" office:value="11.2729669104371" calcext:value-type="float">
            <text:p>11.2729669104371</text:p>
          </table:table-cell>
          <table:table-cell table:style-name="ce34" table:formula="of:=IF([.L196]&gt;0; [.K196]+0.5*([.H196]+[.H197])*delta_t ;[.K196])" office:value-type="float" office:value="3.30917880522785" calcext:value-type="float">
            <text:p>3.30917880522785</text:p>
          </table:table-cell>
          <table:table-cell table:style-name="ce34" table:formula="of:=IF([.L196]&gt;0; [.L196]+0.5*([.I196]+[.I197])*delta_t ;[.L196])" office:value-type="float" office:value="-0.0217868576426682" calcext:value-type="float">
            <text:p>-0.0217868576426682</text:p>
          </table:table-cell>
          <table:table-cell/>
          <table:table-cell table:formula="of:= IF([.O196] &gt; 0;  (v*COS(theta*PI()/180)/b)*(1 - EXP(-b*[.A197])); [.N196])" office:value-type="float" office:value="3.55337000825362" calcext:value-type="float">
            <text:p>3.55337000825362</text:p>
          </table:table-cell>
          <table:table-cell table:formula="of:= IF([.O196]&gt;0;  height + (   (g/(b^2)) +  ( v*SIN(theta*PI()/180)) / b     )   *   ( 1 - EXP(-b*[.A197])    )     -   (   (g*[.A197]) / b   );[.O19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7]+delta_t" office:value-type="float" office:value="1.79" calcext:value-type="float">
            <text:p>1.79</text:p>
          </table:table-cell>
          <table:table-cell table:style-name="ce34" table:formula="of:=+[.B197]" office:value-type="float" office:value="4.45832771081132" calcext:value-type="float">
            <text:p>4.45832771081132</text:p>
          </table:table-cell>
          <table:table-cell table:style-name="ce34" table:formula="of:=[.C197]-g*delta_t" office:value-type="float" office:value="-13.8129223621908" calcext:value-type="float">
            <text:p>-13.8129223621908</text:p>
          </table:table-cell>
          <table:table-cell table:style-name="ce34" table:formula="of:=SQRT([.B198]*[.B198]+[.C198]*[.C198])" office:value-type="float" office:value="14.514596451879" calcext:value-type="float">
            <text:p>14.514596451879</text:p>
          </table:table-cell>
          <table:table-cell table:style-name="ce34" table:formula="of:=IF([.F197]&gt;0;[.E197]+0.5*([.B197]+[.B198])*delta_t;[.E197])" office:value-type="float" office:value="3.65582872286528" calcext:value-type="float">
            <text:p>3.65582872286528</text:p>
          </table:table-cell>
          <table:table-cell table:formula="of:=IF([.F197]&gt;0;[.F197]+0.5*([.C197]+[.C198])*delta_t;[.F197])" office:value-type="float" office:value="-0.032047054520818" calcext:value-type="float">
            <text:p>-0.032047054520818</text:p>
          </table:table-cell>
          <table:table-cell/>
          <table:table-cell table:style-name="ce34" table:formula="of:=[.H197]-b*[.H197]*[.J197]*delta_t" office:value-type="float" office:value="2.72789127301406" calcext:value-type="float">
            <text:p>2.72789127301406</text:p>
          </table:table-cell>
          <table:table-cell table:style-name="ce34" table:formula="of:=[.I197]-g*delta_t-b*[.I197]*[.J197]*delta_t" office:value-type="float" office:value="-10.9836038362619" calcext:value-type="float">
            <text:p>-10.9836038362619</text:p>
          </table:table-cell>
          <table:table-cell table:style-name="ce34" table:formula="of:=SQRT([.H198]^2+[.I198]^2)" office:value-type="float" office:value="11.3172851881241" calcext:value-type="float">
            <text:p>11.3172851881241</text:p>
          </table:table-cell>
          <table:table-cell table:style-name="ce34" table:formula="of:=IF([.L197]&gt;0; [.K197]+0.5*([.H197]+[.H198])*delta_t ;[.K197])" office:value-type="float" office:value="3.30917880522785" calcext:value-type="float">
            <text:p>3.30917880522785</text:p>
          </table:table-cell>
          <table:table-cell table:style-name="ce34" table:formula="of:=IF([.L197]&gt;0; [.L197]+0.5*([.I197]+[.I198])*delta_t ;[.L197])" office:value-type="float" office:value="-0.0217868576426682" calcext:value-type="float">
            <text:p>-0.0217868576426682</text:p>
          </table:table-cell>
          <table:table-cell/>
          <table:table-cell table:formula="of:= IF([.O197] &gt; 0;  (v*COS(theta*PI()/180)/b)*(1 - EXP(-b*[.A198])); [.N197])" office:value-type="float" office:value="3.55337000825362" calcext:value-type="float">
            <text:p>3.55337000825362</text:p>
          </table:table-cell>
          <table:table-cell table:formula="of:= IF([.O197]&gt;0;  height + (   (g/(b^2)) +  ( v*SIN(theta*PI()/180)) / b     )   *   ( 1 - EXP(-b*[.A198])    )     -   (   (g*[.A198]) / b   );[.O19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8]+delta_t" office:value-type="float" office:value="1.8" calcext:value-type="float">
            <text:p>1.8</text:p>
          </table:table-cell>
          <table:table-cell table:style-name="ce34" table:formula="of:=+[.B198]" office:value-type="float" office:value="4.45832771081132" calcext:value-type="float">
            <text:p>4.45832771081132</text:p>
          </table:table-cell>
          <table:table-cell table:style-name="ce34" table:formula="of:=[.C198]-g*delta_t" office:value-type="float" office:value="-13.9109888621908" calcext:value-type="float">
            <text:p>-13.9109888621908</text:p>
          </table:table-cell>
          <table:table-cell table:style-name="ce34" table:formula="of:=SQRT([.B199]*[.B199]+[.C199]*[.C199])" office:value-type="float" office:value="14.6079532139511" calcext:value-type="float">
            <text:p>14.6079532139511</text:p>
          </table:table-cell>
          <table:table-cell table:style-name="ce34" table:formula="of:=IF([.F198]&gt;0;[.E198]+0.5*([.B198]+[.B199])*delta_t;[.E198])" office:value-type="float" office:value="3.65582872286528" calcext:value-type="float">
            <text:p>3.65582872286528</text:p>
          </table:table-cell>
          <table:table-cell table:formula="of:=IF([.F198]&gt;0;[.F198]+0.5*([.C198]+[.C199])*delta_t;[.F198])" office:value-type="float" office:value="-0.032047054520818" calcext:value-type="float">
            <text:p>-0.032047054520818</text:p>
          </table:table-cell>
          <table:table-cell/>
          <table:table-cell table:style-name="ce34" table:formula="of:=[.H198]-b*[.H198]*[.J198]*delta_t" office:value-type="float" office:value="2.7155423436145" calcext:value-type="float">
            <text:p>2.7155423436145</text:p>
          </table:table-cell>
          <table:table-cell table:style-name="ce34" table:formula="of:=[.I198]-g*delta_t-b*[.I198]*[.J198]*delta_t" office:value-type="float" office:value="-11.0319485054586" calcext:value-type="float">
            <text:p>-11.0319485054586</text:p>
          </table:table-cell>
          <table:table-cell table:style-name="ce34" table:formula="of:=SQRT([.H199]^2+[.I199]^2)" office:value-type="float" office:value="11.3612524858421" calcext:value-type="float">
            <text:p>11.3612524858421</text:p>
          </table:table-cell>
          <table:table-cell table:style-name="ce34" table:formula="of:=IF([.L198]&gt;0; [.K198]+0.5*([.H198]+[.H199])*delta_t ;[.K198])" office:value-type="float" office:value="3.30917880522785" calcext:value-type="float">
            <text:p>3.30917880522785</text:p>
          </table:table-cell>
          <table:table-cell table:style-name="ce34" table:formula="of:=IF([.L198]&gt;0; [.L198]+0.5*([.I198]+[.I199])*delta_t ;[.L198])" office:value-type="float" office:value="-0.0217868576426682" calcext:value-type="float">
            <text:p>-0.0217868576426682</text:p>
          </table:table-cell>
          <table:table-cell/>
          <table:table-cell table:formula="of:= IF([.O198] &gt; 0;  (v*COS(theta*PI()/180)/b)*(1 - EXP(-b*[.A199])); [.N198])" office:value-type="float" office:value="3.55337000825362" calcext:value-type="float">
            <text:p>3.55337000825362</text:p>
          </table:table-cell>
          <table:table-cell table:formula="of:= IF([.O198]&gt;0;  height + (   (g/(b^2)) +  ( v*SIN(theta*PI()/180)) / b     )   *   ( 1 - EXP(-b*[.A199])    )     -   (   (g*[.A199]) / b   );[.O19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199]+delta_t" office:value-type="float" office:value="1.81" calcext:value-type="float">
            <text:p>1.81</text:p>
          </table:table-cell>
          <table:table-cell table:style-name="ce34" table:formula="of:=+[.B199]" office:value-type="float" office:value="4.45832771081132" calcext:value-type="float">
            <text:p>4.45832771081132</text:p>
          </table:table-cell>
          <table:table-cell table:style-name="ce34" table:formula="of:=[.C199]-g*delta_t" office:value-type="float" office:value="-14.0090553621908" calcext:value-type="float">
            <text:p>-14.0090553621908</text:p>
          </table:table-cell>
          <table:table-cell table:style-name="ce34" table:formula="of:=SQRT([.B200]*[.B200]+[.C200]*[.C200])" office:value-type="float" office:value="14.7013713005935" calcext:value-type="float">
            <text:p>14.7013713005935</text:p>
          </table:table-cell>
          <table:table-cell table:style-name="ce34" table:formula="of:=IF([.F199]&gt;0;[.E199]+0.5*([.B199]+[.B200])*delta_t;[.E199])" office:value-type="float" office:value="3.65582872286528" calcext:value-type="float">
            <text:p>3.65582872286528</text:p>
          </table:table-cell>
          <table:table-cell table:formula="of:=IF([.F199]&gt;0;[.F199]+0.5*([.C199]+[.C200])*delta_t;[.F199])" office:value-type="float" office:value="-0.032047054520818" calcext:value-type="float">
            <text:p>-0.032047054520818</text:p>
          </table:table-cell>
          <table:table-cell/>
          <table:table-cell table:style-name="ce34" table:formula="of:=[.H199]-b*[.H199]*[.J199]*delta_t" office:value-type="float" office:value="2.70320155873378" calcext:value-type="float">
            <text:p>2.70320155873378</text:p>
          </table:table-cell>
          <table:table-cell table:style-name="ce34" table:formula="of:=[.I199]-g*delta_t-b*[.I199]*[.J199]*delta_t" office:value-type="float" office:value="-11.0798803045061" calcext:value-type="float">
            <text:p>-11.0798803045061</text:p>
          </table:table-cell>
          <table:table-cell table:style-name="ce34" table:formula="of:=SQRT([.H200]^2+[.I200]^2)" office:value-type="float" office:value="11.4048694086922" calcext:value-type="float">
            <text:p>11.4048694086922</text:p>
          </table:table-cell>
          <table:table-cell table:style-name="ce34" table:formula="of:=IF([.L199]&gt;0; [.K199]+0.5*([.H199]+[.H200])*delta_t ;[.K199])" office:value-type="float" office:value="3.30917880522785" calcext:value-type="float">
            <text:p>3.30917880522785</text:p>
          </table:table-cell>
          <table:table-cell table:style-name="ce34" table:formula="of:=IF([.L199]&gt;0; [.L199]+0.5*([.I199]+[.I200])*delta_t ;[.L199])" office:value-type="float" office:value="-0.0217868576426682" calcext:value-type="float">
            <text:p>-0.0217868576426682</text:p>
          </table:table-cell>
          <table:table-cell/>
          <table:table-cell table:formula="of:= IF([.O199] &gt; 0;  (v*COS(theta*PI()/180)/b)*(1 - EXP(-b*[.A200])); [.N199])" office:value-type="float" office:value="3.55337000825362" calcext:value-type="float">
            <text:p>3.55337000825362</text:p>
          </table:table-cell>
          <table:table-cell table:formula="of:= IF([.O199]&gt;0;  height + (   (g/(b^2)) +  ( v*SIN(theta*PI()/180)) / b     )   *   ( 1 - EXP(-b*[.A200])    )     -   (   (g*[.A200]) / b   );[.O19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0]+delta_t" office:value-type="float" office:value="1.82" calcext:value-type="float">
            <text:p>1.82</text:p>
          </table:table-cell>
          <table:table-cell table:style-name="ce34" table:formula="of:=+[.B200]" office:value-type="float" office:value="4.45832771081132" calcext:value-type="float">
            <text:p>4.45832771081132</text:p>
          </table:table-cell>
          <table:table-cell table:style-name="ce34" table:formula="of:=[.C200]-g*delta_t" office:value-type="float" office:value="-14.1071218621908" calcext:value-type="float">
            <text:p>-14.1071218621908</text:p>
          </table:table-cell>
          <table:table-cell table:style-name="ce34" table:formula="of:=SQRT([.B201]*[.B201]+[.C201]*[.C201])" office:value-type="float" office:value="14.7948495501539" calcext:value-type="float">
            <text:p>14.7948495501539</text:p>
          </table:table-cell>
          <table:table-cell table:style-name="ce34" table:formula="of:=IF([.F200]&gt;0;[.E200]+0.5*([.B200]+[.B201])*delta_t;[.E200])" office:value-type="float" office:value="3.65582872286528" calcext:value-type="float">
            <text:p>3.65582872286528</text:p>
          </table:table-cell>
          <table:table-cell table:formula="of:=IF([.F200]&gt;0;[.F200]+0.5*([.C200]+[.C201])*delta_t;[.F200])" office:value-type="float" office:value="-0.032047054520818" calcext:value-type="float">
            <text:p>-0.032047054520818</text:p>
          </table:table-cell>
          <table:table-cell/>
          <table:table-cell table:style-name="ce34" table:formula="of:=[.H200]-b*[.H200]*[.J200]*delta_t" office:value-type="float" office:value="2.69086969442869" calcext:value-type="float">
            <text:p>2.69086969442869</text:p>
          </table:table-cell>
          <table:table-cell table:style-name="ce34" table:formula="of:=[.I200]-g*delta_t-b*[.I200]*[.J200]*delta_t" office:value-type="float" office:value="-11.1274009693313" calcext:value-type="float">
            <text:p>-11.1274009693313</text:p>
          </table:table-cell>
          <table:table-cell table:style-name="ce34" table:formula="of:=SQRT([.H201]^2+[.I201]^2)" office:value-type="float" office:value="11.4481366188857" calcext:value-type="float">
            <text:p>11.4481366188857</text:p>
          </table:table-cell>
          <table:table-cell table:style-name="ce34" table:formula="of:=IF([.L200]&gt;0; [.K200]+0.5*([.H200]+[.H201])*delta_t ;[.K200])" office:value-type="float" office:value="3.30917880522785" calcext:value-type="float">
            <text:p>3.30917880522785</text:p>
          </table:table-cell>
          <table:table-cell table:style-name="ce34" table:formula="of:=IF([.L200]&gt;0; [.L200]+0.5*([.I200]+[.I201])*delta_t ;[.L200])" office:value-type="float" office:value="-0.0217868576426682" calcext:value-type="float">
            <text:p>-0.0217868576426682</text:p>
          </table:table-cell>
          <table:table-cell/>
          <table:table-cell table:formula="of:= IF([.O200] &gt; 0;  (v*COS(theta*PI()/180)/b)*(1 - EXP(-b*[.A201])); [.N200])" office:value-type="float" office:value="3.55337000825362" calcext:value-type="float">
            <text:p>3.55337000825362</text:p>
          </table:table-cell>
          <table:table-cell table:formula="of:= IF([.O200]&gt;0;  height + (   (g/(b^2)) +  ( v*SIN(theta*PI()/180)) / b     )   *   ( 1 - EXP(-b*[.A201])    )     -   (   (g*[.A201]) / b   );[.O20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1]+delta_t" office:value-type="float" office:value="1.83" calcext:value-type="float">
            <text:p>1.83</text:p>
          </table:table-cell>
          <table:table-cell table:style-name="ce34" table:formula="of:=+[.B201]" office:value-type="float" office:value="4.45832771081132" calcext:value-type="float">
            <text:p>4.45832771081132</text:p>
          </table:table-cell>
          <table:table-cell table:style-name="ce34" table:formula="of:=[.C201]-g*delta_t" office:value-type="float" office:value="-14.2051883621908" calcext:value-type="float">
            <text:p>-14.2051883621908</text:p>
          </table:table-cell>
          <table:table-cell table:style-name="ce34" table:formula="of:=SQRT([.B202]*[.B202]+[.C202]*[.C202])" office:value-type="float" office:value="14.8883868294153" calcext:value-type="float">
            <text:p>14.8883868294153</text:p>
          </table:table-cell>
          <table:table-cell table:style-name="ce34" table:formula="of:=IF([.F201]&gt;0;[.E201]+0.5*([.B201]+[.B202])*delta_t;[.E201])" office:value-type="float" office:value="3.65582872286528" calcext:value-type="float">
            <text:p>3.65582872286528</text:p>
          </table:table-cell>
          <table:table-cell table:formula="of:=IF([.F201]&gt;0;[.F201]+0.5*([.C201]+[.C202])*delta_t;[.F201])" office:value-type="float" office:value="-0.032047054520818" calcext:value-type="float">
            <text:p>-0.032047054520818</text:p>
          </table:table-cell>
          <table:table-cell/>
          <table:table-cell table:style-name="ce34" table:formula="of:=[.H201]-b*[.H201]*[.J201]*delta_t" office:value-type="float" office:value="2.67854751687451" calcext:value-type="float">
            <text:p>2.67854751687451</text:p>
          </table:table-cell>
          <table:table-cell table:style-name="ce34" table:formula="of:=[.I201]-g*delta_t-b*[.I201]*[.J201]*delta_t" office:value-type="float" office:value="-11.1745122667273" calcext:value-type="float">
            <text:p>-11.1745122667273</text:p>
          </table:table-cell>
          <table:table-cell table:style-name="ce34" table:formula="of:=SQRT([.H202]^2+[.I202]^2)" office:value-type="float" office:value="11.4910548340609" calcext:value-type="float">
            <text:p>11.4910548340609</text:p>
          </table:table-cell>
          <table:table-cell table:style-name="ce34" table:formula="of:=IF([.L201]&gt;0; [.K201]+0.5*([.H201]+[.H202])*delta_t ;[.K201])" office:value-type="float" office:value="3.30917880522785" calcext:value-type="float">
            <text:p>3.30917880522785</text:p>
          </table:table-cell>
          <table:table-cell table:style-name="ce34" table:formula="of:=IF([.L201]&gt;0; [.L201]+0.5*([.I201]+[.I202])*delta_t ;[.L201])" office:value-type="float" office:value="-0.0217868576426682" calcext:value-type="float">
            <text:p>-0.0217868576426682</text:p>
          </table:table-cell>
          <table:table-cell/>
          <table:table-cell table:formula="of:= IF([.O201] &gt; 0;  (v*COS(theta*PI()/180)/b)*(1 - EXP(-b*[.A202])); [.N201])" office:value-type="float" office:value="3.55337000825362" calcext:value-type="float">
            <text:p>3.55337000825362</text:p>
          </table:table-cell>
          <table:table-cell table:formula="of:= IF([.O201]&gt;0;  height + (   (g/(b^2)) +  ( v*SIN(theta*PI()/180)) / b     )   *   ( 1 - EXP(-b*[.A202])    )     -   (   (g*[.A202]) / b   );[.O20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2]+delta_t" office:value-type="float" office:value="1.84" calcext:value-type="float">
            <text:p>1.84</text:p>
          </table:table-cell>
          <table:table-cell table:style-name="ce34" table:formula="of:=+[.B202]" office:value-type="float" office:value="4.45832771081132" calcext:value-type="float">
            <text:p>4.45832771081132</text:p>
          </table:table-cell>
          <table:table-cell table:style-name="ce34" table:formula="of:=[.C202]-g*delta_t" office:value-type="float" office:value="-14.3032548621908" calcext:value-type="float">
            <text:p>-14.3032548621908</text:p>
          </table:table-cell>
          <table:table-cell table:style-name="ce34" table:formula="of:=SQRT([.B203]*[.B203]+[.C203]*[.C203])" office:value-type="float" office:value="14.9819820327543" calcext:value-type="float">
            <text:p>14.9819820327543</text:p>
          </table:table-cell>
          <table:table-cell table:style-name="ce34" table:formula="of:=IF([.F202]&gt;0;[.E202]+0.5*([.B202]+[.B203])*delta_t;[.E202])" office:value-type="float" office:value="3.65582872286528" calcext:value-type="float">
            <text:p>3.65582872286528</text:p>
          </table:table-cell>
          <table:table-cell table:formula="of:=IF([.F202]&gt;0;[.F202]+0.5*([.C202]+[.C203])*delta_t;[.F202])" office:value-type="float" office:value="-0.032047054520818" calcext:value-type="float">
            <text:p>-0.032047054520818</text:p>
          </table:table-cell>
          <table:table-cell/>
          <table:table-cell table:style-name="ce34" table:formula="of:=[.H202]-b*[.H202]*[.J202]*delta_t" office:value-type="float" office:value="2.6662357823177" calcext:value-type="float">
            <text:p>2.6662357823177</text:p>
          </table:table-cell>
          <table:table-cell table:style-name="ce34" table:formula="of:=[.I202]-g*delta_t-b*[.I202]*[.J202]*delta_t" office:value-type="float" office:value="-11.221215993447" calcext:value-type="float">
            <text:p>-11.221215993447</text:p>
          </table:table-cell>
          <table:table-cell table:style-name="ce34" table:formula="of:=SQRT([.H203]^2+[.I203]^2)" office:value-type="float" office:value="11.5336248256349" calcext:value-type="float">
            <text:p>11.5336248256349</text:p>
          </table:table-cell>
          <table:table-cell table:style-name="ce34" table:formula="of:=IF([.L202]&gt;0; [.K202]+0.5*([.H202]+[.H203])*delta_t ;[.K202])" office:value-type="float" office:value="3.30917880522785" calcext:value-type="float">
            <text:p>3.30917880522785</text:p>
          </table:table-cell>
          <table:table-cell table:style-name="ce34" table:formula="of:=IF([.L202]&gt;0; [.L202]+0.5*([.I202]+[.I203])*delta_t ;[.L202])" office:value-type="float" office:value="-0.0217868576426682" calcext:value-type="float">
            <text:p>-0.0217868576426682</text:p>
          </table:table-cell>
          <table:table-cell/>
          <table:table-cell table:formula="of:= IF([.O202] &gt; 0;  (v*COS(theta*PI()/180)/b)*(1 - EXP(-b*[.A203])); [.N202])" office:value-type="float" office:value="3.55337000825362" calcext:value-type="float">
            <text:p>3.55337000825362</text:p>
          </table:table-cell>
          <table:table-cell table:formula="of:= IF([.O202]&gt;0;  height + (   (g/(b^2)) +  ( v*SIN(theta*PI()/180)) / b     )   *   ( 1 - EXP(-b*[.A203])    )     -   (   (g*[.A203]) / b   );[.O20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3]+delta_t" office:value-type="float" office:value="1.85" calcext:value-type="float">
            <text:p>1.85</text:p>
          </table:table-cell>
          <table:table-cell table:style-name="ce34" table:formula="of:=+[.B203]" office:value-type="float" office:value="4.45832771081132" calcext:value-type="float">
            <text:p>4.45832771081132</text:p>
          </table:table-cell>
          <table:table-cell table:style-name="ce34" table:formula="of:=[.C203]-g*delta_t" office:value-type="float" office:value="-14.4013213621907" calcext:value-type="float">
            <text:p>-14.4013213621907</text:p>
          </table:table-cell>
          <table:table-cell table:style-name="ce34" table:formula="of:=SQRT([.B204]*[.B204]+[.C204]*[.C204])" office:value-type="float" office:value="15.0756340813274" calcext:value-type="float">
            <text:p>15.0756340813274</text:p>
          </table:table-cell>
          <table:table-cell table:style-name="ce34" table:formula="of:=IF([.F203]&gt;0;[.E203]+0.5*([.B203]+[.B204])*delta_t;[.E203])" office:value-type="float" office:value="3.65582872286528" calcext:value-type="float">
            <text:p>3.65582872286528</text:p>
          </table:table-cell>
          <table:table-cell table:formula="of:=IF([.F203]&gt;0;[.F203]+0.5*([.C203]+[.C204])*delta_t;[.F203])" office:value-type="float" office:value="-0.032047054520818" calcext:value-type="float">
            <text:p>-0.032047054520818</text:p>
          </table:table-cell>
          <table:table-cell/>
          <table:table-cell table:style-name="ce34" table:formula="of:=[.H203]-b*[.H203]*[.J203]*delta_t" office:value-type="float" office:value="2.65393523703372" calcext:value-type="float">
            <text:p>2.65393523703372</text:p>
          </table:table-cell>
          <table:table-cell table:style-name="ce34" table:formula="of:=[.I203]-g*delta_t-b*[.I203]*[.J203]*delta_t" office:value-type="float" office:value="-11.2675139753046" calcext:value-type="float">
            <text:p>-11.2675139753046</text:p>
          </table:table-cell>
          <table:table-cell table:style-name="ce34" table:formula="of:=SQRT([.H204]^2+[.I204]^2)" office:value-type="float" office:value="11.5758474171896" calcext:value-type="float">
            <text:p>11.5758474171896</text:p>
          </table:table-cell>
          <table:table-cell table:style-name="ce34" table:formula="of:=IF([.L203]&gt;0; [.K203]+0.5*([.H203]+[.H204])*delta_t ;[.K203])" office:value-type="float" office:value="3.30917880522785" calcext:value-type="float">
            <text:p>3.30917880522785</text:p>
          </table:table-cell>
          <table:table-cell table:style-name="ce34" table:formula="of:=IF([.L203]&gt;0; [.L203]+0.5*([.I203]+[.I204])*delta_t ;[.L203])" office:value-type="float" office:value="-0.0217868576426682" calcext:value-type="float">
            <text:p>-0.0217868576426682</text:p>
          </table:table-cell>
          <table:table-cell/>
          <table:table-cell table:formula="of:= IF([.O203] &gt; 0;  (v*COS(theta*PI()/180)/b)*(1 - EXP(-b*[.A204])); [.N203])" office:value-type="float" office:value="3.55337000825362" calcext:value-type="float">
            <text:p>3.55337000825362</text:p>
          </table:table-cell>
          <table:table-cell table:formula="of:= IF([.O203]&gt;0;  height + (   (g/(b^2)) +  ( v*SIN(theta*PI()/180)) / b     )   *   ( 1 - EXP(-b*[.A204])    )     -   (   (g*[.A204]) / b   );[.O20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4]+delta_t" office:value-type="float" office:value="1.86" calcext:value-type="float">
            <text:p>1.86</text:p>
          </table:table-cell>
          <table:table-cell table:style-name="ce34" table:formula="of:=+[.B204]" office:value-type="float" office:value="4.45832771081132" calcext:value-type="float">
            <text:p>4.45832771081132</text:p>
          </table:table-cell>
          <table:table-cell table:style-name="ce34" table:formula="of:=[.C204]-g*delta_t" office:value-type="float" office:value="-14.4993878621908" calcext:value-type="float">
            <text:p>-14.4993878621908</text:p>
          </table:table-cell>
          <table:table-cell table:style-name="ce34" table:formula="of:=SQRT([.B205]*[.B205]+[.C205]*[.C205])" office:value-type="float" office:value="15.1693419222863" calcext:value-type="float">
            <text:p>15.1693419222863</text:p>
          </table:table-cell>
          <table:table-cell table:style-name="ce34" table:formula="of:=IF([.F204]&gt;0;[.E204]+0.5*([.B204]+[.B205])*delta_t;[.E204])" office:value-type="float" office:value="3.65582872286528" calcext:value-type="float">
            <text:p>3.65582872286528</text:p>
          </table:table-cell>
          <table:table-cell table:formula="of:=IF([.F204]&gt;0;[.F204]+0.5*([.C204]+[.C205])*delta_t;[.F204])" office:value-type="float" office:value="-0.032047054520818" calcext:value-type="float">
            <text:p>-0.032047054520818</text:p>
          </table:table-cell>
          <table:table-cell/>
          <table:table-cell table:style-name="ce34" table:formula="of:=[.H204]-b*[.H204]*[.J204]*delta_t" office:value-type="float" office:value="2.64164661729012" calcext:value-type="float">
            <text:p>2.64164661729012</text:p>
          </table:table-cell>
          <table:table-cell table:style-name="ce34" table:formula="of:=[.I204]-g*delta_t-b*[.I204]*[.J204]*delta_t" office:value-type="float" office:value="-11.313408066285" calcext:value-type="float">
            <text:p>-11.313408066285</text:p>
          </table:table-cell>
          <table:table-cell table:style-name="ce34" table:formula="of:=SQRT([.H205]^2+[.I205]^2)" office:value-type="float" office:value="11.6177234828912" calcext:value-type="float">
            <text:p>11.6177234828912</text:p>
          </table:table-cell>
          <table:table-cell table:style-name="ce34" table:formula="of:=IF([.L204]&gt;0; [.K204]+0.5*([.H204]+[.H205])*delta_t ;[.K204])" office:value-type="float" office:value="3.30917880522785" calcext:value-type="float">
            <text:p>3.30917880522785</text:p>
          </table:table-cell>
          <table:table-cell table:style-name="ce34" table:formula="of:=IF([.L204]&gt;0; [.L204]+0.5*([.I204]+[.I205])*delta_t ;[.L204])" office:value-type="float" office:value="-0.0217868576426682" calcext:value-type="float">
            <text:p>-0.0217868576426682</text:p>
          </table:table-cell>
          <table:table-cell/>
          <table:table-cell table:formula="of:= IF([.O204] &gt; 0;  (v*COS(theta*PI()/180)/b)*(1 - EXP(-b*[.A205])); [.N204])" office:value-type="float" office:value="3.55337000825362" calcext:value-type="float">
            <text:p>3.55337000825362</text:p>
          </table:table-cell>
          <table:table-cell table:formula="of:= IF([.O204]&gt;0;  height + (   (g/(b^2)) +  ( v*SIN(theta*PI()/180)) / b     )   *   ( 1 - EXP(-b*[.A205])    )     -   (   (g*[.A205]) / b   );[.O20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5]+delta_t" office:value-type="float" office:value="1.87" calcext:value-type="float">
            <text:p>1.87</text:p>
          </table:table-cell>
          <table:table-cell table:style-name="ce34" table:formula="of:=+[.B205]" office:value-type="float" office:value="4.45832771081132" calcext:value-type="float">
            <text:p>4.45832771081132</text:p>
          </table:table-cell>
          <table:table-cell table:style-name="ce34" table:formula="of:=[.C205]-g*delta_t" office:value-type="float" office:value="-14.5974543621908" calcext:value-type="float">
            <text:p>-14.5974543621908</text:p>
          </table:table-cell>
          <table:table-cell table:style-name="ce34" table:formula="of:=SQRT([.B206]*[.B206]+[.C206]*[.C206])" office:value-type="float" office:value="15.2631045280189" calcext:value-type="float">
            <text:p>15.2631045280189</text:p>
          </table:table-cell>
          <table:table-cell table:style-name="ce34" table:formula="of:=IF([.F205]&gt;0;[.E205]+0.5*([.B205]+[.B206])*delta_t;[.E205])" office:value-type="float" office:value="3.65582872286528" calcext:value-type="float">
            <text:p>3.65582872286528</text:p>
          </table:table-cell>
          <table:table-cell table:formula="of:=IF([.F205]&gt;0;[.F205]+0.5*([.C205]+[.C206])*delta_t;[.F205])" office:value-type="float" office:value="-0.032047054520818" calcext:value-type="float">
            <text:p>-0.032047054520818</text:p>
          </table:table-cell>
          <table:table-cell/>
          <table:table-cell table:style-name="ce34" table:formula="of:=[.H205]-b*[.H205]*[.J205]*delta_t" office:value-type="float" office:value="2.62937064931444" calcext:value-type="float">
            <text:p>2.62937064931444</text:p>
          </table:table-cell>
          <table:table-cell table:style-name="ce34" table:formula="of:=[.I205]-g*delta_t-b*[.I205]*[.J205]*delta_t" office:value-type="float" office:value="-11.3589001476597" calcext:value-type="float">
            <text:p>-11.3589001476597</text:p>
          </table:table-cell>
          <table:table-cell table:style-name="ce34" table:formula="of:=SQRT([.H206]^2+[.I206]^2)" office:value-type="float" office:value="11.6592539459427" calcext:value-type="float">
            <text:p>11.6592539459427</text:p>
          </table:table-cell>
          <table:table-cell table:style-name="ce34" table:formula="of:=IF([.L205]&gt;0; [.K205]+0.5*([.H205]+[.H206])*delta_t ;[.K205])" office:value-type="float" office:value="3.30917880522785" calcext:value-type="float">
            <text:p>3.30917880522785</text:p>
          </table:table-cell>
          <table:table-cell table:style-name="ce34" table:formula="of:=IF([.L205]&gt;0; [.L205]+0.5*([.I205]+[.I206])*delta_t ;[.L205])" office:value-type="float" office:value="-0.0217868576426682" calcext:value-type="float">
            <text:p>-0.0217868576426682</text:p>
          </table:table-cell>
          <table:table-cell/>
          <table:table-cell table:formula="of:= IF([.O205] &gt; 0;  (v*COS(theta*PI()/180)/b)*(1 - EXP(-b*[.A206])); [.N205])" office:value-type="float" office:value="3.55337000825362" calcext:value-type="float">
            <text:p>3.55337000825362</text:p>
          </table:table-cell>
          <table:table-cell table:formula="of:= IF([.O205]&gt;0;  height + (   (g/(b^2)) +  ( v*SIN(theta*PI()/180)) / b     )   *   ( 1 - EXP(-b*[.A206])    )     -   (   (g*[.A206]) / b   );[.O20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6]+delta_t" office:value-type="float" office:value="1.88" calcext:value-type="float">
            <text:p>1.88</text:p>
          </table:table-cell>
          <table:table-cell table:style-name="ce34" table:formula="of:=+[.B206]" office:value-type="float" office:value="4.45832771081132" calcext:value-type="float">
            <text:p>4.45832771081132</text:p>
          </table:table-cell>
          <table:table-cell table:style-name="ce34" table:formula="of:=[.C206]-g*delta_t" office:value-type="float" office:value="-14.6955208621908" calcext:value-type="float">
            <text:p>-14.6955208621908</text:p>
          </table:table-cell>
          <table:table-cell table:style-name="ce34" table:formula="of:=SQRT([.B207]*[.B207]+[.C207]*[.C207])" office:value-type="float" office:value="15.3569208954162" calcext:value-type="float">
            <text:p>15.3569208954162</text:p>
          </table:table-cell>
          <table:table-cell table:style-name="ce34" table:formula="of:=IF([.F206]&gt;0;[.E206]+0.5*([.B206]+[.B207])*delta_t;[.E206])" office:value-type="float" office:value="3.65582872286528" calcext:value-type="float">
            <text:p>3.65582872286528</text:p>
          </table:table-cell>
          <table:table-cell table:formula="of:=IF([.F206]&gt;0;[.F206]+0.5*([.C206]+[.C207])*delta_t;[.F206])" office:value-type="float" office:value="-0.032047054520818" calcext:value-type="float">
            <text:p>-0.032047054520818</text:p>
          </table:table-cell>
          <table:table-cell/>
          <table:table-cell table:style-name="ce34" table:formula="of:=[.H206]-b*[.H206]*[.J206]*delta_t" office:value-type="float" office:value="2.6171080492671" calcext:value-type="float">
            <text:p>2.6171080492671</text:p>
          </table:table-cell>
          <table:table-cell table:style-name="ce34" table:formula="of:=[.I206]-g*delta_t-b*[.I206]*[.J206]*delta_t" office:value-type="float" office:value="-11.4039921271124" calcext:value-type="float">
            <text:p>-11.4039921271124</text:p>
          </table:table-cell>
          <table:table-cell table:style-name="ce34" table:formula="of:=SQRT([.H207]^2+[.I207]^2)" office:value-type="float" office:value="11.7004397770674" calcext:value-type="float">
            <text:p>11.7004397770674</text:p>
          </table:table-cell>
          <table:table-cell table:style-name="ce34" table:formula="of:=IF([.L206]&gt;0; [.K206]+0.5*([.H206]+[.H207])*delta_t ;[.K206])" office:value-type="float" office:value="3.30917880522785" calcext:value-type="float">
            <text:p>3.30917880522785</text:p>
          </table:table-cell>
          <table:table-cell table:style-name="ce34" table:formula="of:=IF([.L206]&gt;0; [.L206]+0.5*([.I206]+[.I207])*delta_t ;[.L206])" office:value-type="float" office:value="-0.0217868576426682" calcext:value-type="float">
            <text:p>-0.0217868576426682</text:p>
          </table:table-cell>
          <table:table-cell/>
          <table:table-cell table:formula="of:= IF([.O206] &gt; 0;  (v*COS(theta*PI()/180)/b)*(1 - EXP(-b*[.A207])); [.N206])" office:value-type="float" office:value="3.55337000825362" calcext:value-type="float">
            <text:p>3.55337000825362</text:p>
          </table:table-cell>
          <table:table-cell table:formula="of:= IF([.O206]&gt;0;  height + (   (g/(b^2)) +  ( v*SIN(theta*PI()/180)) / b     )   *   ( 1 - EXP(-b*[.A207])    )     -   (   (g*[.A207]) / b   );[.O20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7]+delta_t" office:value-type="float" office:value="1.89" calcext:value-type="float">
            <text:p>1.89</text:p>
          </table:table-cell>
          <table:table-cell table:style-name="ce34" table:formula="of:=+[.B207]" office:value-type="float" office:value="4.45832771081132" calcext:value-type="float">
            <text:p>4.45832771081132</text:p>
          </table:table-cell>
          <table:table-cell table:style-name="ce34" table:formula="of:=[.C207]-g*delta_t" office:value-type="float" office:value="-14.7935873621908" calcext:value-type="float">
            <text:p>-14.7935873621908</text:p>
          </table:table-cell>
          <table:table-cell table:style-name="ce34" table:formula="of:=SQRT([.B208]*[.B208]+[.C208]*[.C208])" office:value-type="float" office:value="15.4507900451646" calcext:value-type="float">
            <text:p>15.4507900451646</text:p>
          </table:table-cell>
          <table:table-cell table:style-name="ce34" table:formula="of:=IF([.F207]&gt;0;[.E207]+0.5*([.B207]+[.B208])*delta_t;[.E207])" office:value-type="float" office:value="3.65582872286528" calcext:value-type="float">
            <text:p>3.65582872286528</text:p>
          </table:table-cell>
          <table:table-cell table:formula="of:=IF([.F207]&gt;0;[.F207]+0.5*([.C207]+[.C208])*delta_t;[.F207])" office:value-type="float" office:value="-0.032047054520818" calcext:value-type="float">
            <text:p>-0.032047054520818</text:p>
          </table:table-cell>
          <table:table-cell/>
          <table:table-cell table:style-name="ce34" table:formula="of:=[.H207]-b*[.H207]*[.J207]*delta_t" office:value-type="float" office:value="2.60485952321889" calcext:value-type="float">
            <text:p>2.60485952321889</text:p>
          </table:table-cell>
          <table:table-cell table:style-name="ce34" table:formula="of:=[.I207]-g*delta_t-b*[.I207]*[.J207]*delta_t" office:value-type="float" office:value="-11.4486859378719" calcext:value-type="float">
            <text:p>-11.4486859378719</text:p>
          </table:table-cell>
          <table:table-cell table:style-name="ce34" table:formula="of:=SQRT([.H208]^2+[.I208]^2)" office:value-type="float" office:value="11.7412819930248" calcext:value-type="float">
            <text:p>11.7412819930248</text:p>
          </table:table-cell>
          <table:table-cell table:style-name="ce34" table:formula="of:=IF([.L207]&gt;0; [.K207]+0.5*([.H207]+[.H208])*delta_t ;[.K207])" office:value-type="float" office:value="3.30917880522785" calcext:value-type="float">
            <text:p>3.30917880522785</text:p>
          </table:table-cell>
          <table:table-cell table:style-name="ce34" table:formula="of:=IF([.L207]&gt;0; [.L207]+0.5*([.I207]+[.I208])*delta_t ;[.L207])" office:value-type="float" office:value="-0.0217868576426682" calcext:value-type="float">
            <text:p>-0.0217868576426682</text:p>
          </table:table-cell>
          <table:table-cell/>
          <table:table-cell table:formula="of:= IF([.O207] &gt; 0;  (v*COS(theta*PI()/180)/b)*(1 - EXP(-b*[.A208])); [.N207])" office:value-type="float" office:value="3.55337000825362" calcext:value-type="float">
            <text:p>3.55337000825362</text:p>
          </table:table-cell>
          <table:table-cell table:formula="of:= IF([.O207]&gt;0;  height + (   (g/(b^2)) +  ( v*SIN(theta*PI()/180)) / b     )   *   ( 1 - EXP(-b*[.A208])    )     -   (   (g*[.A208]) / b   );[.O20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8]+delta_t" office:value-type="float" office:value="1.9" calcext:value-type="float">
            <text:p>1.9</text:p>
          </table:table-cell>
          <table:table-cell table:style-name="ce34" table:formula="of:=+[.B208]" office:value-type="float" office:value="4.45832771081132" calcext:value-type="float">
            <text:p>4.45832771081132</text:p>
          </table:table-cell>
          <table:table-cell table:style-name="ce34" table:formula="of:=[.C208]-g*delta_t" office:value-type="float" office:value="-14.8916538621907" calcext:value-type="float">
            <text:p>-14.8916538621907</text:p>
          </table:table-cell>
          <table:table-cell table:style-name="ce34" table:formula="of:=SQRT([.B209]*[.B209]+[.C209]*[.C209])" office:value-type="float" office:value="15.5447110210608" calcext:value-type="float">
            <text:p>15.5447110210608</text:p>
          </table:table-cell>
          <table:table-cell table:style-name="ce34" table:formula="of:=IF([.F208]&gt;0;[.E208]+0.5*([.B208]+[.B209])*delta_t;[.E208])" office:value-type="float" office:value="3.65582872286528" calcext:value-type="float">
            <text:p>3.65582872286528</text:p>
          </table:table-cell>
          <table:table-cell table:formula="of:=IF([.F208]&gt;0;[.F208]+0.5*([.C208]+[.C209])*delta_t;[.F208])" office:value-type="float" office:value="-0.032047054520818" calcext:value-type="float">
            <text:p>-0.032047054520818</text:p>
          </table:table-cell>
          <table:table-cell/>
          <table:table-cell table:style-name="ce34" table:formula="of:=[.H208]-b*[.H208]*[.J208]*delta_t" office:value-type="float" office:value="2.59262576713316" calcext:value-type="float">
            <text:p>2.59262576713316</text:p>
          </table:table-cell>
          <table:table-cell table:style-name="ce34" table:formula="of:=[.I208]-g*delta_t-b*[.I208]*[.J208]*delta_t" office:value-type="float" office:value="-11.4929835378534" calcext:value-type="float">
            <text:p>-11.4929835378534</text:p>
          </table:table-cell>
          <table:table-cell table:style-name="ce34" table:formula="of:=SQRT([.H209]^2+[.I209]^2)" office:value-type="float" office:value="11.7817816551561" calcext:value-type="float">
            <text:p>11.7817816551561</text:p>
          </table:table-cell>
          <table:table-cell table:style-name="ce34" table:formula="of:=IF([.L208]&gt;0; [.K208]+0.5*([.H208]+[.H209])*delta_t ;[.K208])" office:value-type="float" office:value="3.30917880522785" calcext:value-type="float">
            <text:p>3.30917880522785</text:p>
          </table:table-cell>
          <table:table-cell table:style-name="ce34" table:formula="of:=IF([.L208]&gt;0; [.L208]+0.5*([.I208]+[.I209])*delta_t ;[.L208])" office:value-type="float" office:value="-0.0217868576426682" calcext:value-type="float">
            <text:p>-0.0217868576426682</text:p>
          </table:table-cell>
          <table:table-cell/>
          <table:table-cell table:formula="of:= IF([.O208] &gt; 0;  (v*COS(theta*PI()/180)/b)*(1 - EXP(-b*[.A209])); [.N208])" office:value-type="float" office:value="3.55337000825362" calcext:value-type="float">
            <text:p>3.55337000825362</text:p>
          </table:table-cell>
          <table:table-cell table:formula="of:= IF([.O208]&gt;0;  height + (   (g/(b^2)) +  ( v*SIN(theta*PI()/180)) / b     )   *   ( 1 - EXP(-b*[.A209])    )     -   (   (g*[.A209]) / b   );[.O208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09]+delta_t" office:value-type="float" office:value="1.91" calcext:value-type="float">
            <text:p>1.91</text:p>
          </table:table-cell>
          <table:table-cell table:style-name="ce34" table:formula="of:=+[.B209]" office:value-type="float" office:value="4.45832771081132" calcext:value-type="float">
            <text:p>4.45832771081132</text:p>
          </table:table-cell>
          <table:table-cell table:style-name="ce34" table:formula="of:=[.C209]-g*delta_t" office:value-type="float" office:value="-14.9897203621907" calcext:value-type="float">
            <text:p>-14.9897203621907</text:p>
          </table:table-cell>
          <table:table-cell table:style-name="ce34" table:formula="of:=SQRT([.B210]*[.B210]+[.C210]*[.C210])" office:value-type="float" office:value="15.6386828893505" calcext:value-type="float">
            <text:p>15.6386828893505</text:p>
          </table:table-cell>
          <table:table-cell table:style-name="ce34" table:formula="of:=IF([.F209]&gt;0;[.E209]+0.5*([.B209]+[.B210])*delta_t;[.E209])" office:value-type="float" office:value="3.65582872286528" calcext:value-type="float">
            <text:p>3.65582872286528</text:p>
          </table:table-cell>
          <table:table-cell table:formula="of:=IF([.F209]&gt;0;[.F209]+0.5*([.C209]+[.C210])*delta_t;[.F209])" office:value-type="float" office:value="-0.032047054520818" calcext:value-type="float">
            <text:p>-0.032047054520818</text:p>
          </table:table-cell>
          <table:table-cell/>
          <table:table-cell table:style-name="ce34" table:formula="of:=[.H209]-b*[.H209]*[.J209]*delta_t" office:value-type="float" office:value="2.5804074668524" calcext:value-type="float">
            <text:p>2.5804074668524</text:p>
          </table:table-cell>
          <table:table-cell table:style-name="ce34" table:formula="of:=[.I209]-g*delta_t-b*[.I209]*[.J209]*delta_t" office:value-type="float" office:value="-11.5368869088097" calcext:value-type="float">
            <text:p>-11.5368869088097</text:p>
          </table:table-cell>
          <table:table-cell table:style-name="ce34" table:formula="of:=SQRT([.H210]^2+[.I210]^2)" office:value-type="float" office:value="11.8219398679596" calcext:value-type="float">
            <text:p>11.8219398679596</text:p>
          </table:table-cell>
          <table:table-cell table:style-name="ce34" table:formula="of:=IF([.L209]&gt;0; [.K209]+0.5*([.H209]+[.H210])*delta_t ;[.K209])" office:value-type="float" office:value="3.30917880522785" calcext:value-type="float">
            <text:p>3.30917880522785</text:p>
          </table:table-cell>
          <table:table-cell table:style-name="ce34" table:formula="of:=IF([.L209]&gt;0; [.L209]+0.5*([.I209]+[.I210])*delta_t ;[.L209])" office:value-type="float" office:value="-0.0217868576426682" calcext:value-type="float">
            <text:p>-0.0217868576426682</text:p>
          </table:table-cell>
          <table:table-cell/>
          <table:table-cell table:formula="of:= IF([.O209] &gt; 0;  (v*COS(theta*PI()/180)/b)*(1 - EXP(-b*[.A210])); [.N209])" office:value-type="float" office:value="3.55337000825362" calcext:value-type="float">
            <text:p>3.55337000825362</text:p>
          </table:table-cell>
          <table:table-cell table:formula="of:= IF([.O209]&gt;0;  height + (   (g/(b^2)) +  ( v*SIN(theta*PI()/180)) / b     )   *   ( 1 - EXP(-b*[.A210])    )     -   (   (g*[.A210]) / b   );[.O209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10]+delta_t" office:value-type="float" office:value="1.92" calcext:value-type="float">
            <text:p>1.92</text:p>
          </table:table-cell>
          <table:table-cell table:style-name="ce34" table:formula="of:=+[.B210]" office:value-type="float" office:value="4.45832771081132" calcext:value-type="float">
            <text:p>4.45832771081132</text:p>
          </table:table-cell>
          <table:table-cell table:style-name="ce34" table:formula="of:=[.C210]-g*delta_t" office:value-type="float" office:value="-15.0877868621908" calcext:value-type="float">
            <text:p>-15.0877868621908</text:p>
          </table:table-cell>
          <table:table-cell table:style-name="ce34" table:formula="of:=SQRT([.B211]*[.B211]+[.C211]*[.C211])" office:value-type="float" office:value="15.7327047380889" calcext:value-type="float">
            <text:p>15.7327047380889</text:p>
          </table:table-cell>
          <table:table-cell table:style-name="ce34" table:formula="of:=IF([.F210]&gt;0;[.E210]+0.5*([.B210]+[.B211])*delta_t;[.E210])" office:value-type="float" office:value="3.65582872286528" calcext:value-type="float">
            <text:p>3.65582872286528</text:p>
          </table:table-cell>
          <table:table-cell table:formula="of:=IF([.F210]&gt;0;[.F210]+0.5*([.C210]+[.C211])*delta_t;[.F210])" office:value-type="float" office:value="-0.032047054520818" calcext:value-type="float">
            <text:p>-0.032047054520818</text:p>
          </table:table-cell>
          <table:table-cell/>
          <table:table-cell table:style-name="ce34" table:formula="of:=[.H210]-b*[.H210]*[.J210]*delta_t" office:value-type="float" office:value="2.56820529808921" calcext:value-type="float">
            <text:p>2.56820529808921</text:p>
          </table:table-cell>
          <table:table-cell table:style-name="ce34" table:formula="of:=[.I210]-g*delta_t-b*[.I210]*[.J210]*delta_t" office:value-type="float" office:value="-11.5803980554899" calcext:value-type="float">
            <text:p>-11.5803980554899</text:p>
          </table:table-cell>
          <table:table-cell table:style-name="ce34" table:formula="of:=SQRT([.H211]^2+[.I211]^2)" office:value-type="float" office:value="11.8617577776959" calcext:value-type="float">
            <text:p>11.8617577776959</text:p>
          </table:table-cell>
          <table:table-cell table:style-name="ce34" table:formula="of:=IF([.L210]&gt;0; [.K210]+0.5*([.H210]+[.H211])*delta_t ;[.K210])" office:value-type="float" office:value="3.30917880522785" calcext:value-type="float">
            <text:p>3.30917880522785</text:p>
          </table:table-cell>
          <table:table-cell table:style-name="ce34" table:formula="of:=IF([.L210]&gt;0; [.L210]+0.5*([.I210]+[.I211])*delta_t ;[.L210])" office:value-type="float" office:value="-0.0217868576426682" calcext:value-type="float">
            <text:p>-0.0217868576426682</text:p>
          </table:table-cell>
          <table:table-cell/>
          <table:table-cell table:formula="of:= IF([.O210] &gt; 0;  (v*COS(theta*PI()/180)/b)*(1 - EXP(-b*[.A211])); [.N210])" office:value-type="float" office:value="3.55337000825362" calcext:value-type="float">
            <text:p>3.55337000825362</text:p>
          </table:table-cell>
          <table:table-cell table:formula="of:= IF([.O210]&gt;0;  height + (   (g/(b^2)) +  ( v*SIN(theta*PI()/180)) / b     )   *   ( 1 - EXP(-b*[.A211])    )     -   (   (g*[.A211]) / b   );[.O210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11]+delta_t" office:value-type="float" office:value="1.93" calcext:value-type="float">
            <text:p>1.93</text:p>
          </table:table-cell>
          <table:table-cell table:style-name="ce34" table:formula="of:=+[.B211]" office:value-type="float" office:value="4.45832771081132" calcext:value-type="float">
            <text:p>4.45832771081132</text:p>
          </table:table-cell>
          <table:table-cell table:style-name="ce34" table:formula="of:=[.C211]-g*delta_t" office:value-type="float" office:value="-15.1858533621907" calcext:value-type="float">
            <text:p>-15.1858533621907</text:p>
          </table:table-cell>
          <table:table-cell table:style-name="ce34" table:formula="of:=SQRT([.B212]*[.B212]+[.C212]*[.C212])" office:value-type="float" office:value="15.826775676522" calcext:value-type="float">
            <text:p>15.826775676522</text:p>
          </table:table-cell>
          <table:table-cell table:style-name="ce34" table:formula="of:=IF([.F211]&gt;0;[.E211]+0.5*([.B211]+[.B212])*delta_t;[.E211])" office:value-type="float" office:value="3.65582872286528" calcext:value-type="float">
            <text:p>3.65582872286528</text:p>
          </table:table-cell>
          <table:table-cell table:formula="of:=IF([.F211]&gt;0;[.F211]+0.5*([.C211]+[.C212])*delta_t;[.F211])" office:value-type="float" office:value="-0.032047054520818" calcext:value-type="float">
            <text:p>-0.032047054520818</text:p>
          </table:table-cell>
          <table:table-cell/>
          <table:table-cell table:style-name="ce34" table:formula="of:=[.H211]-b*[.H211]*[.J211]*delta_t" office:value-type="float" office:value="2.55601992642148" calcext:value-type="float">
            <text:p>2.55601992642148</text:p>
          </table:table-cell>
          <table:table-cell table:style-name="ce34" table:formula="of:=[.I211]-g*delta_t-b*[.I211]*[.J211]*delta_t" office:value-type="float" office:value="-11.6235190048085" calcext:value-type="float">
            <text:p>-11.6235190048085</text:p>
          </table:table-cell>
          <table:table-cell table:style-name="ce34" table:formula="of:=SQRT([.H212]^2+[.I212]^2)" office:value-type="float" office:value="11.901236571021" calcext:value-type="float">
            <text:p>11.901236571021</text:p>
          </table:table-cell>
          <table:table-cell table:style-name="ce34" table:formula="of:=IF([.L211]&gt;0; [.K211]+0.5*([.H211]+[.H212])*delta_t ;[.K211])" office:value-type="float" office:value="3.30917880522785" calcext:value-type="float">
            <text:p>3.30917880522785</text:p>
          </table:table-cell>
          <table:table-cell table:style-name="ce34" table:formula="of:=IF([.L211]&gt;0; [.L211]+0.5*([.I211]+[.I212])*delta_t ;[.L211])" office:value-type="float" office:value="-0.0217868576426682" calcext:value-type="float">
            <text:p>-0.0217868576426682</text:p>
          </table:table-cell>
          <table:table-cell/>
          <table:table-cell table:formula="of:= IF([.O211] &gt; 0;  (v*COS(theta*PI()/180)/b)*(1 - EXP(-b*[.A212])); [.N211])" office:value-type="float" office:value="3.55337000825362" calcext:value-type="float">
            <text:p>3.55337000825362</text:p>
          </table:table-cell>
          <table:table-cell table:formula="of:= IF([.O211]&gt;0;  height + (   (g/(b^2)) +  ( v*SIN(theta*PI()/180)) / b     )   *   ( 1 - EXP(-b*[.A212])    )     -   (   (g*[.A212]) / b   );[.O211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12]+delta_t" office:value-type="float" office:value="1.94" calcext:value-type="float">
            <text:p>1.94</text:p>
          </table:table-cell>
          <table:table-cell table:style-name="ce34" table:formula="of:=+[.B212]" office:value-type="float" office:value="4.45832771081132" calcext:value-type="float">
            <text:p>4.45832771081132</text:p>
          </table:table-cell>
          <table:table-cell table:style-name="ce34" table:formula="of:=[.C212]-g*delta_t" office:value-type="float" office:value="-15.2839198621907" calcext:value-type="float">
            <text:p>-15.2839198621907</text:p>
          </table:table-cell>
          <table:table-cell table:style-name="ce34" table:formula="of:=SQRT([.B213]*[.B213]+[.C213]*[.C213])" office:value-type="float" office:value="15.920894834489" calcext:value-type="float">
            <text:p>15.920894834489</text:p>
          </table:table-cell>
          <table:table-cell table:style-name="ce34" table:formula="of:=IF([.F212]&gt;0;[.E212]+0.5*([.B212]+[.B213])*delta_t;[.E212])" office:value-type="float" office:value="3.65582872286528" calcext:value-type="float">
            <text:p>3.65582872286528</text:p>
          </table:table-cell>
          <table:table-cell table:formula="of:=IF([.F212]&gt;0;[.F212]+0.5*([.C212]+[.C213])*delta_t;[.F212])" office:value-type="float" office:value="-0.032047054520818" calcext:value-type="float">
            <text:p>-0.032047054520818</text:p>
          </table:table-cell>
          <table:table-cell/>
          <table:table-cell table:style-name="ce34" table:formula="of:=[.H212]-b*[.H212]*[.J212]*delta_t" office:value-type="float" office:value="2.54385200729165" calcext:value-type="float">
            <text:p>2.54385200729165</text:p>
          </table:table-cell>
          <table:table-cell table:style-name="ce34" table:formula="of:=[.I212]-g*delta_t-b*[.I212]*[.J212]*delta_t" office:value-type="float" office:value="-11.6662518050229" calcext:value-type="float">
            <text:p>-11.6662518050229</text:p>
          </table:table-cell>
          <table:table-cell table:style-name="ce34" table:formula="of:=SQRT([.H213]^2+[.I213]^2)" office:value-type="float" office:value="11.9403774736481" calcext:value-type="float">
            <text:p>11.9403774736481</text:p>
          </table:table-cell>
          <table:table-cell table:style-name="ce34" table:formula="of:=IF([.L212]&gt;0; [.K212]+0.5*([.H212]+[.H213])*delta_t ;[.K212])" office:value-type="float" office:value="3.30917880522785" calcext:value-type="float">
            <text:p>3.30917880522785</text:p>
          </table:table-cell>
          <table:table-cell table:style-name="ce34" table:formula="of:=IF([.L212]&gt;0; [.L212]+0.5*([.I212]+[.I213])*delta_t ;[.L212])" office:value-type="float" office:value="-0.0217868576426682" calcext:value-type="float">
            <text:p>-0.0217868576426682</text:p>
          </table:table-cell>
          <table:table-cell/>
          <table:table-cell table:formula="of:= IF([.O212] &gt; 0;  (v*COS(theta*PI()/180)/b)*(1 - EXP(-b*[.A213])); [.N212])" office:value-type="float" office:value="3.55337000825362" calcext:value-type="float">
            <text:p>3.55337000825362</text:p>
          </table:table-cell>
          <table:table-cell table:formula="of:= IF([.O212]&gt;0;  height + (   (g/(b^2)) +  ( v*SIN(theta*PI()/180)) / b     )   *   ( 1 - EXP(-b*[.A213])    )     -   (   (g*[.A213]) / b   );[.O212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13]+delta_t" office:value-type="float" office:value="1.95" calcext:value-type="float">
            <text:p>1.95</text:p>
          </table:table-cell>
          <table:table-cell table:style-name="ce34" table:formula="of:=+[.B213]" office:value-type="float" office:value="4.45832771081132" calcext:value-type="float">
            <text:p>4.45832771081132</text:p>
          </table:table-cell>
          <table:table-cell table:style-name="ce34" table:formula="of:=[.C213]-g*delta_t" office:value-type="float" office:value="-15.3819863621907" calcext:value-type="float">
            <text:p>-15.3819863621907</text:p>
          </table:table-cell>
          <table:table-cell table:style-name="ce34" table:formula="of:=SQRT([.B214]*[.B214]+[.C214]*[.C214])" office:value-type="float" office:value="16.0150613618434" calcext:value-type="float">
            <text:p>16.0150613618434</text:p>
          </table:table-cell>
          <table:table-cell table:style-name="ce34" table:formula="of:=IF([.F213]&gt;0;[.E213]+0.5*([.B213]+[.B214])*delta_t;[.E213])" office:value-type="float" office:value="3.65582872286528" calcext:value-type="float">
            <text:p>3.65582872286528</text:p>
          </table:table-cell>
          <table:table-cell table:formula="of:=IF([.F213]&gt;0;[.F213]+0.5*([.C213]+[.C214])*delta_t;[.F213])" office:value-type="float" office:value="-0.032047054520818" calcext:value-type="float">
            <text:p>-0.032047054520818</text:p>
          </table:table-cell>
          <table:table-cell/>
          <table:table-cell table:style-name="ce34" table:formula="of:=[.H213]-b*[.H213]*[.J213]*delta_t" office:value-type="float" office:value="2.53170218600998" calcext:value-type="float">
            <text:p>2.53170218600998</text:p>
          </table:table-cell>
          <table:table-cell table:style-name="ce34" table:formula="of:=[.I213]-g*delta_t-b*[.I213]*[.J213]*delta_t" office:value-type="float" office:value="-11.7085985249211" calcext:value-type="float">
            <text:p>-11.7085985249211</text:p>
          </table:table-cell>
          <table:table-cell table:style-name="ce34" table:formula="of:=SQRT([.H214]^2+[.I214]^2)" office:value-type="float" office:value="11.9791817490358" calcext:value-type="float">
            <text:p>11.9791817490358</text:p>
          </table:table-cell>
          <table:table-cell table:style-name="ce34" table:formula="of:=IF([.L213]&gt;0; [.K213]+0.5*([.H213]+[.H214])*delta_t ;[.K213])" office:value-type="float" office:value="3.30917880522785" calcext:value-type="float">
            <text:p>3.30917880522785</text:p>
          </table:table-cell>
          <table:table-cell table:style-name="ce34" table:formula="of:=IF([.L213]&gt;0; [.L213]+0.5*([.I213]+[.I214])*delta_t ;[.L213])" office:value-type="float" office:value="-0.0217868576426682" calcext:value-type="float">
            <text:p>-0.0217868576426682</text:p>
          </table:table-cell>
          <table:table-cell/>
          <table:table-cell table:formula="of:= IF([.O213] &gt; 0;  (v*COS(theta*PI()/180)/b)*(1 - EXP(-b*[.A214])); [.N213])" office:value-type="float" office:value="3.55337000825362" calcext:value-type="float">
            <text:p>3.55337000825362</text:p>
          </table:table-cell>
          <table:table-cell table:formula="of:= IF([.O213]&gt;0;  height + (   (g/(b^2)) +  ( v*SIN(theta*PI()/180)) / b     )   *   ( 1 - EXP(-b*[.A214])    )     -   (   (g*[.A214]) / b   );[.O213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14]+delta_t" office:value-type="float" office:value="1.96" calcext:value-type="float">
            <text:p>1.96</text:p>
          </table:table-cell>
          <table:table-cell table:style-name="ce34" table:formula="of:=+[.B214]" office:value-type="float" office:value="4.45832771081132" calcext:value-type="float">
            <text:p>4.45832771081132</text:p>
          </table:table-cell>
          <table:table-cell table:style-name="ce34" table:formula="of:=[.C214]-g*delta_t" office:value-type="float" office:value="-15.4800528621907" calcext:value-type="float">
            <text:p>-15.4800528621907</text:p>
          </table:table-cell>
          <table:table-cell table:style-name="ce34" table:formula="of:=SQRT([.B215]*[.B215]+[.C215]*[.C215])" office:value-type="float" office:value="16.1092744278943" calcext:value-type="float">
            <text:p>16.1092744278943</text:p>
          </table:table-cell>
          <table:table-cell table:style-name="ce34" table:formula="of:=IF([.F214]&gt;0;[.E214]+0.5*([.B214]+[.B215])*delta_t;[.E214])" office:value-type="float" office:value="3.65582872286528" calcext:value-type="float">
            <text:p>3.65582872286528</text:p>
          </table:table-cell>
          <table:table-cell table:formula="of:=IF([.F214]&gt;0;[.F214]+0.5*([.C214]+[.C215])*delta_t;[.F214])" office:value-type="float" office:value="-0.032047054520818" calcext:value-type="float">
            <text:p>-0.032047054520818</text:p>
          </table:table-cell>
          <table:table-cell/>
          <table:table-cell table:style-name="ce34" table:formula="of:=[.H214]-b*[.H214]*[.J214]*delta_t" office:value-type="float" office:value="2.51957109776172" calcext:value-type="float">
            <text:p>2.51957109776172</text:p>
          </table:table-cell>
          <table:table-cell table:style-name="ce34" table:formula="of:=[.I214]-g*delta_t-b*[.I214]*[.J214]*delta_t" office:value-type="float" office:value="-11.7505612530185" calcext:value-type="float">
            <text:p>-11.7505612530185</text:p>
          </table:table-cell>
          <table:table-cell table:style-name="ce34" table:formula="of:=SQRT([.H215]^2+[.I215]^2)" office:value-type="float" office:value="12.0176506971045" calcext:value-type="float">
            <text:p>12.0176506971045</text:p>
          </table:table-cell>
          <table:table-cell table:style-name="ce34" table:formula="of:=IF([.L214]&gt;0; [.K214]+0.5*([.H214]+[.H215])*delta_t ;[.K214])" office:value-type="float" office:value="3.30917880522785" calcext:value-type="float">
            <text:p>3.30917880522785</text:p>
          </table:table-cell>
          <table:table-cell table:style-name="ce34" table:formula="of:=IF([.L214]&gt;0; [.L214]+0.5*([.I214]+[.I215])*delta_t ;[.L214])" office:value-type="float" office:value="-0.0217868576426682" calcext:value-type="float">
            <text:p>-0.0217868576426682</text:p>
          </table:table-cell>
          <table:table-cell/>
          <table:table-cell table:formula="of:= IF([.O214] &gt; 0;  (v*COS(theta*PI()/180)/b)*(1 - EXP(-b*[.A215])); [.N214])" office:value-type="float" office:value="3.55337000825362" calcext:value-type="float">
            <text:p>3.55337000825362</text:p>
          </table:table-cell>
          <table:table-cell table:formula="of:= IF([.O214]&gt;0;  height + (   (g/(b^2)) +  ( v*SIN(theta*PI()/180)) / b     )   *   ( 1 - EXP(-b*[.A215])    )     -   (   (g*[.A215]) / b   );[.O214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15]+delta_t" office:value-type="float" office:value="1.97" calcext:value-type="float">
            <text:p>1.97</text:p>
          </table:table-cell>
          <table:table-cell table:style-name="ce34" table:formula="of:=+[.B215]" office:value-type="float" office:value="4.45832771081132" calcext:value-type="float">
            <text:p>4.45832771081132</text:p>
          </table:table-cell>
          <table:table-cell table:style-name="ce34" table:formula="of:=[.C215]-g*delta_t" office:value-type="float" office:value="-15.5781193621907" calcext:value-type="float">
            <text:p>-15.5781193621907</text:p>
          </table:table-cell>
          <table:table-cell table:style-name="ce34" table:formula="of:=SQRT([.B216]*[.B216]+[.C216]*[.C216])" office:value-type="float" office:value="16.2035332208642" calcext:value-type="float">
            <text:p>16.2035332208642</text:p>
          </table:table-cell>
          <table:table-cell table:style-name="ce34" table:formula="of:=IF([.F215]&gt;0;[.E215]+0.5*([.B215]+[.B216])*delta_t;[.E215])" office:value-type="float" office:value="3.65582872286528" calcext:value-type="float">
            <text:p>3.65582872286528</text:p>
          </table:table-cell>
          <table:table-cell table:formula="of:=IF([.F215]&gt;0;[.F215]+0.5*([.C215]+[.C216])*delta_t;[.F215])" office:value-type="float" office:value="-0.032047054520818" calcext:value-type="float">
            <text:p>-0.032047054520818</text:p>
          </table:table-cell>
          <table:table-cell/>
          <table:table-cell table:style-name="ce34" table:formula="of:=[.H215]-b*[.H215]*[.J215]*delta_t" office:value-type="float" office:value="2.50745936761796" calcext:value-type="float">
            <text:p>2.50745936761796</text:p>
          </table:table-cell>
          <table:table-cell table:style-name="ce34" table:formula="of:=[.I215]-g*delta_t-b*[.I215]*[.J215]*delta_t" office:value-type="float" office:value="-11.792142096765" calcext:value-type="float">
            <text:p>-11.792142096765</text:p>
          </table:table-cell>
          <table:table-cell table:style-name="ce34" table:formula="of:=SQRT([.H216]^2+[.I216]^2)" office:value-type="float" office:value="12.0557856529781" calcext:value-type="float">
            <text:p>12.0557856529781</text:p>
          </table:table-cell>
          <table:table-cell table:style-name="ce34" table:formula="of:=IF([.L215]&gt;0; [.K215]+0.5*([.H215]+[.H216])*delta_t ;[.K215])" office:value-type="float" office:value="3.30917880522785" calcext:value-type="float">
            <text:p>3.30917880522785</text:p>
          </table:table-cell>
          <table:table-cell table:style-name="ce34" table:formula="of:=IF([.L215]&gt;0; [.L215]+0.5*([.I215]+[.I216])*delta_t ;[.L215])" office:value-type="float" office:value="-0.0217868576426682" calcext:value-type="float">
            <text:p>-0.0217868576426682</text:p>
          </table:table-cell>
          <table:table-cell/>
          <table:table-cell table:formula="of:= IF([.O215] &gt; 0;  (v*COS(theta*PI()/180)/b)*(1 - EXP(-b*[.A216])); [.N215])" office:value-type="float" office:value="3.55337000825362" calcext:value-type="float">
            <text:p>3.55337000825362</text:p>
          </table:table-cell>
          <table:table-cell table:formula="of:= IF([.O215]&gt;0;  height + (   (g/(b^2)) +  ( v*SIN(theta*PI()/180)) / b     )   *   ( 1 - EXP(-b*[.A216])    )     -   (   (g*[.A216]) / b   );[.O215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16]+delta_t" office:value-type="float" office:value="1.98" calcext:value-type="float">
            <text:p>1.98</text:p>
          </table:table-cell>
          <table:table-cell table:style-name="ce34" table:formula="of:=+[.B216]" office:value-type="float" office:value="4.45832771081132" calcext:value-type="float">
            <text:p>4.45832771081132</text:p>
          </table:table-cell>
          <table:table-cell table:style-name="ce34" table:formula="of:=[.C216]-g*delta_t" office:value-type="float" office:value="-15.6761858621907" calcext:value-type="float">
            <text:p>-15.6761858621907</text:p>
          </table:table-cell>
          <table:table-cell table:style-name="ce34" table:formula="of:=SQRT([.B217]*[.B217]+[.C217]*[.C217])" office:value-type="float" office:value="16.2978369473663" calcext:value-type="float">
            <text:p>16.2978369473663</text:p>
          </table:table-cell>
          <table:table-cell table:style-name="ce34" table:formula="of:=IF([.F216]&gt;0;[.E216]+0.5*([.B216]+[.B217])*delta_t;[.E216])" office:value-type="float" office:value="3.65582872286528" calcext:value-type="float">
            <text:p>3.65582872286528</text:p>
          </table:table-cell>
          <table:table-cell table:formula="of:=IF([.F216]&gt;0;[.F216]+0.5*([.C216]+[.C217])*delta_t;[.F216])" office:value-type="float" office:value="-0.032047054520818" calcext:value-type="float">
            <text:p>-0.032047054520818</text:p>
          </table:table-cell>
          <table:table-cell/>
          <table:table-cell table:style-name="ce34" table:formula="of:=[.H216]-b*[.H216]*[.J216]*delta_t" office:value-type="float" office:value="2.49536761055014" calcext:value-type="float">
            <text:p>2.49536761055014</text:p>
          </table:table-cell>
          <table:table-cell table:style-name="ce34" table:formula="of:=[.I216]-g*delta_t-b*[.I216]*[.J216]*delta_t" office:value-type="float" office:value="-11.8333431817618" calcext:value-type="float">
            <text:p>-11.8333431817618</text:p>
          </table:table-cell>
          <table:table-cell table:style-name="ce34" table:formula="of:=SQRT([.H217]^2+[.I217]^2)" office:value-type="float" office:value="12.0935879857522" calcext:value-type="float">
            <text:p>12.0935879857522</text:p>
          </table:table-cell>
          <table:table-cell table:style-name="ce34" table:formula="of:=IF([.L216]&gt;0; [.K216]+0.5*([.H216]+[.H217])*delta_t ;[.K216])" office:value-type="float" office:value="3.30917880522785" calcext:value-type="float">
            <text:p>3.30917880522785</text:p>
          </table:table-cell>
          <table:table-cell table:style-name="ce34" table:formula="of:=IF([.L216]&gt;0; [.L216]+0.5*([.I216]+[.I217])*delta_t ;[.L216])" office:value-type="float" office:value="-0.0217868576426682" calcext:value-type="float">
            <text:p>-0.0217868576426682</text:p>
          </table:table-cell>
          <table:table-cell/>
          <table:table-cell table:formula="of:= IF([.O216] &gt; 0;  (v*COS(theta*PI()/180)/b)*(1 - EXP(-b*[.A217])); [.N216])" office:value-type="float" office:value="3.55337000825362" calcext:value-type="float">
            <text:p>3.55337000825362</text:p>
          </table:table-cell>
          <table:table-cell table:formula="of:= IF([.O216]&gt;0;  height + (   (g/(b^2)) +  ( v*SIN(theta*PI()/180)) / b     )   *   ( 1 - EXP(-b*[.A217])    )     -   (   (g*[.A217]) / b   );[.O216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>
          <table:table-cell table:style-name="ce34" table:formula="of:=[.A217]+delta_t" office:value-type="float" office:value="1.99" calcext:value-type="float">
            <text:p>1.99</text:p>
          </table:table-cell>
          <table:table-cell table:style-name="ce34" table:formula="of:=+[.B217]" office:value-type="float" office:value="4.45832771081132" calcext:value-type="float">
            <text:p>4.45832771081132</text:p>
          </table:table-cell>
          <table:table-cell table:style-name="ce34" table:formula="of:=[.C217]-g*delta_t" office:value-type="float" office:value="-15.7742523621907" calcext:value-type="float">
            <text:p>-15.7742523621907</text:p>
          </table:table-cell>
          <table:table-cell table:style-name="ce34" table:formula="of:=SQRT([.B218]*[.B218]+[.C218]*[.C218])" office:value-type="float" office:value="16.3921848318968" calcext:value-type="float">
            <text:p>16.3921848318968</text:p>
          </table:table-cell>
          <table:table-cell table:style-name="ce34" table:formula="of:=IF([.F217]&gt;0;[.E217]+0.5*([.B217]+[.B218])*delta_t;[.E217])" office:value-type="float" office:value="3.65582872286528" calcext:value-type="float">
            <text:p>3.65582872286528</text:p>
          </table:table-cell>
          <table:table-cell table:formula="of:=IF([.F217]&gt;0;[.F217]+0.5*([.C217]+[.C218])*delta_t;[.F217])" office:value-type="float" office:value="-0.032047054520818" calcext:value-type="float">
            <text:p>-0.032047054520818</text:p>
          </table:table-cell>
          <table:table-cell/>
          <table:table-cell table:style-name="ce34" table:formula="of:=[.H217]-b*[.H217]*[.J217]*delta_t" office:value-type="float" office:value="2.48329643144814" calcext:value-type="float">
            <text:p>2.48329643144814</text:p>
          </table:table-cell>
          <table:table-cell table:style-name="ce34" table:formula="of:=[.I217]-g*delta_t-b*[.I217]*[.J217]*delta_t" office:value-type="float" office:value="-11.8741666509881" calcext:value-type="float">
            <text:p>-11.8741666509881</text:p>
          </table:table-cell>
          <table:table-cell table:style-name="ce34" table:formula="of:=SQRT([.H218]^2+[.I218]^2)" office:value-type="float" office:value="12.1310590972874" calcext:value-type="float">
            <text:p>12.1310590972874</text:p>
          </table:table-cell>
          <table:table-cell table:style-name="ce34" table:formula="of:=IF([.L217]&gt;0; [.K217]+0.5*([.H217]+[.H218])*delta_t ;[.K217])" office:value-type="float" office:value="3.30917880522785" calcext:value-type="float">
            <text:p>3.30917880522785</text:p>
          </table:table-cell>
          <table:table-cell table:style-name="ce34" table:formula="of:=IF([.L217]&gt;0; [.L217]+0.5*([.I217]+[.I218])*delta_t ;[.L217])" office:value-type="float" office:value="-0.0217868576426682" calcext:value-type="float">
            <text:p>-0.0217868576426682</text:p>
          </table:table-cell>
          <table:table-cell/>
          <table:table-cell table:formula="of:= IF([.O217] &gt; 0;  (v*COS(theta*PI()/180)/b)*(1 - EXP(-b*[.A218])); [.N217])" office:value-type="float" office:value="3.55337000825362" calcext:value-type="float">
            <text:p>3.55337000825362</text:p>
          </table:table-cell>
          <table:table-cell table:formula="of:= IF([.O217]&gt;0;  height + (   (g/(b^2)) +  ( v*SIN(theta*PI()/180)) / b     )   *   ( 1 - EXP(-b*[.A218])    )     -   (   (g*[.A218]) / b   );[.O217])" office:value-type="float" office:value="-0.00363116966883581" calcext:value-type="float">
            <text:p>-0.00363116966883581</text:p>
          </table:table-cell>
          <table:table-cell table:number-columns-repeated="1009"/>
        </table:table-row>
        <table:table-row table:style-name="ro3" table:number-rows-repeated="104835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Sheet1.$A$1" table:cell-range-address="$Sheet1.$B$7"/>
          <table:named-expression table:name="solver_cvg" table:base-cell-address="$Sheet1.$A$1" table:expression="0.001"/>
          <table:named-expression table:name="solver_drv" table:base-cell-address="$Sheet1.$A$1" table:expression="1"/>
          <table:named-expression table:name="solver_est" table:base-cell-address="$Sheet1.$A$1" table:expression="1"/>
          <table:named-expression table:name="solver_itr" table:base-cell-address="$Sheet1.$A$1" table:expression="100"/>
          <table:named-expression table:name="solver_lin" table:base-cell-address="$Sheet1.$A$1" table:expression="2"/>
          <table:named-expression table:name="solver_neg" table:base-cell-address="$Sheet1.$A$1" table:expression="2"/>
          <table:named-expression table:name="solver_num" table:base-cell-address="$Sheet1.$A$1" table:expression="0"/>
          <table:named-expression table:name="solver_nwt" table:base-cell-address="$Sheet1.$A$1" table:expression="1"/>
          <table:named-range table:name="solver_opt" table:base-cell-address="$Sheet1.$A$1" table:cell-range-address="$Sheet1.$B$13"/>
          <table:named-expression table:name="solver_pre" table:base-cell-address="$Sheet1.$A$1" table:expression="0.000001"/>
          <table:named-expression table:name="solver_scl" table:base-cell-address="$Sheet1.$A$1" table:expression="2"/>
          <table:named-expression table:name="solver_sho" table:base-cell-address="$Sheet1.$A$1" table:expression="2"/>
          <table:named-expression table:name="solver_tim" table:base-cell-address="$Sheet1.$A$1" table:expression="100"/>
          <table:named-expression table:name="solver_tol" table:base-cell-address="$Sheet1.$A$1" table:expression="0.05"/>
          <table:named-expression table:name="solver_typ" table:base-cell-address="$Sheet1.$A$1" table:expression="1"/>
          <table:named-expression table:name="solver_val" table:base-cell-address="$Sheet1.$A$1" table:expression="0"/>
        </table:named-expressions>
      </table:table>
      <table:named-expressions>
        <table:named-range table:name="b" table:base-cell-address="$Sheet1.$A$1" table:cell-range-address="$Sheet1.$B$9"/>
        <table:named-range table:name="delta_t" table:base-cell-address="$Sheet1.$A$1" table:cell-range-address="$Sheet1.$B$10"/>
        <table:named-range table:name="g" table:base-cell-address="$Sheet1.$A$1" table:cell-range-address="$Sheet1.$B$13"/>
        <table:named-range table:name="height" table:base-cell-address="$Sheet1.$B$14" table:cell-range-address="$Sheet1.$B$8"/>
        <table:named-range table:name="range" table:base-cell-address="$Sheet1.$B$14" table:cell-range-address="$Sheet1.$B$13"/>
        <table:named-range table:name="theta" table:base-cell-address="$Sheet1.$A$1" table:cell-range-address="$Sheet1.$B$7"/>
        <table:named-range table:name="v" table:base-cell-address="$Sheet1.$A$1" table:cell-range-address="$Sheet1.$B$6"/>
        <table:named-range table:name="v_x_init" table:base-cell-address="$Sheet1.$A$1" table:cell-range-address="$Sheet1.$B$11"/>
        <table:named-range table:name="v_y_init" table:base-cell-address="$Sheet1.$A$1" table:cell-range-address="$Sheet1.$B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85">
      <number:number number:decimal-places="15" number:min-decimal-places="15" number:min-integer-digits="1"/>
    </number:number-style>
    <number:number-style style:name="N184">
      <number:number number:decimal-places="11" number:min-decimal-places="11" number:min-integer-digits="1"/>
    </number:number-style>
    <number:number-style style:name="N182">
      <number:number number:decimal-places="6" number:min-decimal-places="6" number:min-integer-digits="1"/>
    </number:number-style>
    <number:number-style style:name="N181">
      <number:number number:decimal-places="8" number:min-decimal-places="8" number:min-integer-digits="1"/>
    </number:number-style>
    <number:number-style style:name="N180">
      <number:number number:decimal-places="14" number:min-decimal-places="14" number:min-integer-digits="1"/>
    </number:number-style>
    <number:number-style style:name="N179">
      <number:number number:decimal-places="18" number:min-decimal-places="18" number:min-integer-digits="1"/>
    </number:number-style>
    <number:number-style style:name="N178">
      <number:number number:decimal-places="13" number:min-decimal-places="13" number:min-integer-digits="1"/>
    </number:number-style>
    <number:number-style style:name="N177">
      <number:number number:decimal-places="3" number:min-decimal-places="3" number:min-integer-digits="1"/>
    </number:number-style>
    <number:number-style style:name="N176">
      <number:number number:decimal-places="4" number:min-decimal-places="4" number:min-integer-digits="1"/>
    </number:number-style>
    <number:currency-style style:name="N17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67">
      <number:number number:decimal-places="1" number:min-decimal-places="1" number:min-integer-digits="1"/>
      <number:text>%</number:text>
    </number:percentage-style>
    <number:number-style style:name="N166">
      <number:number number:decimal-places="1" number:min-decimal-places="1" number:min-integer-digits="1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date-style style:name="N1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0">
      <number:hours/>
      <number:text>:</number:text>
      <number:minutes number:style="long"/>
      <number:text>:</number:text>
      <number:seconds number:style="long"/>
    </number:time-style>
    <number:time-style style:name="N159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  <number:text> </number:text>
      <number:am-pm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date-style style:name="N153"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1">
      <number:day/>
      <number:text>-</number:text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49">
      <number:month/>
      <number:text>/</number:text>
      <number:day/>
      <number:text>/</number:text>
      <number:year number:style="long"/>
    </number:dat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83">
      <number:number number:decimal-places="10" number:min-decimal-places="10"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Fowler</meta:initial-creator>
    <meta:creation-date>1998-07-18T08:54:10</meta:creation-date>
    <dc:date>2024-05-08T19:59:51.955344512</dc:date>
    <meta:editing-duration>PT19H21M25S</meta:editing-duration>
    <meta:editing-cycles>56</meta:editing-cycles>
    <meta:generator>LibreOffice/7.3.7.2$Linux_X86_64 LibreOffice_project/30$Build-2</meta:generator>
    <meta:document-statistic meta:table-count="1" meta:cell-count="266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6.011cm" svg:height="16.495cm" xlink:href=".." xlink:type="simple" chart:class="chart:scatter" chart:style-name="ch1">
        <chart:title svg:x="11.249cm" svg:y="0.464cm" chart:style-name="ch2">
          <text:p>Projectile Motion</text:p>
        </chart:title>
        <chart:legend chart:legend-position="end" svg:x="23.185cm" svg:y="7.45cm" style:legend-expansion="high" chart:style-name="ch3"/>
        <chart:plot-area chart:style-name="ch4" table:cell-range-address="Sheet1.E19:Sheet1.F218 Sheet1.B17:Sheet1.B17 Sheet1.N17:Sheet1.N17 Sheet1.O19:Sheet1.O218 Sheet1.H17:Sheet1.H17 Sheet1.L19:Sheet1.L218" chart:data-source-has-labels="row" svg:x="1.58cm" svg:y="1.498cm" svg:width="21.085cm" svg:height="13.638cm">
          <chart:coordinate-region svg:x="2.413cm" svg:y="1.698cm" svg:width="20.158cm" svg:height="13.239cm"/>
          <chart:axis chart:dimension="x" chart:name="primary-x" chart:style-name="ch5">
            <chart:title svg:x="11.052cm" svg:y="15.466cm" chart:style-name="ch6">
              <text:p>distance (m)</text:p>
            </chart:title>
          </chart:axis>
          <chart:axis chart:dimension="y" chart:name="primary-y" chart:style-name="ch5">
            <chart:title svg:x="0.451cm" svg:y="9.215cm" chart:style-name="ch7">
              <text:p>height (m)</text:p>
            </chart:title>
            <chart:grid chart:class="major"/>
          </chart:axis>
          <chart:series chart:style-name="ch8" chart:values-cell-range-address="Sheet1.F19:Sheet1.F218" chart:label-cell-address="Sheet1.B17:Sheet1.B17" chart:class="chart:scatter">
            <chart:domain table:cell-range-address="Sheet1.E19:Sheet1.E218"/>
            <chart:data-point chart:repeated="200"/>
          </chart:series>
          <chart:series chart:style-name="ch9" chart:values-cell-range-address="Sheet1.O19:Sheet1.O218" chart:label-cell-address="Sheet1.N17:Sheet1.N17" chart:class="chart:scatter">
            <chart:domain table:cell-range-address="Sheet1.N19:Sheet1.N218"/>
            <chart:data-point chart:repeated="200"/>
          </chart:series>
          <chart:series chart:style-name="ch10" chart:values-cell-range-address="Sheet1.L19:Sheet1.L218" chart:label-cell-address="Sheet1.H17:Sheet1.H17" chart:class="chart:scatter">
            <chart:domain table:cell-range-address="Sheet1.K19:Sheet1.K218"/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ne</text:p>
                <draw:g>
                  <svg:desc>Sheet1.B17:Sheet1.B1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Linear</text:p>
                <draw:g>
                  <svg:desc>Sheet1.N17:Sheet1.N17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Quadratic</text:p>
                <draw:g>
                  <svg:desc>Sheet1.H17:Sheet1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9:Sheet1.E218</svg:desc>
                </draw:g>
              </table:table-cell>
              <table:table-cell office:value-type="float" office:value="0.197344142475613">
                <text:p>0.197344142475613</text:p>
                <draw:g>
                  <svg:desc>Sheet1.F19:Sheet1.F218</svg:desc>
                </draw:g>
              </table:table-cell>
              <table:table-cell office:value-type="float" office:value="0">
                <text:p>0</text:p>
                <draw:g>
                  <svg:desc>Sheet1.N19:Sheet1.N218</svg:desc>
                </draw:g>
              </table:table-cell>
              <table:table-cell office:value-type="float" office:value="0.197344142475613">
                <text:p>0.197344142475613</text:p>
                <draw:g>
                  <svg:desc>Sheet1.O19:Sheet1.O218</svg:desc>
                </draw:g>
              </table:table-cell>
              <table:table-cell office:value-type="float" office:value="0">
                <text:p>0</text:p>
                <draw:g>
                  <svg:desc>Sheet1.K19:Sheet1.K218</svg:desc>
                </draw:g>
              </table:table-cell>
              <table:table-cell office:value-type="float" office:value="0.197344142475613">
                <text:p>0.197344142475613</text:p>
                <draw:g>
                  <svg:desc>Sheet1.L19:Sheet1.L2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5832771081132">
                <text:p>0.0445832771081132</text:p>
              </table:table-cell>
              <table:table-cell office:value-type="float" office:value="0.234263621353706">
                <text:p>0.234263621353706</text:p>
              </table:table-cell>
              <table:table-cell office:value-type="float" office:value="0.0445743616414576">
                <text:p>0.0445743616414576</text:p>
              </table:table-cell>
              <table:table-cell office:value-type="float" office:value="0.234256205759914">
                <text:p>0.234256205759914</text:p>
              </table:table-cell>
              <table:table-cell office:value-type="float" office:value="0.044531382766589">
                <text:p>0.044531382766589</text:p>
              </table:table-cell>
              <table:table-cell office:value-type="float" office:value="0.234220076830872">
                <text:p>0.234220076830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91665542162265">
                <text:p>0.0891665542162265</text:p>
              </table:table-cell>
              <table:table-cell office:value-type="float" office:value="0.270202435231798">
                <text:p>0.270202435231798</text:p>
              </table:table-cell>
              <table:table-cell office:value-type="float" office:value="0.0891308971037382">
                <text:p>0.0891308971037382</text:p>
              </table:table-cell>
              <table:table-cell office:value-type="float" office:value="0.270173038278663">
                <text:p>0.270173038278663</text:p>
              </table:table-cell>
              <table:table-cell office:value-type="float" office:value="0.0889597745769356">
                <text:p>0.0889597745769356</text:p>
              </table:table-cell>
              <table:table-cell office:value-type="float" office:value="0.270030053069343">
                <text:p>0.270030053069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74983132434">
                <text:p>0.13374983132434</text:p>
              </table:table-cell>
              <table:table-cell office:value-type="float" office:value="0.30516058410989">
                <text:p>0.30516058410989</text:p>
              </table:table-cell>
              <table:table-cell office:value-type="float" office:value="0.133669613515875">
                <text:p>0.133669613515875</text:p>
              </table:table-cell>
              <table:table-cell office:value-type="float" office:value="0.305095038043875">
                <text:p>0.305095038043875</text:p>
              </table:table-cell>
              <table:table-cell office:value-type="float" office:value="0.13328675387067">
                <text:p>0.13328675387067</text:p>
              </table:table-cell>
              <table:table-cell office:value-type="float" office:value="0.30477761690133">
                <text:p>0.30477761690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8333108432453">
                <text:p>0.178333108432453</text:p>
              </table:table-cell>
              <table:table-cell office:value-type="float" office:value="0.339138067987982">
                <text:p>0.339138067987982</text:p>
              </table:table-cell>
              <table:table-cell office:value-type="float" office:value="0.178190518004069">
                <text:p>0.178190518004069</text:p>
              </table:table-cell>
              <table:table-cell office:value-type="float" office:value="0.339022602909354">
                <text:p>0.339022602909354</text:p>
              </table:table-cell>
              <table:table-cell office:value-type="float" office:value="0.177513865033757">
                <text:p>0.177513865033757</text:p>
              </table:table-cell>
              <table:table-cell office:value-type="float" office:value="0.338466222704302">
                <text:p>0.338466222704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916385540566">
                <text:p>0.222916385540566</text:p>
              </table:table-cell>
              <table:table-cell office:value-type="float" office:value="0.372134886866075">
                <text:p>0.372134886866075</text:p>
              </table:table-cell>
              <table:table-cell office:value-type="float" office:value="0.222693617691672">
                <text:p>0.222693617691672</text:p>
              </table:table-cell>
              <table:table-cell office:value-type="float" office:value="0.371956130570014">
                <text:p>0.371956130570014</text:p>
              </table:table-cell>
              <table:table-cell office:value-type="float" office:value="0.221642618333832">
                <text:p>0.221642618333832</text:p>
              </table:table-cell>
              <table:table-cell office:value-type="float" office:value="0.371099235446586">
                <text:p>0.371099235446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7499662648679">
                <text:p>0.267499662648679</text:p>
              </table:table-cell>
              <table:table-cell office:value-type="float" office:value="0.404151040744167">
                <text:p>0.404151040744167</text:p>
              </table:table-cell>
              <table:table-cell office:value-type="float" office:value="0.267178919699168">
                <text:p>0.267178919699168</text:p>
              </table:table-cell>
              <table:table-cell office:value-type="float" office:value="0.403896018560488">
                <text:p>0.403896018560488</text:p>
              </table:table-cell>
              <table:table-cell office:value-type="float" office:value="0.265674489829301">
                <text:p>0.265674489829301</text:p>
              </table:table-cell>
              <table:table-cell office:value-type="float" office:value="0.402679932611717">
                <text:p>0.402679932611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2082939756793">
                <text:p>0.312082939756793</text:p>
              </table:table-cell>
              <table:table-cell office:value-type="float" office:value="0.435186529622259">
                <text:p>0.435186529622259</text:p>
              </table:table-cell>
              <table:table-cell office:value-type="float" office:value="0.311646431144219">
                <text:p>0.311646431144219</text:p>
              </table:table-cell>
              <table:table-cell office:value-type="float" office:value="0.434842664257893">
                <text:p>0.434842664257893</text:p>
              </table:table-cell>
              <table:table-cell office:value-type="float" office:value="0.309610921252784">
                <text:p>0.309610921252784</text:p>
              </table:table-cell>
              <table:table-cell office:value-type="float" office:value="0.433211506126622">
                <text:p>0.433211506126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666216864906">
                <text:p>0.356666216864906</text:p>
              </table:table-cell>
              <table:table-cell office:value-type="float" office:value="0.465241353500352">
                <text:p>0.465241353500352</text:p>
              </table:table-cell>
              <table:table-cell office:value-type="float" office:value="0.356096159141614">
                <text:p>0.356096159141614</text:p>
              </table:table-cell>
              <table:table-cell office:value-type="float" office:value="0.464796464879065">
                <text:p>0.464796464879065</text:p>
              </table:table-cell>
              <table:table-cell office:value-type="float" office:value="0.353453319869613">
                <text:p>0.353453319869613</text:p>
              </table:table-cell>
              <table:table-cell office:value-type="float" office:value="0.462697064296824">
                <text:p>0.462697064296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1249493973019">
                <text:p>0.401249493973019</text:p>
              </table:table-cell>
              <table:table-cell office:value-type="float" office:value="0.494315512378444">
                <text:p>0.494315512378444</text:p>
              </table:table-cell>
              <table:table-cell office:value-type="float" office:value="0.400528110803311">
                <text:p>0.400528110803311</text:p>
              </table:table-cell>
              <table:table-cell office:value-type="float" office:value="0.493757817482631">
                <text:p>0.493757817482631</text:p>
              </table:table-cell>
              <table:table-cell office:value-type="float" office:value="0.397203058312191">
                <text:p>0.397203058312191</text:p>
              </table:table-cell>
              <table:table-cell office:value-type="float" office:value="0.491139633751852">
                <text:p>0.491139633751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5832771081132">
                <text:p>0.445832771081132</text:p>
              </table:table-cell>
              <table:table-cell office:value-type="float" office:value="0.522409006256536">
                <text:p>0.522409006256536</text:p>
              </table:table-cell>
              <table:table-cell office:value-type="float" office:value="0.444942293238421">
                <text:p>0.444942293238421</text:p>
              </table:table-cell>
              <table:table-cell office:value-type="float" office:value="0.521727118968336">
                <text:p>0.521727118968336</text:p>
              </table:table-cell>
              <table:table-cell office:value-type="float" office:value="0.440861474391168">
                <text:p>0.440861474391168</text:p>
              </table:table-cell>
              <table:table-cell office:value-type="float" office:value="0.518542161404053">
                <text:p>0.518542161404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0416048189245">
                <text:p>0.490416048189245</text:p>
              </table:table-cell>
              <table:table-cell office:value-type="float" office:value="0.549521835134629">
                <text:p>0.549521835134629</text:p>
              </table:table-cell>
              <table:table-cell office:value-type="float" office:value="0.489338713553221">
                <text:p>0.489338713553221</text:p>
              </table:table-cell>
              <table:table-cell office:value-type="float" office:value="0.548704766077712">
                <text:p>0.548704766077712</text:p>
              </table:table-cell>
              <table:table-cell office:value-type="float" office:value="0.484429870884535">
                <text:p>0.484429870884535</text:p>
              </table:table-cell>
              <table:table-cell office:value-type="float" office:value="0.54490751642396">
                <text:p>0.54490751642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4999325297359">
                <text:p>0.534999325297359</text:p>
              </table:table-cell>
              <table:table-cell office:value-type="float" office:value="0.575653999012721">
                <text:p>0.575653999012721</text:p>
              </table:table-cell>
              <table:table-cell office:value-type="float" office:value="0.533717378851141">
                <text:p>0.533717378851141</text:p>
              </table:table-cell>
              <table:table-cell office:value-type="float" office:value="0.574691155393371">
                <text:p>0.574691155393371</text:p>
              </table:table-cell>
              <table:table-cell office:value-type="float" office:value="0.527909515305883">
                <text:p>0.527909515305883</text:p>
              </table:table-cell>
              <table:table-cell office:value-type="float" office:value="0.570238492235364">
                <text:p>0.570238492235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9582602405472">
                <text:p>0.579582602405472</text:p>
              </table:table-cell>
              <table:table-cell office:value-type="float" office:value="0.600805497890813">
                <text:p>0.600805497890813</text:p>
              </table:table-cell>
              <table:table-cell office:value-type="float" office:value="0.578078296232755">
                <text:p>0.578078296232755</text:p>
              </table:table-cell>
              <table:table-cell office:value-type="float" office:value="0.599686683338376">
                <text:p>0.599686683338376</text:p>
              </table:table-cell>
              <table:table-cell office:value-type="float" office:value="0.57130163965326">
                <text:p>0.57130163965326</text:p>
              </table:table-cell>
              <table:table-cell office:value-type="float" office:value="0.594537808533158">
                <text:p>0.594537808533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4165879513585">
                <text:p>0.624165879513585</text:p>
              </table:table-cell>
              <table:table-cell office:value-type="float" office:value="0.624976331768905">
                <text:p>0.624976331768905</text:p>
              </table:table-cell>
              <table:table-cell office:value-type="float" office:value="0.622421472795825">
                <text:p>0.622421472795825</text:p>
              </table:table-cell>
              <table:table-cell office:value-type="float" office:value="0.623691746178942">
                <text:p>0.623691746178942</text:p>
              </table:table-cell>
              <table:table-cell office:value-type="float" office:value="0.614607440140238">
                <text:p>0.614607440140238</text:p>
              </table:table-cell>
              <table:table-cell office:value-type="float" office:value="0.617808113326975">
                <text:p>0.617808113326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8749156621699">
                <text:p>0.668749156621699</text:p>
              </table:table-cell>
              <table:table-cell office:value-type="float" office:value="0.648166500646998">
                <text:p>0.648166500646998</text:p>
              </table:table-cell>
              <table:table-cell office:value-type="float" office:value="0.666746915635245">
                <text:p>0.666746915635245</text:p>
              </table:table-cell>
              <table:table-cell office:value-type="float" office:value="0.646706740020989">
                <text:p>0.646706740020989</text:p>
              </table:table-cell>
              <table:table-cell office:value-type="float" office:value="0.657828076911">
                <text:p>0.657828076911</text:p>
              </table:table-cell>
              <table:table-cell office:value-type="float" office:value="0.640051985013496">
                <text:p>0.640051985013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3332433729812">
                <text:p>0.713332433729812</text:p>
              </table:table-cell>
              <table:table-cell office:value-type="float" office:value="0.67037600452509">
                <text:p>0.67037600452509</text:p>
              </table:table-cell>
              <table:table-cell office:value-type="float" office:value="0.711054631843097">
                <text:p>0.711054631843097</text:p>
              </table:table-cell>
              <table:table-cell office:value-type="float" office:value="0.668732060813674">
                <text:p>0.668732060813674</text:p>
              </table:table-cell>
              <table:table-cell office:value-type="float" office:value="0.700964673741454">
                <text:p>0.700964673741454</text:p>
              </table:table-cell>
              <table:table-cell office:value-type="float" office:value="0.661271934480243">
                <text:p>0.661271934480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7915710837925">
                <text:p>0.757915710837925</text:p>
              </table:table-cell>
              <table:table-cell office:value-type="float" office:value="0.691604843403182">
                <text:p>0.691604843403182</text:p>
              </table:table-cell>
              <table:table-cell office:value-type="float" office:value="0.755344628508609">
                <text:p>0.755344628508609</text:p>
              </table:table-cell>
              <table:table-cell office:value-type="float" office:value="0.689768104346491">
                <text:p>0.689768104346491</text:p>
              </table:table-cell>
              <table:table-cell office:value-type="float" office:value="0.744018317728601">
                <text:p>0.744018317728601</text:p>
              </table:table-cell>
              <table:table-cell office:value-type="float" office:value="0.681470407243448">
                <text:p>0.681470407243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02498987946038">
                <text:p>0.802498987946038</text:p>
              </table:table-cell>
              <table:table-cell office:value-type="float" office:value="0.711853017281275">
                <text:p>0.711853017281275</text:p>
              </table:table-cell>
              <table:table-cell office:value-type="float" office:value="0.79961691271817">
                <text:p>0.79961691271817</text:p>
              </table:table-cell>
              <table:table-cell office:value-type="float" office:value="0.709815266250793">
                <text:p>0.709815266250793</text:p>
              </table:table-cell>
              <table:table-cell office:value-type="float" office:value="0.786990058970614">
                <text:p>0.786990058970614</text:p>
              </table:table-cell>
              <table:table-cell office:value-type="float" office:value="0.700649785622441">
                <text:p>0.700649785622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7082265054152">
                <text:p>0.847082265054152</text:p>
              </table:table-cell>
              <table:table-cell office:value-type="float" office:value="0.731120526159367">
                <text:p>0.731120526159367</text:p>
              </table:table-cell>
              <table:table-cell office:value-type="float" office:value="0.843871491555376">
                <text:p>0.843871491555376</text:p>
              </table:table-cell>
              <table:table-cell office:value-type="float" office:value="0.728873942001741">
                <text:p>0.728873942001741</text:p>
              </table:table-cell>
              <table:table-cell office:value-type="float" office:value="0.829880910240274">
                <text:p>0.829880910240274</text:p>
              </table:table-cell>
              <table:table-cell office:value-type="float" office:value="0.718812390952766">
                <text:p>0.718812390952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1665542162265">
                <text:p>0.891665542162265</text:p>
              </table:table-cell>
              <table:table-cell office:value-type="float" office:value="0.749407370037459">
                <text:p>0.749407370037459</text:p>
              </table:table-cell>
              <table:table-cell office:value-type="float" office:value="0.888108372100926">
                <text:p>0.888108372100926</text:p>
              </table:table-cell>
              <table:table-cell office:value-type="float" office:value="0.746944526912884">
                <text:p>0.746944526912884</text:p>
              </table:table-cell>
              <table:table-cell office:value-type="float" office:value="0.872691846654677">
                <text:p>0.872691846654677</text:p>
              </table:table-cell>
              <table:table-cell office:value-type="float" office:value="0.735960485839954">
                <text:p>0.735960485839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6248819270378">
                <text:p>0.936248819270378</text:p>
              </table:table-cell>
              <table:table-cell office:value-type="float" office:value="0.766713548915551">
                <text:p>0.766713548915551</text:p>
              </table:table-cell>
              <table:table-cell office:value-type="float" office:value="0.932327561432747">
                <text:p>0.932327561432747</text:p>
              </table:table-cell>
              <table:table-cell office:value-type="float" office:value="0.764027416142973">
                <text:p>0.764027416142973</text:p>
              </table:table-cell>
              <table:table-cell office:value-type="float" office:value="0.915423805344298">
                <text:p>0.915423805344298</text:p>
              </table:table-cell>
              <table:table-cell office:value-type="float" office:value="0.752096276455597">
                <text:p>0.752096276455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0832096378491">
                <text:p>0.980832096378491</text:p>
              </table:table-cell>
              <table:table-cell office:value-type="float" office:value="0.783039062793644">
                <text:p>0.783039062793644</text:p>
              </table:table-cell>
              <table:table-cell office:value-type="float" office:value="0.976529066625897">
                <text:p>0.976529066625897</text:p>
              </table:table-cell>
              <table:table-cell office:value-type="float" office:value="0.780123004690552">
                <text:p>0.780123004690552</text:p>
              </table:table-cell>
              <table:table-cell office:value-type="float" office:value="0.958077685124742">
                <text:p>0.958077685124742</text:p>
              </table:table-cell>
              <table:table-cell office:value-type="float" office:value="0.767221914877027">
                <text:p>0.767221914877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254153734866">
                <text:p>1.0254153734866</text:p>
              </table:table-cell>
              <table:table-cell office:value-type="float" office:value="0.798383911671736">
                <text:p>0.798383911671736</text:p>
              </table:table-cell>
              <table:table-cell office:value-type="float" office:value="1.02071289475261">
                <text:p>1.02071289475261</text:p>
              </table:table-cell>
              <table:table-cell office:value-type="float" office:value="0.795231687396552">
                <text:p>0.795231687396552</text:p>
              </table:table-cell>
              <table:table-cell office:value-type="float" office:value="1.00065434617469">
                <text:p>1.00065434617469</text:p>
              </table:table-cell>
              <table:table-cell office:value-type="float" office:value="0.78133950147149">
                <text:p>0.78133950147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6999865059472">
                <text:p>1.06999865059472</text:p>
              </table:table-cell>
              <table:table-cell office:value-type="float" office:value="0.812748095549828">
                <text:p>0.812748095549828</text:p>
              </table:table-cell>
              <table:table-cell office:value-type="float" office:value="1.06487905288231">
                <text:p>1.06487905288231</text:p>
              </table:table-cell>
              <table:table-cell office:value-type="float" office:value="0.80935385894518">
                <text:p>0.80935385894518</text:p>
              </table:table-cell>
              <table:table-cell office:value-type="float" office:value="1.04315460972375">
                <text:p>1.04315460972375</text:p>
              </table:table-cell>
              <table:table-cell office:value-type="float" office:value="0.794451087325326">
                <text:p>0.7944510873253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1458192770283">
                <text:p>1.11458192770283</text:p>
              </table:table-cell>
              <table:table-cell office:value-type="float" office:value="0.826131614427921">
                <text:p>0.826131614427921</text:p>
              </table:table-cell>
              <table:table-cell office:value-type="float" office:value="1.10902754808159">
                <text:p>1.10902754808159</text:p>
              </table:table-cell>
              <table:table-cell office:value-type="float" office:value="0.822489913861666">
                <text:p>0.822489913861666</text:p>
              </table:table-cell>
              <table:table-cell office:value-type="float" office:value="1.085579257754">
                <text:p>1.085579257754</text:p>
              </table:table-cell>
              <table:table-cell office:value-type="float" office:value="0.806558676718155">
                <text:p>0.806558676718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5916520481094">
                <text:p>1.15916520481094</text:p>
              </table:table-cell>
              <table:table-cell office:value-type="float" office:value="0.838534468306013">
                <text:p>0.838534468306013</text:p>
              </table:table-cell>
              <table:table-cell office:value-type="float" office:value="1.1531583874142">
                <text:p>1.1531583874142</text:p>
              </table:table-cell>
              <table:table-cell office:value-type="float" office:value="0.834640246514446">
                <text:p>0.834640246514446</text:p>
              </table:table-cell>
              <table:table-cell office:value-type="float" office:value="1.12792903271929">
                <text:p>1.12792903271929</text:p>
              </table:table-cell>
              <table:table-cell office:value-type="float" office:value="0.817664229641622">
                <text:p>0.817664229641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0374848191906">
                <text:p>1.20374848191906</text:p>
              </table:table-cell>
              <table:table-cell office:value-type="float" office:value="0.849956657184105">
                <text:p>0.849956657184105</text:p>
              </table:table-cell>
              <table:table-cell office:value-type="float" office:value="1.19727157794106">
                <text:p>1.19727157794106</text:p>
              </table:table-cell>
              <table:table-cell office:value-type="float" office:value="0.845805251111699">
                <text:p>0.845805251111699</text:p>
              </table:table-cell>
              <table:table-cell office:value-type="float" office:value="1.17020463728626">
                <text:p>1.17020463728626</text:p>
              </table:table-cell>
              <table:table-cell office:value-type="float" office:value="0.827769664361672">
                <text:p>0.827769664361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4833175902717">
                <text:p>1.24833175902717</text:p>
              </table:table-cell>
              <table:table-cell office:value-type="float" office:value="0.860398181062198">
                <text:p>0.860398181062198</text:p>
              </table:table-cell>
              <table:table-cell office:value-type="float" office:value="1.24136712672031">
                <text:p>1.24136712672031</text:p>
              </table:table-cell>
              <table:table-cell office:value-type="float" office:value="0.855985321708189">
                <text:p>0.855985321708189</text:p>
              </table:table-cell>
              <table:table-cell office:value-type="float" office:value="1.21240673410129">
                <text:p>1.21240673410129</text:p>
              </table:table-cell>
              <table:table-cell office:value-type="float" office:value="0.836876860022802">
                <text:p>0.836876860022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291503613528">
                <text:p>1.29291503613528</text:p>
              </table:table-cell>
              <table:table-cell office:value-type="float" office:value="0.86985903994029">
                <text:p>0.86985903994029</text:p>
              </table:table-cell>
              <table:table-cell office:value-type="float" office:value="1.28544504080721">
                <text:p>1.28544504080721</text:p>
              </table:table-cell>
              <table:table-cell office:value-type="float" office:value="0.865180852197071">
                <text:p>0.865180852197071</text:p>
              </table:table-cell>
              <table:table-cell office:value-type="float" office:value="1.25453594558745">
                <text:p>1.25453594558745</text:p>
              </table:table-cell>
              <table:table-cell office:value-type="float" office:value="0.844987659292155">
                <text:p>0.844987659292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374983132434">
                <text:p>1.3374983132434</text:p>
              </table:table-cell>
              <table:table-cell office:value-type="float" office:value="0.878339233818382">
                <text:p>0.878339233818382</text:p>
              </table:table-cell>
              <table:table-cell office:value-type="float" office:value="1.32950532725424">
                <text:p>1.32950532725424</text:p>
              </table:table-cell>
              <table:table-cell office:value-type="float" office:value="0.873392236316022">
                <text:p>0.873392236316022</text:p>
              </table:table-cell>
              <table:table-cell office:value-type="float" office:value="1.29659285377547">
                <text:p>1.29659285377547</text:p>
              </table:table-cell>
              <table:table-cell office:value-type="float" office:value="0.852103871040706">
                <text:p>0.852103871040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8208159035151">
                <text:p>1.38208159035151</text:p>
              </table:table-cell>
              <table:table-cell office:value-type="float" office:value="0.885838762696475">
                <text:p>0.885838762696475</text:p>
              </table:table-cell>
              <table:table-cell office:value-type="float" office:value="1.37354799311104">
                <text:p>1.37354799311104</text:p>
              </table:table-cell>
              <table:table-cell office:value-type="float" office:value="0.880619867645194">
                <text:p>0.880619867645194</text:p>
              </table:table-cell>
              <table:table-cell office:value-type="float" office:value="1.33857800017281">
                <text:p>1.33857800017281</text:p>
              </table:table-cell>
              <table:table-cell office:value-type="float" office:value="0.858227273058233">
                <text:p>0.858227273058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2666486745962">
                <text:p>1.42666486745962</text:p>
              </table:table-cell>
              <table:table-cell office:value-type="float" office:value="0.892357626574567">
                <text:p>0.892357626574567</text:p>
              </table:table-cell>
              <table:table-cell office:value-type="float" office:value="1.41757304542445">
                <text:p>1.41757304542445</text:p>
              </table:table-cell>
              <table:table-cell office:value-type="float" office:value="0.886864139606573">
                <text:p>0.886864139606573</text:p>
              </table:table-cell>
              <table:table-cell office:value-type="float" office:value="1.38049188567465">
                <text:p>1.38049188567465</text:p>
              </table:table-cell>
              <table:table-cell office:value-type="float" office:value="0.863359614798121">
                <text:p>0.863359614798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7124814456774">
                <text:p>1.47124814456774</text:p>
              </table:table-cell>
              <table:table-cell office:value-type="float" office:value="0.897895825452659">
                <text:p>0.897895825452659</text:p>
              </table:table-cell>
              <table:table-cell office:value-type="float" office:value="1.46158049123845">
                <text:p>1.46158049123845</text:p>
              </table:table-cell>
              <table:table-cell office:value-type="float" office:value="0.892125445465297">
                <text:p>0.892125445465297</text:p>
              </table:table-cell>
              <table:table-cell office:value-type="float" office:value="1.42233497052031">
                <text:p>1.42233497052031</text:p>
              </table:table-cell>
              <table:table-cell office:value-type="float" office:value="0.867502620147531">
                <text:p>0.867502620147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1583142167585">
                <text:p>1.51583142167585</text:p>
              </table:table-cell>
              <table:table-cell office:value-type="float" office:value="0.902453359330751">
                <text:p>0.902453359330751</text:p>
              </table:table-cell>
              <table:table-cell office:value-type="float" office:value="1.50557033759428">
                <text:p>1.50557033759428</text:p>
              </table:table-cell>
              <table:table-cell office:value-type="float" office:value="0.896404178330371">
                <text:p>0.896404178330371</text:p>
              </table:table-cell>
              <table:table-cell office:value-type="float" office:value="1.46410767429856">
                <text:p>1.46410767429856</text:p>
              </table:table-cell>
              <table:table-cell office:value-type="float" office:value="0.870657990217862">
                <text:p>0.870657990217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6041469878396">
                <text:p>1.56041469878396</text:p>
              </table:table-cell>
              <table:table-cell office:value-type="float" office:value="0.906030228208844">
                <text:p>0.906030228208844</text:p>
              </table:table-cell>
              <table:table-cell office:value-type="float" office:value="1.54954259153027">
                <text:p>1.54954259153027</text:p>
              </table:table-cell>
              <table:table-cell office:value-type="float" office:value="0.899700731150489">
                <text:p>0.899700731150489</text:p>
              </table:table-cell>
              <table:table-cell office:value-type="float" office:value="1.50581037600482">
                <text:p>1.50581037600482</text:p>
              </table:table-cell>
              <table:table-cell office:value-type="float" office:value="0.872827406149958">
                <text:p>0.8728274061499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0499797589208">
                <text:p>1.60499797589208</text:p>
              </table:table-cell>
              <table:table-cell office:value-type="float" office:value="0.908626432086936">
                <text:p>0.908626432086936</text:p>
              </table:table-cell>
              <table:table-cell office:value-type="float" office:value="1.593497260082">
                <text:p>1.593497260082</text:p>
              </table:table-cell>
              <table:table-cell office:value-type="float" office:value="0.902015496720381">
                <text:p>0.902015496720381</text:p>
              </table:table-cell>
              <table:table-cell office:value-type="float" office:value="1.54744341415283">
                <text:p>1.54744341415283</text:p>
              </table:table-cell>
              <table:table-cell office:value-type="float" office:value="0.87401253192802">
                <text:p>0.87401253192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4958125300019">
                <text:p>1.64958125300019</text:p>
              </table:table-cell>
              <table:table-cell office:value-type="float" office:value="0.910241970965028">
                <text:p>0.910241970965028</text:p>
              </table:table-cell>
              <table:table-cell office:value-type="float" office:value="1.63743435028221">
                <text:p>1.63743435028221</text:p>
              </table:table-cell>
              <table:table-cell office:value-type="float" office:value="0.90334886767576">
                <text:p>0.90334886767576</text:p>
              </table:table-cell>
              <table:table-cell office:value-type="float" office:value="1.58900708694318">
                <text:p>1.58900708694318</text:p>
              </table:table-cell>
              <table:table-cell office:value-type="float" office:value="0.874215017195798">
                <text:p>0.874215017195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941645301083">
                <text:p>1.6941645301083</text:p>
              </table:table-cell>
              <table:table-cell office:value-type="float" office:value="0.91087684484312">
                <text:p>0.91087684484312</text:p>
              </table:table-cell>
              <table:table-cell office:value-type="float" office:value="1.68135386916083">
                <text:p>1.68135386916083</text:p>
              </table:table-cell>
              <table:table-cell office:value-type="float" office:value="0.903701236496303">
                <text:p>0.903701236496303</text:p>
              </table:table-cell>
              <table:table-cell office:value-type="float" office:value="1.63050165249026">
                <text:p>1.63050165249026</text:p>
              </table:table-cell>
              <table:table-cell office:value-type="float" office:value="0.873436500068282">
                <text:p>0.873436500068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3874780721642">
                <text:p>1.73874780721642</text:p>
              </table:table-cell>
              <table:table-cell office:value-type="float" office:value="0.910531053721213">
                <text:p>0.910531053721213</text:p>
              </table:table-cell>
              <table:table-cell office:value-type="float" office:value="1.72525582374501">
                <text:p>1.72525582374501</text:p>
              </table:table-cell>
              <table:table-cell office:value-type="float" office:value="0.903072995504786">
                <text:p>0.903072995504786</text:p>
              </table:table-cell>
              <table:table-cell office:value-type="float" office:value="1.67192732910913">
                <text:p>1.67192732910913</text:p>
              </table:table-cell>
              <table:table-cell office:value-type="float" office:value="0.871678609931856">
                <text:p>0.8716786099318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8333108432453">
                <text:p>1.78333108432453</text:p>
              </table:table-cell>
              <table:table-cell office:value-type="float" office:value="0.909204597599305">
                <text:p>0.909204597599305</text:p>
              </table:table-cell>
              <table:table-cell office:value-type="float" office:value="1.76914022105904">
                <text:p>1.76914022105904</text:p>
              </table:table-cell>
              <table:table-cell office:value-type="float" office:value="0.901464536865831">
                <text:p>0.901464536865831</text:p>
              </table:table-cell>
              <table:table-cell office:value-type="float" office:value="1.71328429566282">
                <text:p>1.71328429566282</text:p>
              </table:table-cell>
              <table:table-cell office:value-type="float" office:value="0.868942970225691">
                <text:p>0.868942970225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2791436143264">
                <text:p>1.82791436143264</text:p>
              </table:table-cell>
              <table:table-cell office:value-type="float" office:value="0.906897476477398">
                <text:p>0.906897476477398</text:p>
              </table:table-cell>
              <table:table-cell office:value-type="float" office:value="1.81300706812442">
                <text:p>1.81300706812442</text:p>
              </table:table-cell>
              <table:table-cell office:value-type="float" office:value="0.898876252588607">
                <text:p>0.898876252588607</text:p>
              </table:table-cell>
              <table:table-cell office:value-type="float" office:value="1.75457269197043">
                <text:p>1.75457269197043</text:p>
              </table:table-cell>
              <table:table-cell office:value-type="float" office:value="0.865231201197065">
                <text:p>0.865231201197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7249763854075">
                <text:p>1.87249763854075</text:p>
              </table:table-cell>
              <table:table-cell office:value-type="float" office:value="0.90360969035549">
                <text:p>0.90360969035549</text:p>
              </table:table-cell>
              <table:table-cell office:value-type="float" office:value="1.85685637195987">
                <text:p>1.85685637195987</text:p>
              </table:table-cell>
              <table:table-cell office:value-type="float" office:value="0.895308534525455">
                <text:p>0.895308534525455</text:p>
              </table:table-cell>
              <table:table-cell office:value-type="float" office:value="1.7957926192757">
                <text:p>1.7957926192757</text:p>
              </table:table-cell>
              <table:table-cell office:value-type="float" office:value="0.860544922623279">
                <text:p>0.8605449226232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1708091564887">
                <text:p>1.91708091564887</text:p>
              </table:table-cell>
              <table:table-cell office:value-type="float" office:value="0.899341239233582">
                <text:p>0.899341239233582</text:p>
              </table:table-cell>
              <table:table-cell office:value-type="float" office:value="1.90068813958125">
                <text:p>1.90068813958125</text:p>
              </table:table-cell>
              <table:table-cell office:value-type="float" office:value="0.890761774370503">
                <text:p>0.890761774370503</text:p>
              </table:table-cell>
              <table:table-cell office:value-type="float" office:value="1.83694414077503">
                <text:p>1.83694414077503</text:p>
              </table:table-cell>
              <table:table-cell office:value-type="float" office:value="0.854885756492944">
                <text:p>0.854885756492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6166419275698">
                <text:p>1.96166419275698</text:p>
              </table:table-cell>
              <table:table-cell office:value-type="float" office:value="0.894092123111674">
                <text:p>0.894092123111674</text:p>
              </table:table-cell>
              <table:table-cell office:value-type="float" office:value="1.94450237800165">
                <text:p>1.94450237800165</text:p>
              </table:table-cell>
              <table:table-cell office:value-type="float" office:value="0.885236363662443">
                <text:p>0.885236363662443</text:p>
              </table:table-cell>
              <table:table-cell office:value-type="float" office:value="1.87802728220367">
                <text:p>1.87802728220367</text:p>
              </table:table-cell>
              <table:table-cell office:value-type="float" office:value="0.84825532963956">
                <text:p>0.84825532963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0624746986509">
                <text:p>2.00624746986509</text:p>
              </table:table-cell>
              <table:table-cell office:value-type="float" office:value="0.887862341989767">
                <text:p>0.887862341989767</text:p>
              </table:table-cell>
              <table:table-cell office:value-type="float" office:value="1.98829909423137">
                <text:p>1.98829909423137</text:p>
              </table:table-cell>
              <table:table-cell office:value-type="float" office:value="0.8787326937845">
                <text:p>0.8787326937845</text:p>
              </table:table-cell>
              <table:table-cell office:value-type="float" office:value="1.91904203247821">
                <text:p>1.91904203247821</text:p>
              </table:table-cell>
              <table:table-cell office:value-type="float" office:value="0.840655276320575">
                <text:p>0.840655276320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5083074697321">
                <text:p>2.05083074697321</text:p>
              </table:table-cell>
              <table:table-cell office:value-type="float" office:value="0.880651895867859">
                <text:p>0.880651895867859</text:p>
              </table:table-cell>
              <table:table-cell office:value-type="float" office:value="2.03207829527785">
                <text:p>2.03207829527785</text:p>
              </table:table-cell>
              <table:table-cell office:value-type="float" office:value="0.871251155960351">
                <text:p>0.871251155960351</text:p>
              </table:table-cell>
              <table:table-cell office:value-type="float" office:value="1.95998834439289">
                <text:p>1.95998834439289</text:p>
              </table:table-cell>
              <table:table-cell office:value-type="float" office:value="0.832087240735446">
                <text:p>0.83208724073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9541402408132">
                <text:p>2.09541402408132</text:p>
              </table:table-cell>
              <table:table-cell office:value-type="float" office:value="0.872460784745951">
                <text:p>0.872460784745951</text:p>
              </table:table-cell>
              <table:table-cell office:value-type="float" office:value="2.07583998814579">
                <text:p>2.07583998814579</text:p>
              </table:table-cell>
              <table:table-cell office:value-type="float" office:value="0.862792141259604">
                <text:p>0.862792141259604</text:p>
              </table:table-cell>
              <table:table-cell office:value-type="float" office:value="2.00086613536702">
                <text:p>2.00086613536702</text:p>
              </table:table-cell>
              <table:table-cell office:value-type="float" office:value="0.822552879476621">
                <text:p>0.822552879476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3999730118943">
                <text:p>2.13999730118943</text:p>
              </table:table-cell>
              <table:table-cell office:value-type="float" office:value="0.863289008624044">
                <text:p>0.863289008624044</text:p>
              </table:table-cell>
              <table:table-cell office:value-type="float" office:value="2.11958417983705">
                <text:p>2.11958417983705</text:p>
              </table:table-cell>
              <table:table-cell office:value-type="float" office:value="0.853356040595685">
                <text:p>0.853356040595685</text:p>
              </table:table-cell>
              <table:table-cell office:value-type="float" office:value="2.04167528824039">
                <text:p>2.04167528824039</text:p>
              </table:table-cell>
              <table:table-cell office:value-type="float" office:value="0.812053863907827">
                <text:p>0.812053863907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8458057829755">
                <text:p>2.18458057829755</text:p>
              </table:table-cell>
              <table:table-cell office:value-type="float" office:value="0.853136567502136">
                <text:p>0.853136567502136</text:p>
              </table:table-cell>
              <table:table-cell office:value-type="float" office:value="2.1633108773507">
                <text:p>2.1633108773507</text:p>
              </table:table-cell>
              <table:table-cell office:value-type="float" office:value="0.842943244723244">
                <text:p>0.842943244723244</text:p>
              </table:table-cell>
              <table:table-cell office:value-type="float" office:value="2.08241565211313">
                <text:p>2.08241565211313</text:p>
              </table:table-cell>
              <table:table-cell office:value-type="float" office:value="0.800591882464547">
                <text:p>0.800591882464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2916385540566">
                <text:p>2.22916385540566</text:p>
              </table:table-cell>
              <table:table-cell office:value-type="float" office:value="0.842003461380228">
                <text:p>0.842003461380228</text:p>
              </table:table-cell>
              <table:table-cell office:value-type="float" office:value="2.20702008768302">
                <text:p>2.20702008768302</text:p>
              </table:table-cell>
              <table:table-cell office:value-type="float" office:value="0.831554144244095">
                <text:p>0.831554144244095</text:p>
              </table:table-cell>
              <table:table-cell office:value-type="float" office:value="2.1230870432263">
                <text:p>2.1230870432263</text:p>
              </table:table-cell>
              <table:table-cell office:value-type="float" office:value="0.788168642872156">
                <text:p>0.7881686428721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7374713251377">
                <text:p>2.27374713251377</text:p>
              </table:table-cell>
              <table:table-cell office:value-type="float" office:value="0.82988969025832">
                <text:p>0.82988969025832</text:p>
              </table:table-cell>
              <table:table-cell office:value-type="float" office:value="2.25071181782747">
                <text:p>2.25071181782747</text:p>
              </table:table-cell>
              <table:table-cell office:value-type="float" office:value="0.819189129599863">
                <text:p>0.819189129599863</text:p>
              </table:table-cell>
              <table:table-cell office:value-type="float" office:value="2.16368924587928">
                <text:p>2.16368924587928</text:p>
              </table:table-cell>
              <table:table-cell office:value-type="float" office:value="0.774785874277717">
                <text:p>0.7747858742777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1833040962189">
                <text:p>2.31833040962189</text:p>
              </table:table-cell>
              <table:table-cell office:value-type="float" office:value="0.816795254136413">
                <text:p>0.816795254136413</text:p>
              </table:table-cell>
              <table:table-cell office:value-type="float" office:value="2.29438607477474">
                <text:p>2.29438607477474</text:p>
              </table:table-cell>
              <table:table-cell office:value-type="float" office:value="0.805848591080149">
                <text:p>0.805848591080149</text:p>
              </table:table-cell>
              <table:table-cell office:value-type="float" office:value="2.20422201337993">
                <text:p>2.20422201337993</text:p>
              </table:table-cell>
              <table:table-cell office:value-type="float" office:value="0.760445329292076">
                <text:p>0.760445329292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6291368673">
                <text:p>2.36291368673</text:p>
              </table:table-cell>
              <table:table-cell office:value-type="float" office:value="0.802720153014505">
                <text:p>0.802720153014505</text:p>
              </table:table-cell>
              <table:table-cell office:value-type="float" office:value="2.33804286551271">
                <text:p>2.33804286551271</text:p>
              </table:table-cell>
              <table:table-cell office:value-type="float" office:value="0.791532918815051">
                <text:p>0.791532918815051</text:p>
              </table:table-cell>
              <table:table-cell office:value-type="float" office:value="2.2446850690233">
                <text:p>2.2446850690233</text:p>
              </table:table-cell>
              <table:table-cell office:value-type="float" office:value="0.745148785939482">
                <text:p>0.745148785939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0749696383811">
                <text:p>2.40749696383811</text:p>
              </table:table-cell>
              <table:table-cell office:value-type="float" office:value="0.787664386892597">
                <text:p>0.787664386892597</text:p>
              </table:table-cell>
              <table:table-cell office:value-type="float" office:value="2.38168219702646">
                <text:p>2.38168219702646</text:p>
              </table:table-cell>
              <table:table-cell office:value-type="float" office:value="0.776242502781173">
                <text:p>0.776242502781173</text:p>
              </table:table-cell>
              <table:table-cell office:value-type="float" office:value="2.28507810709461">
                <text:p>2.28507810709461</text:p>
              </table:table-cell>
              <table:table-cell office:value-type="float" office:value="0.728898049512543">
                <text:p>0.728898049512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5208024094623">
                <text:p>2.45208024094623</text:p>
              </table:table-cell>
              <table:table-cell office:value-type="float" office:value="0.77162795577069">
                <text:p>0.77162795577069</text:p>
              </table:table-cell>
              <table:table-cell office:value-type="float" office:value="2.42530407629828">
                <text:p>2.42530407629828</text:p>
              </table:table-cell>
              <table:table-cell office:value-type="float" office:value="0.759977732796983">
                <text:p>0.759977732796983</text:p>
              </table:table-cell>
              <table:table-cell office:value-type="float" office:value="2.3254007938926">
                <text:p>2.3254007938926</text:p>
              </table:table-cell>
              <table:table-cell office:value-type="float" office:value="0.711694954330944">
                <text:p>0.7116949543309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9666351805434">
                <text:p>2.49666351805434</text:p>
              </table:table-cell>
              <table:table-cell office:value-type="float" office:value="0.754610859648782">
                <text:p>0.754610859648782</text:p>
              </table:table-cell>
              <table:table-cell office:value-type="float" office:value="2.46890851030768">
                <text:p>2.46890851030768</text:p>
              </table:table-cell>
              <table:table-cell office:value-type="float" office:value="0.742738998526932">
                <text:p>0.742738998526932</text:p>
              </table:table-cell>
              <table:table-cell office:value-type="float" office:value="2.3656527687688">
                <text:p>2.3656527687688</text:p>
              </table:table-cell>
              <table:table-cell office:value-type="float" office:value="0.693541365402886">
                <text:p>0.693541365402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4124679516245">
                <text:p>2.54124679516245</text:p>
              </table:table-cell>
              <table:table-cell office:value-type="float" office:value="0.736613098526874">
                <text:p>0.736613098526874</text:p>
              </table:table-cell>
              <table:table-cell office:value-type="float" office:value="2.51249550603137">
                <text:p>2.51249550603137</text:p>
              </table:table-cell>
              <table:table-cell office:value-type="float" office:value="0.724526689478552">
                <text:p>0.724526689478552</text:p>
              </table:table-cell>
              <table:table-cell office:value-type="float" office:value="2.40583364517905">
                <text:p>2.40583364517905</text:p>
              </table:table-cell>
              <table:table-cell office:value-type="float" office:value="0.674439179988764">
                <text:p>0.6744391799887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8583007227057">
                <text:p>2.58583007227057</text:p>
              </table:table-cell>
              <table:table-cell office:value-type="float" office:value="0.717634672404967">
                <text:p>0.717634672404967</text:p>
              </table:table-cell>
              <table:table-cell office:value-type="float" office:value="2.55606507044325">
                <text:p>2.55606507044325</text:p>
              </table:table-cell>
              <table:table-cell office:value-type="float" office:value="0.705341195003228">
                <text:p>0.705341195003228</text:p>
              </table:table-cell>
              <table:table-cell office:value-type="float" office:value="2.44594301174321">
                <text:p>2.44594301174321</text:p>
              </table:table-cell>
              <table:table-cell office:value-type="float" office:value="0.654390329067079">
                <text:p>0.654390329067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3041334937868">
                <text:p>2.63041334937868</text:p>
              </table:table-cell>
              <table:table-cell office:value-type="float" office:value="0.697675581283059">
                <text:p>0.697675581283059</text:p>
              </table:table-cell>
              <table:table-cell office:value-type="float" office:value="2.59961721051448">
                <text:p>2.59961721051448</text:p>
              </table:table-cell>
              <table:table-cell office:value-type="float" office:value="0.685182904298415">
                <text:p>0.685182904298415</text:p>
              </table:table-cell>
              <table:table-cell office:value-type="float" office:value="2.48598043330949">
                <text:p>2.48598043330949</text:p>
              </table:table-cell>
              <table:table-cell office:value-type="float" office:value="0.633396778703077">
                <text:p>0.633396778703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7499662648679">
                <text:p>2.67499662648679</text:p>
              </table:table-cell>
              <table:table-cell office:value-type="float" office:value="0.676735825161151">
                <text:p>0.676735825161151</text:p>
              </table:table-cell>
              <table:table-cell office:value-type="float" office:value="2.64315193321339">
                <text:p>2.64315193321339</text:p>
              </table:table-cell>
              <table:table-cell office:value-type="float" office:value="0.664052206404648">
                <text:p>0.664052206404648</text:p>
              </table:table-cell>
              <table:table-cell office:value-type="float" office:value="2.52594545201997">
                <text:p>2.52594545201997</text:p>
              </table:table-cell>
              <table:table-cell office:value-type="float" office:value="0.611460531320988">
                <text:p>0.611460531320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7195799035949">
                <text:p>2.7195799035949</text:p>
              </table:table-cell>
              <table:table-cell office:value-type="float" office:value="0.654815404039243">
                <text:p>0.654815404039243</text:p>
              </table:table-cell>
              <table:table-cell office:value-type="float" office:value="2.68666924550553">
                <text:p>2.68666924550553</text:p>
              </table:table-cell>
              <table:table-cell office:value-type="float" office:value="0.641949490206315">
                <text:p>0.641949490206315</text:p>
              </table:table-cell>
              <table:table-cell office:value-type="float" office:value="2.565837588374">
                <text:p>2.565837588374</text:p>
              </table:table-cell>
              <table:table-cell office:value-type="float" office:value="0.588583626881158">
                <text:p>0.588583626881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6416318070302">
                <text:p>2.76416318070302</text:p>
              </table:table-cell>
              <table:table-cell office:value-type="float" office:value="0.631914317917336">
                <text:p>0.631914317917336</text:p>
              </table:table-cell>
              <table:table-cell office:value-type="float" office:value="2.73016915435367">
                <text:p>2.73016915435367</text:p>
              </table:table-cell>
              <table:table-cell office:value-type="float" office:value="0.618875144433133">
                <text:p>0.618875144433133</text:p>
              </table:table-cell>
              <table:table-cell office:value-type="float" office:value="2.60565634228659">
                <text:p>2.60565634228659</text:p>
              </table:table-cell>
              <table:table-cell office:value-type="float" office:value="0.564768143963665">
                <text:p>0.5647681439636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0874645781113">
                <text:p>2.80874645781113</text:p>
              </table:table-cell>
              <table:table-cell office:value-type="float" office:value="0.608032566795428">
                <text:p>0.608032566795428</text:p>
              </table:table-cell>
              <table:table-cell office:value-type="float" office:value="2.77365166671781">
                <text:p>2.77365166671781</text:p>
              </table:table-cell>
              <table:table-cell office:value-type="float" office:value="0.594829557659978">
                <text:p>0.594829557659978</text:p>
              </table:table-cell>
              <table:table-cell office:value-type="float" office:value="2.6454011941389">
                <text:p>2.6454011941389</text:p>
              </table:table-cell>
              <table:table-cell office:value-type="float" office:value="0.540016200760334">
                <text:p>0.540016200760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5332973491924">
                <text:p>2.85332973491924</text:p>
              </table:table-cell>
              <table:table-cell office:value-type="float" office:value="0.58317015067352">
                <text:p>0.58317015067352</text:p>
              </table:table-cell>
              <table:table-cell office:value-type="float" office:value="2.81711678955513">
                <text:p>2.81711678955513</text:p>
              </table:table-cell>
              <table:table-cell office:value-type="float" office:value="0.569813118304268">
                <text:p>0.569813118304268</text:p>
              </table:table-cell>
              <table:table-cell office:value-type="float" office:value="2.68507160581849">
                <text:p>2.68507160581849</text:p>
              </table:table-cell>
              <table:table-cell office:value-type="float" office:value="0.514329955977301">
                <text:p>0.514329955977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9791301202736">
                <text:p>2.89791301202736</text:p>
              </table:table-cell>
              <table:table-cell office:value-type="float" office:value="0.557327069551613">
                <text:p>0.557327069551613</text:p>
              </table:table-cell>
              <table:table-cell office:value-type="float" office:value="2.86056452982007">
                <text:p>2.86056452982007</text:p>
              </table:table-cell>
              <table:table-cell office:value-type="float" office:value="0.543826214630741">
                <text:p>0.543826214630741</text:p>
              </table:table-cell>
              <table:table-cell office:value-type="float" office:value="2.72466702174694">
                <text:p>2.72466702174694</text:p>
              </table:table-cell>
              <table:table-cell office:value-type="float" office:value="0.487711609650474">
                <text:p>0.487711609650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4249628913547">
                <text:p>2.94249628913547</text:p>
              </table:table-cell>
              <table:table-cell office:value-type="float" office:value="0.530503323429705">
                <text:p>0.530503323429705</text:p>
              </table:table-cell>
              <table:table-cell office:value-type="float" office:value="2.90399489446424">
                <text:p>2.90399489446424</text:p>
              </table:table-cell>
              <table:table-cell office:value-type="float" office:value="0.516869234745883">
                <text:p>0.516869234745883</text:p>
              </table:table-cell>
              <table:table-cell office:value-type="float" office:value="2.76418686989291">
                <text:p>2.76418686989291</text:p>
              </table:table-cell>
              <table:table-cell office:value-type="float" office:value="0.460163403876439">
                <text:p>0.4601634038764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707956624358">
                <text:p>2.98707956624358</text:p>
              </table:table-cell>
              <table:table-cell office:value-type="float" office:value="0.502698912307797">
                <text:p>0.502698912307797</text:p>
              </table:table-cell>
              <table:table-cell office:value-type="float" office:value="2.94740789043653">
                <text:p>2.94740789043653</text:p>
              </table:table-cell>
              <table:table-cell office:value-type="float" office:value="0.488942566604209">
                <text:p>0.488942566604209</text:p>
              </table:table-cell>
              <table:table-cell office:value-type="float" office:value="2.80363056276888">
                <text:p>2.80363056276888</text:p>
              </table:table-cell>
              <table:table-cell office:value-type="float" office:value="0.43168762346146">
                <text:p>0.43168762346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316628433517">
                <text:p>3.0316628433517</text:p>
              </table:table-cell>
              <table:table-cell office:value-type="float" office:value="0.47391383618589">
                <text:p>0.47391383618589</text:p>
              </table:table-cell>
              <table:table-cell office:value-type="float" office:value="2.99080352468302">
                <text:p>2.99080352468302</text:p>
              </table:table-cell>
              <table:table-cell office:value-type="float" office:value="0.460046598003487">
                <text:p>0.460046598003487</text:p>
              </table:table-cell>
              <table:table-cell office:value-type="float" office:value="2.84299749840992">
                <text:p>2.84299749840992</text:p>
              </table:table-cell>
              <table:table-cell office:value-type="float" office:value="0.402286596491347">
                <text:p>0.402286596491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7624612045981">
                <text:p>3.07624612045981</text:p>
              </table:table-cell>
              <table:table-cell office:value-type="float" office:value="0.444148095063982">
                <text:p>0.444148095063982</text:p>
              </table:table-cell>
              <table:table-cell office:value-type="float" office:value="3.03418180414699">
                <text:p>3.03418180414699</text:p>
              </table:table-cell>
              <table:table-cell office:value-type="float" office:value="0.430181716584485">
                <text:p>0.430181716584485</text:p>
              </table:table-cell>
              <table:table-cell office:value-type="float" office:value="2.88228706133334">
                <text:p>2.88228706133334</text:p>
              </table:table-cell>
              <table:table-cell office:value-type="float" office:value="0.371962694825031">
                <text:p>0.371962694825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2082939756792">
                <text:p>3.12082939756792</text:p>
              </table:table-cell>
              <table:table-cell office:value-type="float" office:value="0.413401688942074">
                <text:p>0.413401688942074</text:p>
              </table:table-cell>
              <table:table-cell office:value-type="float" office:value="3.07754273576898">
                <text:p>3.07754273576898</text:p>
              </table:table-cell>
              <table:table-cell office:value-type="float" office:value="0.39934830983691">
                <text:p>0.39934830983691</text:p>
              </table:table-cell>
              <table:table-cell office:value-type="float" office:value="2.92149862347796">
                <text:p>2.92149862347796</text:p>
              </table:table-cell>
              <table:table-cell office:value-type="float" office:value="0.340718334514716">
                <text:p>0.340718334514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6541267467604">
                <text:p>3.16541267467604</text:p>
              </table:table-cell>
              <table:table-cell office:value-type="float" office:value="0.381674617820166">
                <text:p>0.381674617820166</text:p>
              </table:table-cell>
              <table:table-cell office:value-type="float" office:value="3.12088632648672">
                <text:p>3.12088632648672</text:p>
              </table:table-cell>
              <table:table-cell office:value-type="float" office:value="0.367546765092044">
                <text:p>0.367546765092044</text:p>
              </table:table-cell>
              <table:table-cell office:value-type="float" office:value="2.96063154512212">
                <text:p>2.96063154512212</text:p>
              </table:table-cell>
              <table:table-cell office:value-type="float" office:value="0.308555976155523">
                <text:p>0.3085559761555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0999595178415">
                <text:p>3.20999595178415</text:p>
              </table:table-cell>
              <table:table-cell office:value-type="float" office:value="0.348966881698259">
                <text:p>0.348966881698259</text:p>
              </table:table-cell>
              <table:table-cell office:value-type="float" office:value="3.1642125832352">
                <text:p>3.1642125832352</text:p>
              </table:table-cell>
              <table:table-cell office:value-type="float" office:value="0.33477746952795">
                <text:p>0.33477746952795</text:p>
              </table:table-cell>
              <table:table-cell office:value-type="float" office:value="2.9996851757797">
                <text:p>2.9996851757797</text:p>
              </table:table-cell>
              <table:table-cell office:value-type="float" office:value="0.275478125167511">
                <text:p>0.275478125167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5457922889226">
                <text:p>3.25457922889226</text:p>
              </table:table-cell>
              <table:table-cell office:value-type="float" office:value="0.315278480576351">
                <text:p>0.315278480576351</text:p>
              </table:table-cell>
              <table:table-cell office:value-type="float" office:value="3.20752151294663">
                <text:p>3.20752151294663</text:p>
              </table:table-cell>
              <table:table-cell office:value-type="float" office:value="0.30104081016853">
                <text:p>0.30104081016853</text:p>
              </table:table-cell>
              <table:table-cell office:value-type="float" office:value="3.03865885507357">
                <text:p>3.03865885507357</text:p>
              </table:table-cell>
              <table:table-cell office:value-type="float" office:value="0.241487332012969">
                <text:p>0.2414873320129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9916250600038">
                <text:p>3.29916250600038</text:p>
              </table:table-cell>
              <table:table-cell office:value-type="float" office:value="0.280609414454443">
                <text:p>0.280609414454443</text:p>
              </table:table-cell>
              <table:table-cell office:value-type="float" office:value="3.25081312255042">
                <text:p>3.25081312255042</text:p>
              </table:table-cell>
              <table:table-cell office:value-type="float" office:value="0.26633717388026">
                <text:p>0.26633717388026</text:p>
              </table:table-cell>
              <table:table-cell office:value-type="float" office:value="3.07755191358599">
                <text:p>3.07755191358599</text:p>
              </table:table-cell>
              <table:table-cell office:value-type="float" office:value="0.206586192351819">
                <text:p>0.2065861923518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34374578310849">
                <text:p>3.34374578310849</text:p>
              </table:table-cell>
              <table:table-cell office:value-type="float" office:value="0.244959683332536">
                <text:p>0.244959683332536</text:p>
              </table:table-cell>
              <table:table-cell office:value-type="float" office:value="3.29408741897324">
                <text:p>3.29408741897324</text:p>
              </table:table-cell>
              <table:table-cell office:value-type="float" office:value="0.230666947378211">
                <text:p>0.230666947378211</text:p>
              </table:table-cell>
              <table:table-cell office:value-type="float" office:value="3.11636367368571">
                <text:p>3.11636367368571</text:p>
              </table:table-cell>
              <table:table-cell office:value-type="float" office:value="0.170777347137924">
                <text:p>0.170777347137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883290602166">
                <text:p>3.3883290602166</text:p>
              </table:table-cell>
              <table:table-cell office:value-type="float" office:value="0.208329287210628">
                <text:p>0.208329287210628</text:p>
              </table:table-cell>
              <table:table-cell office:value-type="float" office:value="3.33734440913897">
                <text:p>3.33734440913897</text:p>
              </table:table-cell>
              <table:table-cell office:value-type="float" office:value="0.19403051722">
                <text:p>0.19403051722</text:p>
              </table:table-cell>
              <table:table-cell office:value-type="float" office:value="3.15509345033154">
                <text:p>3.15509345033154</text:p>
              </table:table-cell>
              <table:table-cell office:value-type="float" office:value="0.134063482659046">
                <text:p>0.1340634826590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3291233732472">
                <text:p>3.43291233732472</text:p>
              </table:table-cell>
              <table:table-cell office:value-type="float" office:value="0.17071822608872">
                <text:p>0.17071822608872</text:p>
              </table:table-cell>
              <table:table-cell office:value-type="float" office:value="3.38058409996873">
                <text:p>3.38058409996873</text:p>
              </table:table-cell>
              <table:table-cell office:value-type="float" office:value="0.156428269809965">
                <text:p>0.156428269809965</text:p>
              </table:table-cell>
              <table:table-cell office:value-type="float" office:value="3.19374055185239">
                <text:p>3.19374055185239</text:p>
              </table:table-cell>
              <table:table-cell office:value-type="float" office:value="0.0964473305231359">
                <text:p>0.0964473305231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7749561443283">
                <text:p>3.47749561443283</text:p>
              </table:table-cell>
              <table:table-cell office:value-type="float" office:value="0.132126499966813">
                <text:p>0.132126499966813</text:p>
              </table:table-cell>
              <table:table-cell office:value-type="float" office:value="3.42380649838088">
                <text:p>3.42380649838088</text:p>
              </table:table-cell>
              <table:table-cell office:value-type="float" office:value="0.117860591398198">
                <text:p>0.117860591398198</text:p>
              </table:table-cell>
              <table:table-cell office:value-type="float" office:value="3.23230428070376">
                <text:p>3.23230428070376</text:p>
              </table:table-cell>
              <table:table-cell office:value-type="float" office:value="0.0579316675935312">
                <text:p>0.0579316675935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2207889154094">
                <text:p>3.52207889154094</text:p>
              </table:table-cell>
              <table:table-cell office:value-type="float" office:value="0.092554108844905">
                <text:p>0.092554108844905</text:p>
              </table:table-cell>
              <table:table-cell office:value-type="float" office:value="3.46701161129099">
                <text:p>3.46701161129099</text:p>
              </table:table-cell>
              <table:table-cell office:value-type="float" office:value="0.0783278680801232">
                <text:p>0.0783278680801232</text:p>
              </table:table-cell>
              <table:table-cell office:value-type="float" office:value="3.27078393420075">
                <text:p>3.27078393420075</text:p>
              </table:table-cell>
              <table:table-cell office:value-type="float" office:value="0.0185193158756121">
                <text:p>0.0185193158756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6666216864906">
                <text:p>3.56666216864906</text:p>
              </table:table-cell>
              <table:table-cell office:value-type="float" office:value="0.0520010527229974">
                <text:p>0.0520010527229974</text:p>
              </table:table-cell>
              <table:table-cell office:value-type="float" office:value="3.51019944561188">
                <text:p>3.51019944561188</text:p>
              </table:table-cell>
              <table:table-cell office:value-type="float" office:value="0.0378304857951264">
                <text:p>0.0378304857951264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1124544575717">
                <text:p>3.61124544575717</text:p>
              </table:table-cell>
              <table:table-cell office:value-type="float" office:value="0.0104673316010897">
                <text:p>0.0104673316010897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5582872286528">
                <text:p>3.65582872286528</text:p>
              </table:table-cell>
              <table:table-cell office:value-type="float" office:value="-0.032047054520818">
                <text:p>-0.032047054520818</text:p>
              </table:table-cell>
              <table:table-cell office:value-type="float" office:value="3.55337000825362">
                <text:p>3.55337000825362</text:p>
              </table:table-cell>
              <table:table-cell office:value-type="float" office:value="-0.00363116966883581">
                <text:p>-0.00363116966883581</text:p>
              </table:table-cell>
              <table:table-cell office:value-type="float" office:value="3.30917880522785">
                <text:p>3.30917880522785</text:p>
              </table:table-cell>
              <table:table-cell office:value-type="float" office:value="-0.0217868576426682">
                <text:p>-0.0217868576426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